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96cm"/>
    </style:style>
    <style:style style:name="co2" style:family="table-column">
      <style:table-column-properties fo:break-before="auto" style:column-width="10.075cm"/>
    </style:style>
    <style:style style:name="co3" style:family="table-column">
      <style:table-column-properties fo:break-before="auto" style:column-width="2.258cm"/>
    </style:style>
    <style:style style:name="ro1" style:family="table-row">
      <style:table-row-properties style:row-height="0.506cm" fo:break-before="auto" style:use-optimal-row-height="true"/>
    </style:style>
    <style:style style:name="ta1" style:family="table" style:master-page-name="Default">
      <style:table-properties table:display="true" style:writing-mode="lr-tb"/>
    </style:style>
  </office:automatic-styles>
  <office:body>
    <office:spreadsheet>
      <table:table table:name="pyexcel_sheet1" table:style-name="ta1">
        <table:table-column table:style-name="co1" table:default-cell-style-name="Default"/>
        <table:table-column table:style-name="co2" table:default-cell-style-name="Default"/>
        <table:table-column table:style-name="co3" table:number-columns-repeated="5" table:default-cell-style-name="Default"/>
        <table:table-row table:style-name="ro1">
          <table:table-cell office:value-type="string" calcext:value-type="string">
            <text:p>segment_id</text:p>
          </table:table-cell>
          <table:table-cell office:value-type="string" calcext:value-type="string">
            <text:p>root-pli-ms</text:p>
          </table:table-cell>
          <table:table-cell office:value-type="string" calcext:value-type="string">
            <text:p>translation-en-brahmali</text:p>
          </table:table-cell>
          <table:table-cell office:value-type="string" calcext:value-type="string">
            <text:p>comment-en-brahmali</text:p>
          </table:table-cell>
          <table:table-cell office:value-type="string" calcext:value-type="string">
            <text:p>html</text:p>
          </table:table-cell>
          <table:table-cell office:value-type="string" calcext:value-type="string">
            <text:p>reference</text:p>
          </table:table-cell>
          <table:table-cell office:value-type="string" calcext:value-type="string">
            <text:p>variant-pli-ms</text:p>
          </table:table-cell>
        </table:table-row>
        <table:table-row table:style-name="ro1">
          <table:table-cell office:value-type="string" calcext:value-type="string">
            <text:p>pli-tv-kd14:0.1</text:p>
          </table:table-cell>
          <table:table-cell office:value-type="string" calcext:value-type="string">
            <text:p>Theravāda Vinayapiṭaka</text:p>
          </table:table-cell>
          <table:table-cell office:value-type="string" calcext:value-type="string">
            <text:p>Theravāda Collection on Monastic Law </text:p>
          </table:table-cell>
          <table:table-cell office:value-type="string" calcext:value-type="string">
            <text:p/>
          </table:table-cell>
          <table:table-cell office:value-type="string" calcext:value-type="string">
            <text:p>&lt;article id='pli-tv-kd14'&gt;&lt;header&gt;&lt;ul&gt;&lt;li class='collection'&gt;{}&lt;/li&gt;</text:p>
          </table:table-cell>
          <table:table-cell table:number-columns-repeated="2"/>
        </table:table-row>
        <table:table-row table:style-name="ro1">
          <table:table-cell office:value-type="string" calcext:value-type="string">
            <text:p>pli-tv-kd14:0.2</text:p>
          </table:table-cell>
          <table:table-cell office:value-type="string" calcext:value-type="string">
            <text:p>Cūḷavagga</text:p>
          </table:table-cell>
          <table:table-cell office:value-type="string" calcext:value-type="string">
            <text:p>The Short Division </text:p>
          </table:table-cell>
          <table:table-cell office:value-type="string" calcext:value-type="string">
            <text:p/>
          </table:table-cell>
          <table:table-cell office:value-type="string" calcext:value-type="string">
            <text:p>&lt;li class='division'&gt;{}&lt;/li&gt;&lt;/ul&gt;</text:p>
          </table:table-cell>
          <table:table-cell table:number-columns-repeated="2"/>
        </table:table-row>
        <table:table-row table:style-name="ro1">
          <table:table-cell office:value-type="string" calcext:value-type="string">
            <text:p>pli-tv-kd14:0.3</text:p>
          </table:table-cell>
          <table:table-cell office:value-type="string" calcext:value-type="string">
            <text:p>Samathakkhandhaka</text:p>
          </table:table-cell>
          <table:table-cell office:value-type="string" calcext:value-type="string">
            <text:p>The chapter on the settling of legal issues </text:p>
          </table:table-cell>
          <table:table-cell office:value-type="string" calcext:value-type="string">
            <text:p/>
          </table:table-cell>
          <table:table-cell office:value-type="string" calcext:value-type="string">
            <text:p>&lt;h1 class='sutta-title'&gt;{}&lt;/h1&gt;&lt;/header&gt;</text:p>
          </table:table-cell>
          <table:table-cell table:number-columns-repeated="2"/>
        </table:table-row>
        <table:table-row table:style-name="ro1">
          <table:table-cell office:value-type="string" calcext:value-type="string">
            <text:p>pli-tv-kd14:0.4</text:p>
          </table:table-cell>
          <table:table-cell office:value-type="string" calcext:value-type="string">
            <text:p>1. Sammukhāvinaya</text:p>
          </table:table-cell>
          <table:table-cell office:value-type="string" calcext:value-type="string">
            <text:p>Resolution face-to-face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1.1.1</text:p>
          </table:table-cell>
          <table:table-cell office:value-type="string" calcext:value-type="string">
            <text:p>Tena samayena buddho bhagavā sāvatthiyaṁ viharati jetavane anāthapiṇḍikassa ārāme.</text:p>
          </table:table-cell>
          <table:table-cell office:value-type="string" calcext:value-type="string">
            <text:p>At one time the Buddha was staying at Sāvatthī in the Jeta Grove, Anāthapiṇḍika’s Monastery. </text:p>
          </table:table-cell>
          <table:table-cell office:value-type="string" calcext:value-type="string">
            <text:p/>
          </table:table-cell>
          <table:table-cell office:value-type="string" calcext:value-type="string">
            <text:p>&lt;p&gt;{}</text:p>
          </table:table-cell>
          <table:table-cell office:value-type="string" calcext:value-type="string">
            <text:p>bj4.332, cck6.271, cck6.272, csp1ed4.188, csp2ed4.188, dr6.240, ms4V_785, msdiv185, ndp4.150, pts-cs1.1, pts-vp-en5.96, pts-vp-pli2.73, sc1, sya6.299, sya6.300, vri90.173</text:p>
          </table:table-cell>
          <table:table-cell/>
        </table:table-row>
        <table:table-row table:style-name="ro1">
          <table:table-cell office:value-type="string" calcext:value-type="string">
            <text:p>pli-tv-kd14:1.1.2</text:p>
          </table:table-cell>
          <table:table-cell office:value-type="string" calcext:value-type="string">
            <text:p>Tena kho pana samayena chabbaggiyā bhikkhū asammukhībhūtānaṁ bhikkhūnaṁ kammāni karonti—</text:p>
          </table:table-cell>
          <table:table-cell office:value-type="string" calcext:value-type="string">
            <text:p>At that time the monks from the group of six did legal procedure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3</text:p>
          </table:table-cell>
          <table:table-cell office:value-type="string" calcext:value-type="string">
            <text:p>tajjanīyampi, niyassampi, pabbājanīyampi, paṭisāraṇīyampi, ukkhepanīyampi.</text:p>
          </table:table-cell>
          <table:table-cell office:value-type="string" calcext:value-type="string">
            <text:p>condemnation, demotion, banishment, reconciliation, and ejection—against monks who were ab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4</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5</text:p>
          </table:table-cell>
          <table:table-cell office:value-type="string" calcext:value-type="string">
            <text:p>“kathañhi nāma chabbaggiyā bhikkhū asammukhībhūtānaṁ bhikkhūnaṁ kammāni karissanti—</text:p>
          </table:table-cell>
          <table:table-cell office:value-type="string" calcext:value-type="string">
            <text:p>“How can the monks from the group of six do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6</text:p>
          </table:table-cell>
          <table:table-cell office:value-type="string" calcext:value-type="string">
            <text:p>tajjanīyampi, niyassampi, pabbājanīyampi, paṭisāraṇīyampi, ukkhepanīyamp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7</text:p>
          </table:table-cell>
          <table:table-cell office:value-type="string" calcext:value-type="string">
            <text:p>Atha kho te bhikkhū bhagavato etamatthaṁ ārocesuṁ …pe…</text:p>
          </table:table-cell>
          <table:table-cell office:value-type="string" calcext:value-type="string">
            <text:p>They told the Buddha. Soon afterwards he had the Sangha of monks assembled and question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8</text:p>
          </table:table-cell>
          <table:table-cell office:value-type="string" calcext:value-type="string">
            <text:p>“saccaṁ kira, bhikkhave, chabbaggiyā bhikkhū asammukhībhūtānaṁ bhikkhūnaṁ kammāni karonti—</text:p>
          </table:table-cell>
          <table:table-cell office:value-type="string" calcext:value-type="string">
            <text:p>“Is it true, monks, that the monks from the group of six are doing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9</text:p>
          </table:table-cell>
          <table:table-cell office:value-type="string" calcext:value-type="string">
            <text:p>tajjanīyampi, niyassampi, pabbājanīyampi, paṭisāraṇīyampi, ukkhepanīyamp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0</text:p>
          </table:table-cell>
          <table:table-cell office:value-type="string" calcext:value-type="string">
            <text:p>“Saccaṁ, bhagavā”ti.</text:p>
          </table:table-cell>
          <table:table-cell office:value-type="string" calcext:value-type="string">
            <text:p>“It’s true,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1.11</text:p>
          </table:table-cell>
          <table:table-cell office:value-type="string" calcext:value-type="string">
            <text:p>Vigarahi buddho bhagavā—</text:p>
          </table:table-cell>
          <table:table-cell office:value-type="string" calcext:value-type="string">
            <text:p>The Buddha rebuk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2</text:p>
          </table:table-cell>
          <table:table-cell office:value-type="string" calcext:value-type="string">
            <text:p>“ananucchavikaṁ, bhikkhave, tesaṁ moghapurisānaṁ ananulomikaṁ appatirūpaṁ assāmaṇakaṁ akappiyaṁ akaraṇīyaṁ.</text:p>
          </table:table-cell>
          <table:table-cell office:value-type="string" calcext:value-type="string">
            <text:p>“It’s not suitable for those foolish men, it’s not proper, it’s not worthy of an ascetic, it’s not allowable, it’s not to be 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13</text:p>
          </table:table-cell>
          <table:table-cell office:value-type="string" calcext:value-type="string">
            <text:p>Kathañhi nāma te, bhikkhave, moghapurisā asammukhībhūtānaṁ bhikkhūnaṁ kammāni karissanti—</text:p>
          </table:table-cell>
          <table:table-cell office:value-type="string" calcext:value-type="string">
            <text:p>How can they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14</text:p>
          </table:table-cell>
          <table:table-cell office:value-type="string" calcext:value-type="string">
            <text:p>tajjanīyampi, niyassampi, pabbājanīyampi, paṭisāraṇīyampi, ukkhepanīyamp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15</text:p>
          </table:table-cell>
          <table:table-cell office:value-type="string" calcext:value-type="string">
            <text:p>Netaṁ, bhikkhave, appasannānaṁ vā pasādāya …pe…</text:p>
          </table:table-cell>
          <table:table-cell office:value-type="string" calcext:value-type="string">
            <text:p>This won’t give rise to confidence in those without i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16</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17</text:p>
          </table:table-cell>
          <table:table-cell office:value-type="string" calcext:value-type="string">
            <text:p>dhammiṁ kathaṁ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8</text:p>
          </table:table-cell>
          <table:table-cell office:value-type="string" calcext:value-type="string">
            <text:p>“Na, bhikkhave, asammukhībhūtānaṁ bhikkhūnaṁ kammaṁ kātabbaṁ—</text:p>
          </table:table-cell>
          <table:table-cell office:value-type="string" calcext:value-type="string">
            <text:p>“You should not do legal procedures—</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1.1.19</text:p>
          </table:table-cell>
          <table:table-cell office:value-type="string" calcext:value-type="string">
            <text:p>tajjanīyaṁ vā, niyassaṁ vā, pabbājanīyaṁ vā, paṭisāraṇīyaṁ vā, ukkhepanīyaṁ vā.</text:p>
          </table:table-cell>
          <table:table-cell office:value-type="string" calcext:value-type="string">
            <text:p>condemnation, demotion, banishment, reconciliation, or ejection—against monks who are ab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20</text:p>
          </table:table-cell>
          <table:table-cell office:value-type="string" calcext:value-type="string">
            <text:p>Yo ka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21</text:p>
          </table:table-cell>
          <table:table-cell office:value-type="string" calcext:value-type="string">
            <text:p>Adhammavādī puggalo adhammavādī sambahulā adhammavādī saṅgho.</text:p>
          </table:table-cell>
          <table:table-cell office:value-type="string" calcext:value-type="string">
            <text:p>An individual who speaks contrary to the Teaching; several people who speaks contrary to the Teaching; a sangha that speaks contrary to the Teaching. </text:p>
          </table:table-cell>
          <table:table-cell office:value-type="string" calcext:value-type="string">
            <text:p/>
          </table:table-cell>
          <table:table-cell office:value-type="string" calcext:value-type="string">
            <text:p>&lt;p&gt;{}</text:p>
          </table:table-cell>
          <table:table-cell office:value-type="string" calcext:value-type="string">
            <text:p>ms4V_786, msdiv186, sc2</text:p>
          </table:table-cell>
          <table:table-cell/>
        </table:table-row>
        <table:table-row table:style-name="ro1">
          <table:table-cell office:value-type="string" calcext:value-type="string">
            <text:p>pli-tv-kd14:1.1.22</text:p>
          </table:table-cell>
          <table:table-cell office:value-type="string" calcext:value-type="string">
            <text:p>Dhammavādī puggalo dhammavādī sambahulā dhammavādī saṅgho.</text:p>
          </table:table-cell>
          <table:table-cell office:value-type="string" calcext:value-type="string">
            <text:p>An individual who speaks in accordance with the Teaching; several people who speak in accordance with the Teaching; a sangha that speaks in accordance with the Teach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0</text:p>
          </table:table-cell>
          <table:table-cell office:value-type="string" calcext:value-type="string">
            <text:p>1.1. Kaṇhapakkhanavaka</text:p>
          </table:table-cell>
          <table:table-cell office:value-type="string" calcext:value-type="string">
            <text:p>The group of nine on the dark side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2.1.1</text:p>
          </table:table-cell>
          <table:table-cell office:value-type="string" calcext:value-type="string">
            <text:p>Adhammavādī puggalo dhammavādiṁ puggalaṁ saññāpeti nijjhāpeti pekkheti anupekkheti dasseti anudasseti—</text:p>
          </table:table-cell>
          <table:table-cell office:value-type="string" calcext:value-type="string">
            <text:p>“An individual who speaks contrary to the Teaching persuades an individual who speaks in accordance with the Teaching—convinces him, makes him see, makes him consider, shows him, teaches him: </text:p>
          </table:table-cell>
          <table:table-cell office:value-type="string" calcext:value-type="string">
            <text:p/>
          </table:table-cell>
          <table:table-cell office:value-type="string" calcext:value-type="string">
            <text:p>&lt;p&gt;{}</text:p>
          </table:table-cell>
          <table:table-cell office:value-type="string" calcext:value-type="string">
            <text:p>dr6.241, ms4V_787, msdiv187, ndp4.151, pts-cs2.1, sc3, vri90.174</text:p>
          </table:table-cell>
          <table:table-cell/>
        </table:table-row>
        <table:table-row table:style-name="ro1">
          <table:table-cell office:value-type="string" calcext:value-type="string">
            <text:p>pli-tv-kd14:2.1.2</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office:value-type="string" calcext:value-type="string">
            <text:p>pts-vp-pli2.74</text:p>
          </table:table-cell>
          <table:table-cell/>
        </table:table-row>
        <table:table-row table:style-name="ro1">
          <table:table-cell office:value-type="string" calcext:value-type="string">
            <text:p>pli-tv-kd14:2.1.3</text:p>
          </table:table-cell>
          <table:table-cell office:value-type="string" calcext:value-type="string">
            <text:p>Evañcetaṁ adhikaraṇaṁ vūpasammati, adhammena vūpasammati sammukhāvinayapatirūpakena. (1)</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office:value-type="string" calcext:value-type="string">
            <text:p>pts-vp-en5.97</text:p>
          </table:table-cell>
          <table:table-cell/>
        </table:table-row>
        <table:table-row table:style-name="ro1">
          <table:table-cell office:value-type="string" calcext:value-type="string">
            <text:p>pli-tv-kd14:2.1.4</text:p>
          </table:table-cell>
          <table:table-cell office:value-type="string" calcext:value-type="string">
            <text:p>Adhammavādī puggalo dhammavādī sambahule saññāpeti nijjhāpeti pekkheti anupekkheti dasseti anudasseti—</text:p>
          </table:table-cell>
          <table:table-cell office:value-type="string" calcext:value-type="string">
            <text:p>An individual who speaks contrary to the Teaching persuades several people who speak in accordance with the Teaching—convinces them, makes them see, makes them consider, shows them, teaches them: </text:p>
          </table:table-cell>
          <table:table-cell office:value-type="string" calcext:value-type="string">
            <text:p/>
          </table:table-cell>
          <table:table-cell office:value-type="string" calcext:value-type="string">
            <text:p>&lt;p&gt;{}</text:p>
          </table:table-cell>
          <table:table-cell office:value-type="string" calcext:value-type="string">
            <text:p>csp1ed4.189, csp2ed4.189, ms4V_788, sc4</text:p>
          </table:table-cell>
          <table:table-cell/>
        </table:table-row>
        <table:table-row table:style-name="ro1">
          <table:table-cell office:value-type="string" calcext:value-type="string">
            <text:p>pli-tv-kd14:2.1.5</text:p>
          </table:table-cell>
          <table:table-cell office:value-type="string" calcext:value-type="string">
            <text:p>‘ayaṁ dhammo, ayaṁ vinayo, idaṁ satthusāsanaṁ, imaṁ gaṇhatha, imaṁ rocethā’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1.6</text:p>
          </table:table-cell>
          <table:table-cell office:value-type="string" calcext:value-type="string">
            <text:p>Evañcetaṁ adhikaraṇaṁ vūpasammati, adhammena vūpasammati sammukhāvinayapatirūpakena. (2)</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7</text:p>
          </table:table-cell>
          <table:table-cell office:value-type="string" calcext:value-type="string">
            <text:p>Adhammavādī puggalo dhammavādiṁ saṅghaṁ saññāpeti nijjhāpeti pekkheti anupekkheti dasseti anudasseti—</text:p>
          </table:table-cell>
          <table:table-cell office:value-type="string" calcext:value-type="string">
            <text:p>An individual who speaks contrary to the Teaching persuades a sangha that speaks in accordance with the Teaching—convinces it, makes it see, makes it consider, shows it, teaches it: </text:p>
          </table:table-cell>
          <table:table-cell office:value-type="string" calcext:value-type="string">
            <text:p/>
          </table:table-cell>
          <table:table-cell office:value-type="string" calcext:value-type="string">
            <text:p>&lt;p&gt;{}</text:p>
          </table:table-cell>
          <table:table-cell office:value-type="string" calcext:value-type="string">
            <text:p>bj4.334, ms4V_789, sc5</text:p>
          </table:table-cell>
          <table:table-cell/>
        </table:table-row>
        <table:table-row table:style-name="ro1">
          <table:table-cell office:value-type="string" calcext:value-type="string">
            <text:p>pli-tv-kd14:2.1.8</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imaṁ rocehī’ti → imaṁ rocethāti (mr)</text:p>
          </table:table-cell>
        </table:table-row>
        <table:table-row table:style-name="ro1">
          <table:table-cell office:value-type="string" calcext:value-type="string">
            <text:p>pli-tv-kd14:2.1.9</text:p>
          </table:table-cell>
          <table:table-cell office:value-type="string" calcext:value-type="string">
            <text:p>Evañcetaṁ adhikaraṇaṁ vūpasammati, adhammena vūpasammati sammukhāvinayapatirūpakena. (3)</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10</text:p>
          </table:table-cell>
          <table:table-cell office:value-type="string" calcext:value-type="string">
            <text:p>Adhammavādī sambahulā dhammavādiṁ puggalaṁ saññāpenti nijjhāpenti pekkhenti anupekkhenti dassenti anudassenti—</text:p>
          </table:table-cell>
          <table:table-cell office:value-type="string" calcext:value-type="string">
            <text:p>“Several people who speak contrary to the Teaching persuade an individual who speaks in accordance with the Teaching—convince him, make him see, make him consider, show him, teach him: </text:p>
          </table:table-cell>
          <table:table-cell office:value-type="string" calcext:value-type="string">
            <text:p/>
          </table:table-cell>
          <table:table-cell office:value-type="string" calcext:value-type="string">
            <text:p>&lt;hr&gt;&lt;p&gt;{}</text:p>
          </table:table-cell>
          <table:table-cell office:value-type="string" calcext:value-type="string">
            <text:p>ms4V_790, sc6</text:p>
          </table:table-cell>
          <table:table-cell/>
        </table:table-row>
        <table:table-row table:style-name="ro1">
          <table:table-cell office:value-type="string" calcext:value-type="string">
            <text:p>pli-tv-kd14:2.1.11</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1.12</text:p>
          </table:table-cell>
          <table:table-cell office:value-type="string" calcext:value-type="string">
            <text:p>Evañcetaṁ adhikaraṇaṁ vūpasammati, adhammena vūpasammati sammukhāvinayapatirūpakena. (4)</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13</text:p>
          </table:table-cell>
          <table:table-cell office:value-type="string" calcext:value-type="string">
            <text:p>Adhammavādī sambahulā dhammavādī sambahule saññāpenti nijjhāpenti pekkhenti anupekkhenti dassenti anudassenti—</text:p>
          </table:table-cell>
          <table:table-cell office:value-type="string" calcext:value-type="string">
            <text:p>Several people who speak contrary to the Teaching persuade several people who speak in accordance with the Teaching—convince them, make them see, make them consider, show them, teach them: </text:p>
          </table:table-cell>
          <table:table-cell office:value-type="string" calcext:value-type="string">
            <text:p/>
          </table:table-cell>
          <table:table-cell office:value-type="string" calcext:value-type="string">
            <text:p>&lt;p&gt;{}</text:p>
          </table:table-cell>
          <table:table-cell office:value-type="string" calcext:value-type="string">
            <text:p>cck6.273, ms4V_791, sc7, sya6.301</text:p>
          </table:table-cell>
          <table:table-cell/>
        </table:table-row>
        <table:table-row table:style-name="ro1">
          <table:table-cell office:value-type="string" calcext:value-type="string">
            <text:p>pli-tv-kd14:2.1.14</text:p>
          </table:table-cell>
          <table:table-cell office:value-type="string" calcext:value-type="string">
            <text:p>‘ayaṁ dhammo, ayaṁ vinayo, idaṁ satthusāsanaṁ, imaṁ gaṇhatha, imaṁ rocethā’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1.15</text:p>
          </table:table-cell>
          <table:table-cell office:value-type="string" calcext:value-type="string">
            <text:p>Evañcetaṁ adhikaraṇaṁ vūpasammati, adhammena vūpasammati sammukhāvinayapatirūpakena. (5)</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16</text:p>
          </table:table-cell>
          <table:table-cell office:value-type="string" calcext:value-type="string">
            <text:p>Adhammavādī sambahulā dhammavādiṁ saṅghaṁ saññāpenti nijjhāpenti pekkhenti anupekkhenti dassenti anudassenti—</text:p>
          </table:table-cell>
          <table:table-cell office:value-type="string" calcext:value-type="string">
            <text:p>Several people who speak contrary to the Teaching persuade a sangha that speaks in accordance with the Teaching—convince it, make it see, make it consider, show it, teach it: </text:p>
          </table:table-cell>
          <table:table-cell office:value-type="string" calcext:value-type="string">
            <text:p/>
          </table:table-cell>
          <table:table-cell office:value-type="string" calcext:value-type="string">
            <text:p>&lt;p&gt;{}</text:p>
          </table:table-cell>
          <table:table-cell office:value-type="string" calcext:value-type="string">
            <text:p>dr6.242, ms4V_792, sc8</text:p>
          </table:table-cell>
          <table:table-cell/>
        </table:table-row>
        <table:table-row table:style-name="ro1">
          <table:table-cell office:value-type="string" calcext:value-type="string">
            <text:p>pli-tv-kd14:2.1.17</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1.18</text:p>
          </table:table-cell>
          <table:table-cell office:value-type="string" calcext:value-type="string">
            <text:p>Evañcetaṁ adhikaraṇaṁ vūpasammati, adhammena vūpasammati sammukhāvinayapatirūpakena. (6)</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19</text:p>
          </table:table-cell>
          <table:table-cell office:value-type="string" calcext:value-type="string">
            <text:p>Adhammavādī saṅgho dhammavādiṁ puggalaṁ saññāpeti nijjhāpeti pekkheti anupekkheti dasseti anudasseti—</text:p>
          </table:table-cell>
          <table:table-cell office:value-type="string" calcext:value-type="string">
            <text:p>“A sangha that speaks contrary to the Teaching persuades an individual who speaks in accordance with the Teaching—convinces him, makes him see, makes him consider, shows him, teaches him: </text:p>
          </table:table-cell>
          <table:table-cell office:value-type="string" calcext:value-type="string">
            <text:p/>
          </table:table-cell>
          <table:table-cell office:value-type="string" calcext:value-type="string">
            <text:p>&lt;hr&gt;&lt;p&gt;{}</text:p>
          </table:table-cell>
          <table:table-cell office:value-type="string" calcext:value-type="string">
            <text:p>ms4V_793, sc9, vri90.175</text:p>
          </table:table-cell>
          <table:table-cell/>
        </table:table-row>
        <table:table-row table:style-name="ro1">
          <table:table-cell office:value-type="string" calcext:value-type="string">
            <text:p>pli-tv-kd14:2.1.20</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1.21</text:p>
          </table:table-cell>
          <table:table-cell office:value-type="string" calcext:value-type="string">
            <text:p>Evañcetaṁ adhikaraṇaṁ vūpasammati, adhammena vūpasammati sammukhāvinayapatirūpakena. (7)</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22</text:p>
          </table:table-cell>
          <table:table-cell office:value-type="string" calcext:value-type="string">
            <text:p>Adhammavādī saṅgho dhammavādī sambahule saññāpeti nijjhāpeti pekkheti anupekkheti dasseti anudasseti—</text:p>
          </table:table-cell>
          <table:table-cell office:value-type="string" calcext:value-type="string">
            <text:p>A sangha that speaks contrary to the Teaching persuades several people who speak in accordance with the Teaching—convinces them, makes them see, makes them consider, shows them, teaches them: </text:p>
          </table:table-cell>
          <table:table-cell office:value-type="string" calcext:value-type="string">
            <text:p/>
          </table:table-cell>
          <table:table-cell office:value-type="string" calcext:value-type="string">
            <text:p>&lt;p&gt;{}</text:p>
          </table:table-cell>
          <table:table-cell office:value-type="string" calcext:value-type="string">
            <text:p>ms4V_794, sc10</text:p>
          </table:table-cell>
          <table:table-cell/>
        </table:table-row>
        <table:table-row table:style-name="ro1">
          <table:table-cell office:value-type="string" calcext:value-type="string">
            <text:p>pli-tv-kd14:2.1.23</text:p>
          </table:table-cell>
          <table:table-cell office:value-type="string" calcext:value-type="string">
            <text:p>‘ayaṁ dhammo, ayaṁ vinayo, idaṁ satthusāsanaṁ, imaṁ gaṇhatha, imaṁ rocethā’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1.24</text:p>
          </table:table-cell>
          <table:table-cell office:value-type="string" calcext:value-type="string">
            <text:p>Evañcetaṁ adhikaraṇaṁ vūpasammati, adhammena vūpasammati sammukhāvinayapatirūpakena. (8)</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25</text:p>
          </table:table-cell>
          <table:table-cell office:value-type="string" calcext:value-type="string">
            <text:p>Adhammavādī saṅgho dhammavādiṁ saṅghaṁ saññāpeti nijjhāpeti pekkheti anupekkheti dasseti anudasseti—</text:p>
          </table:table-cell>
          <table:table-cell office:value-type="string" calcext:value-type="string">
            <text:p>A sangha that speaks contrary to the Teaching persuades a sangha that speaks in accordance with the Teaching—convinces it, makes it see, makes it consider, shows it, teaches it: </text:p>
          </table:table-cell>
          <table:table-cell office:value-type="string" calcext:value-type="string">
            <text:p/>
          </table:table-cell>
          <table:table-cell office:value-type="string" calcext:value-type="string">
            <text:p>&lt;p&gt;{}</text:p>
          </table:table-cell>
          <table:table-cell office:value-type="string" calcext:value-type="string">
            <text:p>csp1ed4.190, csp2ed4.190, ms4V_795, sc11, sya6.302</text:p>
          </table:table-cell>
          <table:table-cell/>
        </table:table-row>
        <table:table-row table:style-name="ro1">
          <table:table-cell office:value-type="string" calcext:value-type="string">
            <text:p>pli-tv-kd14:2.1.26</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2.1.27</text:p>
          </table:table-cell>
          <table:table-cell office:value-type="string" calcext:value-type="string">
            <text:p>Evañcetaṁ adhikaraṇaṁ vūpasammati, adhammena vūpasammati sammukhāvinayapatirūpakena. (9)</text:p>
          </table:table-cell>
          <table:table-cell office:value-type="string" calcext:value-type="string">
            <text:p>If a legal issue is resolved like this, it is resolved illegitimately by a face-to-face-like resolu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2.1.28</text:p>
          </table:table-cell>
          <table:table-cell office:value-type="string" calcext:value-type="string">
            <text:p>Kaṇhapakkhanavakaṁ niṭṭhitaṁ.</text:p>
          </table:table-cell>
          <table:table-cell office:value-type="string" calcext:value-type="string">
            <text:p>The group of nine on the dark sid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796, sc12</text:p>
          </table:table-cell>
          <table:table-cell/>
        </table:table-row>
        <table:table-row table:style-name="ro1">
          <table:table-cell office:value-type="string" calcext:value-type="string">
            <text:p>pli-tv-kd14:3.1.0</text:p>
          </table:table-cell>
          <table:table-cell office:value-type="string" calcext:value-type="string">
            <text:p>1.2. Sukkapakkhanavaka</text:p>
          </table:table-cell>
          <table:table-cell office:value-type="string" calcext:value-type="string">
            <text:p>The group of nine on the bright side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3.1.1</text:p>
          </table:table-cell>
          <table:table-cell office:value-type="string" calcext:value-type="string">
            <text:p>Dhammavādī puggalo adhammavādiṁ puggalaṁ saññāpeti nijjhāpeti pekkheti anupekkheti dasseti anudasseti—</text:p>
          </table:table-cell>
          <table:table-cell office:value-type="string" calcext:value-type="string">
            <text:p>“An individual who speaks in accordance with the Teaching persuades an individual who speaks contrary to the Teaching—convinces him, makes him see, makes him consider, shows him, teaches him: </text:p>
          </table:table-cell>
          <table:table-cell office:value-type="string" calcext:value-type="string">
            <text:p/>
          </table:table-cell>
          <table:table-cell office:value-type="string" calcext:value-type="string">
            <text:p>&lt;p&gt;{}</text:p>
          </table:table-cell>
          <table:table-cell office:value-type="string" calcext:value-type="string">
            <text:p>cck6.274, ms4V_797, msdiv188, ndp4.152, pts-cs3.1, sc13</text:p>
          </table:table-cell>
          <table:table-cell/>
        </table:table-row>
        <table:table-row table:style-name="ro1">
          <table:table-cell office:value-type="string" calcext:value-type="string">
            <text:p>pli-tv-kd14:3.1.2</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3</text:p>
          </table:table-cell>
          <table:table-cell office:value-type="string" calcext:value-type="string">
            <text:p>Evañcetaṁ adhikaraṇaṁ vūpasammati, dhammena vūpasammati sammukhāvinayena. (1)</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4</text:p>
          </table:table-cell>
          <table:table-cell office:value-type="string" calcext:value-type="string">
            <text:p>Dhammavādī puggalo adhammavādī sambahule saññāpeti nijjhāpeti pekkheti anupekkheti dasseti anudasseti—</text:p>
          </table:table-cell>
          <table:table-cell office:value-type="string" calcext:value-type="string">
            <text:p>An individual who speaks in accordance with the Teaching persuades several people who speak contrary to the Teaching—convinces them, makes them see, makes them consider, shows them, teaches them: </text:p>
          </table:table-cell>
          <table:table-cell office:value-type="string" calcext:value-type="string">
            <text:p/>
          </table:table-cell>
          <table:table-cell office:value-type="string" calcext:value-type="string">
            <text:p>&lt;p&gt;{}</text:p>
          </table:table-cell>
          <table:table-cell office:value-type="string" calcext:value-type="string">
            <text:p>bj4.336, dr6.243, ms4V_798, sc14</text:p>
          </table:table-cell>
          <table:table-cell/>
        </table:table-row>
        <table:table-row table:style-name="ro1">
          <table:table-cell office:value-type="string" calcext:value-type="string">
            <text:p>pli-tv-kd14:3.1.5</text:p>
          </table:table-cell>
          <table:table-cell office:value-type="string" calcext:value-type="string">
            <text:p>‘ayaṁ dhammo, ayaṁ vinayo, idaṁ satthusāsanaṁ, imaṁ gaṇhatha, imaṁ rocethā’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6</text:p>
          </table:table-cell>
          <table:table-cell office:value-type="string" calcext:value-type="string">
            <text:p>Evañcetaṁ adhikaraṇaṁ vūpasammati, dhammena vūpasammati sammukhāvinayena. (2)</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7</text:p>
          </table:table-cell>
          <table:table-cell office:value-type="string" calcext:value-type="string">
            <text:p>Dhammavādī puggalo adhammavādiṁ saṅghaṁ saññāpeti nijjhāpeti pekkheti anupekkheti dasseti anudasseti—</text:p>
          </table:table-cell>
          <table:table-cell office:value-type="string" calcext:value-type="string">
            <text:p>An individual who speaks in accordance with the Teaching persuades a sangha that speaks contrary to the Teaching—convinces it, makes it see, makes it consider, shows it, teaches it: </text:p>
          </table:table-cell>
          <table:table-cell office:value-type="string" calcext:value-type="string">
            <text:p/>
          </table:table-cell>
          <table:table-cell office:value-type="string" calcext:value-type="string">
            <text:p>&lt;p&gt;{}</text:p>
          </table:table-cell>
          <table:table-cell office:value-type="string" calcext:value-type="string">
            <text:p>ms4V_799, sc15</text:p>
          </table:table-cell>
          <table:table-cell/>
        </table:table-row>
        <table:table-row table:style-name="ro1">
          <table:table-cell office:value-type="string" calcext:value-type="string">
            <text:p>pli-tv-kd14:3.1.8</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9</text:p>
          </table:table-cell>
          <table:table-cell office:value-type="string" calcext:value-type="string">
            <text:p>Evañcetaṁ adhikaraṇaṁ vūpasammati, dhammena vūpasammati sammukhāvinayena. (3)</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10</text:p>
          </table:table-cell>
          <table:table-cell office:value-type="string" calcext:value-type="string">
            <text:p>Dhammavādī sambahulā adhammavādiṁ puggalaṁ saññāpenti nijjhāpenti pekkhenti anupekkhenti dassenti anudassenti—</text:p>
          </table:table-cell>
          <table:table-cell office:value-type="string" calcext:value-type="string">
            <text:p>“Several people who speak in accordance with the Teaching persuade an individual who speaks contrary to the Teaching—convince him, make him see, make him consider, show him, teach him: </text:p>
          </table:table-cell>
          <table:table-cell office:value-type="string" calcext:value-type="string">
            <text:p/>
          </table:table-cell>
          <table:table-cell office:value-type="string" calcext:value-type="string">
            <text:p>&lt;hr&gt;&lt;p&gt;{}</text:p>
          </table:table-cell>
          <table:table-cell office:value-type="string" calcext:value-type="string">
            <text:p>ms4V_800, sc16, vri90.176</text:p>
          </table:table-cell>
          <table:table-cell/>
        </table:table-row>
        <table:table-row table:style-name="ro1">
          <table:table-cell office:value-type="string" calcext:value-type="string">
            <text:p>pli-tv-kd14:3.1.11</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12</text:p>
          </table:table-cell>
          <table:table-cell office:value-type="string" calcext:value-type="string">
            <text:p>Evañcetaṁ adhikaraṇaṁ vūpasammati, dhammena vūpasammati sammukhāvinayena. (4)</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13</text:p>
          </table:table-cell>
          <table:table-cell office:value-type="string" calcext:value-type="string">
            <text:p>Dhammavādī sambahulā adhammavādī sambahule saññāpenti nijjhāpenti pekkhenti anupekkhenti dassenti anudassenti—</text:p>
          </table:table-cell>
          <table:table-cell office:value-type="string" calcext:value-type="string">
            <text:p>Several people who speak in accordance with the Teaching persuade several people who speak contrary to the Teaching—convince them, make them see, make them consider, show them, teach them: </text:p>
          </table:table-cell>
          <table:table-cell office:value-type="string" calcext:value-type="string">
            <text:p/>
          </table:table-cell>
          <table:table-cell office:value-type="string" calcext:value-type="string">
            <text:p>&lt;p&gt;{}</text:p>
          </table:table-cell>
          <table:table-cell office:value-type="string" calcext:value-type="string">
            <text:p>ms4V_801, sc17, sya6.303</text:p>
          </table:table-cell>
          <table:table-cell/>
        </table:table-row>
        <table:table-row table:style-name="ro1">
          <table:table-cell office:value-type="string" calcext:value-type="string">
            <text:p>pli-tv-kd14:3.1.14</text:p>
          </table:table-cell>
          <table:table-cell office:value-type="string" calcext:value-type="string">
            <text:p>‘ayaṁ dhammo, ayaṁ vinayo, idaṁ satthusāsanaṁ, imaṁ gaṇhatha, imaṁ rocethā’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15</text:p>
          </table:table-cell>
          <table:table-cell office:value-type="string" calcext:value-type="string">
            <text:p>Evañcetaṁ adhikaraṇaṁ vūpasammati, dhammena vūpasammati sammukhāvinayena. (5)</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16</text:p>
          </table:table-cell>
          <table:table-cell office:value-type="string" calcext:value-type="string">
            <text:p>Dhammavādī sambahulā adhammavādiṁ saṅghaṁ saññāpenti nijjhāpenti pekkhenti anupekkhenti dassenti anudassenti—</text:p>
          </table:table-cell>
          <table:table-cell office:value-type="string" calcext:value-type="string">
            <text:p>Several people who speak in accordance with the Teaching persuade a sangha that speaks contrary to the Teaching—convince it, make it see, make it consider, show it, teach it: </text:p>
          </table:table-cell>
          <table:table-cell office:value-type="string" calcext:value-type="string">
            <text:p/>
          </table:table-cell>
          <table:table-cell office:value-type="string" calcext:value-type="string">
            <text:p>&lt;p&gt;{}</text:p>
          </table:table-cell>
          <table:table-cell office:value-type="string" calcext:value-type="string">
            <text:p>cck6.275, csp1ed4.191, csp2ed4.191, ms4V_802, sc18</text:p>
          </table:table-cell>
          <table:table-cell/>
        </table:table-row>
        <table:table-row table:style-name="ro1">
          <table:table-cell office:value-type="string" calcext:value-type="string">
            <text:p>pli-tv-kd14:3.1.17</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18</text:p>
          </table:table-cell>
          <table:table-cell office:value-type="string" calcext:value-type="string">
            <text:p>Evañcetaṁ adhikaraṇaṁ vūpasammati, dhammena vūpasammati sammukhāvinayena. (6)</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19</text:p>
          </table:table-cell>
          <table:table-cell office:value-type="string" calcext:value-type="string">
            <text:p>Dhammavādī saṅgho adhammavādiṁ puggalaṁ saññāpeti nijjhāpeti pekkheti anupekkheti dasseti anudasseti—</text:p>
          </table:table-cell>
          <table:table-cell office:value-type="string" calcext:value-type="string">
            <text:p>“A sangha that speaks in accordance with the Teaching persuades an individual who speaks contrary to the Teaching—convinces him, makes him see, makes him consider, shows him, teaches him: </text:p>
          </table:table-cell>
          <table:table-cell office:value-type="string" calcext:value-type="string">
            <text:p/>
          </table:table-cell>
          <table:table-cell office:value-type="string" calcext:value-type="string">
            <text:p>&lt;hr&gt;&lt;p&gt;{}</text:p>
          </table:table-cell>
          <table:table-cell office:value-type="string" calcext:value-type="string">
            <text:p>ms4V_803, sc19</text:p>
          </table:table-cell>
          <table:table-cell/>
        </table:table-row>
        <table:table-row table:style-name="ro1">
          <table:table-cell office:value-type="string" calcext:value-type="string">
            <text:p>pli-tv-kd14:3.1.20</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21</text:p>
          </table:table-cell>
          <table:table-cell office:value-type="string" calcext:value-type="string">
            <text:p>Evañcetaṁ adhikaraṇaṁ vūpasammati, dhammena vūpasammati sammukhāvinayena. (7)</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22</text:p>
          </table:table-cell>
          <table:table-cell office:value-type="string" calcext:value-type="string">
            <text:p>Dhammavādī saṅgho adhammavādī sambahule saññāpeti nijjhāpeti pekkheti anupekkheti dasseti anudasseti—</text:p>
          </table:table-cell>
          <table:table-cell office:value-type="string" calcext:value-type="string">
            <text:p>A sangha that speaks in accordance with the Teaching persuades several people who speak contrary to the Teaching—convinces them, makes them see, makes them consider, shows them, teaches them: </text:p>
          </table:table-cell>
          <table:table-cell office:value-type="string" calcext:value-type="string">
            <text:p/>
          </table:table-cell>
          <table:table-cell office:value-type="string" calcext:value-type="string">
            <text:p>&lt;p&gt;{}</text:p>
          </table:table-cell>
          <table:table-cell office:value-type="string" calcext:value-type="string">
            <text:p>dr6.244, ms4V_804, sc20</text:p>
          </table:table-cell>
          <table:table-cell/>
        </table:table-row>
        <table:table-row table:style-name="ro1">
          <table:table-cell office:value-type="string" calcext:value-type="string">
            <text:p>pli-tv-kd14:3.1.23</text:p>
          </table:table-cell>
          <table:table-cell office:value-type="string" calcext:value-type="string">
            <text:p>‘ayaṁ dhammo, ayaṁ vinayo, idaṁ satthusāsanaṁ, imaṁ gaṇhatha, imaṁ rocethā’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24</text:p>
          </table:table-cell>
          <table:table-cell office:value-type="string" calcext:value-type="string">
            <text:p>Evañcetaṁ adhikaraṇaṁ vūpasammati, dhammena vūpasammati sammukhāvinayena. (8)</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25</text:p>
          </table:table-cell>
          <table:table-cell office:value-type="string" calcext:value-type="string">
            <text:p>Dhammavādī saṅgho adhammavādiṁ saṅghaṁ saññāpeti nijjhāpeti pekkheti anupekkheti dasseti anudasseti—</text:p>
          </table:table-cell>
          <table:table-cell office:value-type="string" calcext:value-type="string">
            <text:p>A sangha that speaks in accordance with the Teaching persuades a sangha that speaks contrary to the Teaching—convinces it, makes it see, makes it consider, shows it, teaches it: </text:p>
          </table:table-cell>
          <table:table-cell office:value-type="string" calcext:value-type="string">
            <text:p/>
          </table:table-cell>
          <table:table-cell office:value-type="string" calcext:value-type="string">
            <text:p>&lt;p&gt;{}</text:p>
          </table:table-cell>
          <table:table-cell office:value-type="string" calcext:value-type="string">
            <text:p>ms4V_805, sc21</text:p>
          </table:table-cell>
          <table:table-cell/>
        </table:table-row>
        <table:table-row table:style-name="ro1">
          <table:table-cell office:value-type="string" calcext:value-type="string">
            <text:p>pli-tv-kd14:3.1.26</text:p>
          </table:table-cell>
          <table:table-cell office:value-type="string" calcext:value-type="string">
            <text:p>‘ayaṁ dhammo, ayaṁ vinayo, idaṁ satthusāsanaṁ, imaṁ gaṇhāhi, imaṁ rocehī’ti.</text:p>
          </table:table-cell>
          <table:table-cell office:value-type="string" calcext:value-type="string">
            <text:p>‘This is the Teaching, this is the Monastic Law, this is the Teacher’s instruction; learn this, accept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3.1.27</text:p>
          </table:table-cell>
          <table:table-cell office:value-type="string" calcext:value-type="string">
            <text:p>Evañcetaṁ adhikaraṇaṁ vūpasammati, dhammena vūpasammati sammukhāvinayenā”ti. (9)</text:p>
          </table:table-cell>
          <table:table-cell office:value-type="string" calcext:value-type="string">
            <text:p>If a legal issue is resolved like this, it is resolved legitimately by 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3.1.28</text:p>
          </table:table-cell>
          <table:table-cell office:value-type="string" calcext:value-type="string">
            <text:p>Sukkapakkhanavakaṁ niṭṭhitaṁ.</text:p>
          </table:table-cell>
          <table:table-cell office:value-type="string" calcext:value-type="string">
            <text:p>The group of nine on the bright side is finished. </text:p>
          </table:table-cell>
          <table:table-cell office:value-type="string" calcext:value-type="string">
            <text:p/>
          </table:table-cell>
          <table:table-cell office:value-type="string" calcext:value-type="string">
            <text:p>&lt;p class='end'&gt;{}&lt;/p&gt;</text:p>
          </table:table-cell>
          <table:table-cell office:value-type="string" calcext:value-type="string">
            <text:p>ms4V_806, sc22</text:p>
          </table:table-cell>
          <table:table-cell/>
        </table:table-row>
        <table:table-row table:style-name="ro1">
          <table:table-cell office:value-type="string" calcext:value-type="string">
            <text:p>pli-tv-kd14:4.1.0</text:p>
          </table:table-cell>
          <table:table-cell office:value-type="string" calcext:value-type="string">
            <text:p>2. Sativinaya</text:p>
          </table:table-cell>
          <table:table-cell office:value-type="string" calcext:value-type="string">
            <text:p>Resolution through recollect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4.1.1</text:p>
          </table:table-cell>
          <table:table-cell office:value-type="string" calcext:value-type="string">
            <text:p>Tena samayena buddho bhagavā rājagahe viharati veḷuvane kalandakanivāpe.</text:p>
          </table:table-cell>
          <table:table-cell office:value-type="string" calcext:value-type="string">
            <text:p>At one time the Buddha was staying at Rājagaha in the Bamboo Grove, the squirrel sanctuary. </text:p>
          </table:table-cell>
          <table:table-cell office:value-type="string" calcext:value-type="string">
            <text:p/>
          </table:table-cell>
          <table:table-cell office:value-type="string" calcext:value-type="string">
            <text:p>&lt;p&gt;{}</text:p>
          </table:table-cell>
          <table:table-cell office:value-type="string" calcext:value-type="string">
            <text:p>bj4.338, cck6.276, ms4V_807, msdiv189, ndp4.153, pts-cs4.1, sc23, sya6.304, vri90.177</text:p>
          </table:table-cell>
          <table:table-cell/>
        </table:table-row>
        <table:table-row table:style-name="ro1">
          <table:table-cell office:value-type="string" calcext:value-type="string">
            <text:p>pli-tv-kd14:4.1.2</text:p>
          </table:table-cell>
          <table:table-cell office:value-type="string" calcext:value-type="string">
            <text:p>Tena kho pana samayena āyasmatā dabbena mallaputtena jātiyā sattavassena arahattaṁ sacchikataṁ hoti.</text:p>
          </table:table-cell>
          <table:table-cell office:value-type="string" calcext:value-type="string">
            <text:p>At that time Venerable Dabba the Mallian had realized perfection at the age of sev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3</text:p>
          </table:table-cell>
          <table:table-cell office:value-type="string" calcext:value-type="string">
            <text:p>Yaṁ kiñci sāvakena pattabbaṁ sabbaṁ tena anuppattaṁ hoti.</text:p>
          </table:table-cell>
          <table:table-cell office:value-type="string" calcext:value-type="string">
            <text:p>He had realized all there is to be realized by a disci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4</text:p>
          </table:table-cell>
          <table:table-cell office:value-type="string" calcext:value-type="string">
            <text:p>Natthi cassa kiñci uttari karaṇīyaṁ, katassa vā paticayo.</text:p>
          </table:table-cell>
          <table:table-cell office:value-type="string" calcext:value-type="string">
            <text:p>and had nothing further to do. </text:p>
          </table:table-cell>
          <table:table-cell office:value-type="string" calcext:value-type="string">
            <text:p/>
          </table:table-cell>
          <table:table-cell office:value-type="string" calcext:value-type="string">
            <text:p>{}</text:p>
          </table:table-cell>
          <table:table-cell office:value-type="string" calcext:value-type="string">
            <text:p>pts-vp-en5.98</text:p>
          </table:table-cell>
          <table:table-cell office:value-type="string" calcext:value-type="string">
            <text:p>uttari → uttariṁ (bj, pts1ed)</text:p>
          </table:table-cell>
        </table:table-row>
        <table:table-row table:style-name="ro1">
          <table:table-cell office:value-type="string" calcext:value-type="string">
            <text:p>pli-tv-kd14:4.1.5</text:p>
          </table:table-cell>
          <table:table-cell office:value-type="string" calcext:value-type="string">
            <text:p>Atha kho āyasmato dabbassa mallaputtassa rahogatassa paṭisallīnassa evaṁ cetaso parivitakko udapādi—</text:p>
          </table:table-cell>
          <table:table-cell office:value-type="string" calcext:value-type="string">
            <text:p>While he was in seclusion he reflected on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6</text:p>
          </table:table-cell>
          <table:table-cell office:value-type="string" calcext:value-type="string">
            <text:p>“mayā kho jātiyā sattavassena arahattaṁ sacchika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7</text:p>
          </table:table-cell>
          <table:table-cell office:value-type="string" calcext:value-type="string">
            <text:p>Yaṁ kiñci sāvakena pattabbaṁ sabbaṁ mayā anuppat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8</text:p>
          </table:table-cell>
          <table:table-cell office:value-type="string" calcext:value-type="string">
            <text:p>Natthi ca me kiñci uttarikaraṇīyaṁ, katassa vā paticay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9</text:p>
          </table:table-cell>
          <table:table-cell office:value-type="string" calcext:value-type="string">
            <text:p>Kiṁ nu kho ahaṁ saṅghassa veyyāvaccaṁ kareyyan”ti.</text:p>
          </table:table-cell>
          <table:table-cell office:value-type="string" calcext:value-type="string">
            <text:p>and he thought, “How may I be of service to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10</text:p>
          </table:table-cell>
          <table:table-cell office:value-type="string" calcext:value-type="string">
            <text:p>Atha kho āyasmato dabbassa mallaputtassa etadahosi—</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cck6.277, csp1ed4.192, csp2ed4.192, dr6.245, ms4V_808, sc24, sya6.305</text:p>
          </table:table-cell>
          <table:table-cell/>
        </table:table-row>
        <table:table-row table:style-name="ro1">
          <table:table-cell office:value-type="string" calcext:value-type="string">
            <text:p>pli-tv-kd14:4.1.11</text:p>
          </table:table-cell>
          <table:table-cell office:value-type="string" calcext:value-type="string">
            <text:p>“yannūnāhaṁ saṅghassa senāsanañca paññapeyyaṁ bhattāni ca uddiseyyan”ti.</text:p>
          </table:table-cell>
          <table:table-cell office:value-type="string" calcext:value-type="string">
            <text:p>Perhaps I could assign dwellings for the Sangha and designate the meals?” </text:p>
          </table:table-cell>
          <table:table-cell office:value-type="string" calcext:value-type="string">
            <text:p/>
          </table:table-cell>
          <table:table-cell office:value-type="string" calcext:value-type="string">
            <text:p>{}&lt;/p&gt;</text:p>
          </table:table-cell>
          <table:table-cell office:value-type="string" calcext:value-type="string">
            <text:p>pts-vp-pli2.75</text:p>
          </table:table-cell>
          <table:table-cell/>
        </table:table-row>
        <table:table-row table:style-name="ro1">
          <table:table-cell office:value-type="string" calcext:value-type="string">
            <text:p>pli-tv-kd14:4.2.1</text:p>
          </table:table-cell>
          <table:table-cell office:value-type="string" calcext:value-type="string">
            <text:p>Atha kho āyasmā dabbo mallaputto sāyanhasamayaṁ paṭisallānā vuṭṭhito yena bhagavā tenupasaṅkami, upasaṅkamitvā bhagavantaṁ abhivādetvā ekamantaṁ nisīdi.</text:p>
          </table:table-cell>
          <table:table-cell office:value-type="string" calcext:value-type="string">
            <text:p>In the evening Dabba came out of seclusion and approached the Buddha. He bowed, sat down, </text:p>
          </table:table-cell>
          <table:table-cell office:value-type="string" calcext:value-type="string">
            <text:p/>
          </table:table-cell>
          <table:table-cell office:value-type="string" calcext:value-type="string">
            <text:p>&lt;p&gt;{}</text:p>
          </table:table-cell>
          <table:table-cell office:value-type="string" calcext:value-type="string">
            <text:p>pts-cs4.2</text:p>
          </table:table-cell>
          <table:table-cell/>
        </table:table-row>
        <table:table-row table:style-name="ro1">
          <table:table-cell office:value-type="string" calcext:value-type="string">
            <text:p>pli-tv-kd14:4.2.2</text:p>
          </table:table-cell>
          <table:table-cell office:value-type="string" calcext:value-type="string">
            <text:p>Ekamantaṁ nisinno kho āyasmā dabbo mallaputto bhagavantaṁ etadavoca—</text:p>
          </table:table-cell>
          <table:table-cell office:value-type="string" calcext:value-type="string">
            <text:p>and sai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2.3</text:p>
          </table:table-cell>
          <table:table-cell office:value-type="string" calcext:value-type="string">
            <text:p>“idha mayhaṁ, bhante, rahogatassa paṭisallīnassa evaṁ cetaso parivitakko udapādi—</text:p>
          </table:table-cell>
          <table:table-cell office:value-type="string" calcext:value-type="string">
            <text:p>“Venerable Sir, while I was in seclusion I reflected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2.4</text:p>
          </table:table-cell>
          <table:table-cell office:value-type="string" calcext:value-type="string">
            <text:p>‘mayā kho jātiyā sattavassena arahattaṁ sacchikataṁ.</text:p>
          </table:table-cell>
          <table:table-cell office:value-type="string" calcext:value-type="string">
            <text:p>I’ve attained all that can be attained by a discipl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2.5</text:p>
          </table:table-cell>
          <table:table-cell office:value-type="string" calcext:value-type="string">
            <text:p>Yaṁ kiñci sāvakena pattabbaṁ, sabbaṁ mayā anuppat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2.6</text:p>
          </table:table-cell>
          <table:table-cell office:value-type="string" calcext:value-type="string">
            <text:p>Natthi ca me kiñci uttarikaraṇīyaṁ, katassa vā paticayo.</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2.7</text:p>
          </table:table-cell>
          <table:table-cell office:value-type="string" calcext:value-type="string">
            <text:p>Kiṁ nu kho ahaṁ saṅghassa veyyāvaccaṁ kareyyan’ti?</text:p>
          </table:table-cell>
          <table:table-cell office:value-type="string" calcext:value-type="string">
            <text:p>and I was wondering how I might be of service to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2.8</text:p>
          </table:table-cell>
          <table:table-cell office:value-type="string" calcext:value-type="string">
            <text:p>Tassa mayhaṁ, bhante, etadahosi—</text:p>
          </table:table-cell>
          <table:table-cell office:value-type="string" calcext:value-type="string">
            <text:p>I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2.9</text:p>
          </table:table-cell>
          <table:table-cell office:value-type="string" calcext:value-type="string">
            <text:p>‘yannūnāhaṁ saṅghassa senāsanañca paññapeyyaṁ bhattāni ca uddiseyyan’ti.</text:p>
          </table:table-cell>
          <table:table-cell office:value-type="string" calcext:value-type="string">
            <text:p>I could assign dwellings for the Sangha and designate the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2.10</text:p>
          </table:table-cell>
          <table:table-cell office:value-type="string" calcext:value-type="string">
            <text:p>Icchāmahaṁ, bhante, saṅghassa senāsanañca paññāpetuṁ bhattāni ca uddisitu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2.11</text:p>
          </table:table-cell>
          <table:table-cell office:value-type="string" calcext:value-type="string">
            <text:p>“Sādhu sādhu, dabba.</text:p>
          </table:table-cell>
          <table:table-cell office:value-type="string" calcext:value-type="string">
            <text:p>“Well then, Dabb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2.12</text:p>
          </table:table-cell>
          <table:table-cell office:value-type="string" calcext:value-type="string">
            <text:p>Tena hi tvaṁ, dabba, saṅghassa senāsanañca paññapehi bhattāni ca uddisāhī”ti.</text:p>
          </table:table-cell>
          <table:table-cell office:value-type="string" calcext:value-type="string">
            <text:p>please do so.”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uddisāhī”ti → uddisāti (pli-tv-bu-vb-ss8:1 [Saṅghādisesā 8: Duṭṭhadosasikkhāpada])</text:p>
          </table:table-cell>
        </table:table-row>
        <table:table-row table:style-name="ro1">
          <table:table-cell office:value-type="string" calcext:value-type="string">
            <text:p>pli-tv-kd14:4.2.13</text:p>
          </table:table-cell>
          <table:table-cell office:value-type="string" calcext:value-type="string">
            <text:p>“Evaṁ, bhante”ti kho āyasmā dabbo mallaputto bhagavato paccassos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3.1</text:p>
          </table:table-cell>
          <table:table-cell office:value-type="string" calcext:value-type="string">
            <text:p>Atha kho bhagavā etasmiṁ nidāne etasmiṁ pakaraṇe dhammiṁ kathaṁ katvā bhikkhū āmantesi—</text:p>
          </table:table-cell>
          <table:table-cell office:value-type="string" calcext:value-type="string">
            <text:p>Soon afterwards the Buddha gave a teaching and addressed the monks: </text:p>
          </table:table-cell>
          <table:table-cell office:value-type="string" calcext:value-type="string">
            <text:p/>
          </table:table-cell>
          <table:table-cell office:value-type="string" calcext:value-type="string">
            <text:p>&lt;p&gt;{}</text:p>
          </table:table-cell>
          <table:table-cell office:value-type="string" calcext:value-type="string">
            <text:p>pts-cs4.3</text:p>
          </table:table-cell>
          <table:table-cell/>
        </table:table-row>
        <table:table-row table:style-name="ro1">
          <table:table-cell office:value-type="string" calcext:value-type="string">
            <text:p>pli-tv-kd14:4.3.2</text:p>
          </table:table-cell>
          <table:table-cell office:value-type="string" calcext:value-type="string">
            <text:p>“tena hi, bhikkhave, saṅgho dabbaṁ mallaputtaṁ senāsanapaññāpakañca bhattuddesakañca sammannatu.</text:p>
          </table:table-cell>
          <table:table-cell office:value-type="string" calcext:value-type="string">
            <text:p>“The Sangha should appoint Dabba the Mallian as the assigner of dwellings and the designator of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3.3</text:p>
          </table:table-cell>
          <table:table-cell office:value-type="string" calcext:value-type="string">
            <text:p>Evañca pana, bhikkhave, sammannitabbo.</text:p>
          </table:table-cell>
          <table:table-cell office:value-type="string" calcext:value-type="string">
            <text:p>And he should be appointed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3.4</text:p>
          </table:table-cell>
          <table:table-cell office:value-type="string" calcext:value-type="string">
            <text:p>Paṭhamaṁ dabbo mallaputto yācitabbo.</text:p>
          </table:table-cell>
          <table:table-cell office:value-type="string" calcext:value-type="string">
            <text:p>First Dabba should be aske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mallaputto yācitabbo → dabbo yācitabbo (bj, sya-all, pts1ed, mr)</text:p>
          </table:table-cell>
        </table:table-row>
        <table:table-row table:style-name="ro1">
          <table:table-cell office:value-type="string" calcext:value-type="string">
            <text:p>pli-tv-kd14:4.3.5</text:p>
          </table:table-cell>
          <table:table-cell office:value-type="string" calcext:value-type="string">
            <text:p>Yācitvā byattena bhikkhunā paṭibalena saṅ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3.6</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809, msdiv190, sc25</text:p>
          </table:table-cell>
          <table:table-cell/>
        </table:table-row>
        <table:table-row table:style-name="ro1">
          <table:table-cell office:value-type="string" calcext:value-type="string">
            <text:p>pli-tv-kd14:4.3.7</text:p>
          </table:table-cell>
          <table:table-cell office:value-type="string" calcext:value-type="string">
            <text:p>Yadi saṅghassa pattakallaṁ, saṅgho āyasmantaṁ dabbaṁ mallaputtaṁ senāsanapaññāpakañca bhattuddesakañca sammanneyya.</text:p>
          </table:table-cell>
          <table:table-cell office:value-type="string" calcext:value-type="string">
            <text:p>If it seems appropriate to the Sangha, it should appoint Venerable Dabba the Mallian as assigner of dwellings and designator of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3.8</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3.9</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bj4.340, ms4V_810, sc26</text:p>
          </table:table-cell>
          <table:table-cell/>
        </table:table-row>
        <table:table-row table:style-name="ro1">
          <table:table-cell office:value-type="string" calcext:value-type="string">
            <text:p>pli-tv-kd14:4.3.10</text:p>
          </table:table-cell>
          <table:table-cell office:value-type="string" calcext:value-type="string">
            <text:p>Saṅgho āyasmantaṁ dabbaṁ mallaputtaṁ senāsanapaññāpakañca bhattuddesakañca sammannati.</text:p>
          </table:table-cell>
          <table:table-cell office:value-type="string" calcext:value-type="string">
            <text:p>The Sangha appoints Venerable Dabba the Mallian as assigner of dwellings and designator of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3.11</text:p>
          </table:table-cell>
          <table:table-cell office:value-type="string" calcext:value-type="string">
            <text:p>Yassāyasmato khamati āyasmato dabbassa mallaputtassa senāsanapaññāpakassa ca bhattuddesakassa ca sammuti, so tuṇhassa;</text:p>
          </table:table-cell>
          <table:table-cell office:value-type="string" calcext:value-type="string">
            <text:p>Any monk who approves of appointing Venerable Dabba the Mallian as assigner of dwellings and designator of meals should remain silent. </text:p>
          </table:table-cell>
          <table:table-cell office:value-type="string" calcext:value-type="string">
            <text:p/>
          </table:table-cell>
          <table:table-cell office:value-type="string" calcext:value-type="string">
            <text:p>{}</text:p>
          </table:table-cell>
          <table:table-cell office:value-type="string" calcext:value-type="string">
            <text:p>pts-vp-en5.99</text:p>
          </table:table-cell>
          <table:table-cell/>
        </table:table-row>
        <table:table-row table:style-name="ro1">
          <table:table-cell office:value-type="string" calcext:value-type="string">
            <text:p>pli-tv-kd14:4.3.12</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3.13</text:p>
          </table:table-cell>
          <table:table-cell office:value-type="string" calcext:value-type="string">
            <text:p>Sammato saṅghena āyasmā dabbo mallaputto senāsanapaññāpako ca bhattuddesako ca.</text:p>
          </table:table-cell>
          <table:table-cell office:value-type="string" calcext:value-type="string">
            <text:p>The Sangha has appointed Venerable Dabba the Mallian as assigner of dwellings and designator of meals. </text:p>
          </table:table-cell>
          <table:table-cell office:value-type="string" calcext:value-type="string">
            <text:p/>
          </table:table-cell>
          <table:table-cell office:value-type="string" calcext:value-type="string">
            <text:p>&lt;p&gt;{}</text:p>
          </table:table-cell>
          <table:table-cell office:value-type="string" calcext:value-type="string">
            <text:p>ms4V_811, ndp4.154, sc27, sya6.306, vri90.178</text:p>
          </table:table-cell>
          <table:table-cell/>
        </table:table-row>
        <table:table-row table:style-name="ro1">
          <table:table-cell office:value-type="string" calcext:value-type="string">
            <text:p>pli-tv-kd14:4.3.14</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4.4.1</text:p>
          </table:table-cell>
          <table:table-cell office:value-type="string" calcext:value-type="string">
            <text:p>Sammato ca panāyasmā dabbo mallaputto sabhāgānaṁ bhikkhūnaṁ ekajjhaṁ senāsanaṁ paññapeti.</text:p>
          </table:table-cell>
          <table:table-cell office:value-type="string" calcext:value-type="string">
            <text:p>Dabba assigned dwellings to the monks according to their character. </text:p>
          </table:table-cell>
          <table:table-cell office:value-type="string" calcext:value-type="string">
            <text:p/>
          </table:table-cell>
          <table:table-cell office:value-type="string" calcext:value-type="string">
            <text:p>&lt;p&gt;{}</text:p>
          </table:table-cell>
          <table:table-cell office:value-type="string" calcext:value-type="string">
            <text:p>cck6.278, csp1ed4.193, csp2ed4.193, dr6.246, ms4V_812, msdiv191, pts-cs4.4, sc28</text:p>
          </table:table-cell>
          <table:table-cell/>
        </table:table-row>
        <table:table-row table:style-name="ro1">
          <table:table-cell office:value-type="string" calcext:value-type="string">
            <text:p>pli-tv-kd14:4.4.2</text:p>
          </table:table-cell>
          <table:table-cell office:value-type="string" calcext:value-type="string">
            <text:p>Ye te bhikkhū suttantikā tesaṁ ekajjhaṁ senāsanaṁ paññapeti—</text:p>
          </table:table-cell>
          <table:table-cell office:value-type="string" calcext:value-type="string">
            <text:p>He assigned dwellings in the same place to those monks who were experts on the discourse,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3</text:p>
          </table:table-cell>
          <table:table-cell office:value-type="string" calcext:value-type="string">
            <text:p>“te aññamaññaṁ suttantaṁ saṅgāyissantī”ti.</text:p>
          </table:table-cell>
          <table:table-cell office:value-type="string" calcext:value-type="string">
            <text:p>“They’ll recite the discourses toge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4</text:p>
          </table:table-cell>
          <table:table-cell office:value-type="string" calcext:value-type="string">
            <text:p>Ye te bhikkhū vinayadharā tesaṁ ekajjhaṁ senāsanaṁ paññapeti—</text:p>
          </table:table-cell>
          <table:table-cell office:value-type="string" calcext:value-type="string">
            <text:p>And he did likewise for the experts on Monastic Law,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5</text:p>
          </table:table-cell>
          <table:table-cell office:value-type="string" calcext:value-type="string">
            <text:p>“te aññamaññaṁ vinayaṁ vinicchinissantī”ti.</text:p>
          </table:table-cell>
          <table:table-cell office:value-type="string" calcext:value-type="string">
            <text:p>“They’ll deliberate on the Monastic La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6</text:p>
          </table:table-cell>
          <table:table-cell office:value-type="string" calcext:value-type="string">
            <text:p>Ye te bhikkhū dhammakathikā tesaṁ ekajjhaṁ senāsanaṁ paññapeti—</text:p>
          </table:table-cell>
          <table:table-cell office:value-type="string" calcext:value-type="string">
            <text:p>for the expounders of the Teaching,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7</text:p>
          </table:table-cell>
          <table:table-cell office:value-type="string" calcext:value-type="string">
            <text:p>“te aññamaññaṁ dhammaṁ sākacchissantī”ti.</text:p>
          </table:table-cell>
          <table:table-cell office:value-type="string" calcext:value-type="string">
            <text:p>“They’ll discuss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8</text:p>
          </table:table-cell>
          <table:table-cell office:value-type="string" calcext:value-type="string">
            <text:p>Ye te bhikkhū jhāyino tesaṁ ekajjhaṁ senāsanaṁ paññapeti—</text:p>
          </table:table-cell>
          <table:table-cell office:value-type="string" calcext:value-type="string">
            <text:p>for the meditators, think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9</text:p>
          </table:table-cell>
          <table:table-cell office:value-type="string" calcext:value-type="string">
            <text:p>“te aññamaññaṁ na byābādhissantī”ti.</text:p>
          </table:table-cell>
          <table:table-cell office:value-type="string" calcext:value-type="string">
            <text:p>“They won’t disturb each o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10</text:p>
          </table:table-cell>
          <table:table-cell office:value-type="string" calcext:value-type="string">
            <text:p>Ye te bhikkhū tiracchānakathikā kāyadaḷhibahulā viharanti tesampi ekajjhaṁ senāsanaṁ paññapeti—</text:p>
          </table:table-cell>
          <table:table-cell office:value-type="string" calcext:value-type="string">
            <text:p>and for the gossips and the body-builders, thinking, </text:p>
          </table:table-cell>
          <table:table-cell office:value-type="string" calcext:value-type="string">
            <text:p/>
          </table:table-cell>
          <table:table-cell office:value-type="string" calcext:value-type="string">
            <text:p>{}</text:p>
          </table:table-cell>
          <table:table-cell office:value-type="string" calcext:value-type="string">
            <text:p>pts-vp-pli2.76</text:p>
          </table:table-cell>
          <table:table-cell office:value-type="string" calcext:value-type="string">
            <text:p>kāyadaḷhibahulā → kāyadaḍḍhibahulā (bj); kāyadaḷhībahulā (pts1ed)</text:p>
          </table:table-cell>
        </table:table-row>
        <table:table-row table:style-name="ro1">
          <table:table-cell office:value-type="string" calcext:value-type="string">
            <text:p>pli-tv-kd14:4.4.11</text:p>
          </table:table-cell>
          <table:table-cell office:value-type="string" calcext:value-type="string">
            <text:p>“imāyapime āyasmanto ratiyā acchissantī”ti.</text:p>
          </table:table-cell>
          <table:table-cell office:value-type="string" calcext:value-type="string">
            <text:p>“In this way even these venerables will be happ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4.12</text:p>
          </table:table-cell>
          <table:table-cell office:value-type="string" calcext:value-type="string">
            <text:p>Yepi te bhikkhū vikāle āgacchanti tesampi tejodhātuṁ samāpajjitvā teneva ālokena senāsanaṁ paññapeti;</text:p>
          </table:table-cell>
          <table:table-cell office:value-type="string" calcext:value-type="string">
            <text:p>When monks arrived at night, he entered the fire element and assigned dwellings with the help of that l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4.13</text:p>
          </table:table-cell>
          <table:table-cell office:value-type="string" calcext:value-type="string">
            <text:p>apissu bhikkhū sañcicca vikāle āgacchanti—</text:p>
          </table:table-cell>
          <table:table-cell office:value-type="string" calcext:value-type="string">
            <text:p>Monks even arrived late on purpo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14</text:p>
          </table:table-cell>
          <table:table-cell office:value-type="string" calcext:value-type="string">
            <text:p>“mayaṁ āyasmato dabbassa mallaputtassa iddhipāṭihāriyaṁ passissāmā”ti.</text:p>
          </table:table-cell>
          <table:table-cell office:value-type="string" calcext:value-type="string">
            <text:p>hoping to see the marvel of Dabba’s supernormal pow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4.15</text:p>
          </table:table-cell>
          <table:table-cell office:value-type="string" calcext:value-type="string">
            <text:p>Te āyasmantaṁ dabbaṁ mallaputtaṁ upasaṅkamitvā evaṁ vadanti—</text:p>
          </table:table-cell>
          <table:table-cell office:value-type="string" calcext:value-type="string">
            <text:p>They would approach Dabba and say, </text:p>
          </table:table-cell>
          <table:table-cell office:value-type="string" calcext:value-type="string">
            <text:p/>
          </table:table-cell>
          <table:table-cell office:value-type="string" calcext:value-type="string">
            <text:p>&lt;p&gt;{}</text:p>
          </table:table-cell>
          <table:table-cell office:value-type="string" calcext:value-type="string">
            <text:p>cck6.279, dr6.247, ms4V_813, sc29, sya6.307</text:p>
          </table:table-cell>
          <table:table-cell/>
        </table:table-row>
        <table:table-row table:style-name="ro1">
          <table:table-cell office:value-type="string" calcext:value-type="string">
            <text:p>pli-tv-kd14:4.4.16</text:p>
          </table:table-cell>
          <table:table-cell office:value-type="string" calcext:value-type="string">
            <text:p>“amhākaṁ, āvuso dabba, senāsanaṁ paññapehī”ti.</text:p>
          </table:table-cell>
          <table:table-cell office:value-type="string" calcext:value-type="string">
            <text:p>“Venerable Dabba, assign us a dwell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17</text:p>
          </table:table-cell>
          <table:table-cell office:value-type="string" calcext:value-type="string">
            <text:p>Te āyasmā dabbo mallaputto evaṁ vade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4.18</text:p>
          </table:table-cell>
          <table:table-cell office:value-type="string" calcext:value-type="string">
            <text:p>“kattha āyasmantā icchanti kattha paññapemī”ti?</text:p>
          </table:table-cell>
          <table:table-cell office:value-type="string" calcext:value-type="string">
            <text:p>“Where would you like to st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4.19</text:p>
          </table:table-cell>
          <table:table-cell office:value-type="string" calcext:value-type="string">
            <text:p>Te sañcicca dūre apadisanti—</text:p>
          </table:table-cell>
          <table:table-cell office:value-type="string" calcext:value-type="string">
            <text:p>They would intentionally suggest somewhere far a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4.20</text:p>
          </table:table-cell>
          <table:table-cell office:value-type="string" calcext:value-type="string">
            <text:p>“amhākaṁ, āvuso dabba, gijjhakūṭe pabbate senāsanaṁ paññapehi.</text:p>
          </table:table-cell>
          <table:table-cell office:value-type="string" calcext:value-type="string">
            <text:p>“Please assign us a dwelling on the Vulture Pea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21</text:p>
          </table:table-cell>
          <table:table-cell office:value-type="string" calcext:value-type="string">
            <text:p>Amhākaṁ, āvuso, corapapāte senāsanaṁ paññapehi.</text:p>
          </table:table-cell>
          <table:table-cell office:value-type="string" calcext:value-type="string">
            <text:p>“… at Robbers’ Clif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22</text:p>
          </table:table-cell>
          <table:table-cell office:value-type="string" calcext:value-type="string">
            <text:p>Amhākaṁ, āvuso, isigilipasse kāḷasilāyaṁ senāsanaṁ paññapehi.</text:p>
          </table:table-cell>
          <table:table-cell office:value-type="string" calcext:value-type="string">
            <text:p>“… on Black Rock on the slope of Isigili Hi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23</text:p>
          </table:table-cell>
          <table:table-cell office:value-type="string" calcext:value-type="string">
            <text:p>Amhākaṁ, āvuso, vebhārapasse sattapaṇṇiguhāyaṁ senāsanaṁ paññapehi.</text:p>
          </table:table-cell>
          <table:table-cell office:value-type="string" calcext:value-type="string">
            <text:p>“… in the Sattapaṇṇi Cave on the slope of Vebhāra Hil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24</text:p>
          </table:table-cell>
          <table:table-cell office:value-type="string" calcext:value-type="string">
            <text:p>Amhākaṁ, āvuso, sītavane sappasoṇḍikapabbhāre senāsanaṁ paññapehi.</text:p>
          </table:table-cell>
          <table:table-cell office:value-type="string" calcext:value-type="string">
            <text:p>“… in Cool Grove on the hill at the Snake’s Poo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25</text:p>
          </table:table-cell>
          <table:table-cell office:value-type="string" calcext:value-type="string">
            <text:p>Amhākaṁ, āvuso, gotamakakandarāyaṁ senāsanaṁ paññapehi.</text:p>
          </table:table-cell>
          <table:table-cell office:value-type="string" calcext:value-type="string">
            <text:p>“… at Gomaṭa Gorg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gotamakakandarāyaṁ → gotamakandarāyaṁ (bj); gomaṭakandarāyaṁ (sya-all, km, pts1ed)</text:p>
          </table:table-cell>
        </table:table-row>
        <table:table-row table:style-name="ro1">
          <table:table-cell office:value-type="string" calcext:value-type="string">
            <text:p>pli-tv-kd14:4.4.26</text:p>
          </table:table-cell>
          <table:table-cell office:value-type="string" calcext:value-type="string">
            <text:p>Amhākaṁ, āvuso, tindukakandarāyaṁ senāsanaṁ paññapehi.</text:p>
          </table:table-cell>
          <table:table-cell office:value-type="string" calcext:value-type="string">
            <text:p>“… at Tinduka Gorg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27</text:p>
          </table:table-cell>
          <table:table-cell office:value-type="string" calcext:value-type="string">
            <text:p>Amhākaṁ, āvuso, tapodakandarāyaṁ senāsanaṁ paññapehi.</text:p>
          </table:table-cell>
          <table:table-cell office:value-type="string" calcext:value-type="string">
            <text:p>“… at Tapoda Gorg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tapodakandarāyaṁ → kapotakandarāyaṁ (si, sya-all, mr)</text:p>
          </table:table-cell>
        </table:table-row>
        <table:table-row table:style-name="ro1">
          <table:table-cell office:value-type="string" calcext:value-type="string">
            <text:p>pli-tv-kd14:4.4.28</text:p>
          </table:table-cell>
          <table:table-cell office:value-type="string" calcext:value-type="string">
            <text:p>Amhākaṁ, āvuso, tapodārāme senāsanaṁ paññapehi.</text:p>
          </table:table-cell>
          <table:table-cell office:value-type="string" calcext:value-type="string">
            <text:p>“… in Tapoda Par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29</text:p>
          </table:table-cell>
          <table:table-cell office:value-type="string" calcext:value-type="string">
            <text:p>Amhākaṁ, āvuso, jīvakambavane senāsanaṁ paññapehi.</text:p>
          </table:table-cell>
          <table:table-cell office:value-type="string" calcext:value-type="string">
            <text:p>“… in Jīvaka’s Mango Grove,” </text:p>
          </table:table-cell>
          <table:table-cell office:value-type="string" calcext:value-type="string">
            <text:p/>
          </table:table-cell>
          <table:table-cell office:value-type="string" calcext:value-type="string">
            <text:p>{}</text:p>
          </table:table-cell>
          <table:table-cell office:value-type="string" calcext:value-type="string">
            <text:p>pts-vp-en5.100</text:p>
          </table:table-cell>
          <table:table-cell/>
        </table:table-row>
        <table:table-row table:style-name="ro1">
          <table:table-cell office:value-type="string" calcext:value-type="string">
            <text:p>pli-tv-kd14:4.4.30</text:p>
          </table:table-cell>
          <table:table-cell office:value-type="string" calcext:value-type="string">
            <text:p>Amhākaṁ, āvuso, maddakucchimhi migadāye senāsanaṁ paññapehī”ti.</text:p>
          </table:table-cell>
          <table:table-cell office:value-type="string" calcext:value-type="string">
            <text:p>“… in the deer park at Maddakucchi.”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4.31</text:p>
          </table:table-cell>
          <table:table-cell office:value-type="string" calcext:value-type="string">
            <text:p>Tesaṁ āyasmā dabbo mallaputto tejodhātuṁ samāpajjitvā aṅguliyā jalamānāya purato purato gacchati.</text:p>
          </table:table-cell>
          <table:table-cell office:value-type="string" calcext:value-type="string">
            <text:p>Dabba then entered the fire element, and with his finger glowing, he walked in front of those monks. </text:p>
          </table:table-cell>
          <table:table-cell office:value-type="string" calcext:value-type="string">
            <text:p/>
          </table:table-cell>
          <table:table-cell office:value-type="string" calcext:value-type="string">
            <text:p>&lt;p&gt;{}</text:p>
          </table:table-cell>
          <table:table-cell office:value-type="string" calcext:value-type="string">
            <text:p>bj4.342, csp1ed4.194, csp2ed4.194, ms4V_814, ndp4.155, sc30, sya6.308, vri90.179</text:p>
          </table:table-cell>
          <table:table-cell/>
        </table:table-row>
        <table:table-row table:style-name="ro1">
          <table:table-cell office:value-type="string" calcext:value-type="string">
            <text:p>pli-tv-kd14:4.4.32</text:p>
          </table:table-cell>
          <table:table-cell office:value-type="string" calcext:value-type="string">
            <text:p>Tepi teneva ālokena āyasmato dabbassa mallaputtassa piṭṭhito piṭṭhito gacchanti.</text:p>
          </table:table-cell>
          <table:table-cell office:value-type="string" calcext:value-type="string">
            <text:p>They followed closely behind him with the help of that li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33</text:p>
          </table:table-cell>
          <table:table-cell office:value-type="string" calcext:value-type="string">
            <text:p>Tesaṁ āyasmā dabbo mallaputto evaṁ senāsanaṁ paññapeti—</text:p>
          </table:table-cell>
          <table:table-cell office:value-type="string" calcext:value-type="string">
            <text:p>And he would assign them dwelling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4.34</text:p>
          </table:table-cell>
          <table:table-cell office:value-type="string" calcext:value-type="string">
            <text:p>“ayaṁ mañco, idaṁ pīṭhaṁ, ayaṁ bhisi, idaṁ bibbohanaṁ, idaṁ vaccaṭṭhānaṁ, idaṁ passāvaṭṭhānaṁ, idaṁ pānīyaṁ, idaṁ paribhojanīyaṁ, ayaṁ kattaradaṇḍo, idaṁ saṅghassa katikasaṇṭhānaṁ, imaṁ kālaṁ pavisitabbaṁ, imaṁ kālaṁ nikkhamitabban”ti.</text:p>
          </table:table-cell>
          <table:table-cell office:value-type="string" calcext:value-type="string">
            <text:p>“This is the bed, this the bench, this the mattress, this the pillow, this the place for defecating, this the place for urinating, this the water for drinking, this the water for washing, this the walking stick; these are the Sangha’s agreements concerning the right time to enter and the right time to depart.” </text:p>
          </table:table-cell>
          <table:table-cell office:value-type="string" calcext:value-type="string">
            <text:p>_Idaṁ saṅghassa katikasaṇṭhānaṁ, imaṁ kālaṁ pavisitabbaṁ, imaṁ kālaṁ nikkhamitabbanti_. See [](pli-tv-kd18:1.2.22) for the correct interpretation of this line.</text:p>
          </table:table-cell>
          <table:table-cell office:value-type="string" calcext:value-type="string">
            <text:p>{}</text:p>
          </table:table-cell>
          <table:table-cell office:value-type="string" calcext:value-type="string">
            <text:p/>
          </table:table-cell>
          <table:table-cell office:value-type="string" calcext:value-type="string">
            <text:p>bibbohanaṁ → bimbohanaṁ (bj, sya-all, km, pts1ed)</text:p>
          </table:table-cell>
        </table:table-row>
        <table:table-row table:style-name="ro1">
          <table:table-cell office:value-type="string" calcext:value-type="string">
            <text:p>pli-tv-kd14:4.4.35</text:p>
          </table:table-cell>
          <table:table-cell office:value-type="string" calcext:value-type="string">
            <text:p>Tesaṁ āyasmā dabbo mallaputto evaṁ senāsanaṁ paññapetvā punadeva veḷuvanaṁ paccāgacchati.</text:p>
          </table:table-cell>
          <table:table-cell office:value-type="string" calcext:value-type="string">
            <text:p>Dabba then returned to the Bamboo Grov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5.1</text:p>
          </table:table-cell>
          <table:table-cell office:value-type="string" calcext:value-type="string">
            <text:p>Tena kho pana samayena mettiyabhūmajakā bhikkhū navakā ceva honti appapuññā ca.</text:p>
          </table:table-cell>
          <table:table-cell office:value-type="string" calcext:value-type="string">
            <text:p>At that time the monks Mettiya and Bhūmajaka were only newly ordained. They had little merit, </text:p>
          </table:table-cell>
          <table:table-cell office:value-type="string" calcext:value-type="string">
            <text:p/>
          </table:table-cell>
          <table:table-cell office:value-type="string" calcext:value-type="string">
            <text:p>&lt;hr&gt;&lt;p&gt;{}</text:p>
          </table:table-cell>
          <table:table-cell office:value-type="string" calcext:value-type="string">
            <text:p>cck6.280, dr6.248, ms4V_815, msdiv192, pts-cs4.5, sc31</text:p>
          </table:table-cell>
          <table:table-cell office:value-type="string" calcext:value-type="string">
            <text:p>mettiyabhūmajakā → mettiyabhummajakā (bj, sya-all, km, pts1ed)</text:p>
          </table:table-cell>
        </table:table-row>
        <table:table-row table:style-name="ro1">
          <table:table-cell office:value-type="string" calcext:value-type="string">
            <text:p>pli-tv-kd14:4.5.2</text:p>
          </table:table-cell>
          <table:table-cell office:value-type="string" calcext:value-type="string">
            <text:p>Yāni saṅghassa lāmakāni senāsanāni tāni tesaṁ pāpuṇanti lāmakāni ca bhattāni.</text:p>
          </table:table-cell>
          <table:table-cell office:value-type="string" calcext:value-type="string">
            <text:p>and they obtained inferior dwellings and meal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5.3</text:p>
          </table:table-cell>
          <table:table-cell office:value-type="string" calcext:value-type="string">
            <text:p>Tena kho pana samayena rājagahe manussā icchanti therānaṁ bhikkhūnaṁ abhisaṅkhārikaṁ piṇḍapātaṁ dātuṁ—</text:p>
          </table:table-cell>
          <table:table-cell office:value-type="string" calcext:value-type="string">
            <text:p>The people of Rājagaha were keen to give specially prepared almsfood to the senior monks—</text:p>
          </table:table-cell>
          <table:table-cell office:value-type="string" calcext:value-type="string">
            <text:p/>
          </table:table-cell>
          <table:table-cell office:value-type="string" calcext:value-type="string">
            <text:p>{}</text:p>
          </table:table-cell>
          <table:table-cell office:value-type="string" calcext:value-type="string">
            <text:p>pts-vp-pli2.77</text:p>
          </table:table-cell>
          <table:table-cell/>
        </table:table-row>
        <table:table-row table:style-name="ro1">
          <table:table-cell office:value-type="string" calcext:value-type="string">
            <text:p>pli-tv-kd14:4.5.4</text:p>
          </table:table-cell>
          <table:table-cell office:value-type="string" calcext:value-type="string">
            <text:p>sappimpi, telampi, uttaribhaṅgampi.</text:p>
          </table:table-cell>
          <table:table-cell office:value-type="string" calcext:value-type="string">
            <text:p>ghee, oil, and special curry—</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5.5</text:p>
          </table:table-cell>
          <table:table-cell office:value-type="string" calcext:value-type="string">
            <text:p>Mettiyabhūmajakānaṁ pana bhikkhūnaṁ pākatikaṁ denti—</text:p>
          </table:table-cell>
          <table:table-cell office:value-type="string" calcext:value-type="string">
            <text:p>but to the monks Mettiya and Bhūmajaka they gave ordinary food o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5.6</text:p>
          </table:table-cell>
          <table:table-cell office:value-type="string" calcext:value-type="string">
            <text:p>yathārandhaṁ kaṇājakaṁ bilaṅgadutiyaṁ.</text:p>
          </table:table-cell>
          <table:table-cell office:value-type="string" calcext:value-type="string">
            <text:p>porridge and broken rice.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yathārandhaṁ → yathāraddhaṁ (bj, sya-all, pts1ed)</text:p>
          </table:table-cell>
        </table:table-row>
        <table:table-row table:style-name="ro1">
          <table:table-cell office:value-type="string" calcext:value-type="string">
            <text:p>pli-tv-kd14:4.5.7</text:p>
          </table:table-cell>
          <table:table-cell office:value-type="string" calcext:value-type="string">
            <text:p>Te pacchābhattaṁ piṇḍapātapaṭikkantā there bhikkhū pucchanti—</text:p>
          </table:table-cell>
          <table:table-cell office:value-type="string" calcext:value-type="string">
            <text:p>After the meal, when they had returned from almsround, they asked the senior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5.8</text:p>
          </table:table-cell>
          <table:table-cell office:value-type="string" calcext:value-type="string">
            <text:p>“tumhākaṁ, āvuso, bhattagge kiṁ ahosi, tumhākaṁ kiṁ ahosī”ti?</text:p>
          </table:table-cell>
          <table:table-cell office:value-type="string" calcext:value-type="string">
            <text:p>“What did you get at the dining hall?”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tumhākaṁ kiṁ ahosī”ti → kiṁ nāhosīti (sya-all, km)</text:p>
          </table:table-cell>
        </table:table-row>
        <table:table-row table:style-name="ro1">
          <table:table-cell office:value-type="string" calcext:value-type="string">
            <text:p>pli-tv-kd14:4.5.9</text:p>
          </table:table-cell>
          <table:table-cell office:value-type="string" calcext:value-type="string">
            <text:p>Ekacce therā evaṁ vadanti—</text:p>
          </table:table-cell>
          <table:table-cell office:value-type="string" calcext:value-type="string">
            <text:p>Som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5.10</text:p>
          </table:table-cell>
          <table:table-cell office:value-type="string" calcext:value-type="string">
            <text:p>“amhākaṁ, āvuso, sappi ahosi, telaṁ ahosi, uttaribhaṅgaṁ ahosī”ti.</text:p>
          </table:table-cell>
          <table:table-cell office:value-type="string" calcext:value-type="string">
            <text:p>“We got ghee, oil, and special curr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5.11</text:p>
          </table:table-cell>
          <table:table-cell office:value-type="string" calcext:value-type="string">
            <text:p>Mettiyabhūmajakā pana bhikkhū evaṁ vadanti—</text:p>
          </table:table-cell>
          <table:table-cell office:value-type="string" calcext:value-type="string">
            <text:p>But the monks Mettiya and Bhūmajaka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5.12</text:p>
          </table:table-cell>
          <table:table-cell office:value-type="string" calcext:value-type="string">
            <text:p>“amhākaṁ, āvuso, na kiñci ahosi—</text:p>
          </table:table-cell>
          <table:table-cell office:value-type="string" calcext:value-type="string">
            <text:p>“We didn’t get any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5.13</text:p>
          </table:table-cell>
          <table:table-cell office:value-type="string" calcext:value-type="string">
            <text:p>pākatikaṁ yathārandhaṁ kaṇājakaṁ bilaṅgadutiyan”ti.</text:p>
          </table:table-cell>
          <table:table-cell office:value-type="string" calcext:value-type="string">
            <text:p>except ordinary food of porridge and broken ri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6.1</text:p>
          </table:table-cell>
          <table:table-cell office:value-type="string" calcext:value-type="string">
            <text:p>Tena kho pana samayena kalyāṇabhattiko gahapati saṅghassa catukkabhattaṁ deti niccabhattaṁ.</text:p>
          </table:table-cell>
          <table:table-cell office:value-type="string" calcext:value-type="string">
            <text:p>At that time there was a householder who gave a regular meal of fine food to four monks. </text:p>
          </table:table-cell>
          <table:table-cell office:value-type="string" calcext:value-type="string">
            <text:p/>
          </table:table-cell>
          <table:table-cell office:value-type="string" calcext:value-type="string">
            <text:p>&lt;hr&gt;&lt;p&gt;{}</text:p>
          </table:table-cell>
          <table:table-cell office:value-type="string" calcext:value-type="string">
            <text:p>cck6.281, csp1ed4.195, csp2ed4.195, ms4V_816, pts-cs4.6, sc32, sya6.309, vri90.180</text:p>
          </table:table-cell>
          <table:table-cell/>
        </table:table-row>
        <table:table-row table:style-name="ro1">
          <table:table-cell office:value-type="string" calcext:value-type="string">
            <text:p>pli-tv-kd14:4.6.2</text:p>
          </table:table-cell>
          <table:table-cell office:value-type="string" calcext:value-type="string">
            <text:p>So bhattagge saputtadāro upatiṭṭhitvā parivisati—</text:p>
          </table:table-cell>
          <table:table-cell office:value-type="string" calcext:value-type="string">
            <text:p>He made his offering in the dining hall together with his wives and childr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6.3</text:p>
          </table:table-cell>
          <table:table-cell office:value-type="string" calcext:value-type="string">
            <text:p>aññe odanena pucchanti, aññe sūpena pucchanti, aññe telena pucchanti, aññe uttaribhaṅgena pucchanti.</text:p>
          </table:table-cell>
          <table:table-cell office:value-type="string" calcext:value-type="string">
            <text:p>Some of them offered rice, others bean curry, others oil, and others special curry. </text:p>
          </table:table-cell>
          <table:table-cell office:value-type="string" calcext:value-type="string">
            <text:p/>
          </table:table-cell>
          <table:table-cell office:value-type="string" calcext:value-type="string">
            <text:p>{}&lt;/p&gt;</text:p>
          </table:table-cell>
          <table:table-cell office:value-type="string" calcext:value-type="string">
            <text:p>pts-vp-en5.101</text:p>
          </table:table-cell>
          <table:table-cell/>
        </table:table-row>
        <table:table-row table:style-name="ro1">
          <table:table-cell office:value-type="string" calcext:value-type="string">
            <text:p>pli-tv-kd14:4.6.4</text:p>
          </table:table-cell>
          <table:table-cell office:value-type="string" calcext:value-type="string">
            <text:p>Tena kho pana samayena kalyāṇabhattikassa gahapatino bhattaṁ svātanāya mettiyabhūmajakānaṁ bhikkhūnaṁ uddiṭṭhaṁ hoti.</text:p>
          </table:table-cell>
          <table:table-cell office:value-type="string" calcext:value-type="string">
            <text:p>On one occasion the meal to be given by this householder on the following day had been designated to the monks Mettiya and Bhūmajak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6.5</text:p>
          </table:table-cell>
          <table:table-cell office:value-type="string" calcext:value-type="string">
            <text:p>Atha kho kalyāṇabhattiko gahapati ārāmaṁ agamāsi kenacideva karaṇīyena.</text:p>
          </table:table-cell>
          <table:table-cell office:value-type="string" calcext:value-type="string">
            <text:p>Just then that householder went to the monastery on some busi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6.6</text:p>
          </table:table-cell>
          <table:table-cell office:value-type="string" calcext:value-type="string">
            <text:p>So yenāyasmā dabbo mallaputto tenupasaṅkami, upasaṅkamitvā āyasmantaṁ dabbaṁ mallaputtaṁ abhivādetvā ekamantaṁ nisīdi.</text:p>
          </table:table-cell>
          <table:table-cell office:value-type="string" calcext:value-type="string">
            <text:p>He approached Dabba, bowed, and sat dow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6.7</text:p>
          </table:table-cell>
          <table:table-cell office:value-type="string" calcext:value-type="string">
            <text:p>Ekamantaṁ nisinnaṁ kho kalyāṇabhattikaṁ gahapatiṁ āyasmā dabbo mallaputto dhammiyā kathāya sandassesi samādapesi samuttejesi sampahaṁsesi.</text:p>
          </table:table-cell>
          <table:table-cell office:value-type="string" calcext:value-type="string">
            <text:p>And Dabba instructed, inspired, and gladdened him with a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6.8</text:p>
          </table:table-cell>
          <table:table-cell office:value-type="string" calcext:value-type="string">
            <text:p>Atha kho kalyāṇabhattiko gahapati āyasmatā dabbena mallaputtena dhammiyā kathāya sandassito samādapito samuttejito sampahaṁsito āyasmantaṁ dabbaṁ mallaputtaṁ etadavoca—</text:p>
          </table:table-cell>
          <table:table-cell office:value-type="string" calcext:value-type="string">
            <text:p>After the talk, he asked Dabb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6.9</text:p>
          </table:table-cell>
          <table:table-cell office:value-type="string" calcext:value-type="string">
            <text:p>“kassa, bhante, amhākaṁ ghare svātanāya bhattaṁ uddiṭṭhan”ti?</text:p>
          </table:table-cell>
          <table:table-cell office:value-type="string" calcext:value-type="string">
            <text:p>“Venerable, who has been designated to receive tomorrow’s meal in our hou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6.10</text:p>
          </table:table-cell>
          <table:table-cell office:value-type="string" calcext:value-type="string">
            <text:p>“Mettiyabhūmajakānaṁ kho, gahapati, bhikkhūnaṁ tumhākaṁ ghare svātanāya bhattaṁ uddiṭṭhan”ti.</text:p>
          </table:table-cell>
          <table:table-cell office:value-type="string" calcext:value-type="string">
            <text:p>“Mettiya and Bhūmajak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6.11</text:p>
          </table:table-cell>
          <table:table-cell office:value-type="string" calcext:value-type="string">
            <text:p>Atha kho kalyāṇabhattiko gahapati anattamano ahosi.</text:p>
          </table:table-cell>
          <table:table-cell office:value-type="string" calcext:value-type="string">
            <text:p>That householder was disappoint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6.12</text:p>
          </table:table-cell>
          <table:table-cell office:value-type="string" calcext:value-type="string">
            <text:p>Kathañhi nāma pāpabhikkhū amhākaṁ ghare bhuñjissantīti gharaṁ gantvā dāsiṁ āṇāpesi—</text:p>
          </table:table-cell>
          <table:table-cell office:value-type="string" calcext:value-type="string">
            <text:p>and thought, “Why should bad monks eat in our house?” After returning to his house, he told a female slav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6.13</text:p>
          </table:table-cell>
          <table:table-cell office:value-type="string" calcext:value-type="string">
            <text:p>“ye, je, sve bhattikā āgacchanti te koṭṭhake āsanaṁ paññapetvā kaṇājakena bilaṅgadutiyena parivisā”ti.</text:p>
          </table:table-cell>
          <table:table-cell office:value-type="string" calcext:value-type="string">
            <text:p>“For those who are coming for tomorrow’s meal, prepare seats at the gateway and serve them broken rice and porridg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6.14</text:p>
          </table:table-cell>
          <table:table-cell office:value-type="string" calcext:value-type="string">
            <text:p>“Evaṁ, ayyā”ti kho sā dāsī kalyāṇabhattikassa gahapatino paccassosi.</text:p>
          </table:table-cell>
          <table:table-cell office:value-type="string" calcext:value-type="string">
            <text:p>“Yes, sir.”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7.1</text:p>
          </table:table-cell>
          <table:table-cell office:value-type="string" calcext:value-type="string">
            <text:p>Atha kho mettiyabhūmajakā bhikkhū—</text:p>
          </table:table-cell>
          <table:table-cell office:value-type="string" calcext:value-type="string">
            <text:p>The monks Mettiya and Bhūmajaka said to one another, </text:p>
          </table:table-cell>
          <table:table-cell office:value-type="string" calcext:value-type="string">
            <text:p/>
          </table:table-cell>
          <table:table-cell office:value-type="string" calcext:value-type="string">
            <text:p>&lt;hr&gt;&lt;p&gt;{}</text:p>
          </table:table-cell>
          <table:table-cell office:value-type="string" calcext:value-type="string">
            <text:p>bj4.344, cck6.282, csp1ed4.196, csp2ed4.196, dr6.249, ms4V_817, ndp4.156, pts-cs4.7, sc33, sya6.310, sya6.311</text:p>
          </table:table-cell>
          <table:table-cell/>
        </table:table-row>
        <table:table-row table:style-name="ro1">
          <table:table-cell office:value-type="string" calcext:value-type="string">
            <text:p>pli-tv-kd14:4.7.2</text:p>
          </table:table-cell>
          <table:table-cell office:value-type="string" calcext:value-type="string">
            <text:p>“hiyyo kho, āvuso, amhākaṁ kalyāṇabhattikassa gahapatino bhattaṁ uddiṭṭhaṁ;</text:p>
          </table:table-cell>
          <table:table-cell office:value-type="string" calcext:value-type="string">
            <text:p>“Yesterday we were designated a meal from the householder who offers fine f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7.3</text:p>
          </table:table-cell>
          <table:table-cell office:value-type="string" calcext:value-type="string">
            <text:p>sve amhe kalyāṇabhattiko gahapati saputtadāro upatiṭṭhitvā parivisissati;</text:p>
          </table:table-cell>
          <table:table-cell office:value-type="string" calcext:value-type="string">
            <text:p>Tomorrow he’ll serve us together with his wives and childr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7.4</text:p>
          </table:table-cell>
          <table:table-cell office:value-type="string" calcext:value-type="string">
            <text:p>aññe odanena pucchissanti, aññe sūpena pucchissanti, aññe telena pucchissanti, aññe uttaribhaṅgena pucchissantī”ti.</text:p>
          </table:table-cell>
          <table:table-cell office:value-type="string" calcext:value-type="string">
            <text:p>Some of them will offer us rice, others bean curry, others oil, and others special curry.” </text:p>
          </table:table-cell>
          <table:table-cell office:value-type="string" calcext:value-type="string">
            <text:p/>
          </table:table-cell>
          <table:table-cell office:value-type="string" calcext:value-type="string">
            <text:p>{}</text:p>
          </table:table-cell>
          <table:table-cell office:value-type="string" calcext:value-type="string">
            <text:p>pts-vp-pli2.78</text:p>
          </table:table-cell>
          <table:table-cell/>
        </table:table-row>
        <table:table-row table:style-name="ro1">
          <table:table-cell office:value-type="string" calcext:value-type="string">
            <text:p>pli-tv-kd14:4.7.5</text:p>
          </table:table-cell>
          <table:table-cell office:value-type="string" calcext:value-type="string">
            <text:p>Te teneva somanassena na cittarūpaṁ rattiyā supiṁsu.</text:p>
          </table:table-cell>
          <table:table-cell office:value-type="string" calcext:value-type="string">
            <text:p>And because they were excited, they did not sleep properly that ni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7.6</text:p>
          </table:table-cell>
          <table:table-cell office:value-type="string" calcext:value-type="string">
            <text:p>Atha kho mettiyabhūmajakā bhikkhū pubbaṇhasamayaṁ nivāsetvā pattacīvaramādāya yena kalyāṇabhattikassa gahapatino nivesanaṁ tenupasaṅkamiṁsu.</text:p>
          </table:table-cell>
          <table:table-cell office:value-type="string" calcext:value-type="string">
            <text:p>The following morning they robed up, took their bowls and robes, and went to the house of that household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7.7</text:p>
          </table:table-cell>
          <table:table-cell office:value-type="string" calcext:value-type="string">
            <text:p>Addasā kho sā dāsī mettiyabhūmajake bhikkhū dūratova āgacchante;</text:p>
          </table:table-cell>
          <table:table-cell office:value-type="string" calcext:value-type="string">
            <text:p>When the female slave saw them coming, </text:p>
          </table:table-cell>
          <table:table-cell office:value-type="string" calcext:value-type="string">
            <text:p/>
          </table:table-cell>
          <table:table-cell office:value-type="string" calcext:value-type="string">
            <text:p>{}</text:p>
          </table:table-cell>
          <table:table-cell office:value-type="string" calcext:value-type="string">
            <text:p>pts-vp-en5.102</text:p>
          </table:table-cell>
          <table:table-cell/>
        </table:table-row>
        <table:table-row table:style-name="ro1">
          <table:table-cell office:value-type="string" calcext:value-type="string">
            <text:p>pli-tv-kd14:4.7.8</text:p>
          </table:table-cell>
          <table:table-cell office:value-type="string" calcext:value-type="string">
            <text:p>disvāna koṭṭhake āsanaṁ paññapetvā mettiyabhūmajake bhikkhū etadavoca—</text:p>
          </table:table-cell>
          <table:table-cell office:value-type="string" calcext:value-type="string">
            <text:p>she prepared seats at the gateway and said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7.9</text:p>
          </table:table-cell>
          <table:table-cell office:value-type="string" calcext:value-type="string">
            <text:p>“nisīdatha, bhante”ti.</text:p>
          </table:table-cell>
          <table:table-cell office:value-type="string" calcext:value-type="string">
            <text:p>“Please sit, Venerabl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7.10</text:p>
          </table:table-cell>
          <table:table-cell office:value-type="string" calcext:value-type="string">
            <text:p>Atha kho mettiyabhūmajakānaṁ bhikkhūnaṁ etadahosi—</text:p>
          </table:table-cell>
          <table:table-cell office:value-type="string" calcext:value-type="string">
            <text:p>They though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7.11</text:p>
          </table:table-cell>
          <table:table-cell office:value-type="string" calcext:value-type="string">
            <text:p>“nissaṁsayaṁ kho na tāva bhattaṁ siddhaṁ bhavissati yathā mayaṁ koṭṭhake nisīdāpiyāmā”ti.</text:p>
          </table:table-cell>
          <table:table-cell office:value-type="string" calcext:value-type="string">
            <text:p>“The meal can’t be ready, since we’re given seats at the gateway.”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isīdāpiyāmā”ti → nisīdāpeyyāmāti (si, pts1ed, mr)</text:p>
          </table:table-cell>
        </table:table-row>
        <table:table-row table:style-name="ro1">
          <table:table-cell office:value-type="string" calcext:value-type="string">
            <text:p>pli-tv-kd14:4.7.12</text:p>
          </table:table-cell>
          <table:table-cell office:value-type="string" calcext:value-type="string">
            <text:p>Atha kho sā dāsī kaṇājakena bilaṅgadutiyena upagañchi—</text:p>
          </table:table-cell>
          <table:table-cell office:value-type="string" calcext:value-type="string">
            <text:p>She then brought them broken rice and porridge, and said,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aṇājakena → kāṇājakena (sya-all, km)</text:p>
          </table:table-cell>
        </table:table-row>
        <table:table-row table:style-name="ro1">
          <table:table-cell office:value-type="string" calcext:value-type="string">
            <text:p>pli-tv-kd14:4.7.13</text:p>
          </table:table-cell>
          <table:table-cell office:value-type="string" calcext:value-type="string">
            <text:p>“bhuñjatha, bhante”ti.</text:p>
          </table:table-cell>
          <table:table-cell office:value-type="string" calcext:value-type="string">
            <text:p>“Eat, Si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7.14</text:p>
          </table:table-cell>
          <table:table-cell office:value-type="string" calcext:value-type="string">
            <text:p>“Mayaṁ kho, bhagini, niccabhattikā”ti.</text:p>
          </table:table-cell>
          <table:table-cell office:value-type="string" calcext:value-type="string">
            <text:p>“But, Sister, we’ve come for the regular meal.”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7.15</text:p>
          </table:table-cell>
          <table:table-cell office:value-type="string" calcext:value-type="string">
            <text:p>“Jānāmi ayyā niccabhattikāti.</text:p>
          </table:table-cell>
          <table:table-cell office:value-type="string" calcext:value-type="string">
            <text:p>“I know.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7.16</text:p>
          </table:table-cell>
          <table:table-cell office:value-type="string" calcext:value-type="string">
            <text:p>Api cāhaṁ hiyyova gahapatinā āṇattā—</text:p>
          </table:table-cell>
          <table:table-cell office:value-type="string" calcext:value-type="string">
            <text:p>But yesterday I was told by the head of our househ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7.17</text:p>
          </table:table-cell>
          <table:table-cell office:value-type="string" calcext:value-type="string">
            <text:p>‘ye, je, sve bhattikā āgacchanti, te koṭṭhake āsanaṁ paññapetvā kaṇājakena bilaṅgadutiyena parivisā’ti.</text:p>
          </table:table-cell>
          <table:table-cell office:value-type="string" calcext:value-type="string">
            <text:p>to serve you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7.18</text:p>
          </table:table-cell>
          <table:table-cell office:value-type="string" calcext:value-type="string">
            <text:p>Bhuñjatha, bhante”ti.</text:p>
          </table:table-cell>
          <table:table-cell office:value-type="string" calcext:value-type="string">
            <text:p>Please e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7.19</text:p>
          </table:table-cell>
          <table:table-cell office:value-type="string" calcext:value-type="string">
            <text:p>Atha kho mettiyabhūmajakā bhikkhū—</text:p>
          </table:table-cell>
          <table:table-cell office:value-type="string" calcext:value-type="string">
            <text:p>They said to each oth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7.20</text:p>
          </table:table-cell>
          <table:table-cell office:value-type="string" calcext:value-type="string">
            <text:p>“hiyyo kho, āvuso, kalyāṇabhattiko gahapati ārāmaṁ agamāsi dabbassa mallaputtassa santike.</text:p>
          </table:table-cell>
          <table:table-cell office:value-type="string" calcext:value-type="string">
            <text:p>“Yesterday this householder came to the monastery and spoke with Dabb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7.21</text:p>
          </table:table-cell>
          <table:table-cell office:value-type="string" calcext:value-type="string">
            <text:p>Nissaṁsayaṁ kho mayaṁ dabbena mallaputtena gahapatino antare paribhinnā”ti.</text:p>
          </table:table-cell>
          <table:table-cell office:value-type="string" calcext:value-type="string">
            <text:p>Dabba must be responsible for this split between this householder and us.”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antare paribhinnā”ti → santike paribhinnāti (sya-all, km)</text:p>
          </table:table-cell>
        </table:table-row>
        <table:table-row table:style-name="ro1">
          <table:table-cell office:value-type="string" calcext:value-type="string">
            <text:p>pli-tv-kd14:4.7.22</text:p>
          </table:table-cell>
          <table:table-cell office:value-type="string" calcext:value-type="string">
            <text:p>Te teneva domanassena na cittarūpaṁ bhuñjiṁsu.</text:p>
          </table:table-cell>
          <table:table-cell office:value-type="string" calcext:value-type="string">
            <text:p>And because they were dejected, they did not eat as much as they had intend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7.23</text:p>
          </table:table-cell>
          <table:table-cell office:value-type="string" calcext:value-type="string">
            <text:p>Atha kho mettiyabhūmajakā bhikkhū pacchābhattaṁ piṇḍapātapaṭikkantā ārāmaṁ gantvā pattacīvaraṁ paṭisāmetvā bahārāmakoṭṭhake saṅghāṭipallatthikāya nisīdiṁsu tuṇhībhūtā maṅkubhūtā pattakkhandhā adhomukhā pajjhāyantā appaṭibhānā.</text:p>
          </table:table-cell>
          <table:table-cell office:value-type="string" calcext:value-type="string">
            <text:p>After the meal they returned to the monastery, put their bowls and robes away, and sat outside the monastery gateway, using their upper robe as a back-and-knee strap. They were silent and humiliated, their shoulders drooping and their heads down, glum and speechl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8.1</text:p>
          </table:table-cell>
          <table:table-cell office:value-type="string" calcext:value-type="string">
            <text:p>Atha kho mettiyā bhikkhunī yena mettiyabhūmajakā bhikkhū tenupasaṅkami, upasaṅkamitvā mettiyabhūmajake bhikkhū etadavoca—</text:p>
          </table:table-cell>
          <table:table-cell office:value-type="string" calcext:value-type="string">
            <text:p>Just then the nun Mettiyā approached them and said, </text:p>
          </table:table-cell>
          <table:table-cell office:value-type="string" calcext:value-type="string">
            <text:p/>
          </table:table-cell>
          <table:table-cell office:value-type="string" calcext:value-type="string">
            <text:p>&lt;p&gt;{}</text:p>
          </table:table-cell>
          <table:table-cell office:value-type="string" calcext:value-type="string">
            <text:p>bj4.346, cck6.283, dr6.250, ms4V_818, ndp4.157, pts-cs4.8, sc34, sya6.312, vri90.181</text:p>
          </table:table-cell>
          <table:table-cell office:value-type="string" calcext:value-type="string">
            <text:p>kho mettiyā → sā mettiyā (bj, sya-all, mr)</text:p>
          </table:table-cell>
        </table:table-row>
        <table:table-row table:style-name="ro1">
          <table:table-cell office:value-type="string" calcext:value-type="string">
            <text:p>pli-tv-kd14:4.8.2</text:p>
          </table:table-cell>
          <table:table-cell office:value-type="string" calcext:value-type="string">
            <text:p>“vandāmi, ayyā”ti.</text:p>
          </table:table-cell>
          <table:table-cell office:value-type="string" calcext:value-type="string">
            <text:p>“I pay respect to you, Venerabl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3</text:p>
          </table:table-cell>
          <table:table-cell office:value-type="string" calcext:value-type="string">
            <text:p>Evaṁ vutte, mettiyabhūmajakā bhikkhū nālapiṁsu.</text:p>
          </table:table-cell>
          <table:table-cell office:value-type="string" calcext:value-type="string">
            <text:p>But they did not resp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4</text:p>
          </table:table-cell>
          <table:table-cell office:value-type="string" calcext:value-type="string">
            <text:p>Dutiyampi kho …pe…</text:p>
          </table:table-cell>
          <table:table-cell office:value-type="string" calcext:value-type="string">
            <text:p>A second time a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5</text:p>
          </table:table-cell>
          <table:table-cell office:value-type="string" calcext:value-type="string">
            <text:p>tatiyampi kho mettiyā bhikkhunī mettiyabhūmajake bhikkhū etadavoca—</text:p>
          </table:table-cell>
          <table:table-cell office:value-type="string" calcext:value-type="string">
            <text:p>a third time she said the same t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6</text:p>
          </table:table-cell>
          <table:table-cell office:value-type="string" calcext:value-type="string">
            <text:p>“vandāmi, ayy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7</text:p>
          </table:table-cell>
          <table:table-cell office:value-type="string" calcext:value-type="string">
            <text:p>Tatiyampi kho mettiyabhūmajakā bhikkhū nālapiṁsu.</text:p>
          </table:table-cell>
          <table:table-cell office:value-type="string" calcext:value-type="string">
            <text:p>but they still did not respo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8.8</text:p>
          </table:table-cell>
          <table:table-cell office:value-type="string" calcext:value-type="string">
            <text:p>“Kyāhaṁ ayyānaṁ aparajjhāmi?</text:p>
          </table:table-cell>
          <table:table-cell office:value-type="string" calcext:value-type="string">
            <text:p>“Have I done something wro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8.9</text:p>
          </table:table-cell>
          <table:table-cell office:value-type="string" calcext:value-type="string">
            <text:p>Kissa maṁ ayyā nālapantī”ti?</text:p>
          </table:table-cell>
          <table:table-cell office:value-type="string" calcext:value-type="string">
            <text:p>Why don’t you respo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8.10</text:p>
          </table:table-cell>
          <table:table-cell office:value-type="string" calcext:value-type="string">
            <text:p>“Tathā hi pana tvaṁ, bhagini, amhe dabbena mallaputtena viheṭhiyamāne ajjhupekkhasī”ti?</text:p>
          </table:table-cell>
          <table:table-cell office:value-type="string" calcext:value-type="string">
            <text:p>“It’s because we’ve been badly treated by Dabba the Mallian, and you’re not taking an interest.”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8.11</text:p>
          </table:table-cell>
          <table:table-cell office:value-type="string" calcext:value-type="string">
            <text:p>“Kyāhaṁ, ayyā, karomī”ti?</text:p>
          </table:table-cell>
          <table:table-cell office:value-type="string" calcext:value-type="string">
            <text:p>“What can I do?”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8.12</text:p>
          </table:table-cell>
          <table:table-cell office:value-type="string" calcext:value-type="string">
            <text:p>“Sace kho tvaṁ, bhagini, iccheyyāsi, ajjeva bhagavā āyasmantaṁ dabbaṁ mallaputtaṁ nāsāpeyyā”ti.</text:p>
          </table:table-cell>
          <table:table-cell office:value-type="string" calcext:value-type="string">
            <text:p>“If you like, you could make the Buddha expel Dabba.” </text:p>
          </table:table-cell>
          <table:table-cell office:value-type="string" calcext:value-type="string">
            <text:p/>
          </table:table-cell>
          <table:table-cell office:value-type="string" calcext:value-type="string">
            <text:p>&lt;p&gt;{}&lt;/p&gt;</text:p>
          </table:table-cell>
          <table:table-cell office:value-type="string" calcext:value-type="string">
            <text:p>pts-vp-en5.103</text:p>
          </table:table-cell>
          <table:table-cell/>
        </table:table-row>
        <table:table-row table:style-name="ro1">
          <table:table-cell office:value-type="string" calcext:value-type="string">
            <text:p>pli-tv-kd14:4.8.13</text:p>
          </table:table-cell>
          <table:table-cell office:value-type="string" calcext:value-type="string">
            <text:p>“Kyāhaṁ, ayyā, karomi?</text:p>
          </table:table-cell>
          <table:table-cell office:value-type="string" calcext:value-type="string">
            <text:p>“What should I do?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8.14</text:p>
          </table:table-cell>
          <table:table-cell office:value-type="string" calcext:value-type="string">
            <text:p>Kiṁ mayā sakkā kātun”ti?</text:p>
          </table:table-cell>
          <table:table-cell office:value-type="string" calcext:value-type="string">
            <text:p>How am I able to do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8.15</text:p>
          </table:table-cell>
          <table:table-cell office:value-type="string" calcext:value-type="string">
            <text:p>“Ehi tvaṁ, bhagini, yena bhagavā tenupasaṅkama, upasaṅkamitvā bhagavantaṁ evaṁ vadehi—</text:p>
          </table:table-cell>
          <table:table-cell office:value-type="string" calcext:value-type="string">
            <text:p>“Go to the Buddha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8.16</text:p>
          </table:table-cell>
          <table:table-cell office:value-type="string" calcext:value-type="string">
            <text:p>‘idaṁ, bhante, nacchannaṁ nappatirūpaṁ, yāyaṁ, bhante, disā abhayā anītikā anupaddavā sāyaṁ disā sabhayā saītikā saupaddavā;</text:p>
          </table:table-cell>
          <table:table-cell office:value-type="string" calcext:value-type="string">
            <text:p>‘Venerable Sir, this is not proper or appropriate. There’s fear, distress, and oppression in this district, where none of these should exist. </text:p>
          </table:table-cell>
          <table:table-cell office:value-type="string" calcext:value-type="string">
            <text:p/>
          </table:table-cell>
          <table:table-cell office:value-type="string" calcext:value-type="string">
            <text:p>{}</text:p>
          </table:table-cell>
          <table:table-cell office:value-type="string" calcext:value-type="string">
            <text:p>pts-vp-pli2.79</text:p>
          </table:table-cell>
          <table:table-cell/>
        </table:table-row>
        <table:table-row table:style-name="ro1">
          <table:table-cell office:value-type="string" calcext:value-type="string">
            <text:p>pli-tv-kd14:4.8.17</text:p>
          </table:table-cell>
          <table:table-cell office:value-type="string" calcext:value-type="string">
            <text:p>yato nivātaṁ tato savātaṁ;</text:p>
          </table:table-cell>
          <table:table-cell office:value-type="string" calcext:value-type="string">
            <text:p>From where one would expect security, there’s insecurity.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tato savātaṁ → tato pavātaṁ (bj, sya-all, km, pts1ed)</text:p>
          </table:table-cell>
        </table:table-row>
        <table:table-row table:style-name="ro1">
          <table:table-cell office:value-type="string" calcext:value-type="string">
            <text:p>pli-tv-kd14:4.8.18</text:p>
          </table:table-cell>
          <table:table-cell office:value-type="string" calcext:value-type="string">
            <text:p>udakaṁ maññe ādittaṁ;</text:p>
          </table:table-cell>
          <table:table-cell office:value-type="string" calcext:value-type="string">
            <text:p>It’s as if water is bur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19</text:p>
          </table:table-cell>
          <table:table-cell office:value-type="string" calcext:value-type="string">
            <text:p>ayyenamhi dabbena mallaputtena dūsitā’”ti.</text:p>
          </table:table-cell>
          <table:table-cell office:value-type="string" calcext:value-type="string">
            <text:p>Venerable Dabba the Mallian has raped 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8.20</text:p>
          </table:table-cell>
          <table:table-cell office:value-type="string" calcext:value-type="string">
            <text:p>“Evaṁ, ayyā”ti kho mettiyā bhikkhunī mettiyabhūmajakānaṁ bhikkhūnaṁ paṭissutvā yena bhagavā tenupasaṅkami, upasaṅkamitvā bhagavantaṁ abhivādetvā ekamantaṁ aṭṭhāsi.</text:p>
          </table:table-cell>
          <table:table-cell office:value-type="string" calcext:value-type="string">
            <text:p>Saying, “Alright, Venerables,” she approached the Buddha, bowed down to him,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paṭissutvā → paṭissuṇitvā (sya-all, km)</text:p>
          </table:table-cell>
        </table:table-row>
        <table:table-row table:style-name="ro1">
          <table:table-cell office:value-type="string" calcext:value-type="string">
            <text:p>pli-tv-kd14:4.8.21</text:p>
          </table:table-cell>
          <table:table-cell office:value-type="string" calcext:value-type="string">
            <text:p>Ekamantaṁ ṭhitā kho mettiyā bhikkhunī bhagavantaṁ etadavoca—</text:p>
          </table:table-cell>
          <table:table-cell office:value-type="string" calcext:value-type="string">
            <text:p>and repea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22</text:p>
          </table:table-cell>
          <table:table-cell office:value-type="string" calcext:value-type="string">
            <text:p>“idaṁ, bhante, nacchannaṁ nappatirūpaṁ, yāyaṁ, bhante, disā abhayā anītikā anupaddavā sāyaṁ disā sabhayā saītikā saupaddavā;</text:p>
          </table:table-cell>
          <table:table-cell office:value-type="string" calcext:value-type="string">
            <text:p>what she had been told to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23</text:p>
          </table:table-cell>
          <table:table-cell office:value-type="string" calcext:value-type="string">
            <text:p>yato nivātaṁ tato savā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24</text:p>
          </table:table-cell>
          <table:table-cell office:value-type="string" calcext:value-type="string">
            <text:p>udakaṁ maññe ādit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8.25</text:p>
          </table:table-cell>
          <table:table-cell office:value-type="string" calcext:value-type="string">
            <text:p>ayyenamhi dabbena mallaputtena dūsit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1</text:p>
          </table:table-cell>
          <table:table-cell office:value-type="string" calcext:value-type="string">
            <text:p>Atha kho bhagavā etasmiṁ nidāne etasmiṁ pakaraṇe bhikkhusaṅghaṁ sannipātāpetvā āyasmantaṁ dabbaṁ mallaputtaṁ paṭipucchi—</text:p>
          </table:table-cell>
          <table:table-cell office:value-type="string" calcext:value-type="string">
            <text:p>Soon afterwards the Buddha had the Sangha assembled and questioned Dabba: </text:p>
          </table:table-cell>
          <table:table-cell office:value-type="string" calcext:value-type="string">
            <text:p/>
          </table:table-cell>
          <table:table-cell office:value-type="string" calcext:value-type="string">
            <text:p>&lt;p&gt;{}</text:p>
          </table:table-cell>
          <table:table-cell office:value-type="string" calcext:value-type="string">
            <text:p>cck6.284, csp1ed4.197, csp2ed4.197, dr6.251, ms4V_819, msdiv193, pts-cs4.9, sc35</text:p>
          </table:table-cell>
          <table:table-cell/>
        </table:table-row>
        <table:table-row table:style-name="ro1">
          <table:table-cell office:value-type="string" calcext:value-type="string">
            <text:p>pli-tv-kd14:4.9.2</text:p>
          </table:table-cell>
          <table:table-cell office:value-type="string" calcext:value-type="string">
            <text:p>“sarasi tvaṁ, dabba, evarūpaṁ kattā yathāyaṁ bhikkhunī āhā”ti?</text:p>
          </table:table-cell>
          <table:table-cell office:value-type="string" calcext:value-type="string">
            <text:p>“Dabba, do you remember doing as the nun Mettiyā say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3</text:p>
          </table:table-cell>
          <table:table-cell office:value-type="string" calcext:value-type="string">
            <text:p>“Yathā maṁ, bhante, bhagavā jānātī”ti.</text:p>
          </table:table-cell>
          <table:table-cell office:value-type="string" calcext:value-type="string">
            <text:p>“Venerable Sir, you know about m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9.4</text:p>
          </table:table-cell>
          <table:table-cell office:value-type="string" calcext:value-type="string">
            <text:p>Dutiyampi kho bhagavā āyasmantaṁ dabbaṁ mallaputtaṁ etadavoca—</text:p>
          </table:table-cell>
          <table:table-cell office:value-type="string" calcext:value-type="string">
            <text:p>A secon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5</text:p>
          </table:table-cell>
          <table:table-cell office:value-type="string" calcext:value-type="string">
            <text:p>“sarasi tvaṁ, dabba, evarūpaṁ kattā yathāyaṁ bhikkhunī āh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6</text:p>
          </table:table-cell>
          <table:table-cell office:value-type="string" calcext:value-type="string">
            <text:p>“Yathā maṁ, bhante, bhagavā jānāt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7</text:p>
          </table:table-cell>
          <table:table-cell office:value-type="string" calcext:value-type="string">
            <text:p>Tatiyampi kho bhagavā āyasmantaṁ dabbaṁ mallaputtaṁ etadavoca—</text:p>
          </table:table-cell>
          <table:table-cell office:value-type="string" calcext:value-type="string">
            <text:p>and a third time the Buddha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8</text:p>
          </table:table-cell>
          <table:table-cell office:value-type="string" calcext:value-type="string">
            <text:p>“sarasi tvaṁ, dabba, evarūpaṁ kattā yathāyaṁ bhikkhunī āhā”ti?</text:p>
          </table:table-cell>
          <table:table-cell office:value-type="string" calcext:value-type="string">
            <text:p>the same ques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9</text:p>
          </table:table-cell>
          <table:table-cell office:value-type="string" calcext:value-type="string">
            <text:p>“Yathā maṁ, bhante, bhagavā jānātī”ti.</text:p>
          </table:table-cell>
          <table:table-cell office:value-type="string" calcext:value-type="string">
            <text:p>and got the same respo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10</text:p>
          </table:table-cell>
          <table:table-cell office:value-type="string" calcext:value-type="string">
            <text:p>“Na kho, dabba, dabbā evaṁ nibbeṭhenti.</text:p>
          </table:table-cell>
          <table:table-cell office:value-type="string" calcext:value-type="string">
            <text:p>He then said, “Dabba, the Dabbas don’t give such evasive answ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11</text:p>
          </table:table-cell>
          <table:table-cell office:value-type="string" calcext:value-type="string">
            <text:p>Sace tayā kataṁ katanti vadehi.</text:p>
          </table:table-cell>
          <table:table-cell office:value-type="string" calcext:value-type="string">
            <text:p>If it was done by you, say so;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12</text:p>
          </table:table-cell>
          <table:table-cell office:value-type="string" calcext:value-type="string">
            <text:p>Sace akataṁ akatanti vadehī”ti.</text:p>
          </table:table-cell>
          <table:table-cell office:value-type="string" calcext:value-type="string">
            <text:p>if it wasn’t done by you, then say tha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13</text:p>
          </table:table-cell>
          <table:table-cell office:value-type="string" calcext:value-type="string">
            <text:p>“Yatohaṁ, bhante, jāto nābhijānāmi supinantenapi methunaṁ dhammaṁ paṭisevitā, pageva jāgaro”ti.</text:p>
          </table:table-cell>
          <table:table-cell office:value-type="string" calcext:value-type="string">
            <text:p>“Sir, since I was born I don’t recall having sexual intercourse even in a dream, much less when awak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9.14</text:p>
          </table:table-cell>
          <table:table-cell office:value-type="string" calcext:value-type="string">
            <text:p>Atha kho bhagavā bhikkhū āmantesi—</text:p>
          </table:table-cell>
          <table:table-cell office:value-type="string" calcext:value-type="string">
            <text:p>The Buddha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15</text:p>
          </table:table-cell>
          <table:table-cell office:value-type="string" calcext:value-type="string">
            <text:p>“tena hi, bhikkhave, mettiyaṁ bhikkhuniṁ nāsetha.</text:p>
          </table:table-cell>
          <table:table-cell office:value-type="string" calcext:value-type="string">
            <text:p>“Well then, monks, expel the nun Mettiyā,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16</text:p>
          </table:table-cell>
          <table:table-cell office:value-type="string" calcext:value-type="string">
            <text:p>Ime ca bhikkhū anuyuñjathā”ti.</text:p>
          </table:table-cell>
          <table:table-cell office:value-type="string" calcext:value-type="string">
            <text:p>and call these monks to accou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17</text:p>
          </table:table-cell>
          <table:table-cell office:value-type="string" calcext:value-type="string">
            <text:p>Idaṁ vatvā bhagavā uṭṭhāyāsanā vihāraṁ pāvisi.</text:p>
          </table:table-cell>
          <table:table-cell office:value-type="string" calcext:value-type="string">
            <text:p>The Buddha then got up from his seat and entered his dwell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18</text:p>
          </table:table-cell>
          <table:table-cell office:value-type="string" calcext:value-type="string">
            <text:p>Atha kho te bhikkhū mettiyaṁ bhikkhuniṁ nāsesuṁ.</text:p>
          </table:table-cell>
          <table:table-cell office:value-type="string" calcext:value-type="string">
            <text:p>When the monks had expelled the nun Mettiyā, </text:p>
          </table:table-cell>
          <table:table-cell office:value-type="string" calcext:value-type="string">
            <text:p/>
          </table:table-cell>
          <table:table-cell office:value-type="string" calcext:value-type="string">
            <text:p>&lt;p&gt;{}</text:p>
          </table:table-cell>
          <table:table-cell office:value-type="string" calcext:value-type="string">
            <text:p>bj4.348, ms4V_820, ndp4.158, sc36, sya6.313, vri90.182</text:p>
          </table:table-cell>
          <table:table-cell/>
        </table:table-row>
        <table:table-row table:style-name="ro1">
          <table:table-cell office:value-type="string" calcext:value-type="string">
            <text:p>pli-tv-kd14:4.9.19</text:p>
          </table:table-cell>
          <table:table-cell office:value-type="string" calcext:value-type="string">
            <text:p>Atha kho mettiyabhūmajakā bhikkhū te bhikkhū etadavocuṁ—</text:p>
          </table:table-cell>
          <table:table-cell office:value-type="string" calcext:value-type="string">
            <text:p>the monks Mettiya and Bhūmajaka said to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20</text:p>
          </table:table-cell>
          <table:table-cell office:value-type="string" calcext:value-type="string">
            <text:p>“māvuso, mettiyaṁ bhikkhuniṁ nāsetha, na sā kiñci aparajjhati;</text:p>
          </table:table-cell>
          <table:table-cell office:value-type="string" calcext:value-type="string">
            <text:p>“Don’t expel the nun Mettiyā; she’s done nothing wro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9.21</text:p>
          </table:table-cell>
          <table:table-cell office:value-type="string" calcext:value-type="string">
            <text:p>amhehi sā ussāhitā kupitehi anattamanehi cāvanādhippāyehī”ti.</text:p>
          </table:table-cell>
          <table:table-cell office:value-type="string" calcext:value-type="string">
            <text:p>She was urged on by us, because we were angry, displeased, and aiming to make Dabba leave the monastic life.” </text:p>
          </table:table-cell>
          <table:table-cell office:value-type="string" calcext:value-type="string">
            <text:p/>
          </table:table-cell>
          <table:table-cell office:value-type="string" calcext:value-type="string">
            <text:p>{}&lt;/p&gt;</text:p>
          </table:table-cell>
          <table:table-cell office:value-type="string" calcext:value-type="string">
            <text:p>pts-vp-en5.104</text:p>
          </table:table-cell>
          <table:table-cell/>
        </table:table-row>
        <table:table-row table:style-name="ro1">
          <table:table-cell office:value-type="string" calcext:value-type="string">
            <text:p>pli-tv-kd14:4.9.22</text:p>
          </table:table-cell>
          <table:table-cell office:value-type="string" calcext:value-type="string">
            <text:p>“Kiṁ pana tumhe, āvuso, āyasmantaṁ dabbaṁ mallaputtaṁ amūlikāya sīlavipattiyā anuddhaṁsethā”ti?</text:p>
          </table:table-cell>
          <table:table-cell office:value-type="string" calcext:value-type="string">
            <text:p>“But did you groundlessly charge Venerable Dabba with failure in moralit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9.23</text:p>
          </table:table-cell>
          <table:table-cell office:value-type="string" calcext:value-type="string">
            <text:p>“Evamāvuso”ti.</text:p>
          </table:table-cell>
          <table:table-cell office:value-type="string" calcext:value-type="string">
            <text:p>“Ye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9.24</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25</text:p>
          </table:table-cell>
          <table:table-cell office:value-type="string" calcext:value-type="string">
            <text:p>“kathañhi nāma mettiyabhūmajakā bhikkhū āyasmantaṁ dabbaṁ mallaputtaṁ amūlikāya sīlavipattiyā anuddhaṁsessantī”ti.</text:p>
          </table:table-cell>
          <table:table-cell office:value-type="string" calcext:value-type="string">
            <text:p>“How could the monks Mettiya and Bhūmajaka groundlessly charge Venerable Dabba with failure in mor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26</text:p>
          </table:table-cell>
          <table:table-cell office:value-type="string" calcext:value-type="string">
            <text:p>Atha kho te bhikkhū bhagavato etamatthaṁ ārocesuṁ …pe…</text:p>
          </table:table-cell>
          <table:table-cell office:value-type="string" calcext:value-type="string">
            <text:p>They rebuked those monks in many ways and then told the Buddha. Soon afterwards he had the Sangha of monks assembled and question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27</text:p>
          </table:table-cell>
          <table:table-cell office:value-type="string" calcext:value-type="string">
            <text:p>“saccaṁ kira, bhikkhave, mettiyabhūmajakā bhikkhū dabbaṁ mallaputtaṁ amūlikāya sīlavipattiyā anuddhaṁsentī”ti?</text:p>
          </table:table-cell>
          <table:table-cell office:value-type="string" calcext:value-type="string">
            <text:p>He said, “Is it true, monks, that you groundlessly charged Dabba the Mallian with failure in mor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28</text:p>
          </table:table-cell>
          <table:table-cell office:value-type="string" calcext:value-type="string">
            <text:p>“Saccaṁ,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9.29</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9.30</text:p>
          </table:table-cell>
          <table:table-cell office:value-type="string" calcext:value-type="string">
            <text:p>dhammiṁ kathaṁ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1</text:p>
          </table:table-cell>
          <table:table-cell office:value-type="string" calcext:value-type="string">
            <text:p>“Tena hi, bhikkhave, saṅgho dabbassa mallaputtassa sativepullappattassa sativinayaṁ detu.</text:p>
          </table:table-cell>
          <table:table-cell office:value-type="string" calcext:value-type="string">
            <text:p>“Well then, because of his great clarity of memory, grant resolution through recollection to Dabba the Mallian. </text:p>
          </table:table-cell>
          <table:table-cell office:value-type="string" calcext:value-type="string">
            <text:p/>
          </table:table-cell>
          <table:table-cell office:value-type="string" calcext:value-type="string">
            <text:p>&lt;p&gt;{}</text:p>
          </table:table-cell>
          <table:table-cell office:value-type="string" calcext:value-type="string">
            <text:p>cck6.285, csp1ed4.198, csp2ed4.198, dr6.252, ms4V_821, pts-cs4.10, sc37</text:p>
          </table:table-cell>
          <table:table-cell/>
        </table:table-row>
        <table:table-row table:style-name="ro1">
          <table:table-cell office:value-type="string" calcext:value-type="string">
            <text:p>pli-tv-kd14:4.10.2</text:p>
          </table:table-cell>
          <table:table-cell office:value-type="string" calcext:value-type="string">
            <text:p>Evañca pana, bhikkhave, dātabbo—</text:p>
          </table:table-cell>
          <table:table-cell office:value-type="string" calcext:value-type="string">
            <text:p>And it should be granted in this way: </text:p>
          </table:table-cell>
          <table:table-cell office:value-type="string" calcext:value-type="string">
            <text:p/>
          </table:table-cell>
          <table:table-cell office:value-type="string" calcext:value-type="string">
            <text:p>{}&lt;/p&gt;</text:p>
          </table:table-cell>
          <table:table-cell office:value-type="string" calcext:value-type="string">
            <text:p>pts-vp-pli2.80</text:p>
          </table:table-cell>
          <table:table-cell/>
        </table:table-row>
        <table:table-row table:style-name="ro1">
          <table:table-cell office:value-type="string" calcext:value-type="string">
            <text:p>pli-tv-kd14:4.10.3</text:p>
          </table:table-cell>
          <table:table-cell office:value-type="string" calcext:value-type="string">
            <text:p>tena, bhikkhave, dabbena mallaputtena saṅghaṁ upasaṅkamitvā, ekaṁsaṁ uttarāsaṅgaṁ karitvā, vuḍḍhānaṁ bhikkhūnaṁ pāde vanditvā, ukkuṭikaṁ nisīditvā, añjaliṁ paggahetvā, evamassa vacanīyo—</text:p>
          </table:table-cell>
          <table:table-cell office:value-type="string" calcext:value-type="string">
            <text:p>Dabba should approach the Sangha, put his upper robe over one shoulder, pay respect at the feet of the senior monks, squat on his heels, put the palms of his hands together, and s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10.4</text:p>
          </table:table-cell>
          <table:table-cell office:value-type="string" calcext:value-type="string">
            <text:p>‘ime maṁ, bhante, mettiyabhūmajakā bhikkhū amūlikāya sīlavipattiyā anuddhaṁsenti.</text:p>
          </table:table-cell>
          <table:table-cell office:value-type="string" calcext:value-type="string">
            <text:p>‘Venerables, these monks Mettiya and Bhūmajaka are groundlessly charging me with failure in mor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5</text:p>
          </table:table-cell>
          <table:table-cell office:value-type="string" calcext:value-type="string">
            <text:p>Sohaṁ, bhante, sativepullappatto saṅghaṁ sativinayaṁ yācāmī’ti.</text:p>
          </table:table-cell>
          <table:table-cell office:value-type="string" calcext:value-type="string">
            <text:p>Because of my great clarity of memory, I ask the Sangha for resolution through recollection.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ohaṁ → sohaṁ bhante (pts1ed, mr)</text:p>
          </table:table-cell>
        </table:table-row>
        <table:table-row table:style-name="ro1">
          <table:table-cell office:value-type="string" calcext:value-type="string">
            <text:p>pli-tv-kd14:4.10.6</text:p>
          </table:table-cell>
          <table:table-cell office:value-type="string" calcext:value-type="string">
            <text:p>Dutiyampi yācitabbo.</text:p>
          </table:table-cell>
          <table:table-cell office:value-type="string" calcext:value-type="string">
            <text:p>Venerables, these monks Mettiya and Bhūmajaka are groundlessly charging me with failure in morality. Because of my great clarity of memory, for the second time I ask the Order for resolution through recollec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7</text:p>
          </table:table-cell>
          <table:table-cell office:value-type="string" calcext:value-type="string">
            <text:p>Tatiyampi yācitabbo—</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8</text:p>
          </table:table-cell>
          <table:table-cell office:value-type="string" calcext:value-type="string">
            <text:p>‘ime maṁ, bhante, mettiyabhūmajakā bhikkhū amūlikāya sīlavipattiyā anuddhaṁsenti.</text:p>
          </table:table-cell>
          <table:table-cell office:value-type="string" calcext:value-type="string">
            <text:p>Venerables, these monks Mettiya and Bhūmajaka are groundlessly charging me with failure in mor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9</text:p>
          </table:table-cell>
          <table:table-cell office:value-type="string" calcext:value-type="string">
            <text:p>Sohaṁ sativepullappatto tatiyampi, bhante, saṅghaṁ sativinayaṁ yācāmī’ti.</text:p>
          </table:table-cell>
          <table:table-cell office:value-type="string" calcext:value-type="string">
            <text:p>Because of my great clarity of memory, for the third time I ask the Sangha for resolution through recollec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10</text:p>
          </table:table-cell>
          <table:table-cell office:value-type="string" calcext:value-type="string">
            <text:p>Byattena bhikkhunā paṭibalena saṅ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4.10.11</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822, msdiv194, sc38, sya6.314</text:p>
          </table:table-cell>
          <table:table-cell/>
        </table:table-row>
        <table:table-row table:style-name="ro1">
          <table:table-cell office:value-type="string" calcext:value-type="string">
            <text:p>pli-tv-kd14:4.10.12</text:p>
          </table:table-cell>
          <table:table-cell office:value-type="string" calcext:value-type="string">
            <text:p>Ime mettiyabhūmajakā bhikkhū āyasmantaṁ dabbaṁ mallaputtaṁ amūlikāya sīlavipattiyā anuddhaṁsenti.</text:p>
          </table:table-cell>
          <table:table-cell office:value-type="string" calcext:value-type="string">
            <text:p>These monks Mettiya and Bhūmajaka are groundlessly charging Venerable Dabba the Mallian with failure in morality. </text:p>
          </table:table-cell>
          <table:table-cell office:value-type="string" calcext:value-type="string">
            <text:p/>
          </table:table-cell>
          <table:table-cell office:value-type="string" calcext:value-type="string">
            <text:p>{}</text:p>
          </table:table-cell>
          <table:table-cell office:value-type="string" calcext:value-type="string">
            <text:p>pts-vp-en5.105</text:p>
          </table:table-cell>
          <table:table-cell/>
        </table:table-row>
        <table:table-row table:style-name="ro1">
          <table:table-cell office:value-type="string" calcext:value-type="string">
            <text:p>pli-tv-kd14:4.10.13</text:p>
          </table:table-cell>
          <table:table-cell office:value-type="string" calcext:value-type="string">
            <text:p>Āyasmā dabbo mallaputto sativepullappatto saṅghaṁ sativinayaṁ yācati.</text:p>
          </table:table-cell>
          <table:table-cell office:value-type="string" calcext:value-type="string">
            <text:p>Because of his great clarity of memory, Dabba is asking the Sangha for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14</text:p>
          </table:table-cell>
          <table:table-cell office:value-type="string" calcext:value-type="string">
            <text:p>Yadi saṅghassa pattakallaṁ, saṅgho āyasmato dabbassa mallaputtassa sativepullappattassa sativinayaṁ dadeyya.</text:p>
          </table:table-cell>
          <table:table-cell office:value-type="string" calcext:value-type="string">
            <text:p>If it seems appropriate to the Sangha, the Sangha should grant resolution through recollection to Dabb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15</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16</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4V_823, sc39</text:p>
          </table:table-cell>
          <table:table-cell/>
        </table:table-row>
        <table:table-row table:style-name="ro1">
          <table:table-cell office:value-type="string" calcext:value-type="string">
            <text:p>pli-tv-kd14:4.10.17</text:p>
          </table:table-cell>
          <table:table-cell office:value-type="string" calcext:value-type="string">
            <text:p>Ime mettiyabhūmajakā bhikkhū āyasmantaṁ dabbaṁ mallaputtaṁ amūlikāya sīlavipattiyā anuddhaṁsenti.</text:p>
          </table:table-cell>
          <table:table-cell office:value-type="string" calcext:value-type="string">
            <text:p>These monks Mettiya and Bhūmajaka are groundlessly charging Venerable Dabba the Mallian with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18</text:p>
          </table:table-cell>
          <table:table-cell office:value-type="string" calcext:value-type="string">
            <text:p>Āyasmā dabbo mallaputto sativepullappatto saṅghaṁ sativinayaṁ yācati.</text:p>
          </table:table-cell>
          <table:table-cell office:value-type="string" calcext:value-type="string">
            <text:p>Because of his great clarity of memory, Dabba is asking the Sangha for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19</text:p>
          </table:table-cell>
          <table:table-cell office:value-type="string" calcext:value-type="string">
            <text:p>Saṅgho āyasmato dabbassa mallaputtassa sativepullappattassa sativinayaṁ deti.</text:p>
          </table:table-cell>
          <table:table-cell office:value-type="string" calcext:value-type="string">
            <text:p>The Sangha grants resolution through recollection to Dabb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20</text:p>
          </table:table-cell>
          <table:table-cell office:value-type="string" calcext:value-type="string">
            <text:p>Yassāyasmato khamati āyasmato dabbassa mallaputtassa sativepullappattassa sativinayassa dānaṁ, so tuṇhassa;</text:p>
          </table:table-cell>
          <table:table-cell office:value-type="string" calcext:value-type="string">
            <text:p>Any monk who approves of granting resolution through recollection to Dabba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21</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22</text:p>
          </table:table-cell>
          <table:table-cell office:value-type="string" calcext:value-type="string">
            <text:p>Dutiyampi etamatthaṁ vadāmi …pe…</text:p>
          </table:table-cell>
          <table:table-cell office:value-type="string" calcext:value-type="string">
            <text:p>For the second time I speak on this matter. … </text:p>
          </table:table-cell>
          <table:table-cell office:value-type="string" calcext:value-type="string">
            <text:p/>
          </table:table-cell>
          <table:table-cell office:value-type="string" calcext:value-type="string">
            <text:p>&lt;p&gt;{}</text:p>
          </table:table-cell>
          <table:table-cell office:value-type="string" calcext:value-type="string">
            <text:p>cck6.286, ms4V_824, sc40, vri90.183</text:p>
          </table:table-cell>
          <table:table-cell/>
        </table:table-row>
        <table:table-row table:style-name="ro1">
          <table:table-cell office:value-type="string" calcext:value-type="string">
            <text:p>pli-tv-kd14:4.10.23</text:p>
          </table:table-cell>
          <table:table-cell office:value-type="string" calcext:value-type="string">
            <text:p>tatiyampi etamatthaṁ vadāmi—</text:p>
          </table:table-cell>
          <table:table-cell office:value-type="string" calcext:value-type="string">
            <text:p>For the third time I speak on this mat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24</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25</text:p>
          </table:table-cell>
          <table:table-cell office:value-type="string" calcext:value-type="string">
            <text:p>Ime mettiyabhūmajakā bhikkhū āyasmantaṁ dabbaṁ mallaputtaṁ amūlikāya sīlavipattiyā anuddhaṁsenti.</text:p>
          </table:table-cell>
          <table:table-cell office:value-type="string" calcext:value-type="string">
            <text:p>These monks Mettiya and Bhūmajaka are groundlessly charging Venerable Dabba the Mallian with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26</text:p>
          </table:table-cell>
          <table:table-cell office:value-type="string" calcext:value-type="string">
            <text:p>Āyasmā dabbo mallaputto sativepullappatto saṅghaṁ sativinayaṁ yācati.</text:p>
          </table:table-cell>
          <table:table-cell office:value-type="string" calcext:value-type="string">
            <text:p>Because of his great clarity of memory, Dabba is asking the Sangha for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27</text:p>
          </table:table-cell>
          <table:table-cell office:value-type="string" calcext:value-type="string">
            <text:p>Saṅgho āyasmato dabbassa mallaputtassa sativepullappattassa sativinayaṁ deti.</text:p>
          </table:table-cell>
          <table:table-cell office:value-type="string" calcext:value-type="string">
            <text:p>The Sangha grants resolution through recollection to Dabb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28</text:p>
          </table:table-cell>
          <table:table-cell office:value-type="string" calcext:value-type="string">
            <text:p>Yassāyasmato khamati āyasmato dabbassa mallaputtassa sativepullappattassa sativinayassa dānaṁ, so tuṇhassa;</text:p>
          </table:table-cell>
          <table:table-cell office:value-type="string" calcext:value-type="string">
            <text:p>Any monk who approves of granting resolution through recollection to Dabba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4.10.29</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4.10.30</text:p>
          </table:table-cell>
          <table:table-cell office:value-type="string" calcext:value-type="string">
            <text:p>Dinno saṅghena āyasmato dabbassa mallaputtassa sativepullappattassa sativinayo.</text:p>
          </table:table-cell>
          <table:table-cell office:value-type="string" calcext:value-type="string">
            <text:p>Because of his great clarity of memory, the Sangha has granted resolution through recollection to Dabba the Mallian. </text:p>
          </table:table-cell>
          <table:table-cell office:value-type="string" calcext:value-type="string">
            <text:p/>
          </table:table-cell>
          <table:table-cell office:value-type="string" calcext:value-type="string">
            <text:p>&lt;p&gt;{}</text:p>
          </table:table-cell>
          <table:table-cell office:value-type="string" calcext:value-type="string">
            <text:p>ms4V_825, sc41, sya6.315</text:p>
          </table:table-cell>
          <table:table-cell/>
        </table:table-row>
        <table:table-row table:style-name="ro1">
          <table:table-cell office:value-type="string" calcext:value-type="string">
            <text:p>pli-tv-kd14:4.10.31</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4.11.1</text:p>
          </table:table-cell>
          <table:table-cell office:value-type="string" calcext:value-type="string">
            <text:p>Pañcimāni, bhikkhave, dhammikāni sativinayassa dānāni.</text:p>
          </table:table-cell>
          <table:table-cell office:value-type="string" calcext:value-type="string">
            <text:p>“There are these five factors for the legitimate granting of resolution through recollection: </text:p>
          </table:table-cell>
          <table:table-cell office:value-type="string" calcext:value-type="string">
            <text:p/>
          </table:table-cell>
          <table:table-cell office:value-type="string" calcext:value-type="string">
            <text:p>&lt;hr&gt;&lt;p&gt;{}</text:p>
          </table:table-cell>
          <table:table-cell office:value-type="string" calcext:value-type="string">
            <text:p>bj4.350, dr6.253, ms4V_826, msdiv195, ndp4.159, pts-cs4.11, sc42</text:p>
          </table:table-cell>
          <table:table-cell/>
        </table:table-row>
        <table:table-row table:style-name="ro1">
          <table:table-cell office:value-type="string" calcext:value-type="string">
            <text:p>pli-tv-kd14:4.11.2</text:p>
          </table:table-cell>
          <table:table-cell office:value-type="string" calcext:value-type="string">
            <text:p>Suddho hoti bhikkhu anāpattiko, anuvadanti ca naṁ, yācati ca, tassa saṅgho sativinayaṁ deti dhammena samaggena—</text:p>
          </table:table-cell>
          <table:table-cell office:value-type="string" calcext:value-type="string">
            <text:p>the monk is pure and free of offenses; he has been accused; he asks for resolution through recollection; the Sangha grants him resolution through recollection; the legal procedure is legitimate and done by a unanimous assembly.” </text:p>
          </table:table-cell>
          <table:table-cell office:value-type="string" calcext:value-type="string">
            <text:p>_Sānuvādo_. [Vin-vn-ṭ.2777](): _Sānuvādoti ettha anuvādo nāma codanā, saha anuvādena vattatīti sānuvādo_, “_Sānuvādo_: here accusing is called _anuvādo_. _Sānuvādo_ means he proceeds with an accusation.”</text:p>
          </table:table-cell>
          <table:table-cell office:value-type="string" calcext:value-type="string">
            <text:p>{}</text:p>
          </table:table-cell>
          <table:table-cell table:number-columns-repeated="2"/>
        </table:table-row>
        <table:table-row table:style-name="ro1">
          <table:table-cell office:value-type="string" calcext:value-type="string">
            <text:p>pli-tv-kd14:4.11.3</text:p>
          </table:table-cell>
          <table:table-cell office:value-type="string" calcext:value-type="string">
            <text:p>imāni kho, bhikkhave, pañca dhammikāni sativinayassa dānān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0</text:p>
          </table:table-cell>
          <table:table-cell office:value-type="string" calcext:value-type="string">
            <text:p>3. Amūḷhavinaya</text:p>
          </table:table-cell>
          <table:table-cell office:value-type="string" calcext:value-type="string">
            <text:p>Resolution because of past insanity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5.1.1</text:p>
          </table:table-cell>
          <table:table-cell office:value-type="string" calcext:value-type="string">
            <text:p>Tena kho pana samayena gaggo bhikkhu ummattako hoti, cittavipariyāsakato.</text:p>
          </table:table-cell>
          <table:table-cell office:value-type="string" calcext:value-type="string">
            <text:p>At one time the monk Gagga was insane and suffering from psychosis. </text:p>
          </table:table-cell>
          <table:table-cell office:value-type="string" calcext:value-type="string">
            <text:p>_Cittavipariyāsakata_, lit. “(his) mind was made distorted”.</text:p>
          </table:table-cell>
          <table:table-cell office:value-type="string" calcext:value-type="string">
            <text:p>&lt;p&gt;{}</text:p>
          </table:table-cell>
          <table:table-cell office:value-type="string" calcext:value-type="string">
            <text:p>cck6.287, csp1ed4.199, csp2ed4.199, ms4V_827, msdiv196, pts-cs5.1, sc43, sya6.316</text:p>
          </table:table-cell>
          <table:table-cell/>
        </table:table-row>
        <table:table-row table:style-name="ro1">
          <table:table-cell office:value-type="string" calcext:value-type="string">
            <text:p>pli-tv-kd14:5.1.2</text:p>
          </table:table-cell>
          <table:table-cell office:value-type="string" calcext:value-type="string">
            <text:p>Tena ummattakena cittavipariyāsakatena bahuṁ assāmaṇakaṁ ajjhāciṇṇaṁ hoti bhāsitaparikkantaṁ.</text:p>
          </table:table-cell>
          <table:table-cell office:value-type="string" calcext:value-type="string">
            <text:p>Because of that, h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3</text:p>
          </table:table-cell>
          <table:table-cell office:value-type="string" calcext:value-type="string">
            <text:p>Bhikkhū gaggaṁ bhikkhuṁ ummattakena cittavipariyāsakatena ajjhāciṇṇena āpattiyā codenti—</text:p>
          </table:table-cell>
          <table:table-cell office:value-type="string" calcext:value-type="string">
            <text:p>Monks accused him of an offense,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4</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5</text:p>
          </table:table-cell>
          <table:table-cell office:value-type="string" calcext:value-type="string">
            <text:p>So evaṁ vade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6</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lt;p&gt;{}</text:p>
          </table:table-cell>
          <table:table-cell office:value-type="string" calcext:value-type="string">
            <text:p>pts-vp-pli2.81</text:p>
          </table:table-cell>
          <table:table-cell/>
        </table:table-row>
        <table:table-row table:style-name="ro1">
          <table:table-cell office:value-type="string" calcext:value-type="string">
            <text:p>pli-tv-kd14:5.1.7</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office:value-type="string" calcext:value-type="string">
            <text:p>pts-vp-en5.106</text:p>
          </table:table-cell>
          <table:table-cell/>
        </table:table-row>
        <table:table-row table:style-name="ro1">
          <table:table-cell office:value-type="string" calcext:value-type="string">
            <text:p>pli-tv-kd14:5.1.8</text:p>
          </table:table-cell>
          <table:table-cell office:value-type="string" calcext:value-type="string">
            <text:p>Nāhaṁ taṁ sarāmi.</text:p>
          </table:table-cell>
          <table:table-cell office:value-type="string" calcext:value-type="string">
            <text:p>I don’t remember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9</text:p>
          </table:table-cell>
          <table:table-cell office:value-type="string" calcext:value-type="string">
            <text:p>Mūḷhena me etaṁ katan”ti.</text:p>
          </table:table-cell>
          <table:table-cell office:value-type="string" calcext:value-type="string">
            <text:p>I did it because I was insan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10</text:p>
          </table:table-cell>
          <table:table-cell office:value-type="string" calcext:value-type="string">
            <text:p>Evampi naṁ vuccamānā codenteva—</text:p>
          </table:table-cell>
          <table:table-cell office:value-type="string" calcext:value-type="string">
            <text:p>But they still accused hi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11</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13</text:p>
          </table:table-cell>
          <table:table-cell office:value-type="string" calcext:value-type="string">
            <text:p>“kathañhi nāma bhikkhū gaggaṁ bhikkhuṁ ummattakena cittavipariyāsakatena ajjhāciṇṇena āpattiyā codessanti—</text:p>
          </table:table-cell>
          <table:table-cell office:value-type="string" calcext:value-type="string">
            <text:p>“How can these monks keep on accusing Gagg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14</text:p>
          </table:table-cell>
          <table:table-cell office:value-type="string" calcext:value-type="string">
            <text:p>‘saratāyasmā evarūpiṁ āpattiṁ āpajjit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15</text:p>
          </table:table-cell>
          <table:table-cell office:value-type="string" calcext:value-type="string">
            <text:p>So evaṁ vadeti—</text:p>
          </table:table-cell>
          <table:table-cell office:value-type="string" calcext:value-type="string">
            <text:p>when 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16</text:p>
          </table:table-cell>
          <table:table-cell office:value-type="string" calcext:value-type="string">
            <text:p>‘ahaṁ kho, āvuso, ummattako ahosiṁ cittavipariyāsakato.</text:p>
          </table:table-cell>
          <table:table-cell office:value-type="string" calcext:value-type="string">
            <text:p>he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17</text:p>
          </table:table-cell>
          <table:table-cell office:value-type="string" calcext:value-type="string">
            <text:p>Tena me ummattakena cittavipariyāsakatena bahuṁ assāmaṇakaṁ ajjhāciṇṇaṁ bhāsitaparikk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18</text:p>
          </table:table-cell>
          <table:table-cell office:value-type="string" calcext:value-type="string">
            <text:p>Nāhaṁ taṁ sarām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19</text:p>
          </table:table-cell>
          <table:table-cell office:value-type="string" calcext:value-type="string">
            <text:p>Mūḷhena me etaṁ kat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20</text:p>
          </table:table-cell>
          <table:table-cell office:value-type="string" calcext:value-type="string">
            <text:p>Evampi naṁ vuccamānā codentev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1.21</text:p>
          </table:table-cell>
          <table:table-cell office:value-type="string" calcext:value-type="string">
            <text:p>‘saratāyasmā evarūpiṁ āpattiṁ āpajjit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22</text:p>
          </table:table-cell>
          <table:table-cell office:value-type="string" calcext:value-type="string">
            <text:p>Atha kho te bhikkhū bhagavato etamatthaṁ ārocesuṁ …pe…</text:p>
          </table:table-cell>
          <table:table-cell office:value-type="string" calcext:value-type="string">
            <text:p>They told the Buddha. Soon afterwards he had the Sangha of monks assembled and question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23</text:p>
          </table:table-cell>
          <table:table-cell office:value-type="string" calcext:value-type="string">
            <text:p>“saccaṁ kira, bhikkhave …pe…</text:p>
          </table:table-cell>
          <table:table-cell office:value-type="string" calcext:value-type="string">
            <text:p>He said, “Is it true, monks, that these monks are doing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24</text:p>
          </table:table-cell>
          <table:table-cell office:value-type="string" calcext:value-type="string">
            <text:p>saccaṁ,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5.1.25</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26</text:p>
          </table:table-cell>
          <table:table-cell office:value-type="string" calcext:value-type="string">
            <text:p>dhammiṁ kathaṁ katvā bhikkhū āmantesi—</text:p>
          </table:table-cell>
          <table:table-cell office:value-type="string" calcext:value-type="string">
            <text:p>he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1.27</text:p>
          </table:table-cell>
          <table:table-cell office:value-type="string" calcext:value-type="string">
            <text:p>“Tena hi, bhikkhave, saṅgho gaggassa bhikkhuno amūḷhassa amūḷhavinayaṁ detu.</text:p>
          </table:table-cell>
          <table:table-cell office:value-type="string" calcext:value-type="string">
            <text:p>“Well then, since he is no longer insane, grant resolution because of past insanity to the monk Gagga. </text:p>
          </table:table-cell>
          <table:table-cell office:value-type="string" calcext:value-type="string">
            <text:p/>
          </table:table-cell>
          <table:table-cell office:value-type="string" calcext:value-type="string">
            <text:p>&lt;p&gt;{}</text:p>
          </table:table-cell>
          <table:table-cell office:value-type="string" calcext:value-type="string">
            <text:p>bj4.352, cck6.288, csp1ed4.200, csp2ed4.200, dr6.254, ms4V_828, ndp4.160, sc44, sya6.317, vri90.184</text:p>
          </table:table-cell>
          <table:table-cell/>
        </table:table-row>
        <table:table-row table:style-name="ro1">
          <table:table-cell office:value-type="string" calcext:value-type="string">
            <text:p>pli-tv-kd14:5.2.1</text:p>
          </table:table-cell>
          <table:table-cell office:value-type="string" calcext:value-type="string">
            <text:p>Evañca pana, bhikkhave, dātabbo—</text:p>
          </table:table-cell>
          <table:table-cell office:value-type="string" calcext:value-type="string">
            <text:p>And it should be granted in this way: </text:p>
          </table:table-cell>
          <table:table-cell office:value-type="string" calcext:value-type="string">
            <text:p/>
          </table:table-cell>
          <table:table-cell office:value-type="string" calcext:value-type="string">
            <text:p>{}&lt;/p&gt;</text:p>
          </table:table-cell>
          <table:table-cell office:value-type="string" calcext:value-type="string">
            <text:p>pts-cs5.2</text:p>
          </table:table-cell>
          <table:table-cell/>
        </table:table-row>
        <table:table-row table:style-name="ro1">
          <table:table-cell office:value-type="string" calcext:value-type="string">
            <text:p>pli-tv-kd14:5.2.2</text:p>
          </table:table-cell>
          <table:table-cell office:value-type="string" calcext:value-type="string">
            <text:p>tena, bhikkhave, gaggena bhikkhunā saṅghaṁ upasaṅkamitvā, ekaṁsaṁ uttarāsaṅgaṁ karitvā, vuḍḍhānaṁ bhikkhūnaṁ pāde vanditvā, ukkuṭikaṁ nisīditvā, añjaliṁ paggahetvā, evamassa vacanīyo—</text:p>
          </table:table-cell>
          <table:table-cell office:value-type="string" calcext:value-type="string">
            <text:p>The monk Gagga should approach the Sangha, put his upper robe over one shoulder, pay respect at the feet of the senior monks, squat on his heels, put the palms of his hands together, and sa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5.2.3</text:p>
          </table:table-cell>
          <table:table-cell office:value-type="string" calcext:value-type="string">
            <text:p>‘ahaṁ, bhante, ummattako ahosiṁ cittavipariyāsakato.</text:p>
          </table:table-cell>
          <table:table-cell office:value-type="string" calcext:value-type="string">
            <text:p>‘Venerables, I have been insane and suffering from psychos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2.4</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text:p>
          </table:table-cell>
          <table:table-cell office:value-type="string" calcext:value-type="string">
            <text:p>Maṁ bhikkhū ummattakena cittavipariyāsakatena ajjhāciṇṇena āpattiyā codenti—</text:p>
          </table:table-cell>
          <table:table-cell office:value-type="string" calcext:value-type="string">
            <text:p>Monks accused me of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6</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7</text:p>
          </table:table-cell>
          <table:table-cell office:value-type="string" calcext:value-type="string">
            <text:p>Tyāhaṁ evaṁ vadāmi—</text:p>
          </table:table-cell>
          <table:table-cell office:value-type="string" calcext:value-type="string">
            <text:p>I rep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8</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9</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10</text:p>
          </table:table-cell>
          <table:table-cell office:value-type="string" calcext:value-type="string">
            <text:p>Nāhaṁ taṁ sarāmi.</text:p>
          </table:table-cell>
          <table:table-cell office:value-type="string" calcext:value-type="string">
            <text:p>I don’t remember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11</text:p>
          </table:table-cell>
          <table:table-cell office:value-type="string" calcext:value-type="string">
            <text:p>Mūḷhena me etaṁ katan”ti.</text:p>
          </table:table-cell>
          <table:table-cell office:value-type="string" calcext:value-type="string">
            <text:p>I did it because I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12</text:p>
          </table:table-cell>
          <table:table-cell office:value-type="string" calcext:value-type="string">
            <text:p>Evampi maṁ vuccamānā codenteva—</text:p>
          </table:table-cell>
          <table:table-cell office:value-type="string" calcext:value-type="string">
            <text:p>But they still accused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13</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14</text:p>
          </table:table-cell>
          <table:table-cell office:value-type="string" calcext:value-type="string">
            <text:p>Sohaṁ, bhante, amūḷho saṅghaṁ amūḷhavinayaṁ yācāmī’ti.</text:p>
          </table:table-cell>
          <table:table-cell office:value-type="string" calcext:value-type="string">
            <text:p>Because I’m no longer insane, I ask the Sangha for resolution because of past insanity.’ </text:p>
          </table:table-cell>
          <table:table-cell office:value-type="string" calcext:value-type="string">
            <text:p/>
          </table:table-cell>
          <table:table-cell office:value-type="string" calcext:value-type="string">
            <text:p>{}&lt;/p&gt;</text:p>
          </table:table-cell>
          <table:table-cell office:value-type="string" calcext:value-type="string">
            <text:p>pts-vp-en5.107</text:p>
          </table:table-cell>
          <table:table-cell/>
        </table:table-row>
        <table:table-row table:style-name="ro1">
          <table:table-cell office:value-type="string" calcext:value-type="string">
            <text:p>pli-tv-kd14:5.2.15</text:p>
          </table:table-cell>
          <table:table-cell office:value-type="string" calcext:value-type="string">
            <text:p>Dutiyampi yācitabbo.</text:p>
          </table:table-cell>
          <table:table-cell office:value-type="string" calcext:value-type="string">
            <text:p>And he should ask a second ti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2.16</text:p>
          </table:table-cell>
          <table:table-cell office:value-type="string" calcext:value-type="string">
            <text:p>Tatiyampi yācitabbo—</text:p>
          </table:table-cell>
          <table:table-cell office:value-type="string" calcext:value-type="string">
            <text:p>and a third tim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2.17</text:p>
          </table:table-cell>
          <table:table-cell office:value-type="string" calcext:value-type="string">
            <text:p>‘ahaṁ, bhante, ummattako ahosiṁ cittavipariyāsakato.</text:p>
          </table:table-cell>
          <table:table-cell office:value-type="string" calcext:value-type="string">
            <text:p>‘Venerables, I have been insane and suffering from psychos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2.18</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19</text:p>
          </table:table-cell>
          <table:table-cell office:value-type="string" calcext:value-type="string">
            <text:p>Maṁ bhikkhū ummattakena cittavipariyāsakatena ajjhāciṇṇena āpattiyā codenti—</text:p>
          </table:table-cell>
          <table:table-cell office:value-type="string" calcext:value-type="string">
            <text:p>Monks accused me of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20</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21</text:p>
          </table:table-cell>
          <table:table-cell office:value-type="string" calcext:value-type="string">
            <text:p>Tyāhaṁ evaṁ vadāmi—</text:p>
          </table:table-cell>
          <table:table-cell office:value-type="string" calcext:value-type="string">
            <text:p>I rep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22</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23</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24</text:p>
          </table:table-cell>
          <table:table-cell office:value-type="string" calcext:value-type="string">
            <text:p>Nāhaṁ taṁ sarāmi mūḷhena me etaṁ katan”ti.</text:p>
          </table:table-cell>
          <table:table-cell office:value-type="string" calcext:value-type="string">
            <text:p>I don’t remember it; I did it because I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25</text:p>
          </table:table-cell>
          <table:table-cell office:value-type="string" calcext:value-type="string">
            <text:p>Evampi maṁ vuccamānā codenteva—</text:p>
          </table:table-cell>
          <table:table-cell office:value-type="string" calcext:value-type="string">
            <text:p>But they still accused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26</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27</text:p>
          </table:table-cell>
          <table:table-cell office:value-type="string" calcext:value-type="string">
            <text:p>Sohaṁ amūḷho tatiyampi, bhante, saṅghaṁ amūḷhavinayaṁ yācāmī’ti.</text:p>
          </table:table-cell>
          <table:table-cell office:value-type="string" calcext:value-type="string">
            <text:p>Because I’m no longer insane, for the third time I ask the Sangha for resolution because of past insanity.’ </text:p>
          </table:table-cell>
          <table:table-cell office:value-type="string" calcext:value-type="string">
            <text:p/>
          </table:table-cell>
          <table:table-cell office:value-type="string" calcext:value-type="string">
            <text:p>{}&lt;/p&gt;</text:p>
          </table:table-cell>
          <table:table-cell office:value-type="string" calcext:value-type="string">
            <text:p/>
          </table:table-cell>
          <table:table-cell office:value-type="string" calcext:value-type="string">
            <text:p>Sohaṁ amūḷho → sohaṁ bhante amūḷho (bj, pts1ed, mr)</text:p>
          </table:table-cell>
        </table:table-row>
        <table:table-row table:style-name="ro1">
          <table:table-cell office:value-type="string" calcext:value-type="string">
            <text:p>pli-tv-kd14:5.2.28</text:p>
          </table:table-cell>
          <table:table-cell office:value-type="string" calcext:value-type="string">
            <text:p>Byattena bhikkhunā paṭibalena saṅ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5.2.29</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dr6.255, ms4V_829, msdiv197, sc45, sya6.318</text:p>
          </table:table-cell>
          <table:table-cell/>
        </table:table-row>
        <table:table-row table:style-name="ro1">
          <table:table-cell office:value-type="string" calcext:value-type="string">
            <text:p>pli-tv-kd14:5.2.30</text:p>
          </table:table-cell>
          <table:table-cell office:value-type="string" calcext:value-type="string">
            <text:p>Ayaṁ gaggo bhikkhu ummattako ahosi cittavipariyāsakato.</text:p>
          </table:table-cell>
          <table:table-cell office:value-type="string" calcext:value-type="string">
            <text:p>The monk Gagga has been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31</text:p>
          </table:table-cell>
          <table:table-cell office:value-type="string" calcext:value-type="string">
            <text:p>Tena ummattakena cittavipariyāsakatena bahuṁ assāmaṇakaṁ ajjhāciṇṇaṁ bhāsitaparikkantaṁ.</text:p>
          </table:table-cell>
          <table:table-cell office:value-type="string" calcext:value-type="string">
            <text:p>Because of that, h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32</text:p>
          </table:table-cell>
          <table:table-cell office:value-type="string" calcext:value-type="string">
            <text:p>Bhikkhū gaggaṁ bhikkhuṁ ummattakena cittavipariyāsakatena ajjhāciṇṇena āpattiyā codenti—</text:p>
          </table:table-cell>
          <table:table-cell office:value-type="string" calcext:value-type="string">
            <text:p>Monks accused him of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33</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34</text:p>
          </table:table-cell>
          <table:table-cell office:value-type="string" calcext:value-type="string">
            <text:p>So evaṁ vadeti—</text:p>
          </table:table-cell>
          <table:table-cell office:value-type="string" calcext:value-type="string">
            <text:p>He rep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35</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text:p>
          </table:table-cell>
          <table:table-cell office:value-type="string" calcext:value-type="string">
            <text:p>pts-vp-pli2.82</text:p>
          </table:table-cell>
          <table:table-cell/>
        </table:table-row>
        <table:table-row table:style-name="ro1">
          <table:table-cell office:value-type="string" calcext:value-type="string">
            <text:p>pli-tv-kd14:5.2.36</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37</text:p>
          </table:table-cell>
          <table:table-cell office:value-type="string" calcext:value-type="string">
            <text:p>Nāhaṁ taṁ sarāmi, mūḷhena me etaṁ katan”ti.</text:p>
          </table:table-cell>
          <table:table-cell office:value-type="string" calcext:value-type="string">
            <text:p>I don’t remember it; I did it because I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38</text:p>
          </table:table-cell>
          <table:table-cell office:value-type="string" calcext:value-type="string">
            <text:p>Evampi naṁ vuccamānā codenteva—</text:p>
          </table:table-cell>
          <table:table-cell office:value-type="string" calcext:value-type="string">
            <text:p>But they still accus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39</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40</text:p>
          </table:table-cell>
          <table:table-cell office:value-type="string" calcext:value-type="string">
            <text:p>So amūḷho saṅghaṁ amūḷhavinayaṁ yācati.</text:p>
          </table:table-cell>
          <table:table-cell office:value-type="string" calcext:value-type="string">
            <text:p>Because he is no longer insane, he is asking the Sangha for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41</text:p>
          </table:table-cell>
          <table:table-cell office:value-type="string" calcext:value-type="string">
            <text:p>Yadi saṅghassa pattakallaṁ, saṅgho gaggassa bhikkhuno amūḷhassa amūḷhavinayaṁ dadeyya.</text:p>
          </table:table-cell>
          <table:table-cell office:value-type="string" calcext:value-type="string">
            <text:p>If it seems appropriate to the Sangha, the Sangha should grant resolution because of past insanity to Gagg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42</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2.43</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bj4.354, cck6.289, csp1ed4.201, csp2ed4.201, ms4V_830, ndp4.161, sc46, vri90.185</text:p>
          </table:table-cell>
          <table:table-cell/>
        </table:table-row>
        <table:table-row table:style-name="ro1">
          <table:table-cell office:value-type="string" calcext:value-type="string">
            <text:p>pli-tv-kd14:5.2.44</text:p>
          </table:table-cell>
          <table:table-cell office:value-type="string" calcext:value-type="string">
            <text:p>Ayaṁ gaggo bhikkhu ummattako ahosi cittavipariyāsakato.</text:p>
          </table:table-cell>
          <table:table-cell office:value-type="string" calcext:value-type="string">
            <text:p>The monk Gagga has been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45</text:p>
          </table:table-cell>
          <table:table-cell office:value-type="string" calcext:value-type="string">
            <text:p>Tena ummattakena cittavipariyāsakatena bahuṁ assāmaṇakaṁ ajjhāciṇṇaṁ bhāsitaparikkantaṁ.</text:p>
          </table:table-cell>
          <table:table-cell office:value-type="string" calcext:value-type="string">
            <text:p>Because of that, h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46</text:p>
          </table:table-cell>
          <table:table-cell office:value-type="string" calcext:value-type="string">
            <text:p>Bhikkhū gaggaṁ bhikkhuṁ ummattakena cittavipariyāsakatena ajjhāciṇṇena āpattiyā codenti—</text:p>
          </table:table-cell>
          <table:table-cell office:value-type="string" calcext:value-type="string">
            <text:p>Monks accused him of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47</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48</text:p>
          </table:table-cell>
          <table:table-cell office:value-type="string" calcext:value-type="string">
            <text:p>So evaṁ vadeti—</text:p>
          </table:table-cell>
          <table:table-cell office:value-type="string" calcext:value-type="string">
            <text:p>He rep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49</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0</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1</text:p>
          </table:table-cell>
          <table:table-cell office:value-type="string" calcext:value-type="string">
            <text:p>Nāhaṁ taṁ sarāmi mūḷhena me etaṁ katan”ti.</text:p>
          </table:table-cell>
          <table:table-cell office:value-type="string" calcext:value-type="string">
            <text:p>I don’t remember it; I did it because I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2</text:p>
          </table:table-cell>
          <table:table-cell office:value-type="string" calcext:value-type="string">
            <text:p>Evampi naṁ vuccamānā codenteva—</text:p>
          </table:table-cell>
          <table:table-cell office:value-type="string" calcext:value-type="string">
            <text:p>But they still accus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3</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4</text:p>
          </table:table-cell>
          <table:table-cell office:value-type="string" calcext:value-type="string">
            <text:p>So amūḷho saṅghaṁ amūḷhavinayaṁ yācati.</text:p>
          </table:table-cell>
          <table:table-cell office:value-type="string" calcext:value-type="string">
            <text:p>Because he is no longer insane, he is asking the Sangha for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5</text:p>
          </table:table-cell>
          <table:table-cell office:value-type="string" calcext:value-type="string">
            <text:p>Saṅgho gaggassa bhikkhuno amūḷhassa amūḷhavinayaṁ deti.</text:p>
          </table:table-cell>
          <table:table-cell office:value-type="string" calcext:value-type="string">
            <text:p>The Sangha grants resolution because of past insanity to Gagg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6</text:p>
          </table:table-cell>
          <table:table-cell office:value-type="string" calcext:value-type="string">
            <text:p>Yassāyasmato khamati gaggassa bhikkhuno amūḷhassa amūḷhavinayassa dānaṁ, so tuṇhassa;</text:p>
          </table:table-cell>
          <table:table-cell office:value-type="string" calcext:value-type="string">
            <text:p>Any monk who approves of granting resolution because of past insanity to Gagga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5.2.57</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2.58</text:p>
          </table:table-cell>
          <table:table-cell office:value-type="string" calcext:value-type="string">
            <text:p>Dutiyampi etamatthaṁ vadāmi …pe…</text:p>
          </table:table-cell>
          <table:table-cell office:value-type="string" calcext:value-type="string">
            <text:p>For the second time I speak on this matter. … </text:p>
          </table:table-cell>
          <table:table-cell office:value-type="string" calcext:value-type="string">
            <text:p/>
          </table:table-cell>
          <table:table-cell office:value-type="string" calcext:value-type="string">
            <text:p>&lt;p&gt;{}</text:p>
          </table:table-cell>
          <table:table-cell office:value-type="string" calcext:value-type="string">
            <text:p>dr6.256, ms4V_831, sc47</text:p>
          </table:table-cell>
          <table:table-cell/>
        </table:table-row>
        <table:table-row table:style-name="ro1">
          <table:table-cell office:value-type="string" calcext:value-type="string">
            <text:p>pli-tv-kd14:5.2.59</text:p>
          </table:table-cell>
          <table:table-cell office:value-type="string" calcext:value-type="string">
            <text:p>tatiyampi etamatthaṁ vadāmi …pe….</text:p>
          </table:table-cell>
          <table:table-cell office:value-type="string" calcext:value-type="string">
            <text:p>For the third time I speak on this matter.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5.2.60</text:p>
          </table:table-cell>
          <table:table-cell office:value-type="string" calcext:value-type="string">
            <text:p>Dinno saṅghena gaggassa bhikkhuno amūḷhassa amūḷhavinayo.</text:p>
          </table:table-cell>
          <table:table-cell office:value-type="string" calcext:value-type="string">
            <text:p>Since he is no longer insane, the Sangha has granted resolution because of past insanity to the monk Gagga. </text:p>
          </table:table-cell>
          <table:table-cell office:value-type="string" calcext:value-type="string">
            <text:p/>
          </table:table-cell>
          <table:table-cell office:value-type="string" calcext:value-type="string">
            <text:p>&lt;p&gt;{}</text:p>
          </table:table-cell>
          <table:table-cell office:value-type="string" calcext:value-type="string">
            <text:p>ms4V_832, sc48, sya6.319</text:p>
          </table:table-cell>
          <table:table-cell/>
        </table:table-row>
        <table:table-row table:style-name="ro1">
          <table:table-cell office:value-type="string" calcext:value-type="string">
            <text:p>pli-tv-kd14:5.2.61</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6.1.1</text:p>
          </table:table-cell>
          <table:table-cell office:value-type="string" calcext:value-type="string">
            <text:p>Tīṇimāni, bhikkhave, adhammikāni amūḷhavinayassa dānāni, tīṇi dhammikāni.</text:p>
          </table:table-cell>
          <table:table-cell office:value-type="string" calcext:value-type="string">
            <text:p>“There are these three illegitimate grantings of resolution because of past insanity: </text:p>
          </table:table-cell>
          <table:table-cell office:value-type="string" calcext:value-type="string">
            <text:p/>
          </table:table-cell>
          <table:table-cell office:value-type="string" calcext:value-type="string">
            <text:p>&lt;hr&gt;&lt;p&gt;{}</text:p>
          </table:table-cell>
          <table:table-cell office:value-type="string" calcext:value-type="string">
            <text:p>ms4V_833, msdiv198, pts-cs6.1, sc49</text:p>
          </table:table-cell>
          <table:table-cell/>
        </table:table-row>
        <table:table-row table:style-name="ro1">
          <table:table-cell office:value-type="string" calcext:value-type="string">
            <text:p>pli-tv-kd14:6.1.2</text:p>
          </table:table-cell>
          <table:table-cell office:value-type="string" calcext:value-type="string">
            <text:p>Katamāni tīṇi adhammikāni amūḷhavinayassa dān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3</text:p>
          </table:table-cell>
          <table:table-cell office:value-type="string" calcext:value-type="string">
            <text:p>Idha pana, bhikkhave, bhikkhu āpattiṁ āpanno hoti.</text:p>
          </table:table-cell>
          <table:table-cell office:value-type="string" calcext:value-type="string">
            <text:p>It may be that a monk has committed an offense. </text:p>
          </table:table-cell>
          <table:table-cell office:value-type="string" calcext:value-type="string">
            <text:p/>
          </table:table-cell>
          <table:table-cell office:value-type="string" calcext:value-type="string">
            <text:p>&lt;p&gt;{}</text:p>
          </table:table-cell>
          <table:table-cell office:value-type="string" calcext:value-type="string">
            <text:p>cck6.290, ms4V_834, sc50</text:p>
          </table:table-cell>
          <table:table-cell/>
        </table:table-row>
        <table:table-row table:style-name="ro1">
          <table:table-cell office:value-type="string" calcext:value-type="string">
            <text:p>pli-tv-kd14:6.1.4</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5</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6</text:p>
          </table:table-cell>
          <table:table-cell office:value-type="string" calcext:value-type="string">
            <text:p>So saramānova evaṁ vadeti—</text:p>
          </table:table-cell>
          <table:table-cell office:value-type="string" calcext:value-type="string">
            <text:p>Although he remembers, 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7</text:p>
          </table:table-cell>
          <table:table-cell office:value-type="string" calcext:value-type="string">
            <text:p>‘na kho ahaṁ, āvuso, sarāmi evarūpiṁ āpattiṁ āpajjitā’ti.</text:p>
          </table:table-cell>
          <table:table-cell office:value-type="string" calcext:value-type="string">
            <text:p>he does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8</text:p>
          </table:table-cell>
          <table:table-cell office:value-type="string" calcext:value-type="string">
            <text:p>Tassa saṅgho amūḷhavinayaṁ deti.</text:p>
          </table:table-cell>
          <table:table-cell office:value-type="string" calcext:value-type="string">
            <text:p>If the Sangha grants him resolution because of past insanity, </text:p>
          </table:table-cell>
          <table:table-cell office:value-type="string" calcext:value-type="string">
            <text:p/>
          </table:table-cell>
          <table:table-cell office:value-type="string" calcext:value-type="string">
            <text:p>{}</text:p>
          </table:table-cell>
          <table:table-cell office:value-type="string" calcext:value-type="string">
            <text:p>pts-vp-en5.108</text:p>
          </table:table-cell>
          <table:table-cell/>
        </table:table-row>
        <table:table-row table:style-name="ro1">
          <table:table-cell office:value-type="string" calcext:value-type="string">
            <text:p>pli-tv-kd14:6.1.9</text:p>
          </table:table-cell>
          <table:table-cell office:value-type="string" calcext:value-type="string">
            <text:p>Adhammikaṁ amūḷhavinayassa dānaṁ.</text:p>
          </table:table-cell>
          <table:table-cell office:value-type="string" calcext:value-type="string">
            <text:p>then that granting is il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10</text:p>
          </table:table-cell>
          <table:table-cell office:value-type="string" calcext:value-type="string">
            <text:p>Idha pana, bhikkhave, bhikkhu āpattiṁ āpanno hoti.</text:p>
          </table:table-cell>
          <table:table-cell office:value-type="string" calcext:value-type="string">
            <text:p>It may be that a monk has committed an offense. </text:p>
          </table:table-cell>
          <table:table-cell office:value-type="string" calcext:value-type="string">
            <text:p/>
          </table:table-cell>
          <table:table-cell office:value-type="string" calcext:value-type="string">
            <text:p>&lt;p&gt;{}</text:p>
          </table:table-cell>
          <table:table-cell office:value-type="string" calcext:value-type="string">
            <text:p>ms4V_835, sc51</text:p>
          </table:table-cell>
          <table:table-cell/>
        </table:table-row>
        <table:table-row table:style-name="ro1">
          <table:table-cell office:value-type="string" calcext:value-type="string">
            <text:p>pli-tv-kd14:6.1.11</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2</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3</text:p>
          </table:table-cell>
          <table:table-cell office:value-type="string" calcext:value-type="string">
            <text:p>So saramānova evaṁ vadeti—</text:p>
          </table:table-cell>
          <table:table-cell office:value-type="string" calcext:value-type="string">
            <text:p>Although he remembers, 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4</text:p>
          </table:table-cell>
          <table:table-cell office:value-type="string" calcext:value-type="string">
            <text:p>‘sarāmi kho ahaṁ, āvuso, yathāsupinantenā’ti.</text:p>
          </table:table-cell>
          <table:table-cell office:value-type="string" calcext:value-type="string">
            <text:p>‘I remember as if in a drea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5</text:p>
          </table:table-cell>
          <table:table-cell office:value-type="string" calcext:value-type="string">
            <text:p>Tassa saṅgho amūḷhavinayaṁ deti.</text:p>
          </table:table-cell>
          <table:table-cell office:value-type="string" calcext:value-type="string">
            <text:p>If the Sangha grants him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6</text:p>
          </table:table-cell>
          <table:table-cell office:value-type="string" calcext:value-type="string">
            <text:p>Adhammikaṁ amūḷhavinayassa dānaṁ.</text:p>
          </table:table-cell>
          <table:table-cell office:value-type="string" calcext:value-type="string">
            <text:p>then that granting is il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1.17</text:p>
          </table:table-cell>
          <table:table-cell office:value-type="string" calcext:value-type="string">
            <text:p>Idha pana, bhikkhave, bhikkhu āpattiṁ āpanno hoti.</text:p>
          </table:table-cell>
          <table:table-cell office:value-type="string" calcext:value-type="string">
            <text:p>It may be that a monk has committed an offense. </text:p>
          </table:table-cell>
          <table:table-cell office:value-type="string" calcext:value-type="string">
            <text:p/>
          </table:table-cell>
          <table:table-cell office:value-type="string" calcext:value-type="string">
            <text:p>&lt;p&gt;{}</text:p>
          </table:table-cell>
          <table:table-cell office:value-type="string" calcext:value-type="string">
            <text:p>ms4V_836, sc52, vri90.186</text:p>
          </table:table-cell>
          <table:table-cell/>
        </table:table-row>
        <table:table-row table:style-name="ro1">
          <table:table-cell office:value-type="string" calcext:value-type="string">
            <text:p>pli-tv-kd14:6.1.18</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19</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20</text:p>
          </table:table-cell>
          <table:table-cell office:value-type="string" calcext:value-type="string">
            <text:p>So anummattako ummattakālayaṁ karoti—</text:p>
          </table:table-cell>
          <table:table-cell office:value-type="string" calcext:value-type="string">
            <text:p>Although he is sane, he acts insane,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21</text:p>
          </table:table-cell>
          <table:table-cell office:value-type="string" calcext:value-type="string">
            <text:p>‘ahampi kho evaṁ karomi.</text:p>
          </table:table-cell>
          <table:table-cell office:value-type="string" calcext:value-type="string">
            <text:p>‘I do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22</text:p>
          </table:table-cell>
          <table:table-cell office:value-type="string" calcext:value-type="string">
            <text:p>Tumhepi evaṁ karotha.</text:p>
          </table:table-cell>
          <table:table-cell office:value-type="string" calcext:value-type="string">
            <text:p>and so do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23</text:p>
          </table:table-cell>
          <table:table-cell office:value-type="string" calcext:value-type="string">
            <text:p>Mayhampi etaṁ kappati.</text:p>
          </table:table-cell>
          <table:table-cell office:value-type="string" calcext:value-type="string">
            <text:p>This is allowable for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24</text:p>
          </table:table-cell>
          <table:table-cell office:value-type="string" calcext:value-type="string">
            <text:p>Tumhākampetaṁ kappatī’ti.</text:p>
          </table:table-cell>
          <table:table-cell office:value-type="string" calcext:value-type="string">
            <text:p>and also for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25</text:p>
          </table:table-cell>
          <table:table-cell office:value-type="string" calcext:value-type="string">
            <text:p>Tassa saṅgho amūḷhavinayaṁ deti.</text:p>
          </table:table-cell>
          <table:table-cell office:value-type="string" calcext:value-type="string">
            <text:p>If the Sangha grants him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1.26</text:p>
          </table:table-cell>
          <table:table-cell office:value-type="string" calcext:value-type="string">
            <text:p>Adhammikaṁ amūḷhavinayassa dānaṁ.</text:p>
          </table:table-cell>
          <table:table-cell office:value-type="string" calcext:value-type="string">
            <text:p>then that granting is il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2.1</text:p>
          </table:table-cell>
          <table:table-cell office:value-type="string" calcext:value-type="string">
            <text:p>Imāni tīṇi adhammikāni amūḷhavinayassa dānāni.</text:p>
          </table:table-cell>
          <table:table-cell office:value-type="string" calcext:value-type="string">
            <text:p>“There are these three legitimate grantings of resolution because of past insanity: </text:p>
          </table:table-cell>
          <table:table-cell office:value-type="string" calcext:value-type="string">
            <text:p/>
          </table:table-cell>
          <table:table-cell office:value-type="string" calcext:value-type="string">
            <text:p>&lt;hr&gt;&lt;p&gt;{}&lt;/p&gt;</text:p>
          </table:table-cell>
          <table:table-cell office:value-type="string" calcext:value-type="string">
            <text:p>pts-cs6.2</text:p>
          </table:table-cell>
          <table:table-cell/>
        </table:table-row>
        <table:table-row table:style-name="ro1">
          <table:table-cell office:value-type="string" calcext:value-type="string">
            <text:p>pli-tv-kd14:6.2.2</text:p>
          </table:table-cell>
          <table:table-cell office:value-type="string" calcext:value-type="string">
            <text:p>Katamāni tīṇi dhammikāni amūḷhavinayassa dānāni?</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bj5.356, csp1ed4.202, csp2ed4.202, ms4V_837, msdiv199, sc53, sya6.320</text:p>
          </table:table-cell>
          <table:table-cell/>
        </table:table-row>
        <table:table-row table:style-name="ro1">
          <table:table-cell office:value-type="string" calcext:value-type="string">
            <text:p>pli-tv-kd14:6.2.3</text:p>
          </table:table-cell>
          <table:table-cell office:value-type="string" calcext:value-type="string">
            <text:p>Idha pana, bhikkhave, bhikkhu ummattako hoti cittavipariyāsakato.</text:p>
          </table:table-cell>
          <table:table-cell office:value-type="string" calcext:value-type="string">
            <text:p>It may be that a monk has been insane and suffering from psychosis. </text:p>
          </table:table-cell>
          <table:table-cell office:value-type="string" calcext:value-type="string">
            <text:p/>
          </table:table-cell>
          <table:table-cell office:value-type="string" calcext:value-type="string">
            <text:p>&lt;p&gt;{}</text:p>
          </table:table-cell>
          <table:table-cell office:value-type="string" calcext:value-type="string">
            <text:p>dr6.257, ms4V_838, sc54</text:p>
          </table:table-cell>
          <table:table-cell/>
        </table:table-row>
        <table:table-row table:style-name="ro1">
          <table:table-cell office:value-type="string" calcext:value-type="string">
            <text:p>pli-tv-kd14:6.2.4</text:p>
          </table:table-cell>
          <table:table-cell office:value-type="string" calcext:value-type="string">
            <text:p>Tena ummattakena cittavipariyāsakatena bahuṁ assāmaṇakaṁ ajjhāciṇṇaṁ hoti bhāsitaparikkantaṁ.</text:p>
          </table:table-cell>
          <table:table-cell office:value-type="string" calcext:value-type="string">
            <text:p>Because of that, h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5</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6</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7</text:p>
          </table:table-cell>
          <table:table-cell office:value-type="string" calcext:value-type="string">
            <text:p>So assaramānova evaṁ vadeti—</text:p>
          </table:table-cell>
          <table:table-cell office:value-type="string" calcext:value-type="string">
            <text:p>Not remembering, 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8</text:p>
          </table:table-cell>
          <table:table-cell office:value-type="string" calcext:value-type="string">
            <text:p>‘na kho ahaṁ, āvuso, sarāmi evarūpiṁ āpattiṁ āpajjitā’ti.</text:p>
          </table:table-cell>
          <table:table-cell office:value-type="string" calcext:value-type="string">
            <text:p>he does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9</text:p>
          </table:table-cell>
          <table:table-cell office:value-type="string" calcext:value-type="string">
            <text:p>Tassa saṅgho amūḷhavinayaṁ deti.</text:p>
          </table:table-cell>
          <table:table-cell office:value-type="string" calcext:value-type="string">
            <text:p>If the Sangha grants him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10</text:p>
          </table:table-cell>
          <table:table-cell office:value-type="string" calcext:value-type="string">
            <text:p>Dhammikaṁ amūḷhavinayassa dānaṁ.</text:p>
          </table:table-cell>
          <table:table-cell office:value-type="string" calcext:value-type="string">
            <text:p>then that granting is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2.11</text:p>
          </table:table-cell>
          <table:table-cell office:value-type="string" calcext:value-type="string">
            <text:p>Idha pana, bhikkhave, bhikkhu ummattako hoti cittavipariyāsakato.</text:p>
          </table:table-cell>
          <table:table-cell office:value-type="string" calcext:value-type="string">
            <text:p>It may be that a monk has been insane and suffering from psychosis. </text:p>
          </table:table-cell>
          <table:table-cell office:value-type="string" calcext:value-type="string">
            <text:p/>
          </table:table-cell>
          <table:table-cell office:value-type="string" calcext:value-type="string">
            <text:p>&lt;p&gt;{}</text:p>
          </table:table-cell>
          <table:table-cell office:value-type="string" calcext:value-type="string">
            <text:p>cck6.291, ms4V_839, ndp4.162, pts-vp-pli2.83, sc55</text:p>
          </table:table-cell>
          <table:table-cell/>
        </table:table-row>
        <table:table-row table:style-name="ro1">
          <table:table-cell office:value-type="string" calcext:value-type="string">
            <text:p>pli-tv-kd14:6.2.12</text:p>
          </table:table-cell>
          <table:table-cell office:value-type="string" calcext:value-type="string">
            <text:p>Tena ummattakena cittavipariyāsakatena bahuṁ assāmaṇakaṁ ajjhāciṇṇaṁ hoti bhāsitaparikkantaṁ.</text:p>
          </table:table-cell>
          <table:table-cell office:value-type="string" calcext:value-type="string">
            <text:p>Because of that, h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13</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14</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15</text:p>
          </table:table-cell>
          <table:table-cell office:value-type="string" calcext:value-type="string">
            <text:p>So assaramānova evaṁ vadeti—</text:p>
          </table:table-cell>
          <table:table-cell office:value-type="string" calcext:value-type="string">
            <text:p>Not remembering, 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16</text:p>
          </table:table-cell>
          <table:table-cell office:value-type="string" calcext:value-type="string">
            <text:p>‘sarāmi kho ahaṁ, āvuso, yathāsupinantenā’ti.</text:p>
          </table:table-cell>
          <table:table-cell office:value-type="string" calcext:value-type="string">
            <text:p>‘I remember as if in a drea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17</text:p>
          </table:table-cell>
          <table:table-cell office:value-type="string" calcext:value-type="string">
            <text:p>Tassa saṅgho amūḷhavinayaṁ deti.</text:p>
          </table:table-cell>
          <table:table-cell office:value-type="string" calcext:value-type="string">
            <text:p>If the Sangha grants him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18</text:p>
          </table:table-cell>
          <table:table-cell office:value-type="string" calcext:value-type="string">
            <text:p>Dhammikaṁ amūḷhavinayassa dānaṁ.</text:p>
          </table:table-cell>
          <table:table-cell office:value-type="string" calcext:value-type="string">
            <text:p>then that granting is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6.2.19</text:p>
          </table:table-cell>
          <table:table-cell office:value-type="string" calcext:value-type="string">
            <text:p>Idha pana, bhikkhave, bhikkhu ummattako hoti cittavipariyāsakato.</text:p>
          </table:table-cell>
          <table:table-cell office:value-type="string" calcext:value-type="string">
            <text:p>It may be that a monk has been insane and suffering from psychosis. </text:p>
          </table:table-cell>
          <table:table-cell office:value-type="string" calcext:value-type="string">
            <text:p/>
          </table:table-cell>
          <table:table-cell office:value-type="string" calcext:value-type="string">
            <text:p>&lt;p&gt;{}</text:p>
          </table:table-cell>
          <table:table-cell office:value-type="string" calcext:value-type="string">
            <text:p>ms4V_840, sc56, sya6.321</text:p>
          </table:table-cell>
          <table:table-cell/>
        </table:table-row>
        <table:table-row table:style-name="ro1">
          <table:table-cell office:value-type="string" calcext:value-type="string">
            <text:p>pli-tv-kd14:6.2.20</text:p>
          </table:table-cell>
          <table:table-cell office:value-type="string" calcext:value-type="string">
            <text:p>Tena ummattakena cittavipariyāsakatena bahuṁ assāmaṇakaṁ ajjhāciṇṇaṁ hoti bhāsitaparikkantaṁ.</text:p>
          </table:table-cell>
          <table:table-cell office:value-type="string" calcext:value-type="string">
            <text:p>Because of that, h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1</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2</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3</text:p>
          </table:table-cell>
          <table:table-cell office:value-type="string" calcext:value-type="string">
            <text:p>So ummattako ummattakālayaṁ karoti—</text:p>
          </table:table-cell>
          <table:table-cell office:value-type="string" calcext:value-type="string">
            <text:p>Being insane, he acts insane,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4</text:p>
          </table:table-cell>
          <table:table-cell office:value-type="string" calcext:value-type="string">
            <text:p>‘ahampi evaṁ karomi.</text:p>
          </table:table-cell>
          <table:table-cell office:value-type="string" calcext:value-type="string">
            <text:p>‘I do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5</text:p>
          </table:table-cell>
          <table:table-cell office:value-type="string" calcext:value-type="string">
            <text:p>Tumhepi evaṁ karotha.</text:p>
          </table:table-cell>
          <table:table-cell office:value-type="string" calcext:value-type="string">
            <text:p>and so do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6</text:p>
          </table:table-cell>
          <table:table-cell office:value-type="string" calcext:value-type="string">
            <text:p>Mayhampi etaṁ kappati.</text:p>
          </table:table-cell>
          <table:table-cell office:value-type="string" calcext:value-type="string">
            <text:p>This is allowable for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7</text:p>
          </table:table-cell>
          <table:table-cell office:value-type="string" calcext:value-type="string">
            <text:p>Tumhākampetaṁ kappatī’ti.</text:p>
          </table:table-cell>
          <table:table-cell office:value-type="string" calcext:value-type="string">
            <text:p>and also for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8</text:p>
          </table:table-cell>
          <table:table-cell office:value-type="string" calcext:value-type="string">
            <text:p>Tassa saṅgho amūḷhavinayaṁ deti.</text:p>
          </table:table-cell>
          <table:table-cell office:value-type="string" calcext:value-type="string">
            <text:p>If the Sangha grants him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6.2.29</text:p>
          </table:table-cell>
          <table:table-cell office:value-type="string" calcext:value-type="string">
            <text:p>Dhammikaṁ amūḷhavinayassa dānaṁ.</text:p>
          </table:table-cell>
          <table:table-cell office:value-type="string" calcext:value-type="string">
            <text:p>then that granting is legitimate.” </text:p>
          </table:table-cell>
          <table:table-cell office:value-type="string" calcext:value-type="string">
            <text:p/>
          </table:table-cell>
          <table:table-cell office:value-type="string" calcext:value-type="string">
            <text:p>{}</text:p>
          </table:table-cell>
          <table:table-cell office:value-type="string" calcext:value-type="string">
            <text:p>pts-vp-en5.109</text:p>
          </table:table-cell>
          <table:table-cell/>
        </table:table-row>
        <table:table-row table:style-name="ro1">
          <table:table-cell office:value-type="string" calcext:value-type="string">
            <text:p>pli-tv-kd14:6.2.30</text:p>
          </table:table-cell>
          <table:table-cell office:value-type="string" calcext:value-type="string">
            <text:p>Imāni tīṇi dhammikāni amūḷhavinayassa dānānī”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0</text:p>
          </table:table-cell>
          <table:table-cell office:value-type="string" calcext:value-type="string">
            <text:p>4. Paṭiññātakaraṇa</text:p>
          </table:table-cell>
          <table:table-cell office:value-type="string" calcext:value-type="string">
            <text:p>Acting according to what has been admitted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7.1.1</text:p>
          </table:table-cell>
          <table:table-cell office:value-type="string" calcext:value-type="string">
            <text:p>Tena kho pana samayena chabbaggiyā bhikkhū appaṭiññāya bhikkhūnaṁ kammāni karonti—</text:p>
          </table:table-cell>
          <table:table-cell office:value-type="string" calcext:value-type="string">
            <text:p>At one time the monks from the group of six did legal procedures—</text:p>
          </table:table-cell>
          <table:table-cell office:value-type="string" calcext:value-type="string">
            <text:p/>
          </table:table-cell>
          <table:table-cell office:value-type="string" calcext:value-type="string">
            <text:p>&lt;p&gt;{}</text:p>
          </table:table-cell>
          <table:table-cell office:value-type="string" calcext:value-type="string">
            <text:p>bj4.358, cck6.292, csp1ed4.203, csp2ed4.203, dr6.258, ms4V_841, msdiv200, pts-cs7.1, sc57, vri90.187</text:p>
          </table:table-cell>
          <table:table-cell/>
        </table:table-row>
        <table:table-row table:style-name="ro1">
          <table:table-cell office:value-type="string" calcext:value-type="string">
            <text:p>pli-tv-kd14:7.1.2</text:p>
          </table:table-cell>
          <table:table-cell office:value-type="string" calcext:value-type="string">
            <text:p>tajjanīyampi, niyassampi, pabbājanīyampi, paṭisāraṇīyampi, ukkhepanīyampi.</text:p>
          </table:table-cell>
          <table:table-cell office:value-type="string" calcext:value-type="string">
            <text:p>condemnation, demotion, banishment, reconciliation, and ejection—against other monks without their admi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3</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4</text:p>
          </table:table-cell>
          <table:table-cell office:value-type="string" calcext:value-type="string">
            <text:p>“kathañhi nāma chabbaggiyā bhikkhū appaṭiññāya bhikkhūnaṁ kammāni karissanti—</text:p>
          </table:table-cell>
          <table:table-cell office:value-type="string" calcext:value-type="string">
            <text:p>“How can the monks from the group of six do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5</text:p>
          </table:table-cell>
          <table:table-cell office:value-type="string" calcext:value-type="string">
            <text:p>tajjanīyampi, niyassampi, pabbājanīyampi, paṭisāraṇīyampi, ukkhepanīyampī”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6</text:p>
          </table:table-cell>
          <table:table-cell office:value-type="string" calcext:value-type="string">
            <text:p>Atha kho te bhikkhū bhagavato etamatthaṁ ārocesuṁ …pe…</text:p>
          </table:table-cell>
          <table:table-cell office:value-type="string" calcext:value-type="string">
            <text:p>They told the Buddha. Soon afterwards he had the Sangha of monks assembled and question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7</text:p>
          </table:table-cell>
          <table:table-cell office:value-type="string" calcext:value-type="string">
            <text:p>“saccaṁ kira, bhikkhave …pe…</text:p>
          </table:table-cell>
          <table:table-cell office:value-type="string" calcext:value-type="string">
            <text:p>“Is it true, monks, that the monks from the group of six are doing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8</text:p>
          </table:table-cell>
          <table:table-cell office:value-type="string" calcext:value-type="string">
            <text:p>“saccaṁ,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9</text:p>
          </table:table-cell>
          <table:table-cell office:value-type="string" calcext:value-type="string">
            <text:p>vigarahitvā …pe…</text:p>
          </table:table-cell>
          <table:table-cell office:value-type="string" calcext:value-type="string">
            <text:p>after rebuking them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10</text:p>
          </table:table-cell>
          <table:table-cell office:value-type="string" calcext:value-type="string">
            <text:p>dhammiṁ kathaṁ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7.1.11</text:p>
          </table:table-cell>
          <table:table-cell office:value-type="string" calcext:value-type="string">
            <text:p>“na, bhikkhave, appaṭiññāya bhikkhūnaṁ kammaṁ kātabbaṁ—</text:p>
          </table:table-cell>
          <table:table-cell office:value-type="string" calcext:value-type="string">
            <text:p>“You should not do legal procedures—</text:p>
          </table:table-cell>
          <table:table-cell office:value-type="string" calcext:value-type="string">
            <text:p/>
          </table:table-cell>
          <table:table-cell office:value-type="string" calcext:value-type="string">
            <text:p>&lt;p class='rule'&gt;{}</text:p>
          </table:table-cell>
          <table:table-cell table:number-columns-repeated="2"/>
        </table:table-row>
        <table:table-row table:style-name="ro1">
          <table:table-cell office:value-type="string" calcext:value-type="string">
            <text:p>pli-tv-kd14:7.1.12</text:p>
          </table:table-cell>
          <table:table-cell office:value-type="string" calcext:value-type="string">
            <text:p>tajjanīyaṁ vā, niyassaṁ vā, pabbājanīyaṁ vā, paṭisāraṇīyaṁ vā, ukkhepanīyaṁ vā.</text:p>
          </table:table-cell>
          <table:table-cell office:value-type="string" calcext:value-type="string">
            <text:p>condemnation, demotion, banishment, reconciliation, or ejection—against monks without their admi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7.1.13</text:p>
          </table:table-cell>
          <table:table-cell office:value-type="string" calcext:value-type="string">
            <text:p>Yo kareyya, āpatti dukkaṭassa.</text:p>
          </table:table-cell>
          <table:table-cell office:value-type="string" calcext:value-type="string">
            <text:p>If you do, you commit an offense of wrong conduct.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1.1</text:p>
          </table:table-cell>
          <table:table-cell office:value-type="string" calcext:value-type="string">
            <text:p>Evaṁ kho, bhikkhave, adhammikaṁ hoti paṭiññātakaraṇaṁ, evaṁ dhammikaṁ.</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4V_842, msdiv201, ndp4.163, pts-cs8.1, sc58</text:p>
          </table:table-cell>
          <table:table-cell/>
        </table:table-row>
        <table:table-row table:style-name="ro1">
          <table:table-cell office:value-type="string" calcext:value-type="string">
            <text:p>pli-tv-kd14:8.1.2</text:p>
          </table:table-cell>
          <table:table-cell office:value-type="string" calcext:value-type="string">
            <text:p>Kathañca, bhikkhave, adhammikaṁ hoti paṭiññātakaraṇaṁ?</text:p>
          </table:table-cell>
          <table:table-cell office:value-type="string" calcext:value-type="string">
            <text:p>“And how is acting according to what has been admitted il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1.3</text:p>
          </table:table-cell>
          <table:table-cell office:value-type="string" calcext:value-type="string">
            <text:p>Bhikkhu pārājikaṁ ajjhāpanno hoti.</text:p>
          </table:table-cell>
          <table:table-cell office:value-type="string" calcext:value-type="string">
            <text:p>It may be that a monk has committed an offense entailing expulsion. </text:p>
          </table:table-cell>
          <table:table-cell office:value-type="string" calcext:value-type="string">
            <text:p/>
          </table:table-cell>
          <table:table-cell office:value-type="string" calcext:value-type="string">
            <text:p>&lt;p&gt;{}</text:p>
          </table:table-cell>
          <table:table-cell office:value-type="string" calcext:value-type="string">
            <text:p>ms4V_843, sc59, sya6.322</text:p>
          </table:table-cell>
          <table:table-cell/>
        </table:table-row>
        <table:table-row table:style-name="ro1">
          <table:table-cell office:value-type="string" calcext:value-type="string">
            <text:p>pli-tv-kd14:8.1.4</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5</text:p>
          </table:table-cell>
          <table:table-cell office:value-type="string" calcext:value-type="string">
            <text:p>‘pārājikaṁ āyasmā ajjhāpanno’ti?</text:p>
          </table:table-cell>
          <table:table-cell office:value-type="string" calcext:value-type="string">
            <text:p>‘Venerable, you ha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6</text:p>
          </table:table-cell>
          <table:table-cell office:value-type="string" calcext:value-type="string">
            <text:p>So evaṁ vadeti—</text:p>
          </table:table-cell>
          <table:table-cell office:value-type="string" calcext:value-type="string">
            <text:p>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7</text:p>
          </table:table-cell>
          <table:table-cell office:value-type="string" calcext:value-type="string">
            <text:p>‘na kho ahaṁ, āvuso, pārājikaṁ ajjhāpanno, saṅghādisesaṁ ajjhāpanno’ti.</text:p>
          </table:table-cell>
          <table:table-cell office:value-type="string" calcext:value-type="string">
            <text:p>‘I haven’t committed an offense entailing expulsion, but one entailing suspen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8</text:p>
          </table:table-cell>
          <table:table-cell office:value-type="string" calcext:value-type="string">
            <text:p>Taṁ saṅgho saṅghādisesena kāreti.</text:p>
          </table:table-cell>
          <table:table-cell office:value-type="string" calcext:value-type="string">
            <text:p>If the Sangha makes him act according to an offense entailing suspen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9</text:p>
          </table:table-cell>
          <table:table-cell office:value-type="string" calcext:value-type="string">
            <text:p>Adhammikaṁ paṭiññātakaraṇaṁ.</text:p>
          </table:table-cell>
          <table:table-cell office:value-type="string" calcext:value-type="string">
            <text:p>then that acting according to what has been admitted is il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1.10</text:p>
          </table:table-cell>
          <table:table-cell office:value-type="string" calcext:value-type="string">
            <text:p>Bhikkhu pārājikaṁ ajjhāpanno hoti.</text:p>
          </table:table-cell>
          <table:table-cell office:value-type="string" calcext:value-type="string">
            <text:p>It may be that a monk has committed an offense entailing expulsion. </text:p>
          </table:table-cell>
          <table:table-cell office:value-type="string" calcext:value-type="string">
            <text:p/>
          </table:table-cell>
          <table:table-cell office:value-type="string" calcext:value-type="string">
            <text:p>&lt;p&gt;{}</text:p>
          </table:table-cell>
          <table:table-cell office:value-type="string" calcext:value-type="string">
            <text:p>cck6.293, dr6.259, ms4V_844, sc60, sya6.323</text:p>
          </table:table-cell>
          <table:table-cell/>
        </table:table-row>
        <table:table-row table:style-name="ro1">
          <table:table-cell office:value-type="string" calcext:value-type="string">
            <text:p>pli-tv-kd14:8.1.11</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12</text:p>
          </table:table-cell>
          <table:table-cell office:value-type="string" calcext:value-type="string">
            <text:p>‘pārājikaṁ āyasmā ajjhāpanno’ti?</text:p>
          </table:table-cell>
          <table:table-cell office:value-type="string" calcext:value-type="string">
            <text:p>‘Venerable, you ha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13</text:p>
          </table:table-cell>
          <table:table-cell office:value-type="string" calcext:value-type="string">
            <text:p>So evaṁ vadeti—</text:p>
          </table:table-cell>
          <table:table-cell office:value-type="string" calcext:value-type="string">
            <text:p>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14</text:p>
          </table:table-cell>
          <table:table-cell office:value-type="string" calcext:value-type="string">
            <text:p>‘na kho ahaṁ, āvuso, pārājikaṁ ajjhāpanno, thullaccayaṁ …pe…</text:p>
          </table:table-cell>
          <table:table-cell office:value-type="string" calcext:value-type="string">
            <text:p>‘I haven’t committed an offense entailing expulsion, but a serious offen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15</text:p>
          </table:table-cell>
          <table:table-cell office:value-type="string" calcext:value-type="string">
            <text:p>pācittiyaṁ …pe…</text:p>
          </table:table-cell>
          <table:table-cell office:value-type="string" calcext:value-type="string">
            <text:p>but an offense entailing confess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16</text:p>
          </table:table-cell>
          <table:table-cell office:value-type="string" calcext:value-type="string">
            <text:p>pāṭidesanīyaṁ …pe…</text:p>
          </table:table-cell>
          <table:table-cell office:value-type="string" calcext:value-type="string">
            <text:p>but an offense entailing acknowledgment … </text:p>
          </table:table-cell>
          <table:table-cell office:value-type="string" calcext:value-type="string">
            <text:p/>
          </table:table-cell>
          <table:table-cell office:value-type="string" calcext:value-type="string">
            <text:p>{}</text:p>
          </table:table-cell>
          <table:table-cell office:value-type="string" calcext:value-type="string">
            <text:p>pts-vp-en5.110</text:p>
          </table:table-cell>
          <table:table-cell/>
        </table:table-row>
        <table:table-row table:style-name="ro1">
          <table:table-cell office:value-type="string" calcext:value-type="string">
            <text:p>pli-tv-kd14:8.1.17</text:p>
          </table:table-cell>
          <table:table-cell office:value-type="string" calcext:value-type="string">
            <text:p>dukkaṭaṁ …pe…</text:p>
          </table:table-cell>
          <table:table-cell office:value-type="string" calcext:value-type="string">
            <text:p>but an offense of wrong conduc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18</text:p>
          </table:table-cell>
          <table:table-cell office:value-type="string" calcext:value-type="string">
            <text:p>dubbhāsitaṁ ajjhāpanno’ti.</text:p>
          </table:table-cell>
          <table:table-cell office:value-type="string" calcext:value-type="string">
            <text:p>but 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19</text:p>
          </table:table-cell>
          <table:table-cell office:value-type="string" calcext:value-type="string">
            <text:p>Taṁ saṅgho dubbhāsitena kāreti.</text:p>
          </table:table-cell>
          <table:table-cell office:value-type="string" calcext:value-type="string">
            <text:p>If the Sangha makes him act according to 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20</text:p>
          </table:table-cell>
          <table:table-cell office:value-type="string" calcext:value-type="string">
            <text:p>Adhammikaṁ paṭiññātakaraṇaṁ.</text:p>
          </table:table-cell>
          <table:table-cell office:value-type="string" calcext:value-type="string">
            <text:p>then that acting according to what has been admitted is il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1.21</text:p>
          </table:table-cell>
          <table:table-cell office:value-type="string" calcext:value-type="string">
            <text:p>Bhikkhu saṅghādisesaṁ …pe…</text:p>
          </table:table-cell>
          <table:table-cell office:value-type="string" calcext:value-type="string">
            <text:p>It may be that a monk has committed an offense entailing suspension … </text:p>
          </table:table-cell>
          <table:table-cell office:value-type="string" calcext:value-type="string">
            <text:p/>
          </table:table-cell>
          <table:table-cell office:value-type="string" calcext:value-type="string">
            <text:p>&lt;p&gt;{}</text:p>
          </table:table-cell>
          <table:table-cell office:value-type="string" calcext:value-type="string">
            <text:p>ms4V_845, sc61</text:p>
          </table:table-cell>
          <table:table-cell/>
        </table:table-row>
        <table:table-row table:style-name="ro1">
          <table:table-cell office:value-type="string" calcext:value-type="string">
            <text:p>pli-tv-kd14:8.1.22</text:p>
          </table:table-cell>
          <table:table-cell office:value-type="string" calcext:value-type="string">
            <text:p>thullaccayaṁ …pe…</text:p>
          </table:table-cell>
          <table:table-cell office:value-type="string" calcext:value-type="string">
            <text:p>a serious offen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23</text:p>
          </table:table-cell>
          <table:table-cell office:value-type="string" calcext:value-type="string">
            <text:p>pācittiyaṁ …pe…</text:p>
          </table:table-cell>
          <table:table-cell office:value-type="string" calcext:value-type="string">
            <text:p>an offense entailing confess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24</text:p>
          </table:table-cell>
          <table:table-cell office:value-type="string" calcext:value-type="string">
            <text:p>pāṭidesanīyaṁ …pe…</text:p>
          </table:table-cell>
          <table:table-cell office:value-type="string" calcext:value-type="string">
            <text:p>an offense entailing acknowledg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25</text:p>
          </table:table-cell>
          <table:table-cell office:value-type="string" calcext:value-type="string">
            <text:p>dukkaṭaṁ …pe…</text:p>
          </table:table-cell>
          <table:table-cell office:value-type="string" calcext:value-type="string">
            <text:p>an offense of wrong conduc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26</text:p>
          </table:table-cell>
          <table:table-cell office:value-type="string" calcext:value-type="string">
            <text:p>dubbhāsitaṁ ajjhāpanno hoti.</text:p>
          </table:table-cell>
          <table:table-cell office:value-type="string" calcext:value-type="string">
            <text:p>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27</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28</text:p>
          </table:table-cell>
          <table:table-cell office:value-type="string" calcext:value-type="string">
            <text:p>‘dubbhāsitaṁ āyasmā ajjhāpanno’ti?</text:p>
          </table:table-cell>
          <table:table-cell office:value-type="string" calcext:value-type="string">
            <text:p>‘Venerable, you have committed 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29</text:p>
          </table:table-cell>
          <table:table-cell office:value-type="string" calcext:value-type="string">
            <text:p>So evaṁ vadeti—</text:p>
          </table:table-cell>
          <table:table-cell office:value-type="string" calcext:value-type="string">
            <text:p>He says, </text:p>
          </table:table-cell>
          <table:table-cell office:value-type="string" calcext:value-type="string">
            <text:p/>
          </table:table-cell>
          <table:table-cell office:value-type="string" calcext:value-type="string">
            <text:p>{}</text:p>
          </table:table-cell>
          <table:table-cell office:value-type="string" calcext:value-type="string">
            <text:p>pts-vp-pli2.84</text:p>
          </table:table-cell>
          <table:table-cell/>
        </table:table-row>
        <table:table-row table:style-name="ro1">
          <table:table-cell office:value-type="string" calcext:value-type="string">
            <text:p>pli-tv-kd14:8.1.30</text:p>
          </table:table-cell>
          <table:table-cell office:value-type="string" calcext:value-type="string">
            <text:p>‘na kho ahaṁ, āvuso, dubbhāsitaṁ ajjhāpanno, pārājikaṁ ajjhāpanno’ti.</text:p>
          </table:table-cell>
          <table:table-cell office:value-type="string" calcext:value-type="string">
            <text:p>‘I haven’t committed an offense of wrong speech, but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31</text:p>
          </table:table-cell>
          <table:table-cell office:value-type="string" calcext:value-type="string">
            <text:p>Taṁ saṅgho pārājikena kāreti.</text:p>
          </table:table-cell>
          <table:table-cell office:value-type="string" calcext:value-type="string">
            <text:p>If the Sangha makes him act according to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32</text:p>
          </table:table-cell>
          <table:table-cell office:value-type="string" calcext:value-type="string">
            <text:p>Adhammikaṁ paṭiññātakaraṇaṁ.</text:p>
          </table:table-cell>
          <table:table-cell office:value-type="string" calcext:value-type="string">
            <text:p>then that acting according to what has been admitted is il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1.33</text:p>
          </table:table-cell>
          <table:table-cell office:value-type="string" calcext:value-type="string">
            <text:p>Bhikkhu dubbhāsitaṁ ajjhāpanno hoti.</text:p>
          </table:table-cell>
          <table:table-cell office:value-type="string" calcext:value-type="string">
            <text:p>It may be that a monk has committed an offense of wrong speech. </text:p>
          </table:table-cell>
          <table:table-cell office:value-type="string" calcext:value-type="string">
            <text:p/>
          </table:table-cell>
          <table:table-cell office:value-type="string" calcext:value-type="string">
            <text:p>&lt;p&gt;{}</text:p>
          </table:table-cell>
          <table:table-cell office:value-type="string" calcext:value-type="string">
            <text:p>cck6.294, ms4V_846, sc62, vri90.188</text:p>
          </table:table-cell>
          <table:table-cell/>
        </table:table-row>
        <table:table-row table:style-name="ro1">
          <table:table-cell office:value-type="string" calcext:value-type="string">
            <text:p>pli-tv-kd14:8.1.34</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35</text:p>
          </table:table-cell>
          <table:table-cell office:value-type="string" calcext:value-type="string">
            <text:p>‘dubbhāsitaṁ āyasmā ajjhāpanno’ti?</text:p>
          </table:table-cell>
          <table:table-cell office:value-type="string" calcext:value-type="string">
            <text:p>‘Venerable, you have committed 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36</text:p>
          </table:table-cell>
          <table:table-cell office:value-type="string" calcext:value-type="string">
            <text:p>So evaṁ vadeti—</text:p>
          </table:table-cell>
          <table:table-cell office:value-type="string" calcext:value-type="string">
            <text:p>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37</text:p>
          </table:table-cell>
          <table:table-cell office:value-type="string" calcext:value-type="string">
            <text:p>‘na kho ahaṁ, āvuso, dubbhāsitaṁ ajjhāpanno, saṅghādisesaṁ …pe…</text:p>
          </table:table-cell>
          <table:table-cell office:value-type="string" calcext:value-type="string">
            <text:p>‘I haven’t committed an offense of wrong speech, but an offense entailing suspens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38</text:p>
          </table:table-cell>
          <table:table-cell office:value-type="string" calcext:value-type="string">
            <text:p>thullaccayaṁ …pe…</text:p>
          </table:table-cell>
          <table:table-cell office:value-type="string" calcext:value-type="string">
            <text:p>but a serious offen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39</text:p>
          </table:table-cell>
          <table:table-cell office:value-type="string" calcext:value-type="string">
            <text:p>pācittiyaṁ …pe…</text:p>
          </table:table-cell>
          <table:table-cell office:value-type="string" calcext:value-type="string">
            <text:p>but an offense entailing confess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40</text:p>
          </table:table-cell>
          <table:table-cell office:value-type="string" calcext:value-type="string">
            <text:p>pāṭidesanīyaṁ …pe…</text:p>
          </table:table-cell>
          <table:table-cell office:value-type="string" calcext:value-type="string">
            <text:p>but an offense entailing acknowledg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41</text:p>
          </table:table-cell>
          <table:table-cell office:value-type="string" calcext:value-type="string">
            <text:p>dukkaṭaṁ ajjhāpanno’ti.</text:p>
          </table:table-cell>
          <table:table-cell office:value-type="string" calcext:value-type="string">
            <text:p>but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42</text:p>
          </table:table-cell>
          <table:table-cell office:value-type="string" calcext:value-type="string">
            <text:p>Taṁ saṅgho dukkaṭena kāreti.</text:p>
          </table:table-cell>
          <table:table-cell office:value-type="string" calcext:value-type="string">
            <text:p>If the Sangha makes him act according to an offense of wrong conduc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1.43</text:p>
          </table:table-cell>
          <table:table-cell office:value-type="string" calcext:value-type="string">
            <text:p>Adhammikaṁ paṭiññātakaraṇaṁ.</text:p>
          </table:table-cell>
          <table:table-cell office:value-type="string" calcext:value-type="string">
            <text:p>then that acting according to what has been admitted is il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2.1</text:p>
          </table:table-cell>
          <table:table-cell office:value-type="string" calcext:value-type="string">
            <text:p>Evaṁ kho, bhikkhave, adhammikaṁ hoti paṭiññātakaraṇaṁ.</text:p>
          </table:table-cell>
          <table:table-cell table:number-columns-repeated="2" office:value-type="string" calcext:value-type="string">
            <text:p/>
          </table:table-cell>
          <table:table-cell office:value-type="string" calcext:value-type="string">
            <text:p>&lt;hr&gt;&lt;p&gt;{}&lt;/p&gt;</text:p>
          </table:table-cell>
          <table:table-cell office:value-type="string" calcext:value-type="string">
            <text:p>pts-cs8.2</text:p>
          </table:table-cell>
          <table:table-cell/>
        </table:table-row>
        <table:table-row table:style-name="ro1">
          <table:table-cell office:value-type="string" calcext:value-type="string">
            <text:p>pli-tv-kd14:8.2.2</text:p>
          </table:table-cell>
          <table:table-cell office:value-type="string" calcext:value-type="string">
            <text:p>Kathañca, bhikkhave, dhammikaṁ hoti paṭiññātakaraṇaṁ?</text:p>
          </table:table-cell>
          <table:table-cell office:value-type="string" calcext:value-type="string">
            <text:p>“And how is acting according to what has been admitted legitimate? </text:p>
          </table:table-cell>
          <table:table-cell office:value-type="string" calcext:value-type="string">
            <text:p/>
          </table:table-cell>
          <table:table-cell office:value-type="string" calcext:value-type="string">
            <text:p>&lt;p&gt;{}&lt;/p&gt;</text:p>
          </table:table-cell>
          <table:table-cell office:value-type="string" calcext:value-type="string">
            <text:p>csp1ed4.204, csp2ed4.204, dr6.260, ms4V_847, sc63, sya6.324</text:p>
          </table:table-cell>
          <table:table-cell/>
        </table:table-row>
        <table:table-row table:style-name="ro1">
          <table:table-cell office:value-type="string" calcext:value-type="string">
            <text:p>pli-tv-kd14:8.2.3</text:p>
          </table:table-cell>
          <table:table-cell office:value-type="string" calcext:value-type="string">
            <text:p>Bhikkhu pārājikaṁ ajjhāpanno hoti.</text:p>
          </table:table-cell>
          <table:table-cell office:value-type="string" calcext:value-type="string">
            <text:p>It may be that a monk has committed an offense entailing expul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2.4</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5</text:p>
          </table:table-cell>
          <table:table-cell office:value-type="string" calcext:value-type="string">
            <text:p>‘pārājikaṁ āyasmā ajjhāpanno’ti?</text:p>
          </table:table-cell>
          <table:table-cell office:value-type="string" calcext:value-type="string">
            <text:p>‘Venerable, you ha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6</text:p>
          </table:table-cell>
          <table:table-cell office:value-type="string" calcext:value-type="string">
            <text:p>So evaṁ vadeti—</text:p>
          </table:table-cell>
          <table:table-cell office:value-type="string" calcext:value-type="string">
            <text:p>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7</text:p>
          </table:table-cell>
          <table:table-cell office:value-type="string" calcext:value-type="string">
            <text:p>‘āma, āvuso, pārājikaṁ ajjhāpanno’ti.</text:p>
          </table:table-cell>
          <table:table-cell office:value-type="string" calcext:value-type="string">
            <text:p>‘Yes, I have committed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8</text:p>
          </table:table-cell>
          <table:table-cell office:value-type="string" calcext:value-type="string">
            <text:p>Taṁ saṅgho pārājikena kāreti.</text:p>
          </table:table-cell>
          <table:table-cell office:value-type="string" calcext:value-type="string">
            <text:p>If the Sangha makes him act according to an offense entailing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9</text:p>
          </table:table-cell>
          <table:table-cell office:value-type="string" calcext:value-type="string">
            <text:p>Dhammikaṁ paṭiññātakaraṇaṁ.</text:p>
          </table:table-cell>
          <table:table-cell office:value-type="string" calcext:value-type="string">
            <text:p>then that acting according to what has been admitted is legitima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8.2.10</text:p>
          </table:table-cell>
          <table:table-cell office:value-type="string" calcext:value-type="string">
            <text:p>Bhikkhu saṅghādisesaṁ …pe…</text:p>
          </table:table-cell>
          <table:table-cell office:value-type="string" calcext:value-type="string">
            <text:p>It may be that a monk has committed an offense entailing suspension … </text:p>
          </table:table-cell>
          <table:table-cell office:value-type="string" calcext:value-type="string">
            <text:p/>
          </table:table-cell>
          <table:table-cell office:value-type="string" calcext:value-type="string">
            <text:p>&lt;p&gt;{}</text:p>
          </table:table-cell>
          <table:table-cell office:value-type="string" calcext:value-type="string">
            <text:p>bj4.360, ms4V_848, ndp4.164, sc64</text:p>
          </table:table-cell>
          <table:table-cell/>
        </table:table-row>
        <table:table-row table:style-name="ro1">
          <table:table-cell office:value-type="string" calcext:value-type="string">
            <text:p>pli-tv-kd14:8.2.11</text:p>
          </table:table-cell>
          <table:table-cell office:value-type="string" calcext:value-type="string">
            <text:p>thullaccayaṁ …pe…</text:p>
          </table:table-cell>
          <table:table-cell office:value-type="string" calcext:value-type="string">
            <text:p>a serious offense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12</text:p>
          </table:table-cell>
          <table:table-cell office:value-type="string" calcext:value-type="string">
            <text:p>pācittiyaṁ …pe…</text:p>
          </table:table-cell>
          <table:table-cell office:value-type="string" calcext:value-type="string">
            <text:p>an offense entailing confession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13</text:p>
          </table:table-cell>
          <table:table-cell office:value-type="string" calcext:value-type="string">
            <text:p>pāṭidesanīyaṁ …pe…</text:p>
          </table:table-cell>
          <table:table-cell office:value-type="string" calcext:value-type="string">
            <text:p>an offense entailing acknowledgmen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14</text:p>
          </table:table-cell>
          <table:table-cell office:value-type="string" calcext:value-type="string">
            <text:p>dukkaṭaṁ …pe…</text:p>
          </table:table-cell>
          <table:table-cell office:value-type="string" calcext:value-type="string">
            <text:p>an offense of wrong conduct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15</text:p>
          </table:table-cell>
          <table:table-cell office:value-type="string" calcext:value-type="string">
            <text:p>dubbhāsitaṁ ajjhāpanno hoti.</text:p>
          </table:table-cell>
          <table:table-cell office:value-type="string" calcext:value-type="string">
            <text:p>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16</text:p>
          </table:table-cell>
          <table:table-cell office:value-type="string" calcext:value-type="string">
            <text:p>Tamenaṁ codeti saṅgho vā, sambahulā vā, ekapuggalo vā—</text:p>
          </table:table-cell>
          <table:table-cell office:value-type="string" calcext:value-type="string">
            <text:p>The Sangha, several monks, or a single monk accuses him,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17</text:p>
          </table:table-cell>
          <table:table-cell office:value-type="string" calcext:value-type="string">
            <text:p>‘dubbhāsitaṁ āyasmā ajjhāpanno’ti?</text:p>
          </table:table-cell>
          <table:table-cell office:value-type="string" calcext:value-type="string">
            <text:p>‘Venerable, you have committed 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18</text:p>
          </table:table-cell>
          <table:table-cell office:value-type="string" calcext:value-type="string">
            <text:p>So evaṁ vadeti—</text:p>
          </table:table-cell>
          <table:table-cell office:value-type="string" calcext:value-type="string">
            <text:p>He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19</text:p>
          </table:table-cell>
          <table:table-cell office:value-type="string" calcext:value-type="string">
            <text:p>‘āma, āvuso, dubbhāsitaṁ ajjhāpanno’ti.</text:p>
          </table:table-cell>
          <table:table-cell office:value-type="string" calcext:value-type="string">
            <text:p>‘Yes, I have committed an offense of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20</text:p>
          </table:table-cell>
          <table:table-cell office:value-type="string" calcext:value-type="string">
            <text:p>Taṁ saṅgho dubbhāsitena kāreti.</text:p>
          </table:table-cell>
          <table:table-cell office:value-type="string" calcext:value-type="string">
            <text:p>If the Sangha makes him act according to an offense wrong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21</text:p>
          </table:table-cell>
          <table:table-cell office:value-type="string" calcext:value-type="string">
            <text:p>Dhammikaṁ paṭiññātakaraṇaṁ.</text:p>
          </table:table-cell>
          <table:table-cell office:value-type="string" calcext:value-type="string">
            <text:p>then that acting according to what has been admitted is legitim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8.2.22</text:p>
          </table:table-cell>
          <table:table-cell office:value-type="string" calcext:value-type="string">
            <text:p>Evaṁ kho, bhikkhave, dhammikaṁ hoti paṭiññātakaraṇan”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1.0</text:p>
          </table:table-cell>
          <table:table-cell office:value-type="string" calcext:value-type="string">
            <text:p>5. Yebhuyyasikā</text:p>
          </table:table-cell>
          <table:table-cell office:value-type="string" calcext:value-type="string">
            <text:p>Majority decision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9.1.1</text:p>
          </table:table-cell>
          <table:table-cell office:value-type="string" calcext:value-type="string">
            <text:p>Tena kho pana samayena bhikkhū saṅghamajjhe bhaṇḍanajātā kalahajātā vivādāpannā aññamaññaṁ mukhasattīhi vitudantā viharanti, na sakkonti taṁ adhikaraṇaṁ vūpasametuṁ.</text:p>
          </table:table-cell>
          <table:table-cell office:value-type="string" calcext:value-type="string">
            <text:p>At one time the monks were arguing and disputing in the midst of the Sangha, attacking each other verbally, and they were unable to resolve that legal issue. </text:p>
          </table:table-cell>
          <table:table-cell office:value-type="string" calcext:value-type="string">
            <text:p/>
          </table:table-cell>
          <table:table-cell office:value-type="string" calcext:value-type="string">
            <text:p>&lt;p&gt;{}</text:p>
          </table:table-cell>
          <table:table-cell office:value-type="string" calcext:value-type="string">
            <text:p>cck6.295, ms4V_849, msdiv202, pts-cs9.1, pts-vp-en5.111, sc65</text:p>
          </table:table-cell>
          <table:table-cell/>
        </table:table-row>
        <table:table-row table:style-name="ro1">
          <table:table-cell office:value-type="string" calcext:value-type="string">
            <text:p>pli-tv-kd14:9.1.2</text:p>
          </table:table-cell>
          <table:table-cell office:value-type="string" calcext:value-type="string">
            <text:p>Bhagavato etamatthaṁ ārocesuṁ.</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1.3</text:p>
          </table:table-cell>
          <table:table-cell office:value-type="string" calcext:value-type="string">
            <text:p>“Anujānāmi, bhikkhave, evarūpaṁ adhikaraṇaṁ yebhuyyasikāya vūpasametuṁ.</text:p>
          </table:table-cell>
          <table:table-cell office:value-type="string" calcext:value-type="string">
            <text:p>“I allow you to resolve such legal issues by majority deci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1.4</text:p>
          </table:table-cell>
          <table:table-cell office:value-type="string" calcext:value-type="string">
            <text:p>Pañcahaṅgehi samannāgato bhikkhu salākaggāhāpako sammannitabbo—</text:p>
          </table:table-cell>
          <table:table-cell office:value-type="string" calcext:value-type="string">
            <text:p>You should appoint a monk who has five qualities as the manager of the vo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5</text:p>
          </table:table-cell>
          <table:table-cell office:value-type="string" calcext:value-type="string">
            <text:p>yo na chandāgatiṁ gaccheyya, na dosāgatiṁ gaccheyya, na mohāgatiṁ gaccheyya, na bhayāgatiṁ gaccheyya, gahitāgahitañca jāneyya.</text:p>
          </table:table-cell>
          <table:table-cell office:value-type="string" calcext:value-type="string">
            <text:p>one who isn’t swayed by desire, ill will, confusion, or fear, and who knows who has and has not vo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6</text:p>
          </table:table-cell>
          <table:table-cell office:value-type="string" calcext:value-type="string">
            <text:p>Evañca pana, bhikkhave, sammannitabbo.</text:p>
          </table:table-cell>
          <table:table-cell office:value-type="string" calcext:value-type="string">
            <text:p>And he should be appointed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7</text:p>
          </table:table-cell>
          <table:table-cell office:value-type="string" calcext:value-type="string">
            <text:p>Paṭhamaṁ bhikkhu yācitabbo, yācitvā byattena bhikkhunā paṭibalena saṅgho ñāpetabbo—</text:p>
          </table:table-cell>
          <table:table-cell office:value-type="string" calcext:value-type="string">
            <text:p>First a monk should be asked, and then a competent and capable monk shoul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1.8</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850, msdiv203, sc66, sya6.325</text:p>
          </table:table-cell>
          <table:table-cell/>
        </table:table-row>
        <table:table-row table:style-name="ro1">
          <table:table-cell office:value-type="string" calcext:value-type="string">
            <text:p>pli-tv-kd14:9.1.9</text:p>
          </table:table-cell>
          <table:table-cell office:value-type="string" calcext:value-type="string">
            <text:p>Yadi saṅghassa pattakallaṁ, saṅgho itthannāmaṁ bhikkhuṁ salākaggāhāpakaṁ sammanneyya.</text:p>
          </table:table-cell>
          <table:table-cell office:value-type="string" calcext:value-type="string">
            <text:p>If it seems appropriate to the Sangha, the Sangha should appoint monk so-and-so as the manager of the vo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10</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1.11</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dr6.261, ms4V_851, sc67, vri90.189</text:p>
          </table:table-cell>
          <table:table-cell/>
        </table:table-row>
        <table:table-row table:style-name="ro1">
          <table:table-cell office:value-type="string" calcext:value-type="string">
            <text:p>pli-tv-kd14:9.1.12</text:p>
          </table:table-cell>
          <table:table-cell office:value-type="string" calcext:value-type="string">
            <text:p>Saṅgho itthannāmaṁ bhikkhuṁ salākaggāhāpakaṁ sammannati.</text:p>
          </table:table-cell>
          <table:table-cell office:value-type="string" calcext:value-type="string">
            <text:p>The Sangha appoints monk so-and-so as the manager of the vo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13</text:p>
          </table:table-cell>
          <table:table-cell office:value-type="string" calcext:value-type="string">
            <text:p>Yassāyasmato khamati itthannāmassa bhikkhuno salākaggāhāpakassa sammuti, so tuṇhassa;</text:p>
          </table:table-cell>
          <table:table-cell office:value-type="string" calcext:value-type="string">
            <text:p>Any monk who approves of appointing monk so-and-so as the manager of the vote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9.1.14</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9.1.15</text:p>
          </table:table-cell>
          <table:table-cell office:value-type="string" calcext:value-type="string">
            <text:p>Sammato saṅghena itthannāmo bhikkhu salākaggāhāpako.</text:p>
          </table:table-cell>
          <table:table-cell office:value-type="string" calcext:value-type="string">
            <text:p>The Sangha has appointed monk so-and-so as the manager of the vote. </text:p>
          </table:table-cell>
          <table:table-cell office:value-type="string" calcext:value-type="string">
            <text:p/>
          </table:table-cell>
          <table:table-cell office:value-type="string" calcext:value-type="string">
            <text:p>&lt;p&gt;{}</text:p>
          </table:table-cell>
          <table:table-cell office:value-type="string" calcext:value-type="string">
            <text:p>ms4V_852, sc68</text:p>
          </table:table-cell>
          <table:table-cell/>
        </table:table-row>
        <table:table-row table:style-name="ro1">
          <table:table-cell office:value-type="string" calcext:value-type="string">
            <text:p>pli-tv-kd14:9.1.16</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0.1.1</text:p>
          </table:table-cell>
          <table:table-cell office:value-type="string" calcext:value-type="string">
            <text:p>Dasayime, bhikkhave, adhammikā salākaggāhā, dasa dhammikā.</text:p>
          </table:table-cell>
          <table:table-cell office:value-type="string" calcext:value-type="string">
            <text:p>“There are ten reasons why a vote is illegitimate: </text:p>
          </table:table-cell>
          <table:table-cell office:value-type="string" calcext:value-type="string">
            <text:p/>
          </table:table-cell>
          <table:table-cell office:value-type="string" calcext:value-type="string">
            <text:p>&lt;hr&gt;&lt;p&gt;{}</text:p>
          </table:table-cell>
          <table:table-cell office:value-type="string" calcext:value-type="string">
            <text:p>bj4.362, csp1ed4.205, csp2ed4.205, ms4V_853, msdiv204, pts-cs10.1, pts-vp-pli2.85, sc69</text:p>
          </table:table-cell>
          <table:table-cell office:value-type="string" calcext:value-type="string">
            <text:p>dasa dhammikā → dasa dhammikā salākaggāhā (mr)</text:p>
          </table:table-cell>
        </table:table-row>
        <table:table-row table:style-name="ro1">
          <table:table-cell office:value-type="string" calcext:value-type="string">
            <text:p>pli-tv-kd14:10.1.2</text:p>
          </table:table-cell>
          <table:table-cell office:value-type="string" calcext:value-type="string">
            <text:p>Katame dasa adhammikā salākaggāh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0.1.3</text:p>
          </table:table-cell>
          <table:table-cell office:value-type="string" calcext:value-type="string">
            <text:p>Oramattakañca adhikaraṇaṁ hoti, na ca gatigataṁ hoti, na ca saritasāritaṁ hoti, jānāti adhammavādī bahutarāti, appeva nāma adhammavādī bahutarā assūti, jānāti saṅgho bhijjissatīti, appeva nāma saṅgho bhijjeyyāti, adhammena gaṇhanti, vaggā gaṇhanti, na ca yathādiṭṭhiyā gaṇhanti—</text:p>
          </table:table-cell>
          <table:table-cell office:value-type="string" calcext:value-type="string">
            <text:p>it is only a minor legal issue; the full process for settling it hasn’t run its course; they haven’t tried to remember offenses and remind about offenses; the manager knows that those who speak contrary to the Teaching are in the majority; the manager desires that those who speak contrary to the Teaching be in the majority; the manager knows that the Sangha will split; the manager desires that the Sangha be split; they vote illegitimately; they vote with an incomplete assembly; they don’t vote according to their own views. </text:p>
          </table:table-cell>
          <table:table-cell office:value-type="string" calcext:value-type="string">
            <text:p>The Pali just says “he knows”, _jānāti_, but it seems implied that this refers to the manager. [Sp.4.204](): _Jānātīti salākaṁ gāhento jānāti “adhammavādī bahutarā”ti_, “‘He knows’: the one distributing the voting tickets (i.e. the manager) knows that those speaking contrary to the Teaching are in the majority.”</text:p>
          </table:table-cell>
          <table:table-cell office:value-type="string" calcext:value-type="string">
            <text:p>{}</text:p>
          </table:table-cell>
          <table:table-cell office:value-type="string" calcext:value-type="string">
            <text:p>pts-vp-en5.112</text:p>
          </table:table-cell>
          <table:table-cell/>
        </table:table-row>
        <table:table-row table:style-name="ro1">
          <table:table-cell office:value-type="string" calcext:value-type="string">
            <text:p>pli-tv-kd14:10.1.4</text:p>
          </table:table-cell>
          <table:table-cell office:value-type="string" calcext:value-type="string">
            <text:p>ime dasa adhammikā salākaggāh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0.2.1</text:p>
          </table:table-cell>
          <table:table-cell office:value-type="string" calcext:value-type="string">
            <text:p>Katame dasa dhammikā salākaggāhā?</text:p>
          </table:table-cell>
          <table:table-cell office:value-type="string" calcext:value-type="string">
            <text:p>There are ten reasons why a vote is legitimate: </text:p>
          </table:table-cell>
          <table:table-cell office:value-type="string" calcext:value-type="string">
            <text:p/>
          </table:table-cell>
          <table:table-cell office:value-type="string" calcext:value-type="string">
            <text:p>&lt;p&gt;{}</text:p>
          </table:table-cell>
          <table:table-cell office:value-type="string" calcext:value-type="string">
            <text:p>ms4V_854, pts-cs10.2, sc70</text:p>
          </table:table-cell>
          <table:table-cell/>
        </table:table-row>
        <table:table-row table:style-name="ro1">
          <table:table-cell office:value-type="string" calcext:value-type="string">
            <text:p>pli-tv-kd14:10.2.2</text:p>
          </table:table-cell>
          <table:table-cell office:value-type="string" calcext:value-type="string">
            <text:p>Na ca oramattakaṁ adhikaraṇaṁ hoti, gatigatañca hoti, saritasāritañca hoti, jānāti dhammavādī bahutarāti, appeva nāma dhammavādī bahutarā assūti, jānāti saṅgho na bhijjissatīti, appeva nāma saṅgho na bhijjeyyāti, dhammena gaṇhanti, samaggā gaṇhanti, yathādiṭṭhiyā ca gaṇhanti—</text:p>
          </table:table-cell>
          <table:table-cell office:value-type="string" calcext:value-type="string">
            <text:p>it’s not a minor legal issue; the full process for settling it has run its course; they have tried to remember offenses and remind about offenses; the manager knows that those who speak in accordance with the Teaching are in the majority; the manager desires that those who speak in accordance with the Teaching be in the majority; the manager knows that the Sangha will not split; the manager desires that the Sangha not be split; they vote legitimately; they vote with a complete assembly; they vote according to their own view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0.2.3</text:p>
          </table:table-cell>
          <table:table-cell office:value-type="string" calcext:value-type="string">
            <text:p>ime dasa dhammikā salākaggāh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0</text:p>
          </table:table-cell>
          <table:table-cell office:value-type="string" calcext:value-type="string">
            <text:p>6. Tassapāpiyasikā</text:p>
          </table:table-cell>
          <table:table-cell office:value-type="string" calcext:value-type="string">
            <text:p>Further penalty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11.1.1</text:p>
          </table:table-cell>
          <table:table-cell office:value-type="string" calcext:value-type="string">
            <text:p>Tena kho pana samayena upavāḷo bhikkhu saṅghamajjhe āpattiyā anuyuñjiyamāno avajānitvā paṭijānāti, paṭijānitvā avajānāti, aññenaññaṁ paṭicarati, sampajānamusā bhāsati.</text:p>
          </table:table-cell>
          <table:table-cell office:value-type="string" calcext:value-type="string">
            <text:p>On one occasion, while the monk Upavāḷa was being examined in the midst of the Sangha about an offense, he asserted things after denying them, denied things after asserting them, evaded the issue, and lied. </text:p>
          </table:table-cell>
          <table:table-cell office:value-type="string" calcext:value-type="string">
            <text:p/>
          </table:table-cell>
          <table:table-cell office:value-type="string" calcext:value-type="string">
            <text:p>&lt;p&gt;{}</text:p>
          </table:table-cell>
          <table:table-cell office:value-type="string" calcext:value-type="string">
            <text:p>bj4.364, cck6.296, dr6.262, ms4V_855, msdiv205, ndp4.165, pts-cs11.1, sc71, sya6.326, vri90.190</text:p>
          </table:table-cell>
          <table:table-cell/>
        </table:table-row>
        <table:table-row table:style-name="ro1">
          <table:table-cell office:value-type="string" calcext:value-type="string">
            <text:p>pli-tv-kd14:11.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1.3</text:p>
          </table:table-cell>
          <table:table-cell office:value-type="string" calcext:value-type="string">
            <text:p>“kathañhi nāma upavāḷo bhikkhu saṅghamajjhe āpattiyā anuyuñjiyamāno avajānitvā paṭijānissati, paṭijānitvā avajānissati, aññenaññaṁ paṭicarissati, sampajānamusā bhāsissatī”ti.</text:p>
          </table:table-cell>
          <table:table-cell office:value-type="string" calcext:value-type="string">
            <text:p>“How could the monk Upavāḷa act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4</text:p>
          </table:table-cell>
          <table:table-cell office:value-type="string" calcext:value-type="string">
            <text:p>Atha kho te bhikkhū bhagavato etamatthaṁ ārocesuṁ …pe…</text:p>
          </table:table-cell>
          <table:table-cell office:value-type="string" calcext:value-type="string">
            <text:p>They told the Buddha. Soon afterwards he had the Sangha of monks assembled and questioned them: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5</text:p>
          </table:table-cell>
          <table:table-cell office:value-type="string" calcext:value-type="string">
            <text:p>“saccaṁ kira, bhikkhave …pe…</text:p>
          </table:table-cell>
          <table:table-cell office:value-type="string" calcext:value-type="string">
            <text:p>“Is it true, monks, that the monk Upavāḷa is acting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6</text:p>
          </table:table-cell>
          <table:table-cell office:value-type="string" calcext:value-type="string">
            <text:p>“saccaṁ,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1.1.7</text:p>
          </table:table-cell>
          <table:table-cell office:value-type="string" calcext:value-type="string">
            <text:p>vigarahitvā …pe…</text:p>
          </table:table-cell>
          <table:table-cell office:value-type="string" calcext:value-type="string">
            <text:p>after rebuking hi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8</text:p>
          </table:table-cell>
          <table:table-cell office:value-type="string" calcext:value-type="string">
            <text:p>dhammiṁ kathaṁ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1.9</text:p>
          </table:table-cell>
          <table:table-cell office:value-type="string" calcext:value-type="string">
            <text:p>“tena hi, bhikkhave, saṅgho upavāḷassa bhikkhuno tassapāpiyasikākammaṁ karotu.</text:p>
          </table:table-cell>
          <table:table-cell office:value-type="string" calcext:value-type="string">
            <text:p>“Well then, the Sangha should do a legal procedure of further penalty against the monk Upavāḷ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2.1</text:p>
          </table:table-cell>
          <table:table-cell office:value-type="string" calcext:value-type="string">
            <text:p>Evañca pana, bhikkhave, kātabbaṁ.</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text:p>
          </table:table-cell>
          <table:table-cell office:value-type="string" calcext:value-type="string">
            <text:p>pts-cs11.2</text:p>
          </table:table-cell>
          <table:table-cell/>
        </table:table-row>
        <table:table-row table:style-name="ro1">
          <table:table-cell office:value-type="string" calcext:value-type="string">
            <text:p>pli-tv-kd14:11.2.2</text:p>
          </table:table-cell>
          <table:table-cell office:value-type="string" calcext:value-type="string">
            <text:p>Paṭhamaṁ upavāḷo bhikkhu codetabbo, codetvā sāretabbo, sāretvā āpattiṁ āropetabbo, āpattiṁ āropetvā byattena bhikkhunā paṭibalena saṅgho ñāpetabbo—</text:p>
          </table:table-cell>
          <table:table-cell office:value-type="string" calcext:value-type="string">
            <text:p>First you should accuse the monk Upavāḷa. He should then be reminded of what he has done, before he is charged with an offense. 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2.3</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sp1ed4.206, csp2ed4.206, ms4V_856, msdiv206, pts-vp-en5.113, sc72</text:p>
          </table:table-cell>
          <table:table-cell/>
        </table:table-row>
        <table:table-row table:style-name="ro1">
          <table:table-cell office:value-type="string" calcext:value-type="string">
            <text:p>pli-tv-kd14:11.2.4</text:p>
          </table:table-cell>
          <table:table-cell office:value-type="string" calcext:value-type="string">
            <text:p>Ayaṁ upavāḷo bhikkhu saṅghamajjhe āpattiyā anuyuñjiyamāno avajānitvā paṭijānāti, paṭijānitvā avajānāti, aññenaññaṁ paṭicarati, sampajānamusā bhāsati.</text:p>
          </table:table-cell>
          <table:table-cell office:value-type="string" calcext:value-type="string">
            <text:p>The monk Upavāḷa, while being examined in the midst of the Sangha about an offense, asserted things after denying them, denied things after asserting them, evaded the issue, and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2.5</text:p>
          </table:table-cell>
          <table:table-cell office:value-type="string" calcext:value-type="string">
            <text:p>Yadi saṅghassa pattakallaṁ, saṅgho upavāḷassa bhikkhuno tassapāpiyasikākammaṁ kareyya.</text:p>
          </table:table-cell>
          <table:table-cell office:value-type="string" calcext:value-type="string">
            <text:p>If it seems appropriate to the Sangha, the Sangha should do a legal procedure of further penalty against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2.6</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2.7</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cck6.297, ms4V_857, sc73, sya6.327</text:p>
          </table:table-cell>
          <table:table-cell/>
        </table:table-row>
        <table:table-row table:style-name="ro1">
          <table:table-cell office:value-type="string" calcext:value-type="string">
            <text:p>pli-tv-kd14:11.2.8</text:p>
          </table:table-cell>
          <table:table-cell office:value-type="string" calcext:value-type="string">
            <text:p>Ayaṁ upavāḷo bhikkhu saṅghamajjhe āpattiyā anuyuñjiyamāno avajānitvā paṭijānāti, paṭijānitvā avajānāti, aññenaññaṁ paṭicarati, sampajānamusā bhāsati.</text:p>
          </table:table-cell>
          <table:table-cell office:value-type="string" calcext:value-type="string">
            <text:p>The monk Upavāḷa, while being examined in the midst of the Sangha about an offense, asserted things after denying them, denied things after asserting them, evaded the issue, and 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2.9</text:p>
          </table:table-cell>
          <table:table-cell office:value-type="string" calcext:value-type="string">
            <text:p>Saṅgho upavāḷassa bhikkhuno tassapāpiyasikākammaṁ karoti.</text:p>
          </table:table-cell>
          <table:table-cell office:value-type="string" calcext:value-type="string">
            <text:p>The Sangha should do a legal procedure of further penalty against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2.10</text:p>
          </table:table-cell>
          <table:table-cell office:value-type="string" calcext:value-type="string">
            <text:p>Yassāyasmato khamati upavāḷassa bhikkhuno tassapāpiyasikākammassa karaṇaṁ, so tuṇhassa;</text:p>
          </table:table-cell>
          <table:table-cell office:value-type="string" calcext:value-type="string">
            <text:p>Any monk who approves of doing a legal procedure of further penalty against him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1.2.11</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2.12</text:p>
          </table:table-cell>
          <table:table-cell office:value-type="string" calcext:value-type="string">
            <text:p>Dutiyampi etamatthaṁ vadāmi …pe…</text:p>
          </table:table-cell>
          <table:table-cell office:value-type="string" calcext:value-type="string">
            <text:p>For the second time I speak on this matter. … </text:p>
          </table:table-cell>
          <table:table-cell office:value-type="string" calcext:value-type="string">
            <text:p/>
          </table:table-cell>
          <table:table-cell office:value-type="string" calcext:value-type="string">
            <text:p>&lt;p&gt;{}</text:p>
          </table:table-cell>
          <table:table-cell office:value-type="string" calcext:value-type="string">
            <text:p>ms4V_858, sc74</text:p>
          </table:table-cell>
          <table:table-cell/>
        </table:table-row>
        <table:table-row table:style-name="ro1">
          <table:table-cell office:value-type="string" calcext:value-type="string">
            <text:p>pli-tv-kd14:11.2.13</text:p>
          </table:table-cell>
          <table:table-cell office:value-type="string" calcext:value-type="string">
            <text:p>tatiyampi etamatthaṁ vadāmi …pe….</text:p>
          </table:table-cell>
          <table:table-cell office:value-type="string" calcext:value-type="string">
            <text:p>For the third time I speak on this matter.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1.2.14</text:p>
          </table:table-cell>
          <table:table-cell office:value-type="string" calcext:value-type="string">
            <text:p>Kataṁ saṅghena upavāḷassa bhikkhuno tassapāpiyasikākammaṁ.</text:p>
          </table:table-cell>
          <table:table-cell office:value-type="string" calcext:value-type="string">
            <text:p>The Sangha has done a legal procedure of further penalty against the monk Upavāḷa. </text:p>
          </table:table-cell>
          <table:table-cell office:value-type="string" calcext:value-type="string">
            <text:p/>
          </table:table-cell>
          <table:table-cell office:value-type="string" calcext:value-type="string">
            <text:p>&lt;p&gt;{}</text:p>
          </table:table-cell>
          <table:table-cell office:value-type="string" calcext:value-type="string">
            <text:p>ms4V_859, ndp4.166, sc75</text:p>
          </table:table-cell>
          <table:table-cell/>
        </table:table-row>
        <table:table-row table:style-name="ro1">
          <table:table-cell office:value-type="string" calcext:value-type="string">
            <text:p>pli-tv-kd14:11.2.15</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2.1.1</text:p>
          </table:table-cell>
          <table:table-cell office:value-type="string" calcext:value-type="string">
            <text:p>Pañcimāni, bhikkhave, dhammikāni tassapāpiyasikākammassa karaṇāni.</text:p>
          </table:table-cell>
          <table:table-cell office:value-type="string" calcext:value-type="string">
            <text:p>“There are these five factors of a legitimate legal procedure of further penalty: </text:p>
          </table:table-cell>
          <table:table-cell office:value-type="string" calcext:value-type="string">
            <text:p/>
          </table:table-cell>
          <table:table-cell office:value-type="string" calcext:value-type="string">
            <text:p>&lt;hr&gt;&lt;p&gt;{}</text:p>
          </table:table-cell>
          <table:table-cell office:value-type="string" calcext:value-type="string">
            <text:p>dr6.263, ms4V_860, msdiv207, pts-cs12.1, pts-vp-pli2.86, sc76</text:p>
          </table:table-cell>
          <table:table-cell/>
        </table:table-row>
        <table:table-row table:style-name="ro1">
          <table:table-cell office:value-type="string" calcext:value-type="string">
            <text:p>pli-tv-kd14:12.1.2</text:p>
          </table:table-cell>
          <table:table-cell office:value-type="string" calcext:value-type="string">
            <text:p>Asuci ca hoti, alajjī ca, sānuvādo ca, tassa saṅgho tassapāpiyasikākammaṁ karoti dhammena, samaggena—</text:p>
          </table:table-cell>
          <table:table-cell office:value-type="string" calcext:value-type="string">
            <text:p>the subject of the procedure is impure; he is shameless; he has been accused; the procedure is legitimate; the procedure is done by a unanimous assemb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2.1.3</text:p>
          </table:table-cell>
          <table:table-cell office:value-type="string" calcext:value-type="string">
            <text:p>imāni kho, bhikkhave, pañca dhammikāni tassapāpiyasikākammassa karaṇān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2.2.0</text:p>
          </table:table-cell>
          <table:table-cell office:value-type="string" calcext:value-type="string">
            <text:p>6.1. Adhammakammadvādasaka</text:p>
          </table:table-cell>
          <table:table-cell office:value-type="string" calcext:value-type="string">
            <text:p>The group of twelve on illegitimate legal procedures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2.2.1</text:p>
          </table:table-cell>
          <table:table-cell office:value-type="string" calcext:value-type="string">
            <text:p>Tīhi, bhikkhave, aṅgehi samannāgataṁ tassapāpiyasikākammaṁ adhammakammañca hoti, avinayakammañca, duvūpasantañca.</text:p>
          </table:table-cell>
          <table:table-cell office:value-type="string" calcext:value-type="string">
            <text:p>“When a legal procedure of further penalty has three qualities, it is illegitimate, contrary to the Monastic Law, and not properly resolved: </text:p>
          </table:table-cell>
          <table:table-cell office:value-type="string" calcext:value-type="string">
            <text:p/>
          </table:table-cell>
          <table:table-cell office:value-type="string" calcext:value-type="string">
            <text:p>&lt;p&gt;{}</text:p>
          </table:table-cell>
          <table:table-cell office:value-type="string" calcext:value-type="string">
            <text:p>bj4.366, ms4V_861, msdiv208, pts-cs12.2, sc77</text:p>
          </table:table-cell>
          <table:table-cell/>
        </table:table-row>
        <table:table-row table:style-name="ro1">
          <table:table-cell office:value-type="string" calcext:value-type="string">
            <text:p>pli-tv-kd14:12.2.2</text:p>
          </table:table-cell>
          <table:table-cell office:value-type="string" calcext:value-type="string">
            <text:p>Asammukhā kataṁ hoti, appaṭipucchākataṁ hoti, appaṭiññāya kataṁ hoti …pe…</text:p>
          </table:table-cell>
          <table:table-cell office:value-type="string" calcext:value-type="string">
            <text:p>it is done in the absence of the accused, it is done without questioning the accused, it is done without the admission of the accus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2.2.3</text:p>
          </table:table-cell>
          <table:table-cell office:value-type="string" calcext:value-type="string">
            <text:p/>
          </table:table-cell>
          <table:table-cell office:value-type="string" calcext:value-type="string">
            <text:p>When a procedure of further penalty has another three qualities, it is also illegitimate, contrary to the Monastic Law, and not properly resolved: it is done against one who hasn’t committed any offense, it is done against one who has committed an offense that isn’t clearable by confession, it is done against one who has confessed their offen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4</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against one who hasn’t committed any offense, it is done against one who has committed an offense that isn’t clearable by confession, it is done against one who has confessed their offen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5</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without having accused the person of their offense, it is done without having reminded the person of their offense, it is done without having charged the person with their offen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6</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in the absence of the accused,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7</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without questioning the accused,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8</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without the admission of the accused,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9</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against one who hasn’t committed any offense,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10</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against one who has committed an offense that isn’t clearable by confession,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11</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against one who has confessed their offense,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12</text:p>
          </table:table-cell>
          <table:table-cell office:value-type="string" calcext:value-type="string">
            <text:p/>
          </table:table-cell>
          <table:table-cell office:value-type="string" calcext:value-type="string">
            <text:p>“When a procedure of further penalty has another three qualities, it is also illegitimate, not in accordance with the Monastic Law, and not properly resolved: it is done without having accused the person of their offense,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13</text:p>
          </table:table-cell>
          <table:table-cell office:value-type="string" calcext:value-type="string">
            <text:p>… adhammena kataṁ hoti, vaggena kataṁ hoti—</text:p>
          </table:table-cell>
          <table:table-cell office:value-type="string" calcext:value-type="string">
            <text:p>When a procedure of further penalty has another three qualities, it is also illegitimate, not in accordance with the Monastic Law, and not properly resolved: it is done without having reminded the person of their offense,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2.14</text:p>
          </table:table-cell>
          <table:table-cell office:value-type="string" calcext:value-type="string">
            <text:p>imehi kho, bhikkhave, tīhaṅgehi samannāgataṁ tassapāpiyasikākammaṁ adhammakammañca hoti, avinayakammañca, duvūpasantañca.</text:p>
          </table:table-cell>
          <table:table-cell office:value-type="string" calcext:value-type="string">
            <text:p>When a procedure of further penalty has another three qualities, it is also illegitimate, contrary to the Monastic Law, and not properly resolved: it is done without having charged the person with their offense, it is done illegitimately, it is done by an divided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3.0</text:p>
          </table:table-cell>
          <table:table-cell office:value-type="string" calcext:value-type="string">
            <text:p>6.2. Dhammakammadvādasaka</text:p>
          </table:table-cell>
          <table:table-cell office:value-type="string" calcext:value-type="string">
            <text:p>The group of twelve on legitimate legal procedures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2.3.1</text:p>
          </table:table-cell>
          <table:table-cell office:value-type="string" calcext:value-type="string">
            <text:p>Tīhi, bhikkhave, aṅgehi samannāgataṁ tassapāpiyasikākammaṁ dhammakammañca hoti, vinayakammañca, suvūpasantañca.</text:p>
          </table:table-cell>
          <table:table-cell office:value-type="string" calcext:value-type="string">
            <text:p>“When a legal procedure of further penalty has three qualities, it is legitimate, in accordance with the Monastic Law, and properly resolved: </text:p>
          </table:table-cell>
          <table:table-cell office:value-type="string" calcext:value-type="string">
            <text:p/>
          </table:table-cell>
          <table:table-cell office:value-type="string" calcext:value-type="string">
            <text:p>&lt;p&gt;{}</text:p>
          </table:table-cell>
          <table:table-cell office:value-type="string" calcext:value-type="string">
            <text:p>cck6.298, dr6.264, ms4V_862, msdiv209, pts-cs12.3, sc78, sya6.328, vri90.191</text:p>
          </table:table-cell>
          <table:table-cell/>
        </table:table-row>
        <table:table-row table:style-name="ro1">
          <table:table-cell office:value-type="string" calcext:value-type="string">
            <text:p>pli-tv-kd14:12.3.2.1</text:p>
          </table:table-cell>
          <table:table-cell office:value-type="string" calcext:value-type="string">
            <text:p>Sammukhā kataṁ hoti, paṭipucchākataṁ hoti, paṭiññāya kataṁ hoti …pe…</text:p>
          </table:table-cell>
          <table:table-cell office:value-type="string" calcext:value-type="string">
            <text:p>it is done in the presence of the accused, it is done with the questioning of the accused, it is done with the admission of the accused. </text:p>
          </table:table-cell>
          <table:table-cell office:value-type="string" calcext:value-type="string">
            <text:p/>
          </table:table-cell>
          <table:table-cell office:value-type="string" calcext:value-type="string">
            <text:p>{}&lt;/p&gt;</text:p>
          </table:table-cell>
          <table:table-cell office:value-type="string" calcext:value-type="string">
            <text:p>pts-vp-en5.114</text:p>
          </table:table-cell>
          <table:table-cell/>
        </table:table-row>
        <table:table-row table:style-name="ro1">
          <table:table-cell office:value-type="string" calcext:value-type="string">
            <text:p>pli-tv-kd14:12.3.2.2</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against one who has committed an offense, it is done against one who has committed an offense that is clearable by confession, it is done against one who hasn’t confessed their offen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3.2.3</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after having accused the person of their offense, it is done after having reminded the person of their offense, it is done after having charged the person with their offen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3.2.4</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in the presence of the accused, it is done legitimately, it is done by a unanimous assembly. </text:p>
          </table:table-cell>
          <table:table-cell office:value-type="string" calcext:value-type="string">
            <text:p/>
          </table:table-cell>
          <table:table-cell office:value-type="string" calcext:value-type="string">
            <text:p>&lt;hr&gt;&lt;p&gt;{}&lt;/p&gt;</text:p>
          </table:table-cell>
          <table:table-cell table:number-columns-repeated="2"/>
        </table:table-row>
        <table:table-row table:style-name="ro1">
          <table:table-cell office:value-type="string" calcext:value-type="string">
            <text:p>pli-tv-kd14:12.3.2.5</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with the questioning of the accused, it is done legitimately, it is done by a unanimous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3.2.6</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with the admission of the accused, it is done legitimately, it is done by a unanimous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3.2.7</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against one who has committed an offense, it is done legitimately, it is done by a unanimous assembly. </text:p>
          </table:table-cell>
          <table:table-cell office:value-type="string" calcext:value-type="string">
            <text:p/>
          </table:table-cell>
          <table:table-cell office:value-type="string" calcext:value-type="string">
            <text:p>&lt;hr&gt;&lt;p&gt;{}&lt;/p&gt;</text:p>
          </table:table-cell>
          <table:table-cell table:number-columns-repeated="2"/>
        </table:table-row>
        <table:table-row table:style-name="ro1">
          <table:table-cell office:value-type="string" calcext:value-type="string">
            <text:p>pli-tv-kd14:12.3.2.8</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against one who has committed an offense that is clearable by confession, it is done legitimately, it is done by a unanimous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3.2.9</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against one who hasn’t confessed their offense, it is done legitimately, it is done by a unanimous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3.2.10</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after having accused the person of their offense, it is done legitimately, it is done by a unanimous assembly. </text:p>
          </table:table-cell>
          <table:table-cell office:value-type="string" calcext:value-type="string">
            <text:p/>
          </table:table-cell>
          <table:table-cell office:value-type="string" calcext:value-type="string">
            <text:p>&lt;hr&gt;&lt;p&gt;{}&lt;/p&gt;</text:p>
          </table:table-cell>
          <table:table-cell table:number-columns-repeated="2"/>
        </table:table-row>
        <table:table-row table:style-name="ro1">
          <table:table-cell office:value-type="string" calcext:value-type="string">
            <text:p>pli-tv-kd14:12.3.2.11</text:p>
          </table:table-cell>
          <table:table-cell office:value-type="string" calcext:value-type="string">
            <text:p/>
          </table:table-cell>
          <table:table-cell office:value-type="string" calcext:value-type="string">
            <text:p>When a procedure of further penalty has another three qualities, it is also legitimate, in accordance with the Monastic Law, and properly resolved: it is done after having reminded the person of their offense, it is done legitimately, it is done by a unanimous assembly.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3.3</text:p>
          </table:table-cell>
          <table:table-cell office:value-type="string" calcext:value-type="string">
            <text:p>… dhammena kataṁ hoti, samaggena kataṁ hoti—</text:p>
          </table:table-cell>
          <table:table-cell office:value-type="string" calcext:value-type="string">
            <text:p>When a procedure of further penalty has another three qualities, it is also legitimate, in accordance with the Monastic Law, and properly resolved: it is done after having charged the person with their offense, it is done legitimately, it is done by a unanimous assembl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2.3.4</text:p>
          </table:table-cell>
          <table:table-cell office:value-type="string" calcext:value-type="string">
            <text:p>imehi kho, bhikkhave, tīhaṅgehi samannāgataṁ tassapāpiyasikākammaṁ dhammakammañca hoti, vinayakammañca, suvūpasantañca.</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2.4.0</text:p>
          </table:table-cell>
          <table:table-cell office:value-type="string" calcext:value-type="string">
            <text:p>6.3. Ākaṅkhamānachakka</text:p>
          </table:table-cell>
          <table:table-cell office:value-type="string" calcext:value-type="string">
            <text:p>The group of six on wishing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2.4.1</text:p>
          </table:table-cell>
          <table:table-cell office:value-type="string" calcext:value-type="string">
            <text:p>Tīhi, bhikkhave, aṅgehi samannāgatassa bhikkhuno ākaṅkhamāno saṅgho tassapāpiyasikākammaṁ kareyya.</text:p>
          </table:table-cell>
          <table:table-cell office:value-type="string" calcext:value-type="string">
            <text:p>“When a monk has three qualities, the Sangha may, if it wishes, do a legal procedure of further penalty against him: </text:p>
          </table:table-cell>
          <table:table-cell office:value-type="string" calcext:value-type="string">
            <text:p/>
          </table:table-cell>
          <table:table-cell office:value-type="string" calcext:value-type="string">
            <text:p>&lt;p&gt;{}</text:p>
          </table:table-cell>
          <table:table-cell office:value-type="string" calcext:value-type="string">
            <text:p>csp1ed4.207, csp2ed4.207, ms4V_863, msdiv210, pts-cs12.4, sc79</text:p>
          </table:table-cell>
          <table:table-cell/>
        </table:table-row>
        <table:table-row table:style-name="ro1">
          <table:table-cell office:value-type="string" calcext:value-type="string">
            <text:p>pli-tv-kd14:12.4.2</text:p>
          </table:table-cell>
          <table:table-cell office:value-type="string" calcext:value-type="string">
            <text:p>Bhaṇḍanakārako hoti kalahakārako vivādakārako bhassakārako saṅghe adhikaraṇakārako;</text:p>
          </table:table-cell>
          <table:table-cell office:value-type="string" calcext:value-type="string">
            <text:p>he is quarrelsome, argumentative, and a creator of legal issues in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2.4.3</text:p>
          </table:table-cell>
          <table:table-cell office:value-type="string" calcext:value-type="string">
            <text:p>bālo hoti abyatto āpattibahulo anapadāno;</text:p>
          </table:table-cell>
          <table:table-cell office:value-type="string" calcext:value-type="string">
            <text:p>he is ignorant, incompetent, often committing offenses, incapable of determining whether he has committed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2.4.4</text:p>
          </table:table-cell>
          <table:table-cell office:value-type="string" calcext:value-type="string">
            <text:p>gihisaṁsaṭṭho viharati ananulomikehi gihisaṁsaggehi—</text:p>
          </table:table-cell>
          <table:table-cell office:value-type="string" calcext:value-type="string">
            <text:p>he is constantly and improperly socializing with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2.4.5</text:p>
          </table:table-cell>
          <table:table-cell office:value-type="string" calcext:value-type="string">
            <text:p>imehi kho, bhikkhave, tīhaṅgehi samannāgatassa bhikkhuno ākaṅkhamāno saṅgho tassapāpiyasikākammaṁ kareyya. (1)</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2.4.6</text:p>
          </table:table-cell>
          <table:table-cell office:value-type="string" calcext:value-type="string">
            <text:p>Aparehipi, bhikkhave, tīhaṅgehi samannāgatassa bhikkhuno ākaṅkhamāno saṅgho tassapāpiyasikākammaṁ kareyya.</text:p>
          </table:table-cell>
          <table:table-cell office:value-type="string" calcext:value-type="string">
            <text:p>When a monk has another three qualities, the Sangha may, if it wishes, do a procedure of further penalty against him: </text:p>
          </table:table-cell>
          <table:table-cell office:value-type="string" calcext:value-type="string">
            <text:p/>
          </table:table-cell>
          <table:table-cell office:value-type="string" calcext:value-type="string">
            <text:p>&lt;p&gt;{}</text:p>
          </table:table-cell>
          <table:table-cell office:value-type="string" calcext:value-type="string">
            <text:p>bj4.368, ms4V_864, sc80, sya6.329</text:p>
          </table:table-cell>
          <table:table-cell/>
        </table:table-row>
        <table:table-row table:style-name="ro1">
          <table:table-cell office:value-type="string" calcext:value-type="string">
            <text:p>pli-tv-kd14:12.4.7</text:p>
          </table:table-cell>
          <table:table-cell office:value-type="string" calcext:value-type="string">
            <text:p>Adhisīle sīlavipanno hoti, ajjhācāre ācāravipanno hoti, atidiṭṭhiyā diṭṭhivipanno hoti—</text:p>
          </table:table-cell>
          <table:table-cell office:value-type="string" calcext:value-type="string">
            <text:p>he has failed in the higher morality; he has failed in conduct; he has failed in view.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2.4.8</text:p>
          </table:table-cell>
          <table:table-cell office:value-type="string" calcext:value-type="string">
            <text:p>imehi kho, bhikkhave …pe…. (2)</text:p>
          </table:table-cell>
          <table:table-cell table:number-columns-repeated="2" office:value-type="string" calcext:value-type="string">
            <text:p/>
          </table:table-cell>
          <table:table-cell office:value-type="string" calcext:value-type="string">
            <text:p>&lt;ul&gt;&lt;li&gt;{}&lt;/li&gt;</text:p>
          </table:table-cell>
          <table:table-cell table:number-columns-repeated="2"/>
        </table:table-row>
        <table:table-row table:style-name="ro1">
          <table:table-cell office:value-type="string" calcext:value-type="string">
            <text:p>pli-tv-kd14:12.4.9</text:p>
          </table:table-cell>
          <table:table-cell office:value-type="string" calcext:value-type="string">
            <text:p>Aparehipi, bhikkhave …pe…</text:p>
          </table:table-cell>
          <table:table-cell office:value-type="string" calcext:value-type="string">
            <text:p>When a monk has another three qualities, the Sangha may, if it wishes, do a procedure of further penalty against him: </text:p>
          </table:table-cell>
          <table:table-cell office:value-type="string" calcext:value-type="string">
            <text:p/>
          </table:table-cell>
          <table:table-cell office:value-type="string" calcext:value-type="string">
            <text:p>&lt;li&gt;{}&lt;/li&gt;</text:p>
          </table:table-cell>
          <table:table-cell office:value-type="string" calcext:value-type="string">
            <text:p>cck6.299, ms4V_865, ndp4.167, sc81</text:p>
          </table:table-cell>
          <table:table-cell/>
        </table:table-row>
        <table:table-row table:style-name="ro1">
          <table:table-cell office:value-type="string" calcext:value-type="string">
            <text:p>pli-tv-kd14:12.4.10</text:p>
          </table:table-cell>
          <table:table-cell office:value-type="string" calcext:value-type="string">
            <text:p>buddhassa avaṇṇaṁ bhāsati, dhammassa avaṇṇaṁ bhāsati, saṅghassa avaṇṇaṁ bhāsati—</text:p>
          </table:table-cell>
          <table:table-cell office:value-type="string" calcext:value-type="string">
            <text:p>he disparages the Buddha; he disparages the Teaching; he disparages the Sangha.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4.11</text:p>
          </table:table-cell>
          <table:table-cell office:value-type="string" calcext:value-type="string">
            <text:p>imehi kho, bhikkhave, tīhaṅgehi samannāgatassa bhikkhuno ākaṅkhamāno saṅgho tassapāpiyasikākammaṁ kareyya. (3)</text:p>
          </table:table-cell>
          <table:table-cell table:number-columns-repeated="2"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4.12</text:p>
          </table:table-cell>
          <table:table-cell office:value-type="string" calcext:value-type="string">
            <text:p>Tiṇṇaṁ, bhikkhave, bhikkhūnaṁ ākaṅkhamāno saṅgho tassapāpiyasikākammaṁ kareyya.</text:p>
          </table:table-cell>
          <table:table-cell office:value-type="string" calcext:value-type="string">
            <text:p>The Sangha may, if it wishes, do a procedure of further penalty against three kinds of monks: </text:p>
          </table:table-cell>
          <table:table-cell office:value-type="string" calcext:value-type="string">
            <text:p/>
          </table:table-cell>
          <table:table-cell office:value-type="string" calcext:value-type="string">
            <text:p>&lt;li&gt;{}&lt;/li&gt;</text:p>
          </table:table-cell>
          <table:table-cell office:value-type="string" calcext:value-type="string">
            <text:p>ms4V_866, sc82</text:p>
          </table:table-cell>
          <table:table-cell/>
        </table:table-row>
        <table:table-row table:style-name="ro1">
          <table:table-cell office:value-type="string" calcext:value-type="string">
            <text:p>pli-tv-kd14:12.4.13</text:p>
          </table:table-cell>
          <table:table-cell office:value-type="string" calcext:value-type="string">
            <text:p>Eko bhaṇḍanakārako hoti …pe…</text:p>
          </table:table-cell>
          <table:table-cell office:value-type="string" calcext:value-type="string">
            <text:p>those who are quarrelsome, argumentativ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4.14</text:p>
          </table:table-cell>
          <table:table-cell office:value-type="string" calcext:value-type="string">
            <text:p>saṅghe adhikaraṇakārako;</text:p>
          </table:table-cell>
          <table:table-cell office:value-type="string" calcext:value-type="string">
            <text:p>and creators of legal issues in the Sangha;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4.15</text:p>
          </table:table-cell>
          <table:table-cell office:value-type="string" calcext:value-type="string">
            <text:p>eko bālo hoti abyatto āpattibahulo anapadāno;</text:p>
          </table:table-cell>
          <table:table-cell office:value-type="string" calcext:value-type="string">
            <text:p>those who are ignorant, incompetent, often committing offenses, incapable of determining whether they have has committed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4.16</text:p>
          </table:table-cell>
          <table:table-cell office:value-type="string" calcext:value-type="string">
            <text:p>eko gihisaṁsaṭṭho viharati ananulomikehi gihisaṁsaggehi—</text:p>
          </table:table-cell>
          <table:table-cell office:value-type="string" calcext:value-type="string">
            <text:p>those who are constantly and improperly socializing with householder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4.17</text:p>
          </table:table-cell>
          <table:table-cell office:value-type="string" calcext:value-type="string">
            <text:p>imesaṁ kho, bhikkhave, tiṇṇaṁ bhikkhūnaṁ ākaṅkhamāno saṅgho tassapāpiyasikākammaṁ kareyya. (4)</text:p>
          </table:table-cell>
          <table:table-cell table:number-columns-repeated="2"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4.18</text:p>
          </table:table-cell>
          <table:table-cell office:value-type="string" calcext:value-type="string">
            <text:p>Aparesampi, bhikkhave, tiṇṇaṁ bhikkhūnaṁ ākaṅkhamāno saṅgho tassapāpiyasikākammaṁ kareyya.</text:p>
          </table:table-cell>
          <table:table-cell office:value-type="string" calcext:value-type="string">
            <text:p>The Sangha may, if it wishes, do a procedure of further penalty against another three kinds of monks: </text:p>
          </table:table-cell>
          <table:table-cell office:value-type="string" calcext:value-type="string">
            <text:p/>
          </table:table-cell>
          <table:table-cell office:value-type="string" calcext:value-type="string">
            <text:p>&lt;li&gt;{}&lt;/li&gt;</text:p>
          </table:table-cell>
          <table:table-cell office:value-type="string" calcext:value-type="string">
            <text:p>dr6.265, ms4V_867, sc83</text:p>
          </table:table-cell>
          <table:table-cell/>
        </table:table-row>
        <table:table-row table:style-name="ro1">
          <table:table-cell office:value-type="string" calcext:value-type="string">
            <text:p>pli-tv-kd14:12.4.19</text:p>
          </table:table-cell>
          <table:table-cell office:value-type="string" calcext:value-type="string">
            <text:p>Eko adhisīle sīlavipanno hoti, eko ajjhācāre ācāravipanno hoti, eko atidiṭṭhiyā diṭṭhivipanno hoti—</text:p>
          </table:table-cell>
          <table:table-cell office:value-type="string" calcext:value-type="string">
            <text:p>those who have failed in the higher morality; those who have failed in the higher conduct; those who have failed in view. </text:p>
          </table:table-cell>
          <table:table-cell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pli-tv-kd14:12.4.20</text:p>
          </table:table-cell>
          <table:table-cell office:value-type="string" calcext:value-type="string">
            <text:p>imesaṁ kho, bhikkhave …pe…. (5)</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2.4.21</text:p>
          </table:table-cell>
          <table:table-cell office:value-type="string" calcext:value-type="string">
            <text:p>Aparesampi, bhikkhave …pe…</text:p>
          </table:table-cell>
          <table:table-cell office:value-type="string" calcext:value-type="string">
            <text:p>The Sangha may, if it wishes, do a procedure of further penalty against another three kinds of monks: </text:p>
          </table:table-cell>
          <table:table-cell office:value-type="string" calcext:value-type="string">
            <text:p/>
          </table:table-cell>
          <table:table-cell office:value-type="string" calcext:value-type="string">
            <text:p>&lt;p&gt;{}</text:p>
          </table:table-cell>
          <table:table-cell office:value-type="string" calcext:value-type="string">
            <text:p>ms4V_868, sc84, sya6.330, vri90.192</text:p>
          </table:table-cell>
          <table:table-cell/>
        </table:table-row>
        <table:table-row table:style-name="ro1">
          <table:table-cell office:value-type="string" calcext:value-type="string">
            <text:p>pli-tv-kd14:12.4.22</text:p>
          </table:table-cell>
          <table:table-cell office:value-type="string" calcext:value-type="string">
            <text:p>eko buddhassa avaṇṇaṁ bhāsati, eko dhammassa avaṇṇaṁ bhāsati, eko saṅghassa avaṇṇaṁ bhāsati—</text:p>
          </table:table-cell>
          <table:table-cell office:value-type="string" calcext:value-type="string">
            <text:p>those who disparage the Buddha; those who disparage the Teaching; those who disparage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2.4.23</text:p>
          </table:table-cell>
          <table:table-cell office:value-type="string" calcext:value-type="string">
            <text:p>imesaṁ kho, bhikkhave, tiṇṇaṁ bhikkhūnaṁ ākaṅkhamāno saṅgho tassapāpiyasikākammaṁ kareyya. (6)</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2.5.0</text:p>
          </table:table-cell>
          <table:table-cell office:value-type="string" calcext:value-type="string">
            <text:p>6.4. Aṭṭhārasavatta</text:p>
          </table:table-cell>
          <table:table-cell office:value-type="string" calcext:value-type="string">
            <text:p>The eighteen kinds of conduct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2.5.1</text:p>
          </table:table-cell>
          <table:table-cell office:value-type="string" calcext:value-type="string">
            <text:p>Tassapāpiyasikākammakatena, bhikkhave, bhikkhunā sammā vattitabbaṁ.</text:p>
          </table:table-cell>
          <table:table-cell office:value-type="string" calcext:value-type="string">
            <text:p>“A monk who has had a legal procedure of further penalty done against himself, should behave properly. </text:p>
          </table:table-cell>
          <table:table-cell office:value-type="string" calcext:value-type="string">
            <text:p/>
          </table:table-cell>
          <table:table-cell office:value-type="string" calcext:value-type="string">
            <text:p>&lt;p&gt;{}</text:p>
          </table:table-cell>
          <table:table-cell office:value-type="string" calcext:value-type="string">
            <text:p>bj4.370, csp1ed4.208, csp2ed4.208, ms4V_869, msdiv211, pts-cs12.5, sc85</text:p>
          </table:table-cell>
          <table:table-cell/>
        </table:table-row>
        <table:table-row table:style-name="ro1">
          <table:table-cell office:value-type="string" calcext:value-type="string">
            <text:p>pli-tv-kd14:12.5.2</text:p>
          </table:table-cell>
          <table:table-cell office:value-type="string" calcext:value-type="string">
            <text:p>Tatrāyaṁ sammāvattanā—</text:p>
          </table:table-cell>
          <table:table-cell office:value-type="string" calcext:value-type="string">
            <text:p>This is the proper behavio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2.5.3</text:p>
          </table:table-cell>
          <table:table-cell office:value-type="string" calcext:value-type="string">
            <text:p>Na upasampādetabbaṁ,</text:p>
          </table:table-cell>
          <table:table-cell office:value-type="string" calcext:value-type="string">
            <text:p>He should not give the full ordination. </text:p>
          </table:table-cell>
          <table:table-cell office:value-type="string" calcext:value-type="string">
            <text:p/>
          </table:table-cell>
          <table:table-cell office:value-type="string" calcext:value-type="string">
            <text:p>&lt;ul&gt;&lt;li&gt;{}&lt;/li&gt;</text:p>
          </table:table-cell>
          <table:table-cell office:value-type="string" calcext:value-type="string">
            <text:p>cck6.300, ms4V_870, sc86</text:p>
          </table:table-cell>
          <table:table-cell/>
        </table:table-row>
        <table:table-row table:style-name="ro1">
          <table:table-cell office:value-type="string" calcext:value-type="string">
            <text:p>pli-tv-kd14:12.5.4</text:p>
          </table:table-cell>
          <table:table-cell office:value-type="string" calcext:value-type="string">
            <text:p>na nissayo dātabbo,</text:p>
          </table:table-cell>
          <table:table-cell office:value-type="string" calcext:value-type="string">
            <text:p>He should not give formal support.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5</text:p>
          </table:table-cell>
          <table:table-cell office:value-type="string" calcext:value-type="string">
            <text:p>na sāmaṇero upaṭṭhāpetabbo,</text:p>
          </table:table-cell>
          <table:table-cell office:value-type="string" calcext:value-type="string">
            <text:p>He should not have a novice monk attend on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6</text:p>
          </table:table-cell>
          <table:table-cell office:value-type="string" calcext:value-type="string">
            <text:p>na bhikkhunovādakasammuti sāditabbā,</text:p>
          </table:table-cell>
          <table:table-cell office:value-type="string" calcext:value-type="string">
            <text:p>He should not accept being appointed as an instructor of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1</text:p>
          </table:table-cell>
          <table:table-cell office:value-type="string" calcext:value-type="string">
            <text:p>sammatenapi bhikkhuniyo na ovaditabbā …pe…</text:p>
          </table:table-cell>
          <table:table-cell office:value-type="string" calcext:value-type="string">
            <text:p>Even if appointed, he should not instruct the nun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2</text:p>
          </table:table-cell>
          <table:table-cell office:value-type="string" calcext:value-type="string">
            <text:p/>
          </table:table-cell>
          <table:table-cell office:value-type="string" calcext:value-type="string">
            <text:p>He should not commit the same offense as the offense for which the Sangha did the procedure of further penalty against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3</text:p>
          </table:table-cell>
          <table:table-cell office:value-type="string" calcext:value-type="string">
            <text:p/>
          </table:table-cell>
          <table:table-cell office:value-type="string" calcext:value-type="string">
            <text:p>He should not commit an offense similar to the offense for which the Sangha did the procedure of further penalty against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4</text:p>
          </table:table-cell>
          <table:table-cell office:value-type="string" calcext:value-type="string">
            <text:p/>
          </table:table-cell>
          <table:table-cell office:value-type="string" calcext:value-type="string">
            <text:p>He should not commit an offense worse than the offense for which the Sangha did the procedure of further penalty against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5</text:p>
          </table:table-cell>
          <table:table-cell office:value-type="string" calcext:value-type="string">
            <text:p/>
          </table:table-cell>
          <table:table-cell office:value-type="string" calcext:value-type="string">
            <text:p>He should not criticize the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6</text:p>
          </table:table-cell>
          <table:table-cell office:value-type="string" calcext:value-type="string">
            <text:p/>
          </table:table-cell>
          <table:table-cell office:value-type="string" calcext:value-type="string">
            <text:p>He should not criticize those who did the procedur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7</text:p>
          </table:table-cell>
          <table:table-cell office:value-type="string" calcext:value-type="string">
            <text:p/>
          </table:table-cell>
          <table:table-cell office:value-type="string" calcext:value-type="string">
            <text:p>He should not cancel the observance-day procedure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8</text:p>
          </table:table-cell>
          <table:table-cell office:value-type="string" calcext:value-type="string">
            <text:p/>
          </table:table-cell>
          <table:table-cell office:value-type="string" calcext:value-type="string">
            <text:p>He should not cancel the invitation of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9</text:p>
          </table:table-cell>
          <table:table-cell office:value-type="string" calcext:value-type="string">
            <text:p/>
          </table:table-cell>
          <table:table-cell office:value-type="string" calcext:value-type="string">
            <text:p>He should not speak to a regular monk to initiate a legal process against hi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10</text:p>
          </table:table-cell>
          <table:table-cell office:value-type="string" calcext:value-type="string">
            <text:p/>
          </table:table-cell>
          <table:table-cell office:value-type="string" calcext:value-type="string">
            <text:p>He should not criticize a regular monk.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11</text:p>
          </table:table-cell>
          <table:table-cell office:value-type="string" calcext:value-type="string">
            <text:p/>
          </table:table-cell>
          <table:table-cell office:value-type="string" calcext:value-type="string">
            <text:p>He should not ask a regular monk for permission to accuse him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12</text:p>
          </table:table-cell>
          <table:table-cell office:value-type="string" calcext:value-type="string">
            <text:p/>
          </table:table-cell>
          <table:table-cell office:value-type="string" calcext:value-type="string">
            <text:p>He should not accuse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7.13</text:p>
          </table:table-cell>
          <table:table-cell office:value-type="string" calcext:value-type="string">
            <text:p/>
          </table:table-cell>
          <table:table-cell office:value-type="string" calcext:value-type="string">
            <text:p>He should not remind a regular monk of an offense.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2.5.8</text:p>
          </table:table-cell>
          <table:table-cell office:value-type="string" calcext:value-type="string">
            <text:p>na bhikkhūhi sampayojetabban”ti.</text:p>
          </table:table-cell>
          <table:table-cell office:value-type="string" calcext:value-type="string">
            <text:p>He should not associates inappropriately with other monks.” </text:p>
          </table:table-cell>
          <table:table-cell office:value-type="string" calcext:value-type="string">
            <text:p/>
          </table:table-cell>
          <table:table-cell office:value-type="string" calcext:value-type="string">
            <text:p>&lt;li&gt;{}&lt;/li&gt;&lt;/ul&gt;</text:p>
          </table:table-cell>
          <table:table-cell table:number-columns-repeated="2"/>
        </table:table-row>
        <table:table-row table:style-name="ro1">
          <table:table-cell office:value-type="string" calcext:value-type="string">
            <text:p>pli-tv-kd14:12.6.1</text:p>
          </table:table-cell>
          <table:table-cell office:value-type="string" calcext:value-type="string">
            <text:p>Atha kho saṅgho upavāḷassa bhikkhuno tassapāpiyasikākammaṁ akāsi.</text:p>
          </table:table-cell>
          <table:table-cell office:value-type="string" calcext:value-type="string">
            <text:p>The Sangha then did a legal procedure of further penalty against the monk Upavāḷa. </text:p>
          </table:table-cell>
          <table:table-cell office:value-type="string" calcext:value-type="string">
            <text:p/>
          </table:table-cell>
          <table:table-cell office:value-type="string" calcext:value-type="string">
            <text:p>&lt;p&gt;{}&lt;/p&gt;</text:p>
          </table:table-cell>
          <table:table-cell office:value-type="string" calcext:value-type="string">
            <text:p>pts-cs12.6</text:p>
          </table:table-cell>
          <table:table-cell/>
        </table:table-row>
        <table:table-row table:style-name="ro1">
          <table:table-cell office:value-type="string" calcext:value-type="string">
            <text:p>pli-tv-kd14:13.1.0</text:p>
          </table:table-cell>
          <table:table-cell office:value-type="string" calcext:value-type="string">
            <text:p>7. Tiṇavatthāraka</text:p>
          </table:table-cell>
          <table:table-cell office:value-type="string" calcext:value-type="string">
            <text:p>Covering over, as if with gras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13.1.1</text:p>
          </table:table-cell>
          <table:table-cell office:value-type="string" calcext:value-type="string">
            <text:p>Tena kho pana samayena bhikkhūnaṁ bhaṇḍanajātānaṁ kalahajātānaṁ vivādāpannānaṁ viharataṁ bahuṁ assāmaṇakaṁ ajjhāciṇṇaṁ hoti bhāsitaparikkantaṁ.</text:p>
          </table:table-cell>
          <table:table-cell office:value-type="string" calcext:value-type="string">
            <text:p>At one time, while the monks were arguing and disputing, they did and said many things unworthy of an ascetic. </text:p>
          </table:table-cell>
          <table:table-cell office:value-type="string" calcext:value-type="string">
            <text:p/>
          </table:table-cell>
          <table:table-cell office:value-type="string" calcext:value-type="string">
            <text:p>&lt;p&gt;{}</text:p>
          </table:table-cell>
          <table:table-cell office:value-type="string" calcext:value-type="string">
            <text:p>dr6.266, ms4V_871, msdiv212, pts-cs13.1, sc87</text:p>
          </table:table-cell>
          <table:table-cell/>
        </table:table-row>
        <table:table-row table:style-name="ro1">
          <table:table-cell office:value-type="string" calcext:value-type="string">
            <text:p>pli-tv-kd14:13.1.2</text:p>
          </table:table-cell>
          <table:table-cell office:value-type="string" calcext:value-type="string">
            <text:p>Atha kho tesaṁ bhikkhūnaṁ etadahosi—</text:p>
          </table:table-cell>
          <table:table-cell office:value-type="string" calcext:value-type="string">
            <text:p>They considered this and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1.3</text:p>
          </table:table-cell>
          <table:table-cell office:value-type="string" calcext:value-type="string">
            <text:p>“amhākaṁ kho bhaṇḍanajātānaṁ kalahajātānaṁ vivādāpannānaṁ viharataṁ bahuṁ assāmaṇakaṁ ajjhāciṇṇaṁ bhāsitaparikk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1.4</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kakkhaḷattāya vāḷattāya → kakkhaḷatāya vāḷatāya (sya-all, km); kakkhaḷattāya vālattāya (pts1ed)</text:p>
          </table:table-cell>
        </table:table-row>
        <table:table-row table:style-name="ro1">
          <table:table-cell office:value-type="string" calcext:value-type="string">
            <text:p>pli-tv-kd14:13.1.5</text:p>
          </table:table-cell>
          <table:table-cell office:value-type="string" calcext:value-type="string">
            <text:p>Kathaṁ nu kho amhehi paṭipajjitabban”ti?</text:p>
          </table:table-cell>
          <table:table-cell office:value-type="string" calcext:value-type="string">
            <text:p>So what should we do now?” </text:p>
          </table:table-cell>
          <table:table-cell office:value-type="string" calcext:value-type="string">
            <text:p/>
          </table:table-cell>
          <table:table-cell office:value-type="string" calcext:value-type="string">
            <text:p>{}</text:p>
          </table:table-cell>
          <table:table-cell office:value-type="string" calcext:value-type="string">
            <text:p>pts-vp-pli2.87</text:p>
          </table:table-cell>
          <table:table-cell/>
        </table:table-row>
        <table:table-row table:style-name="ro1">
          <table:table-cell office:value-type="string" calcext:value-type="string">
            <text:p>pli-tv-kd14:13.1.6</text:p>
          </table:table-cell>
          <table:table-cell office:value-type="string" calcext:value-type="string">
            <text:p>Bhagavato etamatthaṁ ārocesuṁ.</text:p>
          </table:table-cell>
          <table:table-cell office:value-type="string" calcext:value-type="string">
            <text:p>They told the Buddha and he sai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3.1.7</text:p>
          </table:table-cell>
          <table:table-cell office:value-type="string" calcext:value-type="string">
            <text:p>“Idha pana, bhikkhave, bhikkhūnaṁ bhaṇḍanajātānaṁ kalahajātānaṁ vivādāpannānaṁ viharataṁ bahuṁ assāmaṇakaṁ ajjhāciṇṇaṁ hoti bhāsitaparikkantaṁ.</text:p>
          </table:table-cell>
          <table:table-cell office:value-type="string" calcext:value-type="string">
            <text:p>“It may be, monks, that monks who are arguing and disputing do and say many things unworthy of an ascetic. </text:p>
          </table:table-cell>
          <table:table-cell office:value-type="string" calcext:value-type="string">
            <text:p/>
          </table:table-cell>
          <table:table-cell office:value-type="string" calcext:value-type="string">
            <text:p>&lt;p&gt;{}</text:p>
          </table:table-cell>
          <table:table-cell office:value-type="string" calcext:value-type="string">
            <text:p>bj4.372, cck6.301, ms4V_872, ndp4.168, pts-vp-en5.115, sc88, sya6.331</text:p>
          </table:table-cell>
          <table:table-cell/>
        </table:table-row>
        <table:table-row table:style-name="ro1">
          <table:table-cell office:value-type="string" calcext:value-type="string">
            <text:p>pli-tv-kd14:13.1.8</text:p>
          </table:table-cell>
          <table:table-cell office:value-type="string" calcext:value-type="string">
            <text:p>Tatra ce bhikkhūnaṁ evaṁ hoti—</text:p>
          </table:table-cell>
          <table:table-cell office:value-type="string" calcext:value-type="string">
            <text:p>If they consider this and think,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Tatra ce bhikkhūnaṁ → tatra ce bhikkhave bhikkhūnaṁ (sya-all)</text:p>
          </table:table-cell>
        </table:table-row>
        <table:table-row table:style-name="ro1">
          <table:table-cell office:value-type="string" calcext:value-type="string">
            <text:p>pli-tv-kd14:13.1.9</text:p>
          </table:table-cell>
          <table:table-cell office:value-type="string" calcext:value-type="string">
            <text:p>‘amhākaṁ kho bhaṇḍanajātānaṁ kalahajātānaṁ vivādāpannānaṁ viharataṁ bahuṁ assāmaṇakaṁ ajjhāciṇṇaṁ bhāsitaparikk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1.10</text:p>
          </table:table-cell>
          <table:table-cell office:value-type="string" calcext:value-type="string">
            <text:p>sace mayaṁ imāhi āpattīhi aññamaññaṁ kāressāma, siyāpi taṁ adhikaraṇaṁ kakkhaḷattāya vāḷattāya bhedāya saṁvatteyyā’ti, anujānāmi, bhikkhave, evarūpaṁ adhikaraṇaṁ tiṇavatthārakena vūpasametuṁ.</text:p>
          </table:table-cell>
          <table:table-cell office:value-type="string" calcext:value-type="string">
            <text:p>‘If we deal with each other for these offenses, this legal issue might lead to harshness, nastiness, and schism,’ then I allow you to resolve this legal issue by covering over, as if with gra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3.2.1</text:p>
          </table:table-cell>
          <table:table-cell office:value-type="string" calcext:value-type="string">
            <text:p>Evañca pana, bhikkhave, vūpasametabbaṁ.</text:p>
          </table:table-cell>
          <table:table-cell office:value-type="string" calcext:value-type="string">
            <text:p>And it should be resolved in this way. </text:p>
          </table:table-cell>
          <table:table-cell office:value-type="string" calcext:value-type="string">
            <text:p/>
          </table:table-cell>
          <table:table-cell office:value-type="string" calcext:value-type="string">
            <text:p>&lt;p&gt;{}</text:p>
          </table:table-cell>
          <table:table-cell office:value-type="string" calcext:value-type="string">
            <text:p>pts-cs13.2</text:p>
          </table:table-cell>
          <table:table-cell/>
        </table:table-row>
        <table:table-row table:style-name="ro1">
          <table:table-cell office:value-type="string" calcext:value-type="string">
            <text:p>pli-tv-kd14:13.2.2</text:p>
          </table:table-cell>
          <table:table-cell office:value-type="string" calcext:value-type="string">
            <text:p>Sabbeheva ekajjhaṁ sannipatitabbaṁ, sannipatitvā byattena bhikkhunā paṭibalena saṅgho ñāpetabbo—</text:p>
          </table:table-cell>
          <table:table-cell office:value-type="string" calcext:value-type="string">
            <text:p>Everyone should assemble in one place. 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3.2.3</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sp1ed4.209, csp2ed4.209, ms4V_873, sc89, vri90.193</text:p>
          </table:table-cell>
          <table:table-cell/>
        </table:table-row>
        <table:table-row table:style-name="ro1">
          <table:table-cell office:value-type="string" calcext:value-type="string">
            <text:p>pli-tv-kd14:13.2.4</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2.5</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2.6</text:p>
          </table:table-cell>
          <table:table-cell office:value-type="string" calcext:value-type="string">
            <text:p>Yadi saṅghassa pattakallaṁ, saṅgho imaṁ adhikaraṇaṁ tiṇavatthārakena vūpasameyya, ṭhapetvā thullavajjaṁ, ṭhapetvā gihippaṭisaṁyuttan’ti.</text:p>
          </table:table-cell>
          <table:table-cell office:value-type="string" calcext:value-type="string">
            <text:p>If it seems appropriate to the Sangha, the Sangha should resolve this legal issue by covering over, as if with grass, except for heavy offenses and offenses connected with householder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3.2.7</text:p>
          </table:table-cell>
          <table:table-cell office:value-type="string" calcext:value-type="string">
            <text:p>Ekatopakkhikānaṁ bhikkhūnaṁ byattena bhikkhunā paṭibalena sako pakkho ñāpetabbo—</text:p>
          </table:table-cell>
          <table:table-cell office:value-type="string" calcext:value-type="string">
            <text:p>The monks belonging to one side should be informed by a competent and capable monk belonging to their own sid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3.2.8</text:p>
          </table:table-cell>
          <table:table-cell office:value-type="string" calcext:value-type="string">
            <text:p>‘Suṇantu me āyasmantā.</text:p>
          </table:table-cell>
          <table:table-cell office:value-type="string" calcext:value-type="string">
            <text:p>‘Please, Venerables, I ask you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874, sc90, sya6.332</text:p>
          </table:table-cell>
          <table:table-cell/>
        </table:table-row>
        <table:table-row table:style-name="ro1">
          <table:table-cell office:value-type="string" calcext:value-type="string">
            <text:p>pli-tv-kd14:13.2.9</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2.10</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2.11</text:p>
          </table:table-cell>
          <table:table-cell office:value-type="string" calcext:value-type="string">
            <text:p>Yadāyasmantānaṁ pattakallaṁ, ahaṁ yā ceva āyasmantānaṁ āpatti, yā ca attano āpatti, āyasmantānañceva atthāya, attano ca atthāya, saṅghamajjhe tiṇavatthārakena deseyyaṁ, ṭhapetvā thullavajjaṁ, ṭhapetvā gihippaṭisaṁyuttan’ti.</text:p>
          </table:table-cell>
          <table:table-cell office:value-type="string" calcext:value-type="string">
            <text:p>If it seems appropriate to the venerables, then for your benefit and for my own, I will confess in the midst of the Sangha both you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3.2.12</text:p>
          </table:table-cell>
          <table:table-cell office:value-type="string" calcext:value-type="string">
            <text:p>Athāparesaṁ ekatopakkhikānaṁ bhikkhūnaṁ byattena bhikkhunā paṭibalena sako pakkho ñāpetabbo—</text:p>
          </table:table-cell>
          <table:table-cell office:value-type="string" calcext:value-type="string">
            <text:p>The monks belonging to the other side should be informed by a competent and capable monk belonging to their own side: </text:p>
          </table:table-cell>
          <table:table-cell office:value-type="string" calcext:value-type="string">
            <text:p/>
          </table:table-cell>
          <table:table-cell office:value-type="string" calcext:value-type="string">
            <text:p>&lt;p&gt;{}&lt;/p&gt;</text:p>
          </table:table-cell>
          <table:table-cell office:value-type="string" calcext:value-type="string">
            <text:p>dr6.267, ms4V_875, sc91</text:p>
          </table:table-cell>
          <table:table-cell/>
        </table:table-row>
        <table:table-row table:style-name="ro1">
          <table:table-cell office:value-type="string" calcext:value-type="string">
            <text:p>pli-tv-kd14:13.2.13</text:p>
          </table:table-cell>
          <table:table-cell office:value-type="string" calcext:value-type="string">
            <text:p>‘Suṇantu me āyasmantā.</text:p>
          </table:table-cell>
          <table:table-cell office:value-type="string" calcext:value-type="string">
            <text:p>‘Please, Venerables, I ask you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6.302, ms4V_876, sc92</text:p>
          </table:table-cell>
          <table:table-cell/>
        </table:table-row>
        <table:table-row table:style-name="ro1">
          <table:table-cell office:value-type="string" calcext:value-type="string">
            <text:p>pli-tv-kd14:13.2.14</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2.15</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2.16</text:p>
          </table:table-cell>
          <table:table-cell office:value-type="string" calcext:value-type="string">
            <text:p>Yadāyasmantānaṁ pattakallaṁ, ahaṁ yā ceva āyasmantānaṁ āpatti, yā ca attano āpatti, āyasmantānañceva atthāya, attano ca atthāya, saṅghamajjhe tiṇavatthārakena deseyyaṁ, ṭhapetvā thullavajjaṁ, ṭhapetvā gihippaṭisaṁyuttan’ti.</text:p>
          </table:table-cell>
          <table:table-cell office:value-type="string" calcext:value-type="string">
            <text:p>If it seems appropriate to the venerables, then for your benefit and for my own, I will confess in the midst of the Sangha both you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3.3.1</text:p>
          </table:table-cell>
          <table:table-cell office:value-type="string" calcext:value-type="string">
            <text:p>Athāparesaṁ ekatopakkhikānaṁ bhikkhūnaṁ byattena bhikkhunā paṭibalena saṅgho ñāpetabbo—</text:p>
          </table:table-cell>
          <table:table-cell office:value-type="string" calcext:value-type="string">
            <text:p>“A competent and capable monk belonging to one side should inform the Sangha: </text:p>
          </table:table-cell>
          <table:table-cell office:value-type="string" calcext:value-type="string">
            <text:p>I here follow the PTS reading, _ekatopakkhikānaṁ bhikkhūnaṁ_, as opposed to the Mahāsaṅgīti reading, _athāparesaṁ ekatopakkhikānaṁ bhikkhūnaṁ_. With the Mahāsaṅgīti reading there is no distinction between the two groups of monks.</text:p>
          </table:table-cell>
          <table:table-cell office:value-type="string" calcext:value-type="string">
            <text:p>&lt;hr&gt;&lt;p&gt;{}&lt;/p&gt;</text:p>
          </table:table-cell>
          <table:table-cell office:value-type="string" calcext:value-type="string">
            <text:p>ms4V_877, msdiv213, pts-cs13.3, sc93</text:p>
          </table:table-cell>
          <table:table-cell/>
        </table:table-row>
        <table:table-row table:style-name="ro1">
          <table:table-cell office:value-type="string" calcext:value-type="string">
            <text:p>pli-tv-kd14:13.3.2</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sp1ed4.210, csp2ed4.210, ms4V_878, ndp4.169, sc94, sya6.333, vri90.194</text:p>
          </table:table-cell>
          <table:table-cell/>
        </table:table-row>
        <table:table-row table:style-name="ro1">
          <table:table-cell office:value-type="string" calcext:value-type="string">
            <text:p>pli-tv-kd14:13.3.3</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4</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5</text:p>
          </table:table-cell>
          <table:table-cell office:value-type="string" calcext:value-type="string">
            <text:p>Yadi saṅghassa pattakallaṁ, ahaṁ yā ceva imesaṁ āyasmantānaṁ āpatti, yā ca attano āpatti, imesañceva āyasmantānaṁ atthāya, attano ca atthāya, saṅghamajjhe tiṇavatthārakena deseyyaṁ, ṭhapetvā thullavajjaṁ, ṭhapetvā gihippaṭisaṁyuttaṁ.</text:p>
          </table:table-cell>
          <table:table-cell office:value-type="string" calcext:value-type="string">
            <text:p>If it seems appropriate to the Sangha, then for the benefit of these venerables and myself, I will confess in the midst of the Sangha both thei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text:p>
          </table:table-cell>
          <table:table-cell office:value-type="string" calcext:value-type="string">
            <text:p>pts-vp-en5.116</text:p>
          </table:table-cell>
          <table:table-cell/>
        </table:table-row>
        <table:table-row table:style-name="ro1">
          <table:table-cell office:value-type="string" calcext:value-type="string">
            <text:p>pli-tv-kd14:13.3.6</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3.3.7</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bj4.374, cck6.303, dr6.268, ms4V_879, sc95</text:p>
          </table:table-cell>
          <table:table-cell/>
        </table:table-row>
        <table:table-row table:style-name="ro1">
          <table:table-cell office:value-type="string" calcext:value-type="string">
            <text:p>pli-tv-kd14:13.3.8</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9</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10</text:p>
          </table:table-cell>
          <table:table-cell office:value-type="string" calcext:value-type="string">
            <text:p>Ahaṁ yā ceva imesaṁ āyasmantānaṁ āpatti, yā ca attano āpatti, imesañceva āyasmantānaṁ atthāya, attano ca atthāya, saṅghamajjhe tiṇavatthārakena desemi, ṭhapetvā thullavajjaṁ, ṭhapetvā gihippaṭisaṁyuttaṁ.</text:p>
          </table:table-cell>
          <table:table-cell office:value-type="string" calcext:value-type="string">
            <text:p>For the benefit of these venerables and myself, I confess in the midst of the Sangha both thei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11</text:p>
          </table:table-cell>
          <table:table-cell office:value-type="string" calcext:value-type="string">
            <text:p>Yassāyasmato khamati amhākaṁ imāsaṁ āpattīnaṁ saṅghamajjhe tiṇavatthārakena desanā, ṭhapetvā thullavajjaṁ, ṭhapetvā gihippaṭisaṁyuttaṁ, so tuṇhassa;</text:p>
          </table:table-cell>
          <table:table-cell office:value-type="string" calcext:value-type="string">
            <text:p>Any monk who approves of the confession in the midst of the Sangha of both their and my own offenses by covering over, as if with grass, except for heavy offenses and offenses connected with householders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12</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3.3.13</text:p>
          </table:table-cell>
          <table:table-cell office:value-type="string" calcext:value-type="string">
            <text:p>Desitā amhākaṁ imā āpattiyo saṅghamajjhe tiṇavatthārakena, ṭhapetvā thullavajjaṁ, ṭhapetvā gihippaṭisaṁyuttaṁ.</text:p>
          </table:table-cell>
          <table:table-cell office:value-type="string" calcext:value-type="string">
            <text:p>We have confessed these offenses in the midst of the Sangha by covering over, as if with grass, except for heavy offenses and offenses connected with householders. </text:p>
          </table:table-cell>
          <table:table-cell office:value-type="string" calcext:value-type="string">
            <text:p/>
          </table:table-cell>
          <table:table-cell office:value-type="string" calcext:value-type="string">
            <text:p>&lt;p&gt;{}</text:p>
          </table:table-cell>
          <table:table-cell office:value-type="string" calcext:value-type="string">
            <text:p>ms4V_880, pts-vp-pli2.88, sc96</text:p>
          </table:table-cell>
          <table:table-cell/>
        </table:table-row>
        <table:table-row table:style-name="ro1">
          <table:table-cell office:value-type="string" calcext:value-type="string">
            <text:p>pli-tv-kd14:13.3.14</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3.3.15</text:p>
          </table:table-cell>
          <table:table-cell office:value-type="string" calcext:value-type="string">
            <text:p>Athāparesaṁ ekatopakkhikānaṁ bhikkhūnaṁ byattena bhikkhunā paṭibalena saṅgho ñāpetabbo—</text:p>
          </table:table-cell>
          <table:table-cell office:value-type="string" calcext:value-type="string">
            <text:p>“A competent and capable monk belonging to the other side should inform the Sangha: </text:p>
          </table:table-cell>
          <table:table-cell office:value-type="string" calcext:value-type="string">
            <text:p/>
          </table:table-cell>
          <table:table-cell office:value-type="string" calcext:value-type="string">
            <text:p>&lt;hr&gt;&lt;p&gt;{}&lt;/p&gt;</text:p>
          </table:table-cell>
          <table:table-cell office:value-type="string" calcext:value-type="string">
            <text:p>ms4V_881, msdiv214, sc97</text:p>
          </table:table-cell>
          <table:table-cell/>
        </table:table-row>
        <table:table-row table:style-name="ro1">
          <table:table-cell office:value-type="string" calcext:value-type="string">
            <text:p>pli-tv-kd14:13.3.16</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882, sc98, sya6.334</text:p>
          </table:table-cell>
          <table:table-cell/>
        </table:table-row>
        <table:table-row table:style-name="ro1">
          <table:table-cell office:value-type="string" calcext:value-type="string">
            <text:p>pli-tv-kd14:13.3.17</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18</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19</text:p>
          </table:table-cell>
          <table:table-cell office:value-type="string" calcext:value-type="string">
            <text:p>Yadi saṅghassa pattakallaṁ, ahaṁ yā ceva imesaṁ āyasmantānaṁ āpatti, yā ca attano āpatti, imesañceva āyasmantānaṁ atthāya, attano ca atthāya, saṅghamajjhe tiṇavatthārakena deseyyaṁ, ṭhapetvā thullavajjaṁ, ṭhapetvā gihippaṭisaṁyuttaṁ.</text:p>
          </table:table-cell>
          <table:table-cell office:value-type="string" calcext:value-type="string">
            <text:p>If it seems appropriate to the Sangha, then for the benefit of these venerables and myself, I will confess in the midst of the Sangha both thei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20</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3.3.21</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cck6.304, csp1ed4.211, csp2ed4.211, ms4V_883, sc99, vri90.195</text:p>
          </table:table-cell>
          <table:table-cell/>
        </table:table-row>
        <table:table-row table:style-name="ro1">
          <table:table-cell office:value-type="string" calcext:value-type="string">
            <text:p>pli-tv-kd14:13.3.22</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23</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24</text:p>
          </table:table-cell>
          <table:table-cell office:value-type="string" calcext:value-type="string">
            <text:p>Ahaṁ yā ceva imesaṁ āyasmantānaṁ āpatti, yā ca attano āpatti, imesañceva āyasmantānaṁ atthāya, attano ca atthāya, saṅghamajjhe tiṇavatthārakena desemi, ṭhapetvā thullavajjaṁ, ṭhapetvā gihippaṭisaṁyuttaṁ.</text:p>
          </table:table-cell>
          <table:table-cell office:value-type="string" calcext:value-type="string">
            <text:p>For the benefit of these venerables and myself, I confess in the midst of the Sangha both thei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25</text:p>
          </table:table-cell>
          <table:table-cell office:value-type="string" calcext:value-type="string">
            <text:p>Yassāyasmato khamati amhākaṁ imāsaṁ āpattīnaṁ saṅghamajjhe tiṇavatthārakena desanā, ṭhapetvā thullavajjaṁ, ṭhapetvā gihippaṭisaṁyuttaṁ, so tuṇhassa;</text:p>
          </table:table-cell>
          <table:table-cell office:value-type="string" calcext:value-type="string">
            <text:p>Any monk who approves of the confession in the midst of the Sangha of both their and my own offenses by covering over, as if with grass, except for heavy offenses and offenses connected with householders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3.3.26</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3.3.27</text:p>
          </table:table-cell>
          <table:table-cell office:value-type="string" calcext:value-type="string">
            <text:p>Desitā amhākaṁ imā āpattiyo saṅghamajjhe tiṇavatthārakena, ṭhapetvā thullavajjaṁ, ṭhapetvā gihippaṭisaṁyuttaṁ.</text:p>
          </table:table-cell>
          <table:table-cell office:value-type="string" calcext:value-type="string">
            <text:p>We have confessed these offenses in the midst of the Sangha by covering over, as if with grass, except for heavy offenses and offenses connected with householders. </text:p>
          </table:table-cell>
          <table:table-cell office:value-type="string" calcext:value-type="string">
            <text:p/>
          </table:table-cell>
          <table:table-cell office:value-type="string" calcext:value-type="string">
            <text:p>&lt;p&gt;{}</text:p>
          </table:table-cell>
          <table:table-cell office:value-type="string" calcext:value-type="string">
            <text:p>dr6.269, ms4V_884, ndp4.170, sc100</text:p>
          </table:table-cell>
          <table:table-cell/>
        </table:table-row>
        <table:table-row table:style-name="ro1">
          <table:table-cell office:value-type="string" calcext:value-type="string">
            <text:p>pli-tv-kd14:13.3.28</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3.4.1</text:p>
          </table:table-cell>
          <table:table-cell office:value-type="string" calcext:value-type="string">
            <text:p>Evañca pana, bhikkhave, te bhikkhū tāhi āpattīhi vuṭṭhitā honti, ṭhapetvā thullavajjaṁ, ṭhapetvā gihippaṭisaṁyuttaṁ, ṭhapetvā diṭṭhāvikammaṁ, ṭhapetvā ye na tattha hontī”ti.</text:p>
          </table:table-cell>
          <table:table-cell office:value-type="string" calcext:value-type="string">
            <text:p>“In this way those monks are cleared of those offenses, except for heavy offenses and offenses connected with householders, and except for those monks who state their objection and those who are absent.” </text:p>
          </table:table-cell>
          <table:table-cell office:value-type="string" calcext:value-type="string">
            <text:p/>
          </table:table-cell>
          <table:table-cell office:value-type="string" calcext:value-type="string">
            <text:p>&lt;hr&gt;&lt;p&gt;{}&lt;/p&gt;</text:p>
          </table:table-cell>
          <table:table-cell office:value-type="string" calcext:value-type="string">
            <text:p>ms4V_885, pts-cs13.4, sc101, sya6.335</text:p>
          </table:table-cell>
          <table:table-cell/>
        </table:table-row>
        <table:table-row table:style-name="ro1">
          <table:table-cell office:value-type="string" calcext:value-type="string">
            <text:p>pli-tv-kd14:14.1.0</text:p>
          </table:table-cell>
          <table:table-cell office:value-type="string" calcext:value-type="string">
            <text:p>8. Adhikaraṇa</text:p>
          </table:table-cell>
          <table:table-cell office:value-type="string" calcext:value-type="string">
            <text:p>Legal issue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14.1.1</text:p>
          </table:table-cell>
          <table:table-cell office:value-type="string" calcext:value-type="string">
            <text:p>Tena kho pana samayena bhikkhūpi bhikkhūhi vivadanti, bhikkhūpi bhikkhunīhi vivadanti, bhikkhuniyopi bhikkhūhi vivadanti, channopi bhikkhu bhikkhunīnaṁ anupakhajja bhikkhūhi saddhiṁ vivadati, bhikkhunīnaṁ pakkhaṁ gāheti.</text:p>
          </table:table-cell>
          <table:table-cell office:value-type="string" calcext:value-type="string">
            <text:p>On one occasion monks were disputing with monks, monks with nuns, and nuns with monks. Standing with the nuns, the monk Channa disputed with the monks, making others side with the nuns. </text:p>
          </table:table-cell>
          <table:table-cell office:value-type="string" calcext:value-type="string">
            <text:p>_Bhikkhunīnaṁ anupakhajja_, lit. “intruding on the nuns”. [Sp.4.215](): _Bhikkhunīnaṁ anupakhajjāti bhikkhunīnaṁ anto pavisitvā_, “Intruding on the nuns means having entered among the nuns.” The contextual point is that he is siding with the nuns.</text:p>
          </table:table-cell>
          <table:table-cell office:value-type="string" calcext:value-type="string">
            <text:p>&lt;p&gt;{}</text:p>
          </table:table-cell>
          <table:table-cell office:value-type="string" calcext:value-type="string">
            <text:p>bj4.376, ms4V_886, msdiv215, pts-cs14.1, pts-vp-en5.117, sc102</text:p>
          </table:table-cell>
          <table:table-cell office:value-type="string" calcext:value-type="string">
            <text:p>bhikkhūpi bhikkhūhi vivadanti → etthantare pāṭho si , sya-all, km potthakesu natthi</text:p>
          </table:table-cell>
        </table:table-row>
        <table:table-row table:style-name="ro1">
          <table:table-cell office:value-type="string" calcext:value-type="string">
            <text:p>pli-tv-kd14:14.1.2</text:p>
          </table:table-cell>
          <table:table-cell office:value-type="string" calcext:value-type="string">
            <text:p>Ye te bhikkhū appicchā …pe… te ujjhāyanti khiyyanti vipācenti—</text:p>
          </table:table-cell>
          <table:table-cell office:value-type="string" calcext:value-type="string">
            <text:p>The monks of few desires complained and criticiz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3</text:p>
          </table:table-cell>
          <table:table-cell office:value-type="string" calcext:value-type="string">
            <text:p>“kathañhi nāma channo bhikkhu bhikkhunīnaṁ anupakhajja bhikkhūhi saddhiṁ vivadissati, bhikkhunīnaṁ pakkhaṁ gāhessatīti.</text:p>
          </table:table-cell>
          <table:table-cell office:value-type="string" calcext:value-type="string">
            <text:p>“How can the monk Channa act like th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4</text:p>
          </table:table-cell>
          <table:table-cell office:value-type="string" calcext:value-type="string">
            <text:p>Atha kho te bhikkhū bhagavato etamatthaṁ ārocesuṁ …pe…</text:p>
          </table:table-cell>
          <table:table-cell office:value-type="string" calcext:value-type="string">
            <text:p>They told the Buddha. Soon afterwards he had the Sangha of monks assembled and questioned the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5</text:p>
          </table:table-cell>
          <table:table-cell office:value-type="string" calcext:value-type="string">
            <text:p>saccaṁ kira, bhikkhave …pe…</text:p>
          </table:table-cell>
          <table:table-cell office:value-type="string" calcext:value-type="string">
            <text:p>“Is it true, monks, that the monk Channa is acting like th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6</text:p>
          </table:table-cell>
          <table:table-cell office:value-type="string" calcext:value-type="string">
            <text:p>saccaṁ, bhagavā”ti …pe…</text:p>
          </table:table-cell>
          <table:table-cell office:value-type="string" calcext:value-type="string">
            <text:p>“It’s true, Sir.” …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4.1.7</text:p>
          </table:table-cell>
          <table:table-cell office:value-type="string" calcext:value-type="string">
            <text:p>vigarahitvā …pe…</text:p>
          </table:table-cell>
          <table:table-cell office:value-type="string" calcext:value-type="string">
            <text:p>after rebuking him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8</text:p>
          </table:table-cell>
          <table:table-cell office:value-type="string" calcext:value-type="string">
            <text:p>dhammiṁ kathaṁ katvā bhikkhū āmantesi—</text:p>
          </table:table-cell>
          <table:table-cell office:value-type="string" calcext:value-type="string">
            <text:p>the Buddha gave a teaching and addressed the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1</text:p>
          </table:table-cell>
          <table:table-cell office:value-type="string" calcext:value-type="string">
            <text:p>“Cattārimāni, bhikkhave, adhikaraṇāni— vivādādhikaraṇaṁ, anuvādādhikaraṇaṁ, āpattādhikaraṇaṁ, kiccādhikaraṇaṁ.</text:p>
          </table:table-cell>
          <table:table-cell office:value-type="string" calcext:value-type="string">
            <text:p>“Monks, there are four kinds of legal issues: legal issues arising from disputes; legal issues arising from accusations; legal issues arising from offenses; legal issues arising from business. </text:p>
          </table:table-cell>
          <table:table-cell office:value-type="string" calcext:value-type="string">
            <text:p/>
          </table:table-cell>
          <table:table-cell office:value-type="string" calcext:value-type="string">
            <text:p>&lt;p&gt;{}&lt;/p&gt;</text:p>
          </table:table-cell>
          <table:table-cell office:value-type="string" calcext:value-type="string">
            <text:p>ms4V_887, pts-cs14.2, sc103</text:p>
          </table:table-cell>
          <table:table-cell office:value-type="string" calcext:value-type="string">
            <text:p>kiccādhikaraṇaṁ → kiccādhikaraṇañca (mr)</text:p>
          </table:table-cell>
        </table:table-row>
        <table:table-row table:style-name="ro1">
          <table:table-cell office:value-type="string" calcext:value-type="string">
            <text:p>pli-tv-kd14:14.2.2</text:p>
          </table:table-cell>
          <table:table-cell office:value-type="string" calcext:value-type="string">
            <text:p>Tattha katamaṁ vivādādhikaraṇaṁ?</text:p>
          </table:table-cell>
          <table:table-cell office:value-type="string" calcext:value-type="string">
            <text:p>What is a legal issue arising from a dispute? </text:p>
          </table:table-cell>
          <table:table-cell office:value-type="string" calcext:value-type="string">
            <text:p/>
          </table:table-cell>
          <table:table-cell office:value-type="string" calcext:value-type="string">
            <text:p>&lt;p&gt;{}</text:p>
          </table:table-cell>
          <table:table-cell office:value-type="string" calcext:value-type="string">
            <text:p>cck6.305, csp1ed4.212, csp2ed4.212, dr6.270, ms4V_888, ndp4.171, sc104, sya6.336, vri90.196</text:p>
          </table:table-cell>
          <table:table-cell/>
        </table:table-row>
        <table:table-row table:style-name="ro1">
          <table:table-cell office:value-type="string" calcext:value-type="string">
            <text:p>pli-tv-kd14:14.2.3</text:p>
          </table:table-cell>
          <table:table-cell office:value-type="string" calcext:value-type="string">
            <text:p>Idha pana, bhikkhave, bhikkhū vivadanti—</text:p>
          </table:table-cell>
          <table:table-cell office:value-type="string" calcext:value-type="string">
            <text:p>It may be that the monks are disputing, saying,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bhikkhave, bhikkhū → bhikkhū bhikkhuṁ (mr)</text:p>
          </table:table-cell>
        </table:table-row>
        <table:table-row table:style-name="ro1">
          <table:table-cell office:value-type="string" calcext:value-type="string">
            <text:p>pli-tv-kd14:14.2.4</text:p>
          </table:table-cell>
          <table:table-cell office:value-type="string" calcext:value-type="string">
            <text:p>dhammoti vā adhammoti vā, vinayoti vā avinayoti vā, bhāsitaṁ lapitaṁ tathāgatenāti vā abhāsitaṁ alapitaṁ tathāgatenāti vā, āciṇṇaṁ tathāgatenāti vā anāciṇṇaṁ tathāgatenāti vā, paññattaṁ tathāgatenāti vā apaññattaṁ tathāgatenāti vā, āpattīti vā anāpattīti vā, lahukā āpattīti vā garukā āpattīti vā, sāvasesā āpattīti vā anavasesā āpattīti vā, duṭṭhullā āpattīti vā aduṭṭhullā āpattīti vā?</text:p>
          </table:table-cell>
          <table:table-cell office:value-type="string" calcext:value-type="string">
            <text:p>‘This is the Teaching’, ‘This is not the Teaching’, ‘This is the Monastic Law’, ‘This is contrary to the Monastic Law’, ‘This was spoken by the Buddha’, ‘This was not spoken by the Buddha’, ‘This was practiced by the Buddha’, ‘This was not practiced by the Buddha’, ‘This was laid down by the Buddha’, ‘This was not laid down by the Buddha’, ‘This is an offense’, ‘This is not an offense’, ‘This is a light offense’, ‘This is a heavy offense’, ‘This is a curable offense’, ‘This is an incurable offense’, ‘This is a grave offense’, ‘This is a minor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text:p>
          </table:table-cell>
          <table:table-cell office:value-type="string" calcext:value-type="string">
            <text:p>Yaṁ tattha bhaṇḍanaṁ kalaho viggaho vivādo nānāvādo aññathāvādo vipaccatāya vohāro medhagaṁ—</text:p>
          </table:table-cell>
          <table:table-cell office:value-type="string" calcext:value-type="string">
            <text:p>In regard to this, whatever quarreling, arguing, conflict, disputing, variety in opinion, difference in opinion, heated speech, or strife there i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text:p>
          </table:table-cell>
          <table:table-cell office:value-type="string" calcext:value-type="string">
            <text:p>idaṁ vuccati vivādādhikaraṇaṁ. (1)</text:p>
          </table:table-cell>
          <table:table-cell office:value-type="string" calcext:value-type="string">
            <text:p>this is called a legal issue arising from a disp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text:p>
          </table:table-cell>
          <table:table-cell office:value-type="string" calcext:value-type="string">
            <text:p>Tattha katamaṁ anuvādādhikaraṇaṁ?</text:p>
          </table:table-cell>
          <table:table-cell office:value-type="string" calcext:value-type="string">
            <text:p>What is a legal issue arising from an accusation? </text:p>
          </table:table-cell>
          <table:table-cell office:value-type="string" calcext:value-type="string">
            <text:p/>
          </table:table-cell>
          <table:table-cell office:value-type="string" calcext:value-type="string">
            <text:p>&lt;p&gt;{}</text:p>
          </table:table-cell>
          <table:table-cell office:value-type="string" calcext:value-type="string">
            <text:p>ms4V_889, sc105</text:p>
          </table:table-cell>
          <table:table-cell/>
        </table:table-row>
        <table:table-row table:style-name="ro1">
          <table:table-cell office:value-type="string" calcext:value-type="string">
            <text:p>pli-tv-kd14:14.2.8</text:p>
          </table:table-cell>
          <table:table-cell office:value-type="string" calcext:value-type="string">
            <text:p>Idha pana, bhikkhave, bhikkhū bhikkhuṁ anuvadanti sīlavipattiyā vā ācāravipattiyā vā diṭṭhivipattiyā vā ājīvavipattiyā vā.</text:p>
          </table:table-cell>
          <table:table-cell office:value-type="string" calcext:value-type="string">
            <text:p>It may be that the monks accuse a monk of failure in morality, failure in conduct, failure in view, or failure in liveli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text:p>
          </table:table-cell>
          <table:table-cell office:value-type="string" calcext:value-type="string">
            <text:p>Yo tattha anuvādo anuvadanā anullapanā anubhaṇanā anusampavaṅkatā abbhussahanatā anubalappadānaṁ—</text:p>
          </table:table-cell>
          <table:table-cell office:value-type="string" calcext:value-type="string">
            <text:p>In regard to this, whatever accusation, accusing, allegation, blame, taking sides because of friendship, taking part in the accusation, or supporting the accusation there i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10</text:p>
          </table:table-cell>
          <table:table-cell office:value-type="string" calcext:value-type="string">
            <text:p>idaṁ vuccati anuvādādhikaraṇaṁ. (2)</text:p>
          </table:table-cell>
          <table:table-cell office:value-type="string" calcext:value-type="string">
            <text:p>this is called a legal issue arising from an accus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11</text:p>
          </table:table-cell>
          <table:table-cell office:value-type="string" calcext:value-type="string">
            <text:p>Tattha katamaṁ āpattādhikaraṇaṁ?</text:p>
          </table:table-cell>
          <table:table-cell office:value-type="string" calcext:value-type="string">
            <text:p>What is a legal issue arising from an offense? </text:p>
          </table:table-cell>
          <table:table-cell office:value-type="string" calcext:value-type="string">
            <text:p/>
          </table:table-cell>
          <table:table-cell office:value-type="string" calcext:value-type="string">
            <text:p>&lt;p&gt;{}</text:p>
          </table:table-cell>
          <table:table-cell office:value-type="string" calcext:value-type="string">
            <text:p>bj4.378, ms4V_890, sc106</text:p>
          </table:table-cell>
          <table:table-cell/>
        </table:table-row>
        <table:table-row table:style-name="ro1">
          <table:table-cell office:value-type="string" calcext:value-type="string">
            <text:p>pli-tv-kd14:14.2.12</text:p>
          </table:table-cell>
          <table:table-cell office:value-type="string" calcext:value-type="string">
            <text:p>Pañcapi āpattikkhandhā āpattādhikaraṇaṁ, sattapi āpattikkhandhā āpattādhikaraṇaṁ—</text:p>
          </table:table-cell>
          <table:table-cell office:value-type="string" calcext:value-type="string">
            <text:p>There are legal issues arising from offenses because of the five groups of offenses; there are legal issues arising from offenses because of the seven groups of offenses—</text:p>
          </table:table-cell>
          <table:table-cell office:value-type="string" calcext:value-type="string">
            <text:p/>
          </table:table-cell>
          <table:table-cell office:value-type="string" calcext:value-type="string">
            <text:p>{}</text:p>
          </table:table-cell>
          <table:table-cell office:value-type="string" calcext:value-type="string">
            <text:p>pts-vp-en5.118</text:p>
          </table:table-cell>
          <table:table-cell/>
        </table:table-row>
        <table:table-row table:style-name="ro1">
          <table:table-cell office:value-type="string" calcext:value-type="string">
            <text:p>pli-tv-kd14:14.2.13</text:p>
          </table:table-cell>
          <table:table-cell office:value-type="string" calcext:value-type="string">
            <text:p>idaṁ vuccati āpattādhikaraṇaṁ. (3)</text:p>
          </table:table-cell>
          <table:table-cell office:value-type="string" calcext:value-type="string">
            <text:p>this is called a legal issue arising from an offense. </text:p>
          </table:table-cell>
          <table:table-cell office:value-type="string" calcext:value-type="string">
            <text:p/>
          </table:table-cell>
          <table:table-cell office:value-type="string" calcext:value-type="string">
            <text:p>{}&lt;/p&gt;</text:p>
          </table:table-cell>
          <table:table-cell office:value-type="string" calcext:value-type="string">
            <text:p>pts-vp-pli2.89</text:p>
          </table:table-cell>
          <table:table-cell/>
        </table:table-row>
        <table:table-row table:style-name="ro1">
          <table:table-cell office:value-type="string" calcext:value-type="string">
            <text:p>pli-tv-kd14:14.2.14</text:p>
          </table:table-cell>
          <table:table-cell office:value-type="string" calcext:value-type="string">
            <text:p>Tattha katamaṁ kiccādhikaraṇaṁ?</text:p>
          </table:table-cell>
          <table:table-cell office:value-type="string" calcext:value-type="string">
            <text:p>What is a legal issue arising from business? </text:p>
          </table:table-cell>
          <table:table-cell office:value-type="string" calcext:value-type="string">
            <text:p/>
          </table:table-cell>
          <table:table-cell office:value-type="string" calcext:value-type="string">
            <text:p>&lt;p&gt;{}</text:p>
          </table:table-cell>
          <table:table-cell office:value-type="string" calcext:value-type="string">
            <text:p>ms4V_891, sc107</text:p>
          </table:table-cell>
          <table:table-cell/>
        </table:table-row>
        <table:table-row table:style-name="ro1">
          <table:table-cell office:value-type="string" calcext:value-type="string">
            <text:p>pli-tv-kd14:14.2.15</text:p>
          </table:table-cell>
          <table:table-cell office:value-type="string" calcext:value-type="string">
            <text:p>Yā saṅghassa kiccayatā, karaṇīyatā, apalokanakammaṁ, ñattikammaṁ, ñattidutiyakammaṁ, ñatticatutthakammaṁ—</text:p>
          </table:table-cell>
          <table:table-cell office:value-type="string" calcext:value-type="string">
            <text:p>Whatever is the duty or the business of the Sangha—a legal procedure consisting of getting permission, a legal procedure consisting of one motion, a legal procedure consisting of one motion and one announcement, a legal procedure consisting of one motion and three announcem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16</text:p>
          </table:table-cell>
          <table:table-cell office:value-type="string" calcext:value-type="string">
            <text:p>idaṁ vuccati kiccādhikaraṇaṁ. (4)</text:p>
          </table:table-cell>
          <table:table-cell office:value-type="string" calcext:value-type="string">
            <text:p>this is called a legal issue arising from busi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1</text:p>
          </table:table-cell>
          <table:table-cell office:value-type="string" calcext:value-type="string">
            <text:p>Vivādādhikaraṇassa kiṁ mūlaṁ?</text:p>
          </table:table-cell>
          <table:table-cell office:value-type="string" calcext:value-type="string">
            <text:p>“What is the source of legal issues arising from disputes? </text:p>
          </table:table-cell>
          <table:table-cell office:value-type="string" calcext:value-type="string">
            <text:p/>
          </table:table-cell>
          <table:table-cell office:value-type="string" calcext:value-type="string">
            <text:p>&lt;hr&gt;&lt;p&gt;{}</text:p>
          </table:table-cell>
          <table:table-cell office:value-type="string" calcext:value-type="string">
            <text:p>cck6.306, csp1ed4.213, csp2ed4.213, dr6.271, ms4V_892, msdiv216, pts-cs14.3, sc108, sya6.337</text:p>
          </table:table-cell>
          <table:table-cell/>
        </table:table-row>
        <table:table-row table:style-name="ro1">
          <table:table-cell office:value-type="string" calcext:value-type="string">
            <text:p>pli-tv-kd14:14.3.2</text:p>
          </table:table-cell>
          <table:table-cell office:value-type="string" calcext:value-type="string">
            <text:p>Cha vivādamūlāni vivādādhikaraṇassa mūlaṁ.</text:p>
          </table:table-cell>
          <table:table-cell office:value-type="string" calcext:value-type="string">
            <text:p>There are six sources of disputes that in turn are the source of legal issues arising from disput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text:p>
          </table:table-cell>
          <table:table-cell office:value-type="string" calcext:value-type="string">
            <text:p>Tīṇipi akusalamūlāni vivādādhikaraṇassa mūlaṁ, tīṇipi kusalamūlāni vivādādhikaraṇassa mūlaṁ.</text:p>
          </table:table-cell>
          <table:table-cell office:value-type="string" calcext:value-type="string">
            <text:p>There are also three unwholesome and three wholesome sources of legal issues arising from disput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4</text:p>
          </table:table-cell>
          <table:table-cell office:value-type="string" calcext:value-type="string">
            <text:p>Katamāni cha vivādamūlāni vivādādhikaraṇassa mūlaṁ?</text:p>
          </table:table-cell>
          <table:table-cell office:value-type="string" calcext:value-type="string">
            <text:p>What are the six sources of disputes that in turn are the source of legal issues arising from dispute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5</text:p>
          </table:table-cell>
          <table:table-cell office:value-type="string" calcext:value-type="string">
            <text:p>Idha pana, bhikkhave, bhikkhu kodhano hoti upanāhī.</text:p>
          </table:table-cell>
          <table:table-cell office:value-type="string" calcext:value-type="string">
            <text:p>It may be that a monk is angry and resentfu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6</text:p>
          </table:table-cell>
          <table:table-cell office:value-type="string" calcext:value-type="string">
            <text:p>Yo so, bhikkhave, bhikkhu kodhano hoti upanāhī, so sattharipi agāravo viharati appatisso, dhammepi agāravo viharati appatisso, saṅghepi agāravo viharati appatisso, sikkhāyapi na paripūrakārī hoti.</text:p>
          </table:table-cell>
          <table:table-cell office:value-type="string" calcext:value-type="string">
            <text:p>One who is angry and resentful is disrespectful and undeferential toward the Teacher, the Teaching, and the Sangha, and he doesn’t fulfill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7</text:p>
          </table:table-cell>
          <table:table-cell office:value-type="string" calcext:value-type="string">
            <text:p>Yo so, bhikkhave, bhikkhu sattharipi agāravo viharati appatisso, dhammepi …pe…</text:p>
          </table:table-cell>
          <table:table-cell office:value-type="string" calcext:value-type="string">
            <text:p>Such a per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8</text:p>
          </table:table-cell>
          <table:table-cell office:value-type="string" calcext:value-type="string">
            <text:p>saṅghepi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9</text:p>
          </table:table-cell>
          <table:table-cell office:value-type="string" calcext:value-type="string">
            <text:p>sikkhāyapi na paripūrakārī, so saṅghe vivādaṁ janeti.</text:p>
          </table:table-cell>
          <table:table-cell office:value-type="string" calcext:value-type="string">
            <text:p>creates disputes in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0</text:p>
          </table:table-cell>
          <table:table-cell office:value-type="string" calcext:value-type="string">
            <text:p>Yo hoti vivādo bahujanāhitāya bahujanāsukhāya bahuno janassa anatthāya ahitāya dukkhāya devamanussānaṁ.</text:p>
          </table:table-cell>
          <table:table-cell office:value-type="string" calcext:value-type="string">
            <text:p>Disputes are unbeneficial and a cause of unhappiness for the general population; they are harmful, detrimental, and a cause of suffering for gods and humans. </text:p>
          </table:table-cell>
          <table:table-cell office:value-type="string" calcext:value-type="string">
            <text:p/>
          </table:table-cell>
          <table:table-cell office:value-type="string" calcext:value-type="string">
            <text:p>{}</text:p>
          </table:table-cell>
          <table:table-cell office:value-type="string" calcext:value-type="string">
            <text:p>pts-vp-en5.119</text:p>
          </table:table-cell>
          <table:table-cell/>
        </table:table-row>
        <table:table-row table:style-name="ro1">
          <table:table-cell office:value-type="string" calcext:value-type="string">
            <text:p>pli-tv-kd14:14.3.11</text:p>
          </table:table-cell>
          <table:table-cell office:value-type="string" calcext:value-type="string">
            <text:p>Evarūpañce tumhe, bhikkhave, vivādamūlaṁ ajjhattaṁ vā bahiddhā vā samanupasseyyātha, tatra tumhe, bhikkhave, tasseva pāpakassa vivādamūlassa pahānāya vāyameyyātha.</text:p>
          </table:table-cell>
          <table:table-cell office:value-type="string" calcext:value-type="string">
            <text:p>Monks, when you see such a source of disputes either in yourself or in others, you should make an effort to get rid of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2</text:p>
          </table:table-cell>
          <table:table-cell office:value-type="string" calcext:value-type="string">
            <text:p>Evarūpañce tumhe, bhikkhave, vivādamūlaṁ ajjhattaṁ vā bahiddhā vā na samanupasseyyātha, tatra tumhe, bhikkhave, tasseva pāpakassa vivādamūlassa āyatiṁ anavassavāya paṭipajjeyyātha.</text:p>
          </table:table-cell>
          <table:table-cell office:value-type="string" calcext:value-type="string">
            <text:p>If you don’t see such a source either in yourself or in others, you should practice so that it doesn’t reappear in the fut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3</text:p>
          </table:table-cell>
          <table:table-cell office:value-type="string" calcext:value-type="string">
            <text:p>Evametassa pāpakassa vivādamūlassa pahānaṁ h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4</text:p>
          </table:table-cell>
          <table:table-cell office:value-type="string" calcext:value-type="string">
            <text:p>Evametassa pāpakassa vivādamūlassa āyatiṁ anavassav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15</text:p>
          </table:table-cell>
          <table:table-cell office:value-type="string" calcext:value-type="string">
            <text:p>Puna caparaṁ, bhikkhave, bhikkhu makkhī hoti paḷāsī …pe…</text:p>
          </table:table-cell>
          <table:table-cell office:value-type="string" calcext:value-type="string">
            <text:p>Or it may be that a monk is denigrating and controlling, </text:p>
          </table:table-cell>
          <table:table-cell office:value-type="string" calcext:value-type="string">
            <text:p/>
          </table:table-cell>
          <table:table-cell office:value-type="string" calcext:value-type="string">
            <text:p>&lt;p&gt;{}</text:p>
          </table:table-cell>
          <table:table-cell office:value-type="string" calcext:value-type="string">
            <text:p>bj4.380, cck6.307, dr6.272, ms4V_893, ndp4.172, sc109, sya6.338, vri90.197</text:p>
          </table:table-cell>
          <table:table-cell/>
        </table:table-row>
        <table:table-row table:style-name="ro1">
          <table:table-cell office:value-type="string" calcext:value-type="string">
            <text:p>pli-tv-kd14:14.3.16</text:p>
          </table:table-cell>
          <table:table-cell office:value-type="string" calcext:value-type="string">
            <text:p>issukī hoti maccharī, saṭho hoti māyāvī, pāpiccho hoti micchādiṭṭhī, sandiṭṭhiparāmāsī hoti ādhānaggāhī duppaṭinissaggī.</text:p>
          </table:table-cell>
          <table:table-cell office:value-type="string" calcext:value-type="string">
            <text:p>envious and stingy, treacherous and deceitful, one who has bad desires and wrong views, or one who obstinately grasps his own views and only gives them up with difficu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7</text:p>
          </table:table-cell>
          <table:table-cell office:value-type="string" calcext:value-type="string">
            <text:p>Yo so, bhikkhave, bhikkhu sandiṭṭhiparāmāsī hoti ādhānaggāhī duppaṭinissaggī, so sattharipi agāravo viharati appatisso, dhammepi agāravo viharati appatisso, saṅghepi agāravo viharati appatisso, sikkhāyapi na paripūrakārī hoti.</text:p>
          </table:table-cell>
          <table:table-cell office:value-type="string" calcext:value-type="string">
            <text:p>Any of these is disrespectful and undeferential toward the Teacher, the Teaching, and the Sangha, and he doesn’t fulfill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8</text:p>
          </table:table-cell>
          <table:table-cell office:value-type="string" calcext:value-type="string">
            <text:p>Yo so, bhikkhave, bhikkhu sattharipi agāravo viharati appatisso, dhammepi …pe…</text:p>
          </table:table-cell>
          <table:table-cell office:value-type="string" calcext:value-type="string">
            <text:p>Such a per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9</text:p>
          </table:table-cell>
          <table:table-cell office:value-type="string" calcext:value-type="string">
            <text:p>saṅghepi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0</text:p>
          </table:table-cell>
          <table:table-cell office:value-type="string" calcext:value-type="string">
            <text:p>sikkhāyapi na paripūrakārī, so saṅghe vivādaṁ janeti.</text:p>
          </table:table-cell>
          <table:table-cell office:value-type="string" calcext:value-type="string">
            <text:p>creates disputes in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1</text:p>
          </table:table-cell>
          <table:table-cell office:value-type="string" calcext:value-type="string">
            <text:p>Yo hoti vivādo bahujanāhitāya bahujanāsukhāya bahuno janassa anatthāya ahitāya dukkhāya devamanussānaṁ.</text:p>
          </table:table-cell>
          <table:table-cell office:value-type="string" calcext:value-type="string">
            <text:p>Disputes are unbeneficial and a cause of unhappiness for the general population; they are harmful, detrimental, and a cause of suffering for gods and huma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2</text:p>
          </table:table-cell>
          <table:table-cell office:value-type="string" calcext:value-type="string">
            <text:p>Evarūpañce tumhe, bhikkhave, vivādamūlaṁ ajjhattaṁ vā bahiddhā vā samanupasseyyātha, tatra tumhe, bhikkhave, tasseva pāpakassa vivādamūlassa pahānāya vāyameyyātha.</text:p>
          </table:table-cell>
          <table:table-cell office:value-type="string" calcext:value-type="string">
            <text:p>Monks, when you see such a source of disputes either in yourself or in others, you should make an effort to get rid of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3</text:p>
          </table:table-cell>
          <table:table-cell office:value-type="string" calcext:value-type="string">
            <text:p>Evarūpañce tumhe, bhikkhave, vivādamūlaṁ ajjhattaṁ vā bahiddhā vā na samanupasseyyātha, tatra tumhe, bhikkhave, tasseva pāpakassa vivādamūlassa āyatiṁ anavassavāya paṭipajjeyyātha.</text:p>
          </table:table-cell>
          <table:table-cell office:value-type="string" calcext:value-type="string">
            <text:p>If you don’t see such a source either in yourself or in others, you should practice so that it doesn’t reappear in the fut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4</text:p>
          </table:table-cell>
          <table:table-cell office:value-type="string" calcext:value-type="string">
            <text:p>Evametassa pāpakassa vivādamūlassa pahānaṁ h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5</text:p>
          </table:table-cell>
          <table:table-cell office:value-type="string" calcext:value-type="string">
            <text:p>Evametassa pāpakassa vivādamūlassa āyatiṁ anavassavo h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6</text:p>
          </table:table-cell>
          <table:table-cell office:value-type="string" calcext:value-type="string">
            <text:p>Imāni cha vivādamūlāni vivād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4.1</text:p>
          </table:table-cell>
          <table:table-cell office:value-type="string" calcext:value-type="string">
            <text:p>Katamāni tīṇi akusalamūlāni vivādādhikaraṇassa mūlaṁ?</text:p>
          </table:table-cell>
          <table:table-cell office:value-type="string" calcext:value-type="string">
            <text:p>What are the three unwholesome sources of legal issues arising from disputes? </text:p>
          </table:table-cell>
          <table:table-cell office:value-type="string" calcext:value-type="string">
            <text:p/>
          </table:table-cell>
          <table:table-cell office:value-type="string" calcext:value-type="string">
            <text:p>&lt;p&gt;{}</text:p>
          </table:table-cell>
          <table:table-cell office:value-type="string" calcext:value-type="string">
            <text:p>cck6.308, ms4V_894, pts-cs14.4, sc110, sya6.339</text:p>
          </table:table-cell>
          <table:table-cell/>
        </table:table-row>
        <table:table-row table:style-name="ro1">
          <table:table-cell office:value-type="string" calcext:value-type="string">
            <text:p>pli-tv-kd14:14.4.2</text:p>
          </table:table-cell>
          <table:table-cell office:value-type="string" calcext:value-type="string">
            <text:p>Idha pana, bhikkhave, bhikkhū luddhacittā vivadanti, duṭṭhacittā vivadanti, mūḷhacittā vivadanti—</text:p>
          </table:table-cell>
          <table:table-cell office:value-type="string" calcext:value-type="string">
            <text:p>It may be that monks dispute with a mind of greed, with a mind of ill will, with a mind of delusion,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4.3</text:p>
          </table:table-cell>
          <table:table-cell office:value-type="string" calcext:value-type="string">
            <text:p>dhammoti vā adhammoti vā, vinayoti vā avinayoti vā, bhāsitaṁ lapitaṁ tathāgatenāti vā abhāsitaṁ alapitaṁ tathāgatenāti vā, āciṇṇaṁ tathāgatenāti vā anāciṇṇaṁ tathāgatenāti vā, paññattaṁ tathāgatenāti vā apaññattaṁ tathāgatenāti vā, āpattīti vā anāpattīti vā, lahukā āpattīti vā garukā āpattīti vā, sāvasesā āpattīti vā anavasesā āpattīti vā, duṭṭhullā āpattīti vā aduṭṭhullā āpattīti vā.</text:p>
          </table:table-cell>
          <table:table-cell office:value-type="string" calcext:value-type="string">
            <text:p>‘This is the Teaching’, ‘This is not the Teaching’, ‘This is the Monastic Law’, ‘This is contrary to the Monastic Law’, ‘This was spoken by the Buddha’, ‘This was not spoken by the Buddha’, ‘This was practiced by the Buddha’, ‘This was not practiced by the Buddha’, ‘This was laid down by the Buddha’, ‘This was not laid down by the Buddha’, ‘This is an offense’, ‘This is not an offense’, ‘This is a light offense’, ‘This is a heavy offense’, ‘This is a curable offense’, ‘This is an incurable offense’, ‘This is a grave offense’, ‘This is a minor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4.4</text:p>
          </table:table-cell>
          <table:table-cell office:value-type="string" calcext:value-type="string">
            <text:p>Imāni tīṇi akusalamūlāni vivād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4.5</text:p>
          </table:table-cell>
          <table:table-cell office:value-type="string" calcext:value-type="string">
            <text:p>Katamāni tīṇi kusalamūlāni vivādādhikaraṇassa mūlaṁ?</text:p>
          </table:table-cell>
          <table:table-cell office:value-type="string" calcext:value-type="string">
            <text:p>What are the three wholesome sources of legal issues arising from disputes? </text:p>
          </table:table-cell>
          <table:table-cell office:value-type="string" calcext:value-type="string">
            <text:p/>
          </table:table-cell>
          <table:table-cell office:value-type="string" calcext:value-type="string">
            <text:p>&lt;p&gt;{}</text:p>
          </table:table-cell>
          <table:table-cell office:value-type="string" calcext:value-type="string">
            <text:p>bj4.382, csp1ed4.214, csp2ed4.214, ms4V_895, sc111</text:p>
          </table:table-cell>
          <table:table-cell/>
        </table:table-row>
        <table:table-row table:style-name="ro1">
          <table:table-cell office:value-type="string" calcext:value-type="string">
            <text:p>pli-tv-kd14:14.4.6</text:p>
          </table:table-cell>
          <table:table-cell office:value-type="string" calcext:value-type="string">
            <text:p>Idha pana, bhikkhave, bhikkhū aluddhacittā vivadanti, aduṭṭhacittā vivadanti, amūḷhacittā vivadanti—</text:p>
          </table:table-cell>
          <table:table-cell office:value-type="string" calcext:value-type="string">
            <text:p>It may be that monks dispute with a mind free from greed, free from ill will, free from delusion, saying, </text:p>
          </table:table-cell>
          <table:table-cell office:value-type="string" calcext:value-type="string">
            <text:p/>
          </table:table-cell>
          <table:table-cell office:value-type="string" calcext:value-type="string">
            <text:p>{}</text:p>
          </table:table-cell>
          <table:table-cell office:value-type="string" calcext:value-type="string">
            <text:p>pts-vp-pli2.90</text:p>
          </table:table-cell>
          <table:table-cell/>
        </table:table-row>
        <table:table-row table:style-name="ro1">
          <table:table-cell office:value-type="string" calcext:value-type="string">
            <text:p>pli-tv-kd14:14.4.7</text:p>
          </table:table-cell>
          <table:table-cell office:value-type="string" calcext:value-type="string">
            <text:p>dhammoti vā adhammoti vā …pe…</text:p>
          </table:table-cell>
          <table:table-cell office:value-type="string" calcext:value-type="string">
            <text:p>‘This is the Teaching’, ‘This is not the Teach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4.8</text:p>
          </table:table-cell>
          <table:table-cell office:value-type="string" calcext:value-type="string">
            <text:p>duṭṭhullā āpattīti vā aduṭṭhullā āpattīti vā.</text:p>
          </table:table-cell>
          <table:table-cell office:value-type="string" calcext:value-type="string">
            <text:p>‘This is a grave offense’, ‘This is a minor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4.9</text:p>
          </table:table-cell>
          <table:table-cell office:value-type="string" calcext:value-type="string">
            <text:p>Imāni tīṇi kusalamūlāni vivād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5.1</text:p>
          </table:table-cell>
          <table:table-cell office:value-type="string" calcext:value-type="string">
            <text:p>“Anuvādādhikaraṇassa kiṁ mūlaṁ?</text:p>
          </table:table-cell>
          <table:table-cell office:value-type="string" calcext:value-type="string">
            <text:p>“What is the source of legal issues arising from accusations? </text:p>
          </table:table-cell>
          <table:table-cell office:value-type="string" calcext:value-type="string">
            <text:p/>
          </table:table-cell>
          <table:table-cell office:value-type="string" calcext:value-type="string">
            <text:p>&lt;hr&gt;&lt;p&gt;{}</text:p>
          </table:table-cell>
          <table:table-cell office:value-type="string" calcext:value-type="string">
            <text:p>ms4V_896, msdiv217, pts-cs14.5, sc112, vri90.198</text:p>
          </table:table-cell>
          <table:table-cell/>
        </table:table-row>
        <table:table-row table:style-name="ro1">
          <table:table-cell office:value-type="string" calcext:value-type="string">
            <text:p>pli-tv-kd14:14.5.2</text:p>
          </table:table-cell>
          <table:table-cell office:value-type="string" calcext:value-type="string">
            <text:p>Cha anuvādamūlāni anuvādādhikaraṇassa mūlaṁ.</text:p>
          </table:table-cell>
          <table:table-cell office:value-type="string" calcext:value-type="string">
            <text:p>There are six sources of accusations that in turn are the source of legal issues arising from accusatio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3</text:p>
          </table:table-cell>
          <table:table-cell office:value-type="string" calcext:value-type="string">
            <text:p>Tīṇipi akusalamūlāni anuvādādhikaraṇassa mūlaṁ, tīṇipi kusalamūlāni anuvādādhikaraṇassa mūlaṁ, kāyopi anuvādādhikaraṇassa mūlaṁ, vācāpi anuvādādhikaraṇassa mūlaṁ.</text:p>
          </table:table-cell>
          <table:table-cell office:value-type="string" calcext:value-type="string">
            <text:p>There are also three unwholesome and three wholesome sources of legal issues arising from accusations. The body, too, is a source of legal issues arising from accusations, and so is speech. </text:p>
          </table:table-cell>
          <table:table-cell office:value-type="string" calcext:value-type="string">
            <text:p/>
          </table:table-cell>
          <table:table-cell office:value-type="string" calcext:value-type="string">
            <text:p>{}&lt;/p&gt;</text:p>
          </table:table-cell>
          <table:table-cell office:value-type="string" calcext:value-type="string">
            <text:p>pts-vp-en5.120</text:p>
          </table:table-cell>
          <table:table-cell/>
        </table:table-row>
        <table:table-row table:style-name="ro1">
          <table:table-cell office:value-type="string" calcext:value-type="string">
            <text:p>pli-tv-kd14:14.5.4</text:p>
          </table:table-cell>
          <table:table-cell office:value-type="string" calcext:value-type="string">
            <text:p>Katamāni cha anuvādamūlāni anuvādādhikaraṇassa mūlaṁ?</text:p>
          </table:table-cell>
          <table:table-cell office:value-type="string" calcext:value-type="string">
            <text:p>What are the six sources of accusations that in turn are the source of legal issues arising from accusations? </text:p>
          </table:table-cell>
          <table:table-cell office:value-type="string" calcext:value-type="string">
            <text:p/>
          </table:table-cell>
          <table:table-cell office:value-type="string" calcext:value-type="string">
            <text:p>&lt;p&gt;{}</text:p>
          </table:table-cell>
          <table:table-cell office:value-type="string" calcext:value-type="string">
            <text:p>cck6.309, dr6.273, ms4V_897, ndp4.173, sc113, sya6.340</text:p>
          </table:table-cell>
          <table:table-cell/>
        </table:table-row>
        <table:table-row table:style-name="ro1">
          <table:table-cell office:value-type="string" calcext:value-type="string">
            <text:p>pli-tv-kd14:14.5.5</text:p>
          </table:table-cell>
          <table:table-cell office:value-type="string" calcext:value-type="string">
            <text:p>Idha pana, bhikkhave, bhikkhu kodhano hoti upanāhī.</text:p>
          </table:table-cell>
          <table:table-cell office:value-type="string" calcext:value-type="string">
            <text:p>It may be that a monk is angry and resentful.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6</text:p>
          </table:table-cell>
          <table:table-cell office:value-type="string" calcext:value-type="string">
            <text:p>Yo so, bhikkhave, bhikkhu kodhano hoti upanāhī, so sattharipi agāravo viharati appatisso, dhammepi agāravo viharati appatisso, saṅghepi agāravo viharati appatisso, sikkhāyapi na paripūrakārī hoti.</text:p>
          </table:table-cell>
          <table:table-cell office:value-type="string" calcext:value-type="string">
            <text:p>One who is angry and resentful is disrespectful and undeferential toward the Teacher, the Teaching, and the Sangha, and he doesn’t fulfill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7</text:p>
          </table:table-cell>
          <table:table-cell office:value-type="string" calcext:value-type="string">
            <text:p>Yo so, bhikkhave, bhikkhu sattharipi agāravo viharati appatisso, dhammepi …pe…</text:p>
          </table:table-cell>
          <table:table-cell office:value-type="string" calcext:value-type="string">
            <text:p>Such a per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8</text:p>
          </table:table-cell>
          <table:table-cell office:value-type="string" calcext:value-type="string">
            <text:p>saṅghepi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9</text:p>
          </table:table-cell>
          <table:table-cell office:value-type="string" calcext:value-type="string">
            <text:p>sikkhāyapi na paripūrakārī, so saṅghe anuvādaṁ janeti.</text:p>
          </table:table-cell>
          <table:table-cell office:value-type="string" calcext:value-type="string">
            <text:p>creates accusations in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10</text:p>
          </table:table-cell>
          <table:table-cell office:value-type="string" calcext:value-type="string">
            <text:p>Yo hoti anuvādo bahujanāhitāya bahujanāsukhāya bahuno janassa anatthāya ahitāya dukkhāya devamanussānaṁ.</text:p>
          </table:table-cell>
          <table:table-cell office:value-type="string" calcext:value-type="string">
            <text:p>Accusations are unbeneficial and a cause of unhappiness for the general population; they are harmful, detrimental, and a cause of suffering for gods and huma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11</text:p>
          </table:table-cell>
          <table:table-cell office:value-type="string" calcext:value-type="string">
            <text:p>Evarūpañce tumhe, bhikkhave, anuvādamūlaṁ ajjhattaṁ vā bahiddhā vā samanupasseyyātha, tatra tumhe, bhikkhave, tasseva pāpakassa anuvādamūlassa pahānāya vāyameyyātha.</text:p>
          </table:table-cell>
          <table:table-cell office:value-type="string" calcext:value-type="string">
            <text:p>Monks, when you see such a source of accusations either in yourself or in others, you should make an effort to get rid of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12</text:p>
          </table:table-cell>
          <table:table-cell office:value-type="string" calcext:value-type="string">
            <text:p>Evarūpañce tumhe, bhikkhave, anuvādamūlaṁ ajjhattaṁ vā bahiddhā vā na samanupasseyyātha, tatra tumhe, bhikkhave, tasseva pāpakassa anuvādamūlassa āyatiṁ anavassavāya paṭipajjeyyātha.</text:p>
          </table:table-cell>
          <table:table-cell office:value-type="string" calcext:value-type="string">
            <text:p>If you don’t see such a source either in yourself or in others, you should practice so that it doesn’t reappear in the futur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13</text:p>
          </table:table-cell>
          <table:table-cell office:value-type="string" calcext:value-type="string">
            <text:p>Evametassa pāpakassa anuvādamūlassa pahānaṁ h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14</text:p>
          </table:table-cell>
          <table:table-cell office:value-type="string" calcext:value-type="string">
            <text:p>Evametassa pāpakassa anuvādamūlassa āyatiṁ anavassav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5.15</text:p>
          </table:table-cell>
          <table:table-cell office:value-type="string" calcext:value-type="string">
            <text:p>Puna caparaṁ, bhikkhave, bhikkhu makkhī hoti paḷāsī …pe…</text:p>
          </table:table-cell>
          <table:table-cell office:value-type="string" calcext:value-type="string">
            <text:p>Or it may be that a monk is denigrating and controlling, </text:p>
          </table:table-cell>
          <table:table-cell office:value-type="string" calcext:value-type="string">
            <text:p/>
          </table:table-cell>
          <table:table-cell office:value-type="string" calcext:value-type="string">
            <text:p>&lt;p&gt;{}</text:p>
          </table:table-cell>
          <table:table-cell office:value-type="string" calcext:value-type="string">
            <text:p>bj4.384, cck6.310, csp1ed4.215, csp2ed4.215, dr6.274, ms4V_898, sc114, sya6.341</text:p>
          </table:table-cell>
          <table:table-cell/>
        </table:table-row>
        <table:table-row table:style-name="ro1">
          <table:table-cell office:value-type="string" calcext:value-type="string">
            <text:p>pli-tv-kd14:14.5.16</text:p>
          </table:table-cell>
          <table:table-cell office:value-type="string" calcext:value-type="string">
            <text:p>issukī hoti maccharī, saṭho hoti māyāvī, pāpiccho hoti micchādiṭṭhī, sandiṭṭhiparāmāsī hoti ādhānaggāhī duppaṭinissaggī.</text:p>
          </table:table-cell>
          <table:table-cell office:value-type="string" calcext:value-type="string">
            <text:p>envious and stingy, treacherous and deceitful, one who has bad desires and wrong views, or one who obstinately grasps his own views and only gives them up with difficu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17</text:p>
          </table:table-cell>
          <table:table-cell office:value-type="string" calcext:value-type="string">
            <text:p>Yo so, bhikkhave, bhikkhu sandiṭṭhiparāmāsī hoti ādhānaggāhī duppaṭinissaggī, so sattharipi agāravo viharati appatisso, dhammepi agāravo viharati appatisso, saṅghepi agāravo viharati appatisso, sikkhāyapi na paripūrakārī hoti.</text:p>
          </table:table-cell>
          <table:table-cell office:value-type="string" calcext:value-type="string">
            <text:p>Any of these is disrespectful and undeferential toward the Teacher, the Teaching, and the Sangha, and he doesn’t fulfill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18</text:p>
          </table:table-cell>
          <table:table-cell office:value-type="string" calcext:value-type="string">
            <text:p>Yo so, bhikkhave, bhikkhu sattharipi agāravo viharati appatisso, dhammepi …pe…</text:p>
          </table:table-cell>
          <table:table-cell office:value-type="string" calcext:value-type="string">
            <text:p>Such a pers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19</text:p>
          </table:table-cell>
          <table:table-cell office:value-type="string" calcext:value-type="string">
            <text:p>saṅghepi …pe…</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20</text:p>
          </table:table-cell>
          <table:table-cell office:value-type="string" calcext:value-type="string">
            <text:p>sikkhāyapi na paripūrakārī, so saṅghe anuvādaṁ janeti.</text:p>
          </table:table-cell>
          <table:table-cell office:value-type="string" calcext:value-type="string">
            <text:p>creates accusations in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21</text:p>
          </table:table-cell>
          <table:table-cell office:value-type="string" calcext:value-type="string">
            <text:p>Yo hoti anuvādo bahujanāhitāya bahujanāsukhāya bahuno janassa anatthāya ahitāya dukkhāya devamanussānaṁ.</text:p>
          </table:table-cell>
          <table:table-cell office:value-type="string" calcext:value-type="string">
            <text:p>Accusations are unbeneficial and a cause of unhappiness for the general population; they are harmful, detrimental, and a cause of suffering for gods and human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22</text:p>
          </table:table-cell>
          <table:table-cell office:value-type="string" calcext:value-type="string">
            <text:p>Evarūpañce tumhe, bhikkhave, anuvādamūlaṁ ajjhattaṁ vā bahiddhā vā samanupasseyyātha, tatra tumhe, bhikkhave, tasseva pāpakassa anuvādamūlassa pahānāya vāyameyyātha.</text:p>
          </table:table-cell>
          <table:table-cell office:value-type="string" calcext:value-type="string">
            <text:p>Monks, when you see such a source of accusations either in yourself or in others, you should make an effort to get rid of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23</text:p>
          </table:table-cell>
          <table:table-cell office:value-type="string" calcext:value-type="string">
            <text:p>Evarūpañce tumhe, bhikkhave, anuvādamūlaṁ ajjhattaṁ vā bahiddhā vā na samanupasseyyātha, tatra tumhe, bhikkhave, tasseva pāpakassa anuvādamūlassa āyatiṁ anavassavāya paṭipajjeyyātha.</text:p>
          </table:table-cell>
          <table:table-cell office:value-type="string" calcext:value-type="string">
            <text:p>If you don’t see such a source either in yourself or in others, you should practice so that it doesn’t reappear in the fut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5.24</text:p>
          </table:table-cell>
          <table:table-cell office:value-type="string" calcext:value-type="string">
            <text:p>Evametassa pāpakassa anuvādamūlassa pahānaṁ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5.25</text:p>
          </table:table-cell>
          <table:table-cell office:value-type="string" calcext:value-type="string">
            <text:p>Evametassa pāpakassa anuvādamūlassa āyatiṁ anavassavo h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26</text:p>
          </table:table-cell>
          <table:table-cell office:value-type="string" calcext:value-type="string">
            <text:p>Imāni cha anuvādamūlāni anuvād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5.27</text:p>
          </table:table-cell>
          <table:table-cell office:value-type="string" calcext:value-type="string">
            <text:p>Katamāni tīṇi akusalamūlāni anuvādādhikaraṇassa mūlaṁ?</text:p>
          </table:table-cell>
          <table:table-cell office:value-type="string" calcext:value-type="string">
            <text:p>What are the three unwholesome sources of accusations? </text:p>
          </table:table-cell>
          <table:table-cell office:value-type="string" calcext:value-type="string">
            <text:p/>
          </table:table-cell>
          <table:table-cell office:value-type="string" calcext:value-type="string">
            <text:p>&lt;p&gt;{}</text:p>
          </table:table-cell>
          <table:table-cell office:value-type="string" calcext:value-type="string">
            <text:p>ms4V_899, sc115, vri90.199</text:p>
          </table:table-cell>
          <table:table-cell/>
        </table:table-row>
        <table:table-row table:style-name="ro1">
          <table:table-cell office:value-type="string" calcext:value-type="string">
            <text:p>pli-tv-kd14:14.5.28</text:p>
          </table:table-cell>
          <table:table-cell office:value-type="string" calcext:value-type="string">
            <text:p>Idha pana, bhikkhave, bhikkhū bhikkhuṁ luddhacittā anuvadanti, duṭṭhacittā anuvadanti, mūḷhacittā anuvadanti—</text:p>
          </table:table-cell>
          <table:table-cell office:value-type="string" calcext:value-type="string">
            <text:p>It may be that monks, because of greed, because of ill will, because of delusion, accuse others o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29</text:p>
          </table:table-cell>
          <table:table-cell office:value-type="string" calcext:value-type="string">
            <text:p>sīlavipattiyā vā, ācāravipattiyā vā, diṭṭhivipattiyā vā, ājīvavipattiyā vā.</text:p>
          </table:table-cell>
          <table:table-cell office:value-type="string" calcext:value-type="string">
            <text:p>failure in morality, failure in conduct, failure in view, or failure in liveli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30</text:p>
          </table:table-cell>
          <table:table-cell office:value-type="string" calcext:value-type="string">
            <text:p>Imāni tīṇi akusalamūlāni anuvād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5.31</text:p>
          </table:table-cell>
          <table:table-cell office:value-type="string" calcext:value-type="string">
            <text:p>Katamāni tīṇi kusalamūlāni anuvādādhikaraṇassa mūlaṁ?</text:p>
          </table:table-cell>
          <table:table-cell office:value-type="string" calcext:value-type="string">
            <text:p>What are the three wholesome sources of accusations? </text:p>
          </table:table-cell>
          <table:table-cell office:value-type="string" calcext:value-type="string">
            <text:p/>
          </table:table-cell>
          <table:table-cell office:value-type="string" calcext:value-type="string">
            <text:p>&lt;p&gt;{}</text:p>
          </table:table-cell>
          <table:table-cell office:value-type="string" calcext:value-type="string">
            <text:p>ms4V_900, ndp4.174, sc116, sya6.342</text:p>
          </table:table-cell>
          <table:table-cell/>
        </table:table-row>
        <table:table-row table:style-name="ro1">
          <table:table-cell office:value-type="string" calcext:value-type="string">
            <text:p>pli-tv-kd14:14.5.32</text:p>
          </table:table-cell>
          <table:table-cell office:value-type="string" calcext:value-type="string">
            <text:p>Idha pana, bhikkhave, bhikkhū bhikkhuṁ aluddhacittā anuvadanti, aduṭṭhacittā anuvadanti, amūḷhacittā anuvadanti—</text:p>
          </table:table-cell>
          <table:table-cell office:value-type="string" calcext:value-type="string">
            <text:p>It may be that monks, because of non-greed, because of non-ill will, because of non-delusion, accuse others of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33</text:p>
          </table:table-cell>
          <table:table-cell office:value-type="string" calcext:value-type="string">
            <text:p>sīlavipattiyā vā, ācāravipattiyā vā, diṭṭhivipattiyā vā, ājīvavipattiyā vā.</text:p>
          </table:table-cell>
          <table:table-cell office:value-type="string" calcext:value-type="string">
            <text:p>failure in morality, failure in conduct, failure in view, or failure in liveli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34</text:p>
          </table:table-cell>
          <table:table-cell office:value-type="string" calcext:value-type="string">
            <text:p>Imāni tīṇi kusalamūlāni anuvād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5.35</text:p>
          </table:table-cell>
          <table:table-cell office:value-type="string" calcext:value-type="string">
            <text:p>Katamo kāyo anuvādādhikaraṇassa mūlaṁ?</text:p>
          </table:table-cell>
          <table:table-cell office:value-type="string" calcext:value-type="string">
            <text:p>How is the body a source of legal issues arising from accusations? </text:p>
          </table:table-cell>
          <table:table-cell office:value-type="string" calcext:value-type="string">
            <text:p/>
          </table:table-cell>
          <table:table-cell office:value-type="string" calcext:value-type="string">
            <text:p>&lt;p&gt;{}</text:p>
          </table:table-cell>
          <table:table-cell office:value-type="string" calcext:value-type="string">
            <text:p>bj4.386, cck6.311, ms4V_901, sc117</text:p>
          </table:table-cell>
          <table:table-cell office:value-type="string" calcext:value-type="string">
            <text:p>Katamo kāyo → katamo ca kāyo (sya-all, km)</text:p>
          </table:table-cell>
        </table:table-row>
        <table:table-row table:style-name="ro1">
          <table:table-cell office:value-type="string" calcext:value-type="string">
            <text:p>pli-tv-kd14:14.5.36</text:p>
          </table:table-cell>
          <table:table-cell office:value-type="string" calcext:value-type="string">
            <text:p>Idhekacco dubbaṇṇo hoti, duddassiko, okoṭimako, bahvābādho, kāṇo vā, kuṇī vā, khañjo vā, pakkhahato vā, yena naṁ anuvadanti.</text:p>
          </table:table-cell>
          <table:table-cell office:value-type="string" calcext:value-type="string">
            <text:p>It may be that someone is ugly, unsightly, a dwarf, sickly, blind in one eye, crooked-limbed, lame, or paralyzed, and they blame him for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37</text:p>
          </table:table-cell>
          <table:table-cell office:value-type="string" calcext:value-type="string">
            <text:p>Ayaṁ kāyo anuvād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5.38</text:p>
          </table:table-cell>
          <table:table-cell office:value-type="string" calcext:value-type="string">
            <text:p>Katamā vācā anuvādādhikaraṇassa mūlaṁ?</text:p>
          </table:table-cell>
          <table:table-cell office:value-type="string" calcext:value-type="string">
            <text:p>How is speech a source of legal issues arising from accusations? </text:p>
          </table:table-cell>
          <table:table-cell office:value-type="string" calcext:value-type="string">
            <text:p/>
          </table:table-cell>
          <table:table-cell office:value-type="string" calcext:value-type="string">
            <text:p>&lt;p&gt;{}</text:p>
          </table:table-cell>
          <table:table-cell office:value-type="string" calcext:value-type="string">
            <text:p>ms4V_902, sc118</text:p>
          </table:table-cell>
          <table:table-cell/>
        </table:table-row>
        <table:table-row table:style-name="ro1">
          <table:table-cell office:value-type="string" calcext:value-type="string">
            <text:p>pli-tv-kd14:14.5.39</text:p>
          </table:table-cell>
          <table:table-cell office:value-type="string" calcext:value-type="string">
            <text:p>Idhekacco dubbaco hoti, mammano, eḷagalavāco, yāya naṁ anuvadanti.</text:p>
          </table:table-cell>
          <table:table-cell office:value-type="string" calcext:value-type="string">
            <text:p>It may be that someone is difficult to correct, or he stutters or dribbles while speaking, and they blame him for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5.40</text:p>
          </table:table-cell>
          <table:table-cell office:value-type="string" calcext:value-type="string">
            <text:p>Ayaṁ vācā anuvād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6.1</text:p>
          </table:table-cell>
          <table:table-cell office:value-type="string" calcext:value-type="string">
            <text:p>Āpattādhikaraṇassa kiṁ mūlaṁ?</text:p>
          </table:table-cell>
          <table:table-cell office:value-type="string" calcext:value-type="string">
            <text:p>“What is the source of legal issues arising from offenses? </text:p>
          </table:table-cell>
          <table:table-cell office:value-type="string" calcext:value-type="string">
            <text:p/>
          </table:table-cell>
          <table:table-cell office:value-type="string" calcext:value-type="string">
            <text:p>&lt;hr&gt;&lt;p&gt;{}</text:p>
          </table:table-cell>
          <table:table-cell office:value-type="string" calcext:value-type="string">
            <text:p>csp1ed4.216, csp2ed4.216, dr6.275, ms4V_903, msdiv218, pts-cs14.6, sc119</text:p>
          </table:table-cell>
          <table:table-cell/>
        </table:table-row>
        <table:table-row table:style-name="ro1">
          <table:table-cell office:value-type="string" calcext:value-type="string">
            <text:p>pli-tv-kd14:14.6.2</text:p>
          </table:table-cell>
          <table:table-cell office:value-type="string" calcext:value-type="string">
            <text:p>Cha āpattisamuṭṭhānā āpattādhikaraṇassa mūlaṁ.</text:p>
          </table:table-cell>
          <table:table-cell office:value-type="string" calcext:value-type="string">
            <text:p>There are six origins of offenses that in turn are the source of legal issues arising from offenses. </text:p>
          </table:table-cell>
          <table:table-cell office:value-type="string" calcext:value-type="string">
            <text:p/>
          </table:table-cell>
          <table:table-cell office:value-type="string" calcext:value-type="string">
            <text:p>{}</text:p>
          </table:table-cell>
          <table:table-cell office:value-type="string" calcext:value-type="string">
            <text:p>pts-vp-en5.121</text:p>
          </table:table-cell>
          <table:table-cell/>
        </table:table-row>
        <table:table-row table:style-name="ro1">
          <table:table-cell office:value-type="string" calcext:value-type="string">
            <text:p>pli-tv-kd14:14.6.3</text:p>
          </table:table-cell>
          <table:table-cell office:value-type="string" calcext:value-type="string">
            <text:p>Atthāpatti kāyato samuṭṭhāti, na vācato, na cittato.</text:p>
          </table:table-cell>
          <table:table-cell office:value-type="string" calcext:value-type="string">
            <text:p>There are offenses that originate from the body, but not from speech or the m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6.4</text:p>
          </table:table-cell>
          <table:table-cell office:value-type="string" calcext:value-type="string">
            <text:p>Atthāpatti vācato samuṭṭhāti, na kāyato, na cittato.</text:p>
          </table:table-cell>
          <table:table-cell office:value-type="string" calcext:value-type="string">
            <text:p>There are offenses that originate from speech, but not from the body or the m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6.5</text:p>
          </table:table-cell>
          <table:table-cell office:value-type="string" calcext:value-type="string">
            <text:p>Atthāpatti kāyato ca vācato ca samuṭṭhāti, na cittato.</text:p>
          </table:table-cell>
          <table:table-cell office:value-type="string" calcext:value-type="string">
            <text:p>There are offenses that originate from the body and speech, but not from the m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6.6</text:p>
          </table:table-cell>
          <table:table-cell office:value-type="string" calcext:value-type="string">
            <text:p>Atthāpatti kāyato ca cittato ca samuṭṭhāti, na vācato.</text:p>
          </table:table-cell>
          <table:table-cell office:value-type="string" calcext:value-type="string">
            <text:p>There are offenses that originate from the body and the mind, but not from speech.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6.7</text:p>
          </table:table-cell>
          <table:table-cell office:value-type="string" calcext:value-type="string">
            <text:p>Atthāpatti vācato ca cittato ca samuṭṭhāti, na kāyato.</text:p>
          </table:table-cell>
          <table:table-cell office:value-type="string" calcext:value-type="string">
            <text:p>There are offenses that originate from speech and the mind, but not from the bod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6.8</text:p>
          </table:table-cell>
          <table:table-cell office:value-type="string" calcext:value-type="string">
            <text:p>Atthāpatti kāyato ca vācato ca cittato ca samuṭṭhāti.</text:p>
          </table:table-cell>
          <table:table-cell office:value-type="string" calcext:value-type="string">
            <text:p>There are offenses that originate from the body, speech, and the mi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6.9</text:p>
          </table:table-cell>
          <table:table-cell office:value-type="string" calcext:value-type="string">
            <text:p>Ime cha āpattisamuṭṭhānā āpattādhikaraṇassa mūla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7.1</text:p>
          </table:table-cell>
          <table:table-cell office:value-type="string" calcext:value-type="string">
            <text:p>Kiccādhikaraṇassa kiṁ mūlaṁ?</text:p>
          </table:table-cell>
          <table:table-cell office:value-type="string" calcext:value-type="string">
            <text:p>“What is the source of legal issues arising from business? </text:p>
          </table:table-cell>
          <table:table-cell office:value-type="string" calcext:value-type="string">
            <text:p/>
          </table:table-cell>
          <table:table-cell office:value-type="string" calcext:value-type="string">
            <text:p>&lt;hr&gt;&lt;p&gt;{}</text:p>
          </table:table-cell>
          <table:table-cell office:value-type="string" calcext:value-type="string">
            <text:p>ms4V_904, msdiv219, pts-cs14.7, sc120</text:p>
          </table:table-cell>
          <table:table-cell/>
        </table:table-row>
        <table:table-row table:style-name="ro1">
          <table:table-cell office:value-type="string" calcext:value-type="string">
            <text:p>pli-tv-kd14:14.7.2</text:p>
          </table:table-cell>
          <table:table-cell office:value-type="string" calcext:value-type="string">
            <text:p>Kiccādhikaraṇassa ekaṁ mūlaṁ—</text:p>
          </table:table-cell>
          <table:table-cell office:value-type="string" calcext:value-type="string">
            <text:p>There is one source of legal issues arising from busi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7.3</text:p>
          </table:table-cell>
          <table:table-cell office:value-type="string" calcext:value-type="string">
            <text:p>saṅgho.</text:p>
          </table:table-cell>
          <table:table-cell office:value-type="string" calcext:value-type="string">
            <text:p>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8.1</text:p>
          </table:table-cell>
          <table:table-cell office:value-type="string" calcext:value-type="string">
            <text:p>Vivādādhikaraṇaṁ kusalaṁ, akusalaṁ, abyākataṁ.</text:p>
          </table:table-cell>
          <table:table-cell table:number-columns-repeated="2" office:value-type="string" calcext:value-type="string">
            <text:p/>
          </table:table-cell>
          <table:table-cell office:value-type="string" calcext:value-type="string">
            <text:p>&lt;hr&gt;&lt;p&gt;{}</text:p>
          </table:table-cell>
          <table:table-cell office:value-type="string" calcext:value-type="string">
            <text:p>cck6.312, ms4V_905, msdiv220, pts-cs14.8, pts-vp-pli2.91, sc121, sya6.343, vri90.200</text:p>
          </table:table-cell>
          <table:table-cell/>
        </table:table-row>
        <table:table-row table:style-name="ro1">
          <table:table-cell office:value-type="string" calcext:value-type="string">
            <text:p>pli-tv-kd14:14.8.2</text:p>
          </table:table-cell>
          <table:table-cell office:value-type="string" calcext:value-type="string">
            <text:p>Vivādādhikaraṇaṁ siyā kusalaṁ, siyā akusalaṁ, siyā abyākataṁ.</text:p>
          </table:table-cell>
          <table:table-cell office:value-type="string" calcext:value-type="string">
            <text:p>“A legal issue arising from a dispute may be wholesome, unwholesome, or indetermin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3</text:p>
          </table:table-cell>
          <table:table-cell office:value-type="string" calcext:value-type="string">
            <text:p>Tattha katamaṁ vivādādhikaraṇaṁ kusalaṁ?</text:p>
          </table:table-cell>
          <table:table-cell office:value-type="string" calcext:value-type="string">
            <text:p>What is a wholesome legal issue arising from a dispu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4</text:p>
          </table:table-cell>
          <table:table-cell office:value-type="string" calcext:value-type="string">
            <text:p>Idha pana, bhikkhave, bhikkhū kusalacittā vivadanti—</text:p>
          </table:table-cell>
          <table:table-cell office:value-type="string" calcext:value-type="string">
            <text:p>It may be that monks dispute with a wholesome mind,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5</text:p>
          </table:table-cell>
          <table:table-cell office:value-type="string" calcext:value-type="string">
            <text:p>dhammoti vā adhammoti vā …pe…</text:p>
          </table:table-cell>
          <table:table-cell office:value-type="string" calcext:value-type="string">
            <text:p>‘This is the Teaching’, ‘This is not the Teach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6</text:p>
          </table:table-cell>
          <table:table-cell office:value-type="string" calcext:value-type="string">
            <text:p>duṭṭhullā āpattīti vā aduṭṭhullā āpattīti vā.</text:p>
          </table:table-cell>
          <table:table-cell office:value-type="string" calcext:value-type="string">
            <text:p>‘This is a grave offense’, ‘This is a minor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7</text:p>
          </table:table-cell>
          <table:table-cell office:value-type="string" calcext:value-type="string">
            <text:p>Yaṁ tattha bhaṇḍanaṁ kalaho viggaho vivādo nānāvādo aññathāvādo vipaccatāya vohāro medhagaṁ—</text:p>
          </table:table-cell>
          <table:table-cell office:value-type="string" calcext:value-type="string">
            <text:p>In regard to this, whatever quarreling, arguing, conflict, disputing, variety in opinion, difference in opinion, heated speech, or strife there i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8</text:p>
          </table:table-cell>
          <table:table-cell office:value-type="string" calcext:value-type="string">
            <text:p>idaṁ vuccati vivādādhikaraṇaṁ kusalaṁ.</text:p>
          </table:table-cell>
          <table:table-cell office:value-type="string" calcext:value-type="string">
            <text:p>this is called a wholesome legal issue arising from a disp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8.9</text:p>
          </table:table-cell>
          <table:table-cell office:value-type="string" calcext:value-type="string">
            <text:p>Tattha katamaṁ vivādādhikaraṇaṁ akusalaṁ?</text:p>
          </table:table-cell>
          <table:table-cell office:value-type="string" calcext:value-type="string">
            <text:p>What is an unwholesome legal issue arising from a dispute? </text:p>
          </table:table-cell>
          <table:table-cell office:value-type="string" calcext:value-type="string">
            <text:p/>
          </table:table-cell>
          <table:table-cell office:value-type="string" calcext:value-type="string">
            <text:p>&lt;p&gt;{}</text:p>
          </table:table-cell>
          <table:table-cell office:value-type="string" calcext:value-type="string">
            <text:p>ms4V_906, sc122</text:p>
          </table:table-cell>
          <table:table-cell/>
        </table:table-row>
        <table:table-row table:style-name="ro1">
          <table:table-cell office:value-type="string" calcext:value-type="string">
            <text:p>pli-tv-kd14:14.8.10</text:p>
          </table:table-cell>
          <table:table-cell office:value-type="string" calcext:value-type="string">
            <text:p>Idha pana, bhikkhave, bhikkhū akusalacittā vivadanti—</text:p>
          </table:table-cell>
          <table:table-cell office:value-type="string" calcext:value-type="string">
            <text:p>It may be that monks dispute with an unwholesome mind,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11</text:p>
          </table:table-cell>
          <table:table-cell office:value-type="string" calcext:value-type="string">
            <text:p>dhammoti vā adhammoti vā …pe…</text:p>
          </table:table-cell>
          <table:table-cell office:value-type="string" calcext:value-type="string">
            <text:p>‘This is the Teaching’, ‘This is not the Teach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12</text:p>
          </table:table-cell>
          <table:table-cell office:value-type="string" calcext:value-type="string">
            <text:p>duṭṭhullā āpattīti vā aduṭṭhullā āpattīti vā.</text:p>
          </table:table-cell>
          <table:table-cell office:value-type="string" calcext:value-type="string">
            <text:p>‘This is a grave offense’, ‘This is a minor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13</text:p>
          </table:table-cell>
          <table:table-cell office:value-type="string" calcext:value-type="string">
            <text:p>Yaṁ tattha bhaṇḍanaṁ kalaho viggaho vivādo nānāvādo aññathāvādo vipaccatāya vohāro medhagaṁ—</text:p>
          </table:table-cell>
          <table:table-cell office:value-type="string" calcext:value-type="string">
            <text:p>In regard to this, whatever quarreling, arguing, conflict, disputing, variety in opinion, difference in opinion, heated speech, or strife there i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14</text:p>
          </table:table-cell>
          <table:table-cell office:value-type="string" calcext:value-type="string">
            <text:p>idaṁ vuccati vivādādhikaraṇaṁ akusalaṁ.</text:p>
          </table:table-cell>
          <table:table-cell office:value-type="string" calcext:value-type="string">
            <text:p>this is called an unwholesome legal issue arising from a disp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8.15</text:p>
          </table:table-cell>
          <table:table-cell office:value-type="string" calcext:value-type="string">
            <text:p>Tattha katamaṁ vivādādhikaraṇaṁ abyākataṁ?</text:p>
          </table:table-cell>
          <table:table-cell office:value-type="string" calcext:value-type="string">
            <text:p>What is an indeterminate legal issue arising from a dispute? </text:p>
          </table:table-cell>
          <table:table-cell office:value-type="string" calcext:value-type="string">
            <text:p/>
          </table:table-cell>
          <table:table-cell office:value-type="string" calcext:value-type="string">
            <text:p>&lt;p&gt;{}</text:p>
          </table:table-cell>
          <table:table-cell office:value-type="string" calcext:value-type="string">
            <text:p>bj4.388, ms4V_907, sc123</text:p>
          </table:table-cell>
          <table:table-cell/>
        </table:table-row>
        <table:table-row table:style-name="ro1">
          <table:table-cell office:value-type="string" calcext:value-type="string">
            <text:p>pli-tv-kd14:14.8.16</text:p>
          </table:table-cell>
          <table:table-cell office:value-type="string" calcext:value-type="string">
            <text:p>Idha pana, bhikkhave, bhikkhū abyākatacittā vivadanti—</text:p>
          </table:table-cell>
          <table:table-cell office:value-type="string" calcext:value-type="string">
            <text:p>It may be that monks dispute with an indeterminate mind,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17</text:p>
          </table:table-cell>
          <table:table-cell office:value-type="string" calcext:value-type="string">
            <text:p>dhammoti vā adhammoti vā …pe…</text:p>
          </table:table-cell>
          <table:table-cell office:value-type="string" calcext:value-type="string">
            <text:p>‘This is the Teaching’, ‘This is not the Teach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18</text:p>
          </table:table-cell>
          <table:table-cell office:value-type="string" calcext:value-type="string">
            <text:p>duṭṭhullā āpattīti vā aduṭṭhullā āpattīti vā.</text:p>
          </table:table-cell>
          <table:table-cell office:value-type="string" calcext:value-type="string">
            <text:p>‘This is a grave offense’, ‘This is a minor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19</text:p>
          </table:table-cell>
          <table:table-cell office:value-type="string" calcext:value-type="string">
            <text:p>Yaṁ tattha bhaṇḍanaṁ kalaho viggaho vivādo nānāvādo aññathāvādo vipaccatāya vohāro medhagaṁ—</text:p>
          </table:table-cell>
          <table:table-cell office:value-type="string" calcext:value-type="string">
            <text:p>In regard to this, whatever quarreling, arguing, conflict, disputing, variety in opinion, difference in opinion, heated speech, or strife there i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8.20</text:p>
          </table:table-cell>
          <table:table-cell office:value-type="string" calcext:value-type="string">
            <text:p>idaṁ vuccati vivādādhikaraṇaṁ abyākataṁ.</text:p>
          </table:table-cell>
          <table:table-cell office:value-type="string" calcext:value-type="string">
            <text:p>this is called an indeterminate legal issue arising from a disp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9.1</text:p>
          </table:table-cell>
          <table:table-cell office:value-type="string" calcext:value-type="string">
            <text:p>Anuvādādhikaraṇaṁ kusalaṁ, akusalaṁ, abyākataṁ.</text:p>
          </table:table-cell>
          <table:table-cell table:number-columns-repeated="2" office:value-type="string" calcext:value-type="string">
            <text:p/>
          </table:table-cell>
          <table:table-cell office:value-type="string" calcext:value-type="string">
            <text:p>&lt;hr&gt;&lt;p&gt;{}</text:p>
          </table:table-cell>
          <table:table-cell office:value-type="string" calcext:value-type="string">
            <text:p>cck6.313, csp1ed4.217, csp2ed4.217, dr6.276, ms4V_908, msdiv221, ndp4.175, pts-cs14.9, sc124, sya6.344</text:p>
          </table:table-cell>
          <table:table-cell/>
        </table:table-row>
        <table:table-row table:style-name="ro1">
          <table:table-cell office:value-type="string" calcext:value-type="string">
            <text:p>pli-tv-kd14:14.9.2</text:p>
          </table:table-cell>
          <table:table-cell office:value-type="string" calcext:value-type="string">
            <text:p>Anuvādādhikaraṇaṁ siyā kusalaṁ, siyā akusalaṁ, siyā abyākataṁ.</text:p>
          </table:table-cell>
          <table:table-cell office:value-type="string" calcext:value-type="string">
            <text:p>“A legal issue arising from an accusation may be wholesome, unwholesome, or indetermin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3</text:p>
          </table:table-cell>
          <table:table-cell office:value-type="string" calcext:value-type="string">
            <text:p>Tattha katamaṁ anuvādādhikaraṇaṁ kusalaṁ?</text:p>
          </table:table-cell>
          <table:table-cell office:value-type="string" calcext:value-type="string">
            <text:p>What is a wholesome legal issue arising from an accus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4</text:p>
          </table:table-cell>
          <table:table-cell office:value-type="string" calcext:value-type="string">
            <text:p>Idha pana, bhikkhave, bhikkhū bhikkhuṁ kusalacittā anuvadanti—</text:p>
          </table:table-cell>
          <table:table-cell office:value-type="string" calcext:value-type="string">
            <text:p>It may be that monks with wholesome minds accuse a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5</text:p>
          </table:table-cell>
          <table:table-cell office:value-type="string" calcext:value-type="string">
            <text:p>sīlavipattiyā vā, ācāravipattiyā vā, diṭṭhivipattiyā vā, ājīvavipattiyā vā.</text:p>
          </table:table-cell>
          <table:table-cell office:value-type="string" calcext:value-type="string">
            <text:p>of failure in morality, failure in conduct, failure in view, or failure in livelihood. </text:p>
          </table:table-cell>
          <table:table-cell office:value-type="string" calcext:value-type="string">
            <text:p/>
          </table:table-cell>
          <table:table-cell office:value-type="string" calcext:value-type="string">
            <text:p>{}</text:p>
          </table:table-cell>
          <table:table-cell office:value-type="string" calcext:value-type="string">
            <text:p>pts-vp-en5.122</text:p>
          </table:table-cell>
          <table:table-cell/>
        </table:table-row>
        <table:table-row table:style-name="ro1">
          <table:table-cell office:value-type="string" calcext:value-type="string">
            <text:p>pli-tv-kd14:14.9.6</text:p>
          </table:table-cell>
          <table:table-cell office:value-type="string" calcext:value-type="string">
            <text:p>Yo tattha anuvādo anuvadanā anullapanā anubhaṇanā anusampavaṅkatā abbhussahanatā anubalappadānaṁ—</text:p>
          </table:table-cell>
          <table:table-cell office:value-type="string" calcext:value-type="string">
            <text:p>In regard to this, whatever accusation, accusing, allegation, blame, taking sides because of friendship, taking part in the accusation, or supporting the accusation there i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7</text:p>
          </table:table-cell>
          <table:table-cell office:value-type="string" calcext:value-type="string">
            <text:p>idaṁ vuccati anuvādādhikaraṇaṁ kusalaṁ.</text:p>
          </table:table-cell>
          <table:table-cell office:value-type="string" calcext:value-type="string">
            <text:p>this is called a wholesome legal issue arising from an accus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9.8</text:p>
          </table:table-cell>
          <table:table-cell office:value-type="string" calcext:value-type="string">
            <text:p>Tattha katamaṁ anuvādādhikaraṇaṁ akusalaṁ?</text:p>
          </table:table-cell>
          <table:table-cell office:value-type="string" calcext:value-type="string">
            <text:p>What is an unwholesome legal issue arising from an accusation? </text:p>
          </table:table-cell>
          <table:table-cell office:value-type="string" calcext:value-type="string">
            <text:p/>
          </table:table-cell>
          <table:table-cell office:value-type="string" calcext:value-type="string">
            <text:p>&lt;p&gt;{}</text:p>
          </table:table-cell>
          <table:table-cell office:value-type="string" calcext:value-type="string">
            <text:p>ms4V_909, sc125</text:p>
          </table:table-cell>
          <table:table-cell/>
        </table:table-row>
        <table:table-row table:style-name="ro1">
          <table:table-cell office:value-type="string" calcext:value-type="string">
            <text:p>pli-tv-kd14:14.9.9</text:p>
          </table:table-cell>
          <table:table-cell office:value-type="string" calcext:value-type="string">
            <text:p>Idha pana, bhikkhave, bhikkhū bhikkhuṁ akusalacittā anuvadanti—</text:p>
          </table:table-cell>
          <table:table-cell office:value-type="string" calcext:value-type="string">
            <text:p>It may be that monks with unwholesome minds accuse a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10</text:p>
          </table:table-cell>
          <table:table-cell office:value-type="string" calcext:value-type="string">
            <text:p>sīlavipattiyā vā, ācāravipattiyā vā, diṭṭhivipattiyā vā, ājīvavipattiyā vā.</text:p>
          </table:table-cell>
          <table:table-cell office:value-type="string" calcext:value-type="string">
            <text:p>of failure in morality, failure in conduct, failure in view, or failure in liveli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11</text:p>
          </table:table-cell>
          <table:table-cell office:value-type="string" calcext:value-type="string">
            <text:p>Yo tattha anuvādo anuvadanā anullapanā anubhaṇanā anusampavaṅkatā abbhussahanatā anubalappadānaṁ—</text:p>
          </table:table-cell>
          <table:table-cell office:value-type="string" calcext:value-type="string">
            <text:p>In regard to this, whatever accusation, accusing, allegation, blame, taking sides because of friendship, taking part in the accusation, or supporting the accusation there i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12</text:p>
          </table:table-cell>
          <table:table-cell office:value-type="string" calcext:value-type="string">
            <text:p>idaṁ vuccati anuvādādhikaraṇaṁ akusalaṁ.</text:p>
          </table:table-cell>
          <table:table-cell office:value-type="string" calcext:value-type="string">
            <text:p>this is called an unwholesome legal issue arising from an accus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9.13</text:p>
          </table:table-cell>
          <table:table-cell office:value-type="string" calcext:value-type="string">
            <text:p>Tattha katamaṁ anuvādādhikaraṇaṁ abyākataṁ?</text:p>
          </table:table-cell>
          <table:table-cell office:value-type="string" calcext:value-type="string">
            <text:p>What is an indeterminate legal issue arising from an accusation? </text:p>
          </table:table-cell>
          <table:table-cell office:value-type="string" calcext:value-type="string">
            <text:p/>
          </table:table-cell>
          <table:table-cell office:value-type="string" calcext:value-type="string">
            <text:p>&lt;p&gt;{}</text:p>
          </table:table-cell>
          <table:table-cell office:value-type="string" calcext:value-type="string">
            <text:p>ms4V_910, sc126</text:p>
          </table:table-cell>
          <table:table-cell/>
        </table:table-row>
        <table:table-row table:style-name="ro1">
          <table:table-cell office:value-type="string" calcext:value-type="string">
            <text:p>pli-tv-kd14:14.9.14</text:p>
          </table:table-cell>
          <table:table-cell office:value-type="string" calcext:value-type="string">
            <text:p>Idha pana, bhikkhave, bhikkhū bhikkhuṁ abyākatacittā anuvadanti—</text:p>
          </table:table-cell>
          <table:table-cell office:value-type="string" calcext:value-type="string">
            <text:p>It may be that monks with indeterminate minds accuse a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15</text:p>
          </table:table-cell>
          <table:table-cell office:value-type="string" calcext:value-type="string">
            <text:p>sīlavipattiyā vā, ācāravipattiyā vā, diṭṭhivipattiyā vā, ājīvavipattiyā vā.</text:p>
          </table:table-cell>
          <table:table-cell office:value-type="string" calcext:value-type="string">
            <text:p>of failure in morality, failure in conduct, failure in view, or failure in liveli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16</text:p>
          </table:table-cell>
          <table:table-cell office:value-type="string" calcext:value-type="string">
            <text:p>Yo tattha anuvādo anuvadanā anullapanā anubhaṇanā anusampavaṅkatā abbhussahanatā anubalappadānaṁ—</text:p>
          </table:table-cell>
          <table:table-cell office:value-type="string" calcext:value-type="string">
            <text:p>In regard to this, whatever accusation, accusing, allegation, blame, taking sides because of friendship, taking part in the accusation, or supporting the accusation there i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9.17</text:p>
          </table:table-cell>
          <table:table-cell office:value-type="string" calcext:value-type="string">
            <text:p>idaṁ vuccati anuvādādhikaraṇaṁ abyākataṁ.</text:p>
          </table:table-cell>
          <table:table-cell office:value-type="string" calcext:value-type="string">
            <text:p>this is called an indeterminate legal issue arising from an accus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9.18</text:p>
          </table:table-cell>
          <table:table-cell office:value-type="string" calcext:value-type="string">
            <text:p>Āpattādhikaraṇaṁ kusalaṁ, akusalaṁ, abyākataṁ?</text:p>
          </table:table-cell>
          <table:table-cell table:number-columns-repeated="2" office:value-type="string" calcext:value-type="string">
            <text:p/>
          </table:table-cell>
          <table:table-cell office:value-type="string" calcext:value-type="string">
            <text:p>&lt;p&gt;{}&lt;/p&gt;</text:p>
          </table:table-cell>
          <table:table-cell office:value-type="string" calcext:value-type="string">
            <text:p>ms4V_911, msdiv222, sc127, sya6.345, vri90.201</text:p>
          </table:table-cell>
          <table:table-cell office:value-type="string" calcext:value-type="string">
            <text:p>kusalaṁ → idaṁ padaṁ bj, sya-all potthakesu</text:p>
          </table:table-cell>
        </table:table-row>
        <table:table-row table:style-name="ro1">
          <table:table-cell office:value-type="string" calcext:value-type="string">
            <text:p>pli-tv-kd14:14.10.1</text:p>
          </table:table-cell>
          <table:table-cell office:value-type="string" calcext:value-type="string">
            <text:p>Āpattādhikaraṇaṁ siyā akusalaṁ, siyā abyākataṁ;</text:p>
          </table:table-cell>
          <table:table-cell office:value-type="string" calcext:value-type="string">
            <text:p>“A legal issue arising from an offense may be unwholesome or indeterminate. </text:p>
          </table:table-cell>
          <table:table-cell office:value-type="string" calcext:value-type="string">
            <text:p/>
          </table:table-cell>
          <table:table-cell office:value-type="string" calcext:value-type="string">
            <text:p>&lt;hr&gt;&lt;p&gt;{}</text:p>
          </table:table-cell>
          <table:table-cell office:value-type="string" calcext:value-type="string">
            <text:p>pts-cs14.10</text:p>
          </table:table-cell>
          <table:table-cell/>
        </table:table-row>
        <table:table-row table:style-name="ro1">
          <table:table-cell office:value-type="string" calcext:value-type="string">
            <text:p>pli-tv-kd14:14.10.2</text:p>
          </table:table-cell>
          <table:table-cell office:value-type="string" calcext:value-type="string">
            <text:p>natthi āpattādhikaraṇaṁ kusalaṁ.</text:p>
          </table:table-cell>
          <table:table-cell office:value-type="string" calcext:value-type="string">
            <text:p>There are no wholesome legal issues arising from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0.3</text:p>
          </table:table-cell>
          <table:table-cell office:value-type="string" calcext:value-type="string">
            <text:p>Tattha katamaṁ āpattādhikaraṇaṁ akusalaṁ?</text:p>
          </table:table-cell>
          <table:table-cell office:value-type="string" calcext:value-type="string">
            <text:p>What is an unwholesome legal issue arising from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0.4</text:p>
          </table:table-cell>
          <table:table-cell office:value-type="string" calcext:value-type="string">
            <text:p>Yaṁ jānanto sañjānanto cecca abhivitaritvā vītikkamo—</text:p>
          </table:table-cell>
          <table:table-cell office:value-type="string" calcext:value-type="string">
            <text:p>When one transgresses, knowing, perceiving, having intended, having decide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0.5</text:p>
          </table:table-cell>
          <table:table-cell office:value-type="string" calcext:value-type="string">
            <text:p>idaṁ vuccati āpattādhikaraṇaṁ akusalaṁ.</text:p>
          </table:table-cell>
          <table:table-cell office:value-type="string" calcext:value-type="string">
            <text:p>this is called an unwholesome legal issue arising from an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0.6</text:p>
          </table:table-cell>
          <table:table-cell office:value-type="string" calcext:value-type="string">
            <text:p>Tattha katamaṁ āpattādhikaraṇaṁ abyākataṁ?</text:p>
          </table:table-cell>
          <table:table-cell office:value-type="string" calcext:value-type="string">
            <text:p>What is an indeterminate legal issue arising from an offense? </text:p>
          </table:table-cell>
          <table:table-cell office:value-type="string" calcext:value-type="string">
            <text:p/>
          </table:table-cell>
          <table:table-cell office:value-type="string" calcext:value-type="string">
            <text:p>&lt;p&gt;{}</text:p>
          </table:table-cell>
          <table:table-cell office:value-type="string" calcext:value-type="string">
            <text:p>bj5.390, ms4V_912, sc128</text:p>
          </table:table-cell>
          <table:table-cell/>
        </table:table-row>
        <table:table-row table:style-name="ro1">
          <table:table-cell office:value-type="string" calcext:value-type="string">
            <text:p>pli-tv-kd14:14.10.7</text:p>
          </table:table-cell>
          <table:table-cell office:value-type="string" calcext:value-type="string">
            <text:p>Yaṁ ajānanto asañjānanto acecca anabhivitaritvā vītikkamo—</text:p>
          </table:table-cell>
          <table:table-cell office:value-type="string" calcext:value-type="string">
            <text:p>When one transgresses, not knowing, not perceiving, not having intended, not having decide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0.8</text:p>
          </table:table-cell>
          <table:table-cell office:value-type="string" calcext:value-type="string">
            <text:p>idaṁ vuccati āpattādhikaraṇaṁ abyākataṁ.</text:p>
          </table:table-cell>
          <table:table-cell office:value-type="string" calcext:value-type="string">
            <text:p>this is called an indeterminate legal issue arising from an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1.1</text:p>
          </table:table-cell>
          <table:table-cell office:value-type="string" calcext:value-type="string">
            <text:p>Kiccādhikaraṇaṁ kusalaṁ, akusalaṁ, abyākataṁ?</text:p>
          </table:table-cell>
          <table:table-cell table:number-columns-repeated="2" office:value-type="string" calcext:value-type="string">
            <text:p/>
          </table:table-cell>
          <table:table-cell office:value-type="string" calcext:value-type="string">
            <text:p>&lt;hr&gt;&lt;p&gt;{}</text:p>
          </table:table-cell>
          <table:table-cell office:value-type="string" calcext:value-type="string">
            <text:p>cck6.314, dr6.277, ms4V_913, msdiv223, pts-cs14.11, sc129</text:p>
          </table:table-cell>
          <table:table-cell/>
        </table:table-row>
        <table:table-row table:style-name="ro1">
          <table:table-cell office:value-type="string" calcext:value-type="string">
            <text:p>pli-tv-kd14:14.11.2</text:p>
          </table:table-cell>
          <table:table-cell office:value-type="string" calcext:value-type="string">
            <text:p>Kiccādhikaraṇaṁ siyā kusalaṁ, siyā akusalaṁ, siyā abyākataṁ.</text:p>
          </table:table-cell>
          <table:table-cell office:value-type="string" calcext:value-type="string">
            <text:p>“A legal issue arising from business may be wholesome, unwholesome, or indetermina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1.3</text:p>
          </table:table-cell>
          <table:table-cell office:value-type="string" calcext:value-type="string">
            <text:p>Tattha katamaṁ kiccādhikaraṇaṁ kusalaṁ?</text:p>
          </table:table-cell>
          <table:table-cell office:value-type="string" calcext:value-type="string">
            <text:p>What is a wholesome legal issue arising from busi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1.4</text:p>
          </table:table-cell>
          <table:table-cell office:value-type="string" calcext:value-type="string">
            <text:p>Yaṁ saṅgho kusalacitto kammaṁ karoti—</text:p>
          </table:table-cell>
          <table:table-cell office:value-type="string" calcext:value-type="string">
            <text:p>When the Sangha does a legal procedure with a wholesome min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1.5</text:p>
          </table:table-cell>
          <table:table-cell office:value-type="string" calcext:value-type="string">
            <text:p>apalokanakammaṁ, ñattikammaṁ, ñattidutiyakammaṁ, ñatticatutthakammaṁ—</text:p>
          </table:table-cell>
          <table:table-cell office:value-type="string" calcext:value-type="string">
            <text:p>whether a procedure consisting of getting permission, a procedure consisting of one motion, a procedure consisting of one motion and one announcement, or a procedure consisting of one motion and three announcem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1.6</text:p>
          </table:table-cell>
          <table:table-cell office:value-type="string" calcext:value-type="string">
            <text:p>idaṁ vuccati kiccādhikaraṇaṁ kusalaṁ.</text:p>
          </table:table-cell>
          <table:table-cell office:value-type="string" calcext:value-type="string">
            <text:p>this is called a wholesome legal issue arising from busi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1.7</text:p>
          </table:table-cell>
          <table:table-cell office:value-type="string" calcext:value-type="string">
            <text:p>Tattha katamaṁ kiccādhikaraṇaṁ akusalaṁ?</text:p>
          </table:table-cell>
          <table:table-cell office:value-type="string" calcext:value-type="string">
            <text:p>What is an unwholesome legal issue arising from business? </text:p>
          </table:table-cell>
          <table:table-cell office:value-type="string" calcext:value-type="string">
            <text:p/>
          </table:table-cell>
          <table:table-cell office:value-type="string" calcext:value-type="string">
            <text:p>&lt;p&gt;{}</text:p>
          </table:table-cell>
          <table:table-cell office:value-type="string" calcext:value-type="string">
            <text:p>ms4V_914, pts-vp-pli2.92, sc130</text:p>
          </table:table-cell>
          <table:table-cell/>
        </table:table-row>
        <table:table-row table:style-name="ro1">
          <table:table-cell office:value-type="string" calcext:value-type="string">
            <text:p>pli-tv-kd14:14.11.8</text:p>
          </table:table-cell>
          <table:table-cell office:value-type="string" calcext:value-type="string">
            <text:p>Yaṁ saṅgho akusalacitto kammaṁ karoti—</text:p>
          </table:table-cell>
          <table:table-cell office:value-type="string" calcext:value-type="string">
            <text:p>When the Sangha does a legal procedure with an unwholesome mind—</text:p>
          </table:table-cell>
          <table:table-cell office:value-type="string" calcext:value-type="string">
            <text:p/>
          </table:table-cell>
          <table:table-cell office:value-type="string" calcext:value-type="string">
            <text:p>{}</text:p>
          </table:table-cell>
          <table:table-cell office:value-type="string" calcext:value-type="string">
            <text:p>pts-vp-en5.123</text:p>
          </table:table-cell>
          <table:table-cell/>
        </table:table-row>
        <table:table-row table:style-name="ro1">
          <table:table-cell office:value-type="string" calcext:value-type="string">
            <text:p>pli-tv-kd14:14.11.9</text:p>
          </table:table-cell>
          <table:table-cell office:value-type="string" calcext:value-type="string">
            <text:p>apalokanakammaṁ, ñattikammaṁ, ñattidutiyakammaṁ, ñatticatutthakammaṁ—</text:p>
          </table:table-cell>
          <table:table-cell office:value-type="string" calcext:value-type="string">
            <text:p>whether a procedure consisting of getting permission, a procedure consisting of one motion, a procedure consisting of one motion and one announcement, or a procedure consisting of one motion and three announcem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1.10</text:p>
          </table:table-cell>
          <table:table-cell office:value-type="string" calcext:value-type="string">
            <text:p>idaṁ vuccati kiccādhikaraṇaṁ akusalaṁ.</text:p>
          </table:table-cell>
          <table:table-cell office:value-type="string" calcext:value-type="string">
            <text:p>this is called an unwholesome legal issue arising from busi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1.11</text:p>
          </table:table-cell>
          <table:table-cell office:value-type="string" calcext:value-type="string">
            <text:p>Tattha katamaṁ kiccādhikaraṇaṁ abyākataṁ?</text:p>
          </table:table-cell>
          <table:table-cell office:value-type="string" calcext:value-type="string">
            <text:p>What is an indeterminate legal issue arising from business? </text:p>
          </table:table-cell>
          <table:table-cell office:value-type="string" calcext:value-type="string">
            <text:p/>
          </table:table-cell>
          <table:table-cell office:value-type="string" calcext:value-type="string">
            <text:p>&lt;p&gt;{}</text:p>
          </table:table-cell>
          <table:table-cell office:value-type="string" calcext:value-type="string">
            <text:p>csp1ed4.218, csp2ed4.218, ms4V_915, sc131</text:p>
          </table:table-cell>
          <table:table-cell/>
        </table:table-row>
        <table:table-row table:style-name="ro1">
          <table:table-cell office:value-type="string" calcext:value-type="string">
            <text:p>pli-tv-kd14:14.11.12</text:p>
          </table:table-cell>
          <table:table-cell office:value-type="string" calcext:value-type="string">
            <text:p>Yaṁ saṅgho abyākatacitto kammaṁ karoti—</text:p>
          </table:table-cell>
          <table:table-cell office:value-type="string" calcext:value-type="string">
            <text:p>When the Sangha does a legal procedure with an indeterminate min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1.13</text:p>
          </table:table-cell>
          <table:table-cell office:value-type="string" calcext:value-type="string">
            <text:p>apalokanakammaṁ, ñattikammaṁ, ñattidutiyakammaṁ, ñatticatutthakammaṁ—</text:p>
          </table:table-cell>
          <table:table-cell office:value-type="string" calcext:value-type="string">
            <text:p>whether a procedure consisting of getting permission, a procedure consisting of one motion, a procedure consisting of one motion and one announcement, or a procedure consisting of one motion and three announcem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1.14</text:p>
          </table:table-cell>
          <table:table-cell office:value-type="string" calcext:value-type="string">
            <text:p>idaṁ vuccati kiccādhikaraṇaṁ abyākataṁ.</text:p>
          </table:table-cell>
          <table:table-cell office:value-type="string" calcext:value-type="string">
            <text:p>this is called an indeterminate legal issue arising from busi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2.1</text:p>
          </table:table-cell>
          <table:table-cell office:value-type="string" calcext:value-type="string">
            <text:p>Vivādo vivādādhikaraṇaṁ, vivādo no adhikaraṇaṁ, adhikaraṇaṁ no vivādo, adhikaraṇañceva vivādo ca.</text:p>
          </table:table-cell>
          <table:table-cell office:value-type="string" calcext:value-type="string">
            <text:p>“A dispute that is a legal issue arising from a dispute; a dispute, but not a legal issue; a legal issue, but not a dispute; both a legal issue and a dispute. </text:p>
          </table:table-cell>
          <table:table-cell office:value-type="string" calcext:value-type="string">
            <text:p/>
          </table:table-cell>
          <table:table-cell office:value-type="string" calcext:value-type="string">
            <text:p>&lt;hr&gt;&lt;p&gt;{}&lt;/p&gt;</text:p>
          </table:table-cell>
          <table:table-cell office:value-type="string" calcext:value-type="string">
            <text:p>ms4V_916, msdiv224, ndp4.176, pts-cs14.12, sc132, sya6.346</text:p>
          </table:table-cell>
          <table:table-cell/>
        </table:table-row>
        <table:table-row table:style-name="ro1">
          <table:table-cell office:value-type="string" calcext:value-type="string">
            <text:p>pli-tv-kd14:14.12.2</text:p>
          </table:table-cell>
          <table:table-cell office:value-type="string" calcext:value-type="string">
            <text:p>Siyā vivādo vivādādhikaraṇaṁ, siyā vivādo no adhikaraṇaṁ, siyā adhikaraṇaṁ no vivādo, siyā adhikaraṇañceva vivādo ca.</text:p>
          </table:table-cell>
          <table:table-cell office:value-type="string" calcext:value-type="string">
            <text:p>There may be a dispute that is a legal issue arising from a dispute; there may be a dispute, but not a legal issue; there may be a legal issue, but not a dispute; there may be both a legal issue and a disput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4.12.3</text:p>
          </table:table-cell>
          <table:table-cell office:value-type="string" calcext:value-type="string">
            <text:p>Tattha katamo vivādo vivādādhikaraṇaṁ?</text:p>
          </table:table-cell>
          <table:table-cell office:value-type="string" calcext:value-type="string">
            <text:p>How is there a dispute that is a legal issue arising from a dispute? </text:p>
          </table:table-cell>
          <table:table-cell office:value-type="string" calcext:value-type="string">
            <text:p/>
          </table:table-cell>
          <table:table-cell office:value-type="string" calcext:value-type="string">
            <text:p>&lt;p&gt;{}</text:p>
          </table:table-cell>
          <table:table-cell office:value-type="string" calcext:value-type="string">
            <text:p>ms4V_917, sc133</text:p>
          </table:table-cell>
          <table:table-cell/>
        </table:table-row>
        <table:table-row table:style-name="ro1">
          <table:table-cell office:value-type="string" calcext:value-type="string">
            <text:p>pli-tv-kd14:14.12.4</text:p>
          </table:table-cell>
          <table:table-cell office:value-type="string" calcext:value-type="string">
            <text:p>Idha pana, bhikkhave, bhikkhū vivadanti—</text:p>
          </table:table-cell>
          <table:table-cell office:value-type="string" calcext:value-type="string">
            <text:p>It may be that monks are disputing,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2.5</text:p>
          </table:table-cell>
          <table:table-cell office:value-type="string" calcext:value-type="string">
            <text:p>dhammoti vā adhammoti vā …pe…</text:p>
          </table:table-cell>
          <table:table-cell office:value-type="string" calcext:value-type="string">
            <text:p>‘This is the Teaching’, ‘This is not the Teaching’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2.6</text:p>
          </table:table-cell>
          <table:table-cell office:value-type="string" calcext:value-type="string">
            <text:p>duṭṭhullā āpattīti vā aduṭṭhullā āpattīti vā.</text:p>
          </table:table-cell>
          <table:table-cell office:value-type="string" calcext:value-type="string">
            <text:p>‘This is a grave offense’, ‘This is a minor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2.7</text:p>
          </table:table-cell>
          <table:table-cell office:value-type="string" calcext:value-type="string">
            <text:p>Yaṁ tattha bhaṇḍanaṁ kalaho viggaho vivādo nānāvādo aññathāvādo vipaccatāya vohāro medhagaṁ—</text:p>
          </table:table-cell>
          <table:table-cell office:value-type="string" calcext:value-type="string">
            <text:p>In regard to this, whatever there is of quarreling, arguing, conflict, disputing, variety in opinion, difference in opinion, heated speech, or strif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2.8</text:p>
          </table:table-cell>
          <table:table-cell office:value-type="string" calcext:value-type="string">
            <text:p>ayaṁ vivādo vivādādhikaraṇaṁ.</text:p>
          </table:table-cell>
          <table:table-cell office:value-type="string" calcext:value-type="string">
            <text:p>this is a dispute that is a legal issue arising from a disp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2.9</text:p>
          </table:table-cell>
          <table:table-cell office:value-type="string" calcext:value-type="string">
            <text:p>Tattha katamo vivādo no adhikaraṇaṁ?</text:p>
          </table:table-cell>
          <table:table-cell office:value-type="string" calcext:value-type="string">
            <text:p>How is there a dispute, but not a legal issue? </text:p>
          </table:table-cell>
          <table:table-cell office:value-type="string" calcext:value-type="string">
            <text:p/>
          </table:table-cell>
          <table:table-cell office:value-type="string" calcext:value-type="string">
            <text:p>&lt;p&gt;{}</text:p>
          </table:table-cell>
          <table:table-cell office:value-type="string" calcext:value-type="string">
            <text:p>bj4.392, ms4V_918, sc134, vri90.202</text:p>
          </table:table-cell>
          <table:table-cell/>
        </table:table-row>
        <table:table-row table:style-name="ro1">
          <table:table-cell office:value-type="string" calcext:value-type="string">
            <text:p>pli-tv-kd14:14.12.10</text:p>
          </table:table-cell>
          <table:table-cell office:value-type="string" calcext:value-type="string">
            <text:p>Mātāpi puttena vivadati, puttopi mātarā vivadati, pitāpi puttena vivadati, puttopi pitarā vivadati, bhātāpi bhātarā vivadati, bhātāpi bhaginiyā vivadati, bhaginīpi bhātarā vivadati, sahāyopi sahāyena vivadati—</text:p>
          </table:table-cell>
          <table:table-cell office:value-type="string" calcext:value-type="string">
            <text:p>A mother disputes with her child; a child with their mother; a father with his child; a child with their father; a brother with his brother; a brother with his sister; a sister with her brother; a friend with their frien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2.11</text:p>
          </table:table-cell>
          <table:table-cell office:value-type="string" calcext:value-type="string">
            <text:p>ayaṁ vivādo no adhikaraṇaṁ.</text:p>
          </table:table-cell>
          <table:table-cell office:value-type="string" calcext:value-type="string">
            <text:p>this is a dispute, but not a legal iss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2.12</text:p>
          </table:table-cell>
          <table:table-cell office:value-type="string" calcext:value-type="string">
            <text:p>Tattha katamaṁ adhikaraṇaṁ no vivādo?</text:p>
          </table:table-cell>
          <table:table-cell office:value-type="string" calcext:value-type="string">
            <text:p>How is there a legal issue, but not a dispute? </text:p>
          </table:table-cell>
          <table:table-cell office:value-type="string" calcext:value-type="string">
            <text:p/>
          </table:table-cell>
          <table:table-cell office:value-type="string" calcext:value-type="string">
            <text:p>&lt;p&gt;{}</text:p>
          </table:table-cell>
          <table:table-cell office:value-type="string" calcext:value-type="string">
            <text:p>dr6.278, ms4V_919, sc135</text:p>
          </table:table-cell>
          <table:table-cell/>
        </table:table-row>
        <table:table-row table:style-name="ro1">
          <table:table-cell office:value-type="string" calcext:value-type="string">
            <text:p>pli-tv-kd14:14.12.13</text:p>
          </table:table-cell>
          <table:table-cell office:value-type="string" calcext:value-type="string">
            <text:p>Anuvādādhikaraṇaṁ, āpattādhikaraṇaṁ, kiccādhikaraṇaṁ—</text:p>
          </table:table-cell>
          <table:table-cell office:value-type="string" calcext:value-type="string">
            <text:p>A legal issue arising from an accusation, a legal issue arising from an offense, a legal issue arising from busines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2.14</text:p>
          </table:table-cell>
          <table:table-cell office:value-type="string" calcext:value-type="string">
            <text:p>idaṁ adhikaraṇaṁ no vivādo.</text:p>
          </table:table-cell>
          <table:table-cell office:value-type="string" calcext:value-type="string">
            <text:p>this is a legal issue, but not a disp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2.15</text:p>
          </table:table-cell>
          <table:table-cell office:value-type="string" calcext:value-type="string">
            <text:p>Tattha katamaṁ adhikaraṇañceva vivādo ca?</text:p>
          </table:table-cell>
          <table:table-cell office:value-type="string" calcext:value-type="string">
            <text:p>How is there both a legal issue and a dispute? </text:p>
          </table:table-cell>
          <table:table-cell office:value-type="string" calcext:value-type="string">
            <text:p/>
          </table:table-cell>
          <table:table-cell office:value-type="string" calcext:value-type="string">
            <text:p>&lt;p&gt;{}</text:p>
          </table:table-cell>
          <table:table-cell office:value-type="string" calcext:value-type="string">
            <text:p>cck6.315, ms4V_920, sc136</text:p>
          </table:table-cell>
          <table:table-cell/>
        </table:table-row>
        <table:table-row table:style-name="ro1">
          <table:table-cell office:value-type="string" calcext:value-type="string">
            <text:p>pli-tv-kd14:14.12.16</text:p>
          </table:table-cell>
          <table:table-cell office:value-type="string" calcext:value-type="string">
            <text:p>Vivādādhikaraṇaṁ adhikaraṇañceva vivādo ca.</text:p>
          </table:table-cell>
          <table:table-cell office:value-type="string" calcext:value-type="string">
            <text:p>A legal issue arising from a dispute is both a legal issue and a dispu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3.1</text:p>
          </table:table-cell>
          <table:table-cell office:value-type="string" calcext:value-type="string">
            <text:p>Anuvādo anuvādādhikaraṇaṁ, anuvādo no adhikaraṇaṁ, adhikaraṇaṁ no anuvādo, adhikaraṇañceva anuvādo ca.</text:p>
          </table:table-cell>
          <table:table-cell office:value-type="string" calcext:value-type="string">
            <text:p>“An accusation that is a legal issue arising from an accusation; an accusation, but not a legal issue; a legal issue, but not an accusation; both a legal issue and an accusation. </text:p>
          </table:table-cell>
          <table:table-cell office:value-type="string" calcext:value-type="string">
            <text:p/>
          </table:table-cell>
          <table:table-cell office:value-type="string" calcext:value-type="string">
            <text:p>&lt;hr&gt;&lt;p&gt;{}&lt;/p&gt;</text:p>
          </table:table-cell>
          <table:table-cell office:value-type="string" calcext:value-type="string">
            <text:p>ms4V_921, msdiv225, pts-cs14.13, sc137</text:p>
          </table:table-cell>
          <table:table-cell/>
        </table:table-row>
        <table:table-row table:style-name="ro1">
          <table:table-cell office:value-type="string" calcext:value-type="string">
            <text:p>pli-tv-kd14:14.13.2</text:p>
          </table:table-cell>
          <table:table-cell office:value-type="string" calcext:value-type="string">
            <text:p>Siyā anuvādo anuvādādhikaraṇaṁ, siyā anuvādo no adhikaraṇaṁ, siyā adhikaraṇaṁ no anuvādo, siyā adhikaraṇañceva anuvādo ca.</text:p>
          </table:table-cell>
          <table:table-cell office:value-type="string" calcext:value-type="string">
            <text:p>There may be an accusation that is a legal issue arising from an accusation; there may be an accusation, but not a legal issue; there may be a legal issue, but not an accusation; there may be both a legal issue and an accusation. </text:p>
          </table:table-cell>
          <table:table-cell office:value-type="string" calcext:value-type="string">
            <text:p/>
          </table:table-cell>
          <table:table-cell office:value-type="string" calcext:value-type="string">
            <text:p>&lt;p&gt;{}&lt;/p&gt;</text:p>
          </table:table-cell>
          <table:table-cell office:value-type="string" calcext:value-type="string">
            <text:p>pts-vp-en5.124</text:p>
          </table:table-cell>
          <table:table-cell/>
        </table:table-row>
        <table:table-row table:style-name="ro1">
          <table:table-cell office:value-type="string" calcext:value-type="string">
            <text:p>pli-tv-kd14:14.13.3</text:p>
          </table:table-cell>
          <table:table-cell office:value-type="string" calcext:value-type="string">
            <text:p>Tattha katamo anuvādo anuvādādhikaraṇaṁ?</text:p>
          </table:table-cell>
          <table:table-cell office:value-type="string" calcext:value-type="string">
            <text:p>How is there an accusation that is a legal issue arising from an accusation? </text:p>
          </table:table-cell>
          <table:table-cell office:value-type="string" calcext:value-type="string">
            <text:p/>
          </table:table-cell>
          <table:table-cell office:value-type="string" calcext:value-type="string">
            <text:p>&lt;p&gt;{}</text:p>
          </table:table-cell>
          <table:table-cell office:value-type="string" calcext:value-type="string">
            <text:p>csp1ed4.219, csp2ed4.219, ms4V_922, sc138, sya6.347</text:p>
          </table:table-cell>
          <table:table-cell/>
        </table:table-row>
        <table:table-row table:style-name="ro1">
          <table:table-cell office:value-type="string" calcext:value-type="string">
            <text:p>pli-tv-kd14:14.13.4</text:p>
          </table:table-cell>
          <table:table-cell office:value-type="string" calcext:value-type="string">
            <text:p>Idha pana, bhikkhave, bhikkhū bhikkhuṁ anuvadanti—</text:p>
          </table:table-cell>
          <table:table-cell office:value-type="string" calcext:value-type="string">
            <text:p>It may be that monks accuse a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3.5</text:p>
          </table:table-cell>
          <table:table-cell office:value-type="string" calcext:value-type="string">
            <text:p>sīlavipattiyā vā, ācāravipattiyā vā, diṭṭhivipattiyā vā, ājīvavipattiyā vā.</text:p>
          </table:table-cell>
          <table:table-cell office:value-type="string" calcext:value-type="string">
            <text:p>of failure in morality, failure in conduct, failure in view, or failure in livelihoo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3.6</text:p>
          </table:table-cell>
          <table:table-cell office:value-type="string" calcext:value-type="string">
            <text:p>Yo tattha anuvādo anuvadanā anullapanā anubhaṇanā anusampavaṅkatā abbhussahanatā anubalappadānaṁ—</text:p>
          </table:table-cell>
          <table:table-cell office:value-type="string" calcext:value-type="string">
            <text:p>In regard to this, whatever there is of accusation, accusing, allegation, blame, taking sides because of friendship, taking part in the accusation, or supporting the accusa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3.7</text:p>
          </table:table-cell>
          <table:table-cell office:value-type="string" calcext:value-type="string">
            <text:p>ayaṁ anuvādo anuvādādhikaraṇaṁ.</text:p>
          </table:table-cell>
          <table:table-cell office:value-type="string" calcext:value-type="string">
            <text:p>this is an accusation that is a legal issue arising from an accus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3.8</text:p>
          </table:table-cell>
          <table:table-cell office:value-type="string" calcext:value-type="string">
            <text:p>Tattha katamo anuvādo no adhikaraṇaṁ?</text:p>
          </table:table-cell>
          <table:table-cell office:value-type="string" calcext:value-type="string">
            <text:p>How is there an accusation, but not a legal issue? </text:p>
          </table:table-cell>
          <table:table-cell office:value-type="string" calcext:value-type="string">
            <text:p/>
          </table:table-cell>
          <table:table-cell office:value-type="string" calcext:value-type="string">
            <text:p>&lt;p&gt;{}</text:p>
          </table:table-cell>
          <table:table-cell office:value-type="string" calcext:value-type="string">
            <text:p>ms4V_923, sc139</text:p>
          </table:table-cell>
          <table:table-cell/>
        </table:table-row>
        <table:table-row table:style-name="ro1">
          <table:table-cell office:value-type="string" calcext:value-type="string">
            <text:p>pli-tv-kd14:14.13.9</text:p>
          </table:table-cell>
          <table:table-cell office:value-type="string" calcext:value-type="string">
            <text:p>Mātāpi puttaṁ anuvadati, puttopi mātaraṁ anuvadati, pitāpi puttaṁ anuvadati, puttopi pitaraṁ anuvadati, bhātāpi bhātaraṁ anuvadati, bhātāpi bhaginiṁ anuvadati, bhaginīpi bhātaraṁ anuvadati, sahāyopi sahāyaṁ anuvadati—</text:p>
          </table:table-cell>
          <table:table-cell office:value-type="string" calcext:value-type="string">
            <text:p>A mother accuses her child; a child their mother; a father his child; a child their father; a brother his brother; a brother his sister; a sister her brother; a friend their friend—</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3.10</text:p>
          </table:table-cell>
          <table:table-cell office:value-type="string" calcext:value-type="string">
            <text:p>ayaṁ anuvādo no adhikaraṇaṁ.</text:p>
          </table:table-cell>
          <table:table-cell office:value-type="string" calcext:value-type="string">
            <text:p>this is an accusation, but not a legal iss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3.11</text:p>
          </table:table-cell>
          <table:table-cell office:value-type="string" calcext:value-type="string">
            <text:p>Tattha katamaṁ adhikaraṇaṁ no anuvādo?</text:p>
          </table:table-cell>
          <table:table-cell office:value-type="string" calcext:value-type="string">
            <text:p>How is there a legal issue, but not an accusation? </text:p>
          </table:table-cell>
          <table:table-cell office:value-type="string" calcext:value-type="string">
            <text:p/>
          </table:table-cell>
          <table:table-cell office:value-type="string" calcext:value-type="string">
            <text:p>&lt;p&gt;{}</text:p>
          </table:table-cell>
          <table:table-cell office:value-type="string" calcext:value-type="string">
            <text:p>ms4V_924, sc140</text:p>
          </table:table-cell>
          <table:table-cell/>
        </table:table-row>
        <table:table-row table:style-name="ro1">
          <table:table-cell office:value-type="string" calcext:value-type="string">
            <text:p>pli-tv-kd14:14.13.12</text:p>
          </table:table-cell>
          <table:table-cell office:value-type="string" calcext:value-type="string">
            <text:p>Āpattādhikaraṇaṁ, kiccādhikaraṇaṁ, vivādādhikaraṇaṁ—</text:p>
          </table:table-cell>
          <table:table-cell office:value-type="string" calcext:value-type="string">
            <text:p>A legal issue arising from an offense, a legal issue arising from business, a legal issue arising from a disput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3.13</text:p>
          </table:table-cell>
          <table:table-cell office:value-type="string" calcext:value-type="string">
            <text:p>idaṁ adhikaraṇaṁ no anuvādo.</text:p>
          </table:table-cell>
          <table:table-cell office:value-type="string" calcext:value-type="string">
            <text:p>this is a legal issue, but not an accus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3.14</text:p>
          </table:table-cell>
          <table:table-cell office:value-type="string" calcext:value-type="string">
            <text:p>Tattha katamaṁ adhikaraṇañceva anuvādo ca?</text:p>
          </table:table-cell>
          <table:table-cell office:value-type="string" calcext:value-type="string">
            <text:p>How is there both a legal issue and an accusation? </text:p>
          </table:table-cell>
          <table:table-cell office:value-type="string" calcext:value-type="string">
            <text:p/>
          </table:table-cell>
          <table:table-cell office:value-type="string" calcext:value-type="string">
            <text:p>&lt;p&gt;{}</text:p>
          </table:table-cell>
          <table:table-cell office:value-type="string" calcext:value-type="string">
            <text:p>ms4V_925, sc141, vri90.203</text:p>
          </table:table-cell>
          <table:table-cell/>
        </table:table-row>
        <table:table-row table:style-name="ro1">
          <table:table-cell office:value-type="string" calcext:value-type="string">
            <text:p>pli-tv-kd14:14.13.15</text:p>
          </table:table-cell>
          <table:table-cell office:value-type="string" calcext:value-type="string">
            <text:p>Anuvādādhikaraṇaṁ adhikaraṇañceva anuvādo ca.</text:p>
          </table:table-cell>
          <table:table-cell office:value-type="string" calcext:value-type="string">
            <text:p>A legal issue arising from an accusation is both a legal issue and an accusa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4.1</text:p>
          </table:table-cell>
          <table:table-cell office:value-type="string" calcext:value-type="string">
            <text:p>Āpatti āpattādhikaraṇaṁ, āpatti no adhikaraṇaṁ, adhikaraṇaṁ no āpatti, adhikaraṇañceva āpatti ca.</text:p>
          </table:table-cell>
          <table:table-cell office:value-type="string" calcext:value-type="string">
            <text:p>“An offense that is a legal issue arising from an offense; an offense, but not a legal issue; a legal issue, but not an offense; both a legal issue and an offense. </text:p>
          </table:table-cell>
          <table:table-cell office:value-type="string" calcext:value-type="string">
            <text:p/>
          </table:table-cell>
          <table:table-cell office:value-type="string" calcext:value-type="string">
            <text:p>&lt;hr&gt;&lt;p&gt;{}&lt;/p&gt;</text:p>
          </table:table-cell>
          <table:table-cell office:value-type="string" calcext:value-type="string">
            <text:p>bj4.394, dr6.279, ms4V_926, msdiv226, ndp4.177, pts-cs14.14, sc142</text:p>
          </table:table-cell>
          <table:table-cell/>
        </table:table-row>
        <table:table-row table:style-name="ro1">
          <table:table-cell office:value-type="string" calcext:value-type="string">
            <text:p>pli-tv-kd14:14.14.2</text:p>
          </table:table-cell>
          <table:table-cell office:value-type="string" calcext:value-type="string">
            <text:p>Siyā āpatti āpattādhikaraṇaṁ, siyā āpatti no adhikaraṇaṁ, siyā adhikaraṇaṁ no āpatti, siyā adhikaraṇañceva āpatti ca.</text:p>
          </table:table-cell>
          <table:table-cell office:value-type="string" calcext:value-type="string">
            <text:p>There may be an offense that is a legal issue arising from an offense; there may be an offense, but not a legal issue; there may be a legal issue, but not an offense; there may be both a legal issue and an offens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4.14.3</text:p>
          </table:table-cell>
          <table:table-cell office:value-type="string" calcext:value-type="string">
            <text:p>Tattha katamaṁ āpatti āpattādhikaraṇaṁ?</text:p>
          </table:table-cell>
          <table:table-cell office:value-type="string" calcext:value-type="string">
            <text:p>How is there an offense that is a legal issue arising from an offense? </text:p>
          </table:table-cell>
          <table:table-cell office:value-type="string" calcext:value-type="string">
            <text:p/>
          </table:table-cell>
          <table:table-cell office:value-type="string" calcext:value-type="string">
            <text:p>&lt;p&gt;{}</text:p>
          </table:table-cell>
          <table:table-cell office:value-type="string" calcext:value-type="string">
            <text:p>cck6.316, ms4V_927, pts-vp-pli2.93, sc143</text:p>
          </table:table-cell>
          <table:table-cell/>
        </table:table-row>
        <table:table-row table:style-name="ro1">
          <table:table-cell office:value-type="string" calcext:value-type="string">
            <text:p>pli-tv-kd14:14.14.4</text:p>
          </table:table-cell>
          <table:table-cell office:value-type="string" calcext:value-type="string">
            <text:p>Pañcapi āpattikkhandhā āpattādhikaraṇaṁ, sattapi āpattikkhandhā āpattādhikaraṇaṁ—</text:p>
          </table:table-cell>
          <table:table-cell office:value-type="string" calcext:value-type="string">
            <text:p>There is a legal issue arising from an offense because of the five groups of offenses; there is a legal issue arising from an offense because of the seven groups of offense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4.5</text:p>
          </table:table-cell>
          <table:table-cell office:value-type="string" calcext:value-type="string">
            <text:p>ayaṁ āpatti āpattādhikaraṇaṁ.</text:p>
          </table:table-cell>
          <table:table-cell office:value-type="string" calcext:value-type="string">
            <text:p>this is an offense that is a legal issue arising from an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4.6</text:p>
          </table:table-cell>
          <table:table-cell office:value-type="string" calcext:value-type="string">
            <text:p>Tattha katamaṁ āpatti no adhikaraṇaṁ?</text:p>
          </table:table-cell>
          <table:table-cell office:value-type="string" calcext:value-type="string">
            <text:p>How is there an offense, but not a legal issue? </text:p>
          </table:table-cell>
          <table:table-cell office:value-type="string" calcext:value-type="string">
            <text:p/>
          </table:table-cell>
          <table:table-cell office:value-type="string" calcext:value-type="string">
            <text:p>&lt;p&gt;{}</text:p>
          </table:table-cell>
          <table:table-cell office:value-type="string" calcext:value-type="string">
            <text:p>ms4V_928, sc144, sya6.348</text:p>
          </table:table-cell>
          <table:table-cell/>
        </table:table-row>
        <table:table-row table:style-name="ro1">
          <table:table-cell office:value-type="string" calcext:value-type="string">
            <text:p>pli-tv-kd14:14.14.7</text:p>
          </table:table-cell>
          <table:table-cell office:value-type="string" calcext:value-type="string">
            <text:p>Sotāpatti samāpatti—</text:p>
          </table:table-cell>
          <table:table-cell office:value-type="string" calcext:value-type="string">
            <text:p>The attainment of stream-entry—</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4.8</text:p>
          </table:table-cell>
          <table:table-cell office:value-type="string" calcext:value-type="string">
            <text:p>ayaṁ āpatti no adhikaraṇaṁ.</text:p>
          </table:table-cell>
          <table:table-cell office:value-type="string" calcext:value-type="string">
            <text:p>this is an attainment/offense, but not a legal issue. </text:p>
          </table:table-cell>
          <table:table-cell office:value-type="string" calcext:value-type="string">
            <text:p>The Pali word _āpatti_ means both “attainment” and “offense”.</text:p>
          </table:table-cell>
          <table:table-cell office:value-type="string" calcext:value-type="string">
            <text:p>{}&lt;/p&gt;</text:p>
          </table:table-cell>
          <table:table-cell table:number-columns-repeated="2"/>
        </table:table-row>
        <table:table-row table:style-name="ro1">
          <table:table-cell office:value-type="string" calcext:value-type="string">
            <text:p>pli-tv-kd14:14.14.9</text:p>
          </table:table-cell>
          <table:table-cell office:value-type="string" calcext:value-type="string">
            <text:p>Tattha katamaṁ adhikaraṇaṁ no āpatti?</text:p>
          </table:table-cell>
          <table:table-cell office:value-type="string" calcext:value-type="string">
            <text:p>How is there a legal issue, but not an offense? </text:p>
          </table:table-cell>
          <table:table-cell office:value-type="string" calcext:value-type="string">
            <text:p/>
          </table:table-cell>
          <table:table-cell office:value-type="string" calcext:value-type="string">
            <text:p>&lt;p&gt;{}</text:p>
          </table:table-cell>
          <table:table-cell office:value-type="string" calcext:value-type="string">
            <text:p>ms4V_929, sc145</text:p>
          </table:table-cell>
          <table:table-cell/>
        </table:table-row>
        <table:table-row table:style-name="ro1">
          <table:table-cell office:value-type="string" calcext:value-type="string">
            <text:p>pli-tv-kd14:14.14.10</text:p>
          </table:table-cell>
          <table:table-cell office:value-type="string" calcext:value-type="string">
            <text:p>Kiccādhikaraṇaṁ, vivādādhikaraṇaṁ, anuvādādhikaraṇaṁ—</text:p>
          </table:table-cell>
          <table:table-cell office:value-type="string" calcext:value-type="string">
            <text:p>A legal issue arising from business, a legal issue arising from a dispute, a legal issue arising from an accusation—</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4.11</text:p>
          </table:table-cell>
          <table:table-cell office:value-type="string" calcext:value-type="string">
            <text:p>idaṁ adhikaraṇaṁ no āpatti.</text:p>
          </table:table-cell>
          <table:table-cell office:value-type="string" calcext:value-type="string">
            <text:p>this is a legal issue, but not an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4.12</text:p>
          </table:table-cell>
          <table:table-cell office:value-type="string" calcext:value-type="string">
            <text:p>Tattha katamaṁ adhikaraṇañceva āpatti ca?</text:p>
          </table:table-cell>
          <table:table-cell office:value-type="string" calcext:value-type="string">
            <text:p>How is there both a legal issue and an offense? </text:p>
          </table:table-cell>
          <table:table-cell office:value-type="string" calcext:value-type="string">
            <text:p/>
          </table:table-cell>
          <table:table-cell office:value-type="string" calcext:value-type="string">
            <text:p>&lt;p&gt;{}</text:p>
          </table:table-cell>
          <table:table-cell office:value-type="string" calcext:value-type="string">
            <text:p>ms4V_930, sc146</text:p>
          </table:table-cell>
          <table:table-cell/>
        </table:table-row>
        <table:table-row table:style-name="ro1">
          <table:table-cell office:value-type="string" calcext:value-type="string">
            <text:p>pli-tv-kd14:14.14.13</text:p>
          </table:table-cell>
          <table:table-cell office:value-type="string" calcext:value-type="string">
            <text:p>Āpattādhikaraṇaṁ adhikaraṇañceva āpatti ca.</text:p>
          </table:table-cell>
          <table:table-cell office:value-type="string" calcext:value-type="string">
            <text:p>A legal issue arising from an offense is both a legal issue and an offense. </text:p>
          </table:table-cell>
          <table:table-cell office:value-type="string" calcext:value-type="string">
            <text:p/>
          </table:table-cell>
          <table:table-cell office:value-type="string" calcext:value-type="string">
            <text:p>{}&lt;/p&gt;</text:p>
          </table:table-cell>
          <table:table-cell office:value-type="string" calcext:value-type="string">
            <text:p>pts-vp-en5.125</text:p>
          </table:table-cell>
          <table:table-cell/>
        </table:table-row>
        <table:table-row table:style-name="ro1">
          <table:table-cell office:value-type="string" calcext:value-type="string">
            <text:p>pli-tv-kd14:14.15.1</text:p>
          </table:table-cell>
          <table:table-cell office:value-type="string" calcext:value-type="string">
            <text:p>Kiccaṁ kiccādhikaraṇaṁ, kiccaṁ no adhikaraṇaṁ, adhikaraṇaṁ no kiccaṁ, adhikaraṇañceva kiccañca.</text:p>
          </table:table-cell>
          <table:table-cell office:value-type="string" calcext:value-type="string">
            <text:p>“Business that is a legal issue arising from business; business, but not a legal issue; a legal issue, but not business; both a legal issue and business. </text:p>
          </table:table-cell>
          <table:table-cell office:value-type="string" calcext:value-type="string">
            <text:p/>
          </table:table-cell>
          <table:table-cell office:value-type="string" calcext:value-type="string">
            <text:p>&lt;hr&gt;&lt;p&gt;{}&lt;/p&gt;</text:p>
          </table:table-cell>
          <table:table-cell office:value-type="string" calcext:value-type="string">
            <text:p>ms4V_931, msdiv227, pts-cs14.15, sc147</text:p>
          </table:table-cell>
          <table:table-cell/>
        </table:table-row>
        <table:table-row table:style-name="ro1">
          <table:table-cell office:value-type="string" calcext:value-type="string">
            <text:p>pli-tv-kd14:14.15.2</text:p>
          </table:table-cell>
          <table:table-cell office:value-type="string" calcext:value-type="string">
            <text:p>Siyā kiccaṁ kiccādhikaraṇaṁ, siyā kiccaṁ no adhikaraṇaṁ, siyā adhikaraṇaṁ no kiccaṁ, siyā adhikaraṇañceva kiccañca.</text:p>
          </table:table-cell>
          <table:table-cell office:value-type="string" calcext:value-type="string">
            <text:p>There may be business that is a legal issue arising from business; there may be business, but not a legal issue; there may be a legal issue, but not business; there may be both a legal issue and business.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4.15.3</text:p>
          </table:table-cell>
          <table:table-cell office:value-type="string" calcext:value-type="string">
            <text:p>Tattha katamaṁ kiccaṁ kiccādhikaraṇaṁ?</text:p>
          </table:table-cell>
          <table:table-cell office:value-type="string" calcext:value-type="string">
            <text:p>How is there business that is a legal issue arising from business? </text:p>
          </table:table-cell>
          <table:table-cell office:value-type="string" calcext:value-type="string">
            <text:p/>
          </table:table-cell>
          <table:table-cell office:value-type="string" calcext:value-type="string">
            <text:p>&lt;p&gt;{}</text:p>
          </table:table-cell>
          <table:table-cell office:value-type="string" calcext:value-type="string">
            <text:p>csp1ed4.220, csp2ed4.220, ms4V_932, sc148</text:p>
          </table:table-cell>
          <table:table-cell/>
        </table:table-row>
        <table:table-row table:style-name="ro1">
          <table:table-cell office:value-type="string" calcext:value-type="string">
            <text:p>pli-tv-kd14:14.15.4</text:p>
          </table:table-cell>
          <table:table-cell office:value-type="string" calcext:value-type="string">
            <text:p>Yā saṅghassa kiccayatā, karaṇīyatā, apalokanakammaṁ, ñattikammaṁ, ñattidutiyakammaṁ, ñatticatutthakammaṁ—</text:p>
          </table:table-cell>
          <table:table-cell office:value-type="string" calcext:value-type="string">
            <text:p>Whatever is the duty or the business of the Sangha—a legal procedure consisting of getting permission, a legal procedure consisting of one motion, a legal procedure consisting of one motion and one announcement, a legal procedure consisting of one motion and three announcements—</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5.5</text:p>
          </table:table-cell>
          <table:table-cell office:value-type="string" calcext:value-type="string">
            <text:p>idaṁ kiccaṁ kiccādhikaraṇaṁ.</text:p>
          </table:table-cell>
          <table:table-cell office:value-type="string" calcext:value-type="string">
            <text:p>this is business that is a legal issue arising from busi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5.6</text:p>
          </table:table-cell>
          <table:table-cell office:value-type="string" calcext:value-type="string">
            <text:p>Tattha katamaṁ kiccaṁ no adhikaraṇaṁ?</text:p>
          </table:table-cell>
          <table:table-cell office:value-type="string" calcext:value-type="string">
            <text:p>How is there business, but not a legal issue? </text:p>
          </table:table-cell>
          <table:table-cell office:value-type="string" calcext:value-type="string">
            <text:p/>
          </table:table-cell>
          <table:table-cell office:value-type="string" calcext:value-type="string">
            <text:p>&lt;p&gt;{}</text:p>
          </table:table-cell>
          <table:table-cell office:value-type="string" calcext:value-type="string">
            <text:p>ms4V_933, sc149</text:p>
          </table:table-cell>
          <table:table-cell/>
        </table:table-row>
        <table:table-row table:style-name="ro1">
          <table:table-cell office:value-type="string" calcext:value-type="string">
            <text:p>pli-tv-kd14:14.15.7</text:p>
          </table:table-cell>
          <table:table-cell office:value-type="string" calcext:value-type="string">
            <text:p>Ācariyakiccaṁ, upajjhāyakiccaṁ, samānupajjhāyakiccaṁ, samānācariyakiccaṁ—</text:p>
          </table:table-cell>
          <table:table-cell office:value-type="string" calcext:value-type="string">
            <text:p>The duty to teacher, the duty to a preceptor, the duty to a co-student, the duty to a co-pupil—</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5.8</text:p>
          </table:table-cell>
          <table:table-cell office:value-type="string" calcext:value-type="string">
            <text:p>idaṁ kiccaṁ no adhikaraṇaṁ.</text:p>
          </table:table-cell>
          <table:table-cell office:value-type="string" calcext:value-type="string">
            <text:p>this is business, but not a legal iss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5.9</text:p>
          </table:table-cell>
          <table:table-cell office:value-type="string" calcext:value-type="string">
            <text:p>Tattha katamaṁ adhikaraṇaṁ no kiccaṁ?</text:p>
          </table:table-cell>
          <table:table-cell office:value-type="string" calcext:value-type="string">
            <text:p>How is there a legal issue, but not business? </text:p>
          </table:table-cell>
          <table:table-cell office:value-type="string" calcext:value-type="string">
            <text:p/>
          </table:table-cell>
          <table:table-cell office:value-type="string" calcext:value-type="string">
            <text:p>&lt;p&gt;{}</text:p>
          </table:table-cell>
          <table:table-cell office:value-type="string" calcext:value-type="string">
            <text:p>ms4V_934, sc150</text:p>
          </table:table-cell>
          <table:table-cell/>
        </table:table-row>
        <table:table-row table:style-name="ro1">
          <table:table-cell office:value-type="string" calcext:value-type="string">
            <text:p>pli-tv-kd14:14.15.10</text:p>
          </table:table-cell>
          <table:table-cell office:value-type="string" calcext:value-type="string">
            <text:p>Vivādādhikaraṇaṁ, anuvādādhikaraṇaṁ, āpattādhikaraṇaṁ—</text:p>
          </table:table-cell>
          <table:table-cell office:value-type="string" calcext:value-type="string">
            <text:p>A legal issue arising from a dispute, a legal issue arising from an accusation, a legal issue arising from an offense—</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5.11</text:p>
          </table:table-cell>
          <table:table-cell office:value-type="string" calcext:value-type="string">
            <text:p>idaṁ adhikaraṇaṁ no kiccaṁ.</text:p>
          </table:table-cell>
          <table:table-cell office:value-type="string" calcext:value-type="string">
            <text:p>this is a legal issue, but not busi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5.12</text:p>
          </table:table-cell>
          <table:table-cell office:value-type="string" calcext:value-type="string">
            <text:p>Tattha katamaṁ adhikaraṇañceva kiccañca?</text:p>
          </table:table-cell>
          <table:table-cell office:value-type="string" calcext:value-type="string">
            <text:p>How is there both a legal issue and business? </text:p>
          </table:table-cell>
          <table:table-cell office:value-type="string" calcext:value-type="string">
            <text:p/>
          </table:table-cell>
          <table:table-cell office:value-type="string" calcext:value-type="string">
            <text:p>&lt;p&gt;{}</text:p>
          </table:table-cell>
          <table:table-cell office:value-type="string" calcext:value-type="string">
            <text:p>ms4V_935, sc151, vri90.204</text:p>
          </table:table-cell>
          <table:table-cell/>
        </table:table-row>
        <table:table-row table:style-name="ro1">
          <table:table-cell office:value-type="string" calcext:value-type="string">
            <text:p>pli-tv-kd14:14.15.13</text:p>
          </table:table-cell>
          <table:table-cell office:value-type="string" calcext:value-type="string">
            <text:p>Kiccādhikaraṇaṁ adhikaraṇañceva kiccañca.</text:p>
          </table:table-cell>
          <table:table-cell office:value-type="string" calcext:value-type="string">
            <text:p>A legal issue arising from business is both a legal issue and busine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5.14.0.1</text:p>
          </table:table-cell>
          <table:table-cell office:value-type="string" calcext:value-type="string">
            <text:p>9. Adhikaraṇavūpasamanasamatha</text:p>
          </table:table-cell>
          <table:table-cell office:value-type="string" calcext:value-type="string">
            <text:p>The resolution and settling of legal issues </text:p>
          </table:table-cell>
          <table:table-cell office:value-type="string" calcext:value-type="string">
            <text:p/>
          </table:table-cell>
          <table:table-cell office:value-type="string" calcext:value-type="string">
            <text:p>&lt;h2&gt;{}&lt;/h2&gt;</text:p>
          </table:table-cell>
          <table:table-cell table:number-columns-repeated="2"/>
        </table:table-row>
        <table:table-row table:style-name="ro1">
          <table:table-cell office:value-type="string" calcext:value-type="string">
            <text:p>pli-tv-kd14:14.15.14.0.2</text:p>
          </table:table-cell>
          <table:table-cell office:value-type="string" calcext:value-type="string">
            <text:p>9.1. Sammukhāvinaya</text:p>
          </table:table-cell>
          <table:table-cell office:value-type="string" calcext:value-type="string">
            <text:p>Resolution face-to-face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15.14.1</text:p>
          </table:table-cell>
          <table:table-cell office:value-type="string" calcext:value-type="string">
            <text:p>Vivādādhikaraṇaṁ katihi samathehi sammati?</text:p>
          </table:table-cell>
          <table:table-cell table:number-columns-repeated="2"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4.15.16</text:p>
          </table:table-cell>
          <table:table-cell table:number-columns-repeated="4" office:value-type="string" calcext:value-type="string">
            <text:p/>
          </table:table-cell>
          <table:table-cell office:value-type="string" calcext:value-type="string">
            <text:p>bj5.396, cck6.317, dr6.280, ms4V_936, msdiv228, ndp4.178, sc152, sya6.349</text:p>
          </table:table-cell>
          <table:table-cell/>
        </table:table-row>
        <table:table-row table:style-name="ro1">
          <table:table-cell office:value-type="string" calcext:value-type="string">
            <text:p>pli-tv-kd14:14.16.1</text:p>
          </table:table-cell>
          <table:table-cell office:value-type="string" calcext:value-type="string">
            <text:p>Vivādādhikaraṇaṁ dvīhi samathehi sammati—</text:p>
          </table:table-cell>
          <table:table-cell office:value-type="string" calcext:value-type="string">
            <text:p>“There are two principles for settling a legal issue arising from a dispute: </text:p>
          </table:table-cell>
          <table:table-cell office:value-type="string" calcext:value-type="string">
            <text:p/>
          </table:table-cell>
          <table:table-cell office:value-type="string" calcext:value-type="string">
            <text:p>&lt;p&gt;{}</text:p>
          </table:table-cell>
          <table:table-cell office:value-type="string" calcext:value-type="string">
            <text:p>pts-cs14.16</text:p>
          </table:table-cell>
          <table:table-cell/>
        </table:table-row>
        <table:table-row table:style-name="ro1">
          <table:table-cell office:value-type="string" calcext:value-type="string">
            <text:p>pli-tv-kd14:14.16.2</text:p>
          </table:table-cell>
          <table:table-cell office:value-type="string" calcext:value-type="string">
            <text:p>sammukhāvinayena ca, yebhuyyasikāya ca.</text:p>
          </table:table-cell>
          <table:table-cell office:value-type="string" calcext:value-type="string">
            <text:p>resolution face-to-face and majority deci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3</text:p>
          </table:table-cell>
          <table:table-cell office:value-type="string" calcext:value-type="string">
            <text:p>Siyā vivādādhikaraṇaṁ ekaṁ samathaṁ anāgamma yebhuyyasikaṁ, ekena samathena sameyya—</text:p>
          </table:table-cell>
          <table:table-cell office:value-type="string" calcext:value-type="string">
            <text:p>Can it be that a legal issue arising from a dispute should be settled not by majority deci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4</text:p>
          </table:table-cell>
          <table:table-cell office:value-type="string" calcext:value-type="string">
            <text:p>sammukhāvinayenāti?</text:p>
          </table:table-cell>
          <table:table-cell office:value-type="string" calcext:value-type="string">
            <text:p>but by resolution face-to-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5</text:p>
          </table:table-cell>
          <table:table-cell office:value-type="string" calcext:value-type="string">
            <text:p>Siyātissa vacanīyaṁ.</text:p>
          </table:table-cell>
          <table:table-cell office:value-type="string" calcext:value-type="string">
            <text:p>It c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6</text:p>
          </table:table-cell>
          <table:table-cell office:value-type="string" calcext:value-type="string">
            <text:p>Yathā kathaṁ viya?</text:p>
          </table:table-cell>
          <table:table-cell office:value-type="string" calcext:value-type="string">
            <text:p>How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7</text:p>
          </table:table-cell>
          <table:table-cell office:value-type="string" calcext:value-type="string">
            <text:p>Idha pana, bhikkhave, bhikkhū vivadanti—</text:p>
          </table:table-cell>
          <table:table-cell office:value-type="string" calcext:value-type="string">
            <text:p>It may be that monks are disputing,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8</text:p>
          </table:table-cell>
          <table:table-cell office:value-type="string" calcext:value-type="string">
            <text:p>dhammoti vā adhammoti vā, vinayoti vā avinayoti vā, bhāsitaṁ lapitaṁ tathāgatenāti vā abhāsitaṁ alapitaṁ tathāgatenāti vā, āciṇṇaṁ tathāgatenāti vā anāciṇṇaṁ tathāgatenāti vā, paññattaṁ tathāgatenāti vā apaññattaṁ tathāgatenāti vā, āpattīti vā anāpattīti vā, lahukā āpattīti vā garukā āpattīti vā, sāvasesā āpattīti vā anavasesā āpattīti vā, duṭṭhullā āpattīti vā aduṭṭhullā āpattīti vā.</text:p>
          </table:table-cell>
          <table:table-cell office:value-type="string" calcext:value-type="string">
            <text:p>‘This is the Teaching’, ‘This is not the Teaching’, ‘This is the Monastic Law’, ‘This is contrary to the Monastic Law’, ‘This was spoken by the Buddha’, ‘This was not spoken by the Buddha’, ‘This was practiced by the Buddha’, ‘This was not practiced by the Buddha’, ‘This was laid down by the Buddha’, ‘This was not laid down by the Buddha’, ‘This is an offense’, ‘This is not an offense’, ‘This is a light offense’, ‘This is a heavy offense’, ‘This is a curable offense’, ‘This is an incurable offense’, ‘This is a grave offense’, ‘This is a minor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6.9</text:p>
          </table:table-cell>
          <table:table-cell office:value-type="string" calcext:value-type="string">
            <text:p>Te ce, bhikkhave, bhikkhū sakkonti taṁ adhikaraṇaṁ vūpasametuṁ, idaṁ vuccati, bhikkhave, adhikaraṇaṁ vūpasantaṁ.</text:p>
          </table:table-cell>
          <table:table-cell office:value-type="string" calcext:value-type="string">
            <text:p>If those monks are able to resolve that legal issue, 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bj5.398, cck6.318, csp1ed4.221, csp2ed4.221, dr6.281, ms4V_937, pts-vp-en5.126, sc153, sya6.350</text:p>
          </table:table-cell>
          <table:table-cell/>
        </table:table-row>
        <table:table-row table:style-name="ro1">
          <table:table-cell office:value-type="string" calcext:value-type="string">
            <text:p>pli-tv-kd14:14.16.10</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11</text:p>
          </table:table-cell>
          <table:table-cell office:value-type="string" calcext:value-type="string">
            <text:p>Sammukhāvinayena.</text:p>
          </table:table-cell>
          <table:table-cell office:value-type="string" calcext:value-type="string">
            <text:p>It has been resolved face-to-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12</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13</text:p>
          </table:table-cell>
          <table:table-cell office:value-type="string" calcext:value-type="string">
            <text:p>Saṅghasammukhatā, dhammasammukhatā, vinayasammukhatā, puggalasammukhatā.</text:p>
          </table:table-cell>
          <table:table-cell office:value-type="string" calcext:value-type="string">
            <text:p>Face-to-face with the Sangha, face-to-face with the Teaching, face-to-face with the Monastic Law, face-to-face with the persons conce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14</text:p>
          </table:table-cell>
          <table:table-cell office:value-type="string" calcext:value-type="string">
            <text:p>Kā ca tattha saṅghasammukhatā?</text:p>
          </table:table-cell>
          <table:table-cell office:value-type="string" calcext:value-type="string">
            <text:p>This is the meaning of face-to-face with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15</text:p>
          </table:table-cell>
          <table:table-cell office:value-type="string" calcext:value-type="string">
            <text:p>Yāvatikā bhikkhū kammappattā te āgatā honti, chandārahānaṁ chando āhaṭo hoti, sammukhībhūtā na paṭikkosanti—</text:p>
          </table:table-cell>
          <table:table-cell office:value-type="string" calcext:value-type="string">
            <text:p>the monks who should be present have arrived, consent has been brought for those who are eligible to give their consent, and no-one present objects to the deci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16</text:p>
          </table:table-cell>
          <table:table-cell office:value-type="string" calcext:value-type="string">
            <text:p>ayaṁ tattha saṅgh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17</text:p>
          </table:table-cell>
          <table:table-cell office:value-type="string" calcext:value-type="string">
            <text:p>Kā ca tattha dhammasammukhatā, vinayasammukhatā?</text:p>
          </table:table-cell>
          <table:table-cell office:value-type="string" calcext:value-type="string">
            <text:p>This is the meaning of face-to-face with the Teaching, face-to-face with the Monastic La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18</text:p>
          </table:table-cell>
          <table:table-cell office:value-type="string" calcext:value-type="string">
            <text:p>Yena dhammena yena vinayena yena satthusāsanena taṁ adhikaraṇaṁ vūpasammati—</text:p>
          </table:table-cell>
          <table:table-cell office:value-type="string" calcext:value-type="string">
            <text:p>the Teaching, the Monastic Law, the Teacher’s instruction—that by which that legal issue is resolved. </text:p>
          </table:table-cell>
          <table:table-cell office:value-type="string" calcext:value-type="string">
            <text:p/>
          </table:table-cell>
          <table:table-cell office:value-type="string" calcext:value-type="string">
            <text:p>{}</text:p>
          </table:table-cell>
          <table:table-cell office:value-type="string" calcext:value-type="string">
            <text:p>pts-vp-pli2.94</text:p>
          </table:table-cell>
          <table:table-cell/>
        </table:table-row>
        <table:table-row table:style-name="ro1">
          <table:table-cell office:value-type="string" calcext:value-type="string">
            <text:p>pli-tv-kd14:14.16.19</text:p>
          </table:table-cell>
          <table:table-cell office:value-type="string" calcext:value-type="string">
            <text:p>ayaṁ tattha dhammasammukhatā, vinay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20</text:p>
          </table:table-cell>
          <table:table-cell office:value-type="string" calcext:value-type="string">
            <text:p>Kā ca tattha puggalasammukhatā?</text:p>
          </table:table-cell>
          <table:table-cell office:value-type="string" calcext:value-type="string">
            <text:p>This is the meaning of face-to-face with the persons conce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21</text:p>
          </table:table-cell>
          <table:table-cell office:value-type="string" calcext:value-type="string">
            <text:p>Yo ca vivadati, yena ca vivadati, ubho atthapaccatthikā sammukhībhūtā honti—</text:p>
          </table:table-cell>
          <table:table-cell office:value-type="string" calcext:value-type="string">
            <text:p>both sides—those who are disputing and those they are disputing with—are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22</text:p>
          </table:table-cell>
          <table:table-cell office:value-type="string" calcext:value-type="string">
            <text:p>ayaṁ tattha puggal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6.23</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_Bhikkhu-pācittiya_ 63.</text:p>
          </table:table-cell>
          <table:table-cell office:value-type="string" calcext:value-type="string">
            <text:p>{}</text:p>
          </table:table-cell>
          <table:table-cell table:number-columns-repeated="2"/>
        </table:table-row>
        <table:table-row table:style-name="ro1">
          <table:table-cell office:value-type="string" calcext:value-type="string">
            <text:p>pli-tv-kd14:14.16.24</text:p>
          </table:table-cell>
          <table:table-cell office:value-type="string" calcext:value-type="string">
            <text:p>chandadāyako khīyati, khīyanakaṁ pācittiyaṁ.</text:p>
          </table:table-cell>
          <table:table-cell office:value-type="string" calcext:value-type="string">
            <text:p>If anyone who gave their consent criticizes the resolution, they incur an offense entailing confession. </text:p>
          </table:table-cell>
          <table:table-cell office:value-type="string" calcext:value-type="string">
            <text:p>_Bhikkhu-pācittiya_ 79.</text:p>
          </table:table-cell>
          <table:table-cell office:value-type="string" calcext:value-type="string">
            <text:p>{}&lt;/p&gt;</text:p>
          </table:table-cell>
          <table:table-cell table:number-columns-repeated="2"/>
        </table:table-row>
        <table:table-row table:style-name="ro1">
          <table:table-cell office:value-type="string" calcext:value-type="string">
            <text:p>pli-tv-kd14:14.17.1</text:p>
          </table:table-cell>
          <table:table-cell office:value-type="string" calcext:value-type="string">
            <text:p>Te ce, bhikkhave, bhikkhū na sakkonti taṁ adhikaraṇaṁ tasmiṁ āvāse vūpasametuṁ, tehi, bhikkhave, bhikkhūhi, yasmiṁ āvāse sambahulā bhikkhū, so āvāso gantabbo.</text:p>
          </table:table-cell>
          <table:table-cell office:value-type="string" calcext:value-type="string">
            <text:p>If those monks are unable to resolve that legal issue in that monastery, they should go to another monastery that has a number of monks. </text:p>
          </table:table-cell>
          <table:table-cell office:value-type="string" calcext:value-type="string">
            <text:p/>
          </table:table-cell>
          <table:table-cell office:value-type="string" calcext:value-type="string">
            <text:p>&lt;p&gt;{}</text:p>
          </table:table-cell>
          <table:table-cell office:value-type="string" calcext:value-type="string">
            <text:p>ms4V_938, msdiv229, pts-cs14.17, sc154, vri90.205</text:p>
          </table:table-cell>
          <table:table-cell office:value-type="string" calcext:value-type="string">
            <text:p>sambahulā → bahutarā (bj, sya-all, pts1ed)</text:p>
          </table:table-cell>
        </table:table-row>
        <table:table-row table:style-name="ro1">
          <table:table-cell office:value-type="string" calcext:value-type="string">
            <text:p>pli-tv-kd14:14.17.2</text:p>
          </table:table-cell>
          <table:table-cell office:value-type="string" calcext:value-type="string">
            <text:p>Te ce, bhikkhave, bhikkhū taṁ āvāsaṁ gacchantā antarāmagge sakkonti taṁ adhikaraṇaṁ vūpasametuṁ, idaṁ vuccati, bhikkhave, adhikaraṇaṁ vūpasantaṁ.</text:p>
          </table:table-cell>
          <table:table-cell office:value-type="string" calcext:value-type="string">
            <text:p>If they are able to resolve that legal issue while on their way, this is called the resolution of a legal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3</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4</text:p>
          </table:table-cell>
          <table:table-cell office:value-type="string" calcext:value-type="string">
            <text:p>Sammukhāvinayena.</text:p>
          </table:table-cell>
          <table:table-cell office:value-type="string" calcext:value-type="string">
            <text:p>It has been resolved face-to-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5</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6</text:p>
          </table:table-cell>
          <table:table-cell office:value-type="string" calcext:value-type="string">
            <text:p>Saṅghasammukhatā, dhammasammukhatā, vinayasammukhatā, puggalasammukhatā.</text:p>
          </table:table-cell>
          <table:table-cell office:value-type="string" calcext:value-type="string">
            <text:p>Face-to-face with the Sangha, face-to-face with the Teaching, face-to-face with the Monastic Law, face-to-face with the persons conce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7</text:p>
          </table:table-cell>
          <table:table-cell office:value-type="string" calcext:value-type="string">
            <text:p>Kā ca tattha saṅghasammukhatā?</text:p>
          </table:table-cell>
          <table:table-cell office:value-type="string" calcext:value-type="string">
            <text:p>…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8</text:p>
          </table:table-cell>
          <table:table-cell office:value-type="string" calcext:value-type="string">
            <text:p>Yāvatikā bhikkhū kammappattā te āgatā honti, chandārahānaṁ chando āhaṭo hoti, sammukhībhūtā na paṭikkosa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9</text:p>
          </table:table-cell>
          <table:table-cell office:value-type="string" calcext:value-type="string">
            <text:p>ayaṁ tattha saṅgh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10</text:p>
          </table:table-cell>
          <table:table-cell office:value-type="string" calcext:value-type="string">
            <text:p>Kā ca tattha dhammasammukhatā, vinay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11</text:p>
          </table:table-cell>
          <table:table-cell office:value-type="string" calcext:value-type="string">
            <text:p>Yena dhammena yena vinayena yena satthusāsanena taṁ adhikaraṇaṁ vūpasamma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12</text:p>
          </table:table-cell>
          <table:table-cell office:value-type="string" calcext:value-type="string">
            <text:p>ayaṁ tattha dhammasammukhatā, vinay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13</text:p>
          </table:table-cell>
          <table:table-cell office:value-type="string" calcext:value-type="string">
            <text:p>Kā ca tattha puggal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14</text:p>
          </table:table-cell>
          <table:table-cell office:value-type="string" calcext:value-type="string">
            <text:p>Yo ca vivadati, yena ca vivadati, ubho atthapaccatthikā sammukhībhūtā hon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15</text:p>
          </table:table-cell>
          <table:table-cell office:value-type="string" calcext:value-type="string">
            <text:p>ayaṁ tattha puggal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16</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7.17</text:p>
          </table:table-cell>
          <table:table-cell office:value-type="string" calcext:value-type="string">
            <text:p>chandadāyako khīyati, khīyanakaṁ pācittiyaṁ.</text:p>
          </table:table-cell>
          <table:table-cell office:value-type="string" calcext:value-type="string">
            <text:p>If anyone who gave their consent criticizes the resolution, they incur an offense entailing confe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8.1</text:p>
          </table:table-cell>
          <table:table-cell office:value-type="string" calcext:value-type="string">
            <text:p>Te ce, bhikkhave, bhikkhū taṁ āvāsaṁ āgacchantā antarāmagge na sakkonti taṁ adhikaraṇaṁ vūpasametuṁ, tehi, bhikkhave, bhikkhūhi, taṁ āvāsaṁ gantvā āvāsikā bhikkhū evamassu vacanīyā—</text:p>
          </table:table-cell>
          <table:table-cell office:value-type="string" calcext:value-type="string">
            <text:p>If those monks are unable to resolve that legal issue while on their way, they should go to that other monastery and say to the resident monks, </text:p>
          </table:table-cell>
          <table:table-cell office:value-type="string" calcext:value-type="string">
            <text:p/>
          </table:table-cell>
          <table:table-cell office:value-type="string" calcext:value-type="string">
            <text:p>&lt;p&gt;{}</text:p>
          </table:table-cell>
          <table:table-cell office:value-type="string" calcext:value-type="string">
            <text:p>cck6.319, ms4V_939, msdiv230, ndp4.179, pts-cs14.18, pts-vp-en5.127, sc155, sya6.351</text:p>
          </table:table-cell>
          <table:table-cell/>
        </table:table-row>
        <table:table-row table:style-name="ro1">
          <table:table-cell office:value-type="string" calcext:value-type="string">
            <text:p>pli-tv-kd14:14.18.2</text:p>
          </table:table-cell>
          <table:table-cell office:value-type="string" calcext:value-type="string">
            <text:p>‘idaṁ kho, āvuso, adhikaraṇaṁ evaṁ jātaṁ, evaṁ samuppannaṁ;</text:p>
          </table:table-cell>
          <table:table-cell office:value-type="string" calcext:value-type="string">
            <text:p>‘There is this legal issue that has come about in such-and-such a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3</text:p>
          </table:table-cell>
          <table:table-cell office:value-type="string" calcext:value-type="string">
            <text:p>sādhāyasmantā imaṁ adhikaraṇaṁ vūpasamentu dhammena vinayena satthusāsanena, yathayidaṁ adhikaraṇaṁ suvūpasantaṁ assā’ti.</text:p>
          </table:table-cell>
          <table:table-cell office:value-type="string" calcext:value-type="string">
            <text:p>It would be good if you would resolve it according to the Teaching, the Monastic Law, and the Teacher’s instruction, so that this legal issue may be properly resolv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8.4</text:p>
          </table:table-cell>
          <table:table-cell office:value-type="string" calcext:value-type="string">
            <text:p>Sace, bhikkhave, āvāsikā bhikkhū vuḍḍhatarā honti, āgantukā bhikkhū navakatarā, tehi, bhikkhave, āvāsikehi bhikkhūhi āgantukā bhikkhū evamassu vacanīyā—</text:p>
          </table:table-cell>
          <table:table-cell office:value-type="string" calcext:value-type="string">
            <text:p>If the resident monks are senior to the visiting monks, the resident monks should say, </text:p>
          </table:table-cell>
          <table:table-cell office:value-type="string" calcext:value-type="string">
            <text:p/>
          </table:table-cell>
          <table:table-cell office:value-type="string" calcext:value-type="string">
            <text:p>&lt;p&gt;{}</text:p>
          </table:table-cell>
          <table:table-cell office:value-type="string" calcext:value-type="string">
            <text:p>bj4.400, csp1ed4.222, csp2ed4.222, dr6.282, ms4V_940, sc156</text:p>
          </table:table-cell>
          <table:table-cell/>
        </table:table-row>
        <table:table-row table:style-name="ro1">
          <table:table-cell office:value-type="string" calcext:value-type="string">
            <text:p>pli-tv-kd14:14.18.5</text:p>
          </table:table-cell>
          <table:table-cell office:value-type="string" calcext:value-type="string">
            <text:p>‘iṅgha tumhe, āyasmanto, muhuttaṁ ekamantaṁ hotha, yāva mayaṁ mantemā’ti.</text:p>
          </table:table-cell>
          <table:table-cell office:value-type="string" calcext:value-type="string">
            <text:p>‘Now, Venerables, please go to one side for a moment while we discuss this matt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6</text:p>
          </table:table-cell>
          <table:table-cell office:value-type="string" calcext:value-type="string">
            <text:p>Sace pana, bhikkhave, āvāsikā bhikkhū navakatarā honti, āgantukā bhikkhū vuḍḍhatarā, tehi, bhikkhave, āvāsikehi bhikkhūhi āgantukā bhikkhū evamassu vacanīyā—</text:p>
          </table:table-cell>
          <table:table-cell office:value-type="string" calcext:value-type="string">
            <text:p>If the visiting monks are senior to the resident monks, the resident monks shoul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7</text:p>
          </table:table-cell>
          <table:table-cell office:value-type="string" calcext:value-type="string">
            <text:p>‘tena hi tumhe, āyasmanto, muhuttaṁ idheva tāva hotha, yāva mayaṁ mantemā’ti.</text:p>
          </table:table-cell>
          <table:table-cell office:value-type="string" calcext:value-type="string">
            <text:p>‘Well then, Venerables, please wait right here for a moment while we discuss this matter.’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8.8</text:p>
          </table:table-cell>
          <table:table-cell office:value-type="string" calcext:value-type="string">
            <text:p>Sace pana, bhikkhave, āvāsikānaṁ bhikkhūnaṁ mantayamānānaṁ evaṁ hoti—</text:p>
          </table:table-cell>
          <table:table-cell office:value-type="string" calcext:value-type="string">
            <text:p>If, while discussing that matter, the resident monks think, </text:p>
          </table:table-cell>
          <table:table-cell office:value-type="string" calcext:value-type="string">
            <text:p/>
          </table:table-cell>
          <table:table-cell office:value-type="string" calcext:value-type="string">
            <text:p>&lt;p&gt;{}</text:p>
          </table:table-cell>
          <table:table-cell office:value-type="string" calcext:value-type="string">
            <text:p>cck6.320, ms4V_941, sc157, sya6.352, vri90.206</text:p>
          </table:table-cell>
          <table:table-cell/>
        </table:table-row>
        <table:table-row table:style-name="ro1">
          <table:table-cell office:value-type="string" calcext:value-type="string">
            <text:p>pli-tv-kd14:14.18.9</text:p>
          </table:table-cell>
          <table:table-cell office:value-type="string" calcext:value-type="string">
            <text:p>‘na mayaṁ sakkoma imaṁ adhikaraṇaṁ vūpasametuṁ dhammena vinayena satthusāsanenā’ti, na taṁ adhikaraṇaṁ āvāsikehi bhikkhūhi sampaṭicchitabbaṁ.</text:p>
          </table:table-cell>
          <table:table-cell office:value-type="string" calcext:value-type="string">
            <text:p>‘We’re unable to resolve this legal issue according to the Teaching, the Monastic Law, and the Teacher’s instruction,’ then they should not take on that legal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10</text:p>
          </table:table-cell>
          <table:table-cell office:value-type="string" calcext:value-type="string">
            <text:p>Sace pana, bhikkhave, āvāsikānaṁ bhikkhūnaṁ mantayamānānaṁ evaṁ hoti—</text:p>
          </table:table-cell>
          <table:table-cell office:value-type="string" calcext:value-type="string">
            <text:p>But if they th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11</text:p>
          </table:table-cell>
          <table:table-cell office:value-type="string" calcext:value-type="string">
            <text:p>‘sakkoma mayaṁ imaṁ adhikaraṇaṁ vūpasametuṁ dhammena vinayena satthusāsanenā’ti.</text:p>
          </table:table-cell>
          <table:table-cell office:value-type="string" calcext:value-type="string">
            <text:p>‘We’re able to resolve this legal issue according to the Teaching, the Monastic Law, and the Teacher’s instru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12</text:p>
          </table:table-cell>
          <table:table-cell office:value-type="string" calcext:value-type="string">
            <text:p>Tehi, bhikkhave, āvāsikehi bhikkhūhi āgantukā bhikkhū evamassu vacanīyā—</text:p>
          </table:table-cell>
          <table:table-cell office:value-type="string" calcext:value-type="string">
            <text:p>then they should say to the visiting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13</text:p>
          </table:table-cell>
          <table:table-cell office:value-type="string" calcext:value-type="string">
            <text:p>‘sace tumhe, āyasmanto, amhākaṁ imaṁ adhikaraṇaṁ yathājātaṁ yathāsamuppannaṁ ārocessatha, yathā ca mayaṁ imaṁ adhikaraṇaṁ vūpasamessāma dhammena vinayena satthusāsanena tathā suvūpasantaṁ bhavissati.</text:p>
          </table:table-cell>
          <table:table-cell office:value-type="string" calcext:value-type="string">
            <text:p>‘If you will tell us how this legal issue arose, we’ll be able to resolve it properly according to the Teaching, the Monastic Law, and the Teacher’s instruction. </text:p>
          </table:table-cell>
          <table:table-cell office:value-type="string" calcext:value-type="string">
            <text:p/>
          </table:table-cell>
          <table:table-cell office:value-type="string" calcext:value-type="string">
            <text:p>{}</text:p>
          </table:table-cell>
          <table:table-cell office:value-type="string" calcext:value-type="string">
            <text:p>pts-vp-pli2.95</text:p>
          </table:table-cell>
          <table:table-cell/>
        </table:table-row>
        <table:table-row table:style-name="ro1">
          <table:table-cell office:value-type="string" calcext:value-type="string">
            <text:p>pli-tv-kd14:14.18.14</text:p>
          </table:table-cell>
          <table:table-cell office:value-type="string" calcext:value-type="string">
            <text:p>Evaṁ mayaṁ imaṁ adhikaraṇaṁ sampaṭicchissāma.</text:p>
          </table:table-cell>
          <table:table-cell office:value-type="string" calcext:value-type="string">
            <text:p>In this way we’ll take it 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15</text:p>
          </table:table-cell>
          <table:table-cell office:value-type="string" calcext:value-type="string">
            <text:p>No ce tumhe, āyasmanto, amhākaṁ imaṁ adhikaraṇaṁ yathājātaṁ yathāsamuppannaṁ ārocessatha, yathā ca mayaṁ imaṁ adhikaraṇaṁ vūpasamessāma dhammena vinayena satthusāsanena tathā na suvūpasantaṁ bhavissati, na mayaṁ imaṁ adhikaraṇaṁ sampaṭicchissāmā’ti.</text:p>
          </table:table-cell>
          <table:table-cell office:value-type="string" calcext:value-type="string">
            <text:p>If, however, you won’t tell us how this legal issue arose, we won’t be able to resolve it properly according to the Teaching, the Monastic Law, and the Teacher’s instruction. We won’t take it 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16</text:p>
          </table:table-cell>
          <table:table-cell office:value-type="string" calcext:value-type="string">
            <text:p>Evaṁ supariggahitaṁ kho, bhikkhave, katvā āvāsikehi bhikkhūhi taṁ adhikaraṇaṁ sampaṭicchitabbaṁ.</text:p>
          </table:table-cell>
          <table:table-cell office:value-type="string" calcext:value-type="string">
            <text:p>Dealing properly with the case in this way, the resident monks should take on that legal issu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8.17</text:p>
          </table:table-cell>
          <table:table-cell office:value-type="string" calcext:value-type="string">
            <text:p>Tehi, bhikkhave, āgantukehi bhikkhūhi āvāsikā bhikkhū evamassu vacanīyā—</text:p>
          </table:table-cell>
          <table:table-cell office:value-type="string" calcext:value-type="string">
            <text:p>The visiting monks should say this to the resident monks, </text:p>
          </table:table-cell>
          <table:table-cell office:value-type="string" calcext:value-type="string">
            <text:p/>
          </table:table-cell>
          <table:table-cell office:value-type="string" calcext:value-type="string">
            <text:p>&lt;p&gt;{}</text:p>
          </table:table-cell>
          <table:table-cell office:value-type="string" calcext:value-type="string">
            <text:p>bj4.402, csp1ed4.223, csp2ed4.223, dr6.283, ms4V_942, ndp4.180, sc158, sya6.353</text:p>
          </table:table-cell>
          <table:table-cell/>
        </table:table-row>
        <table:table-row table:style-name="ro1">
          <table:table-cell office:value-type="string" calcext:value-type="string">
            <text:p>pli-tv-kd14:14.18.18</text:p>
          </table:table-cell>
          <table:table-cell office:value-type="string" calcext:value-type="string">
            <text:p>‘yathājātaṁ yathāsamuppannaṁ mayaṁ imaṁ adhikaraṇaṁ āyasmantānaṁ ārocessāma.</text:p>
          </table:table-cell>
          <table:table-cell office:value-type="string" calcext:value-type="string">
            <text:p>‘We’ll tell you how this legal issue aro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19</text:p>
          </table:table-cell>
          <table:table-cell office:value-type="string" calcext:value-type="string">
            <text:p>Sace āyasmantā sakkonti ettakena vā ettakena vā antarena imaṁ adhikaraṇaṁ vūpasametuṁ dhammena vinayena satthusāsanena tathā suvūpasantaṁ bhavissati.</text:p>
          </table:table-cell>
          <table:table-cell office:value-type="string" calcext:value-type="string">
            <text:p>If you’re able to resolve this legal issue properly by this or that middle ground—according to the Teaching, the Monastic Law, and the Teacher’s instruction—</text:p>
          </table:table-cell>
          <table:table-cell office:value-type="string" calcext:value-type="string">
            <text:p/>
          </table:table-cell>
          <table:table-cell office:value-type="string" calcext:value-type="string">
            <text:p>{}</text:p>
          </table:table-cell>
          <table:table-cell office:value-type="string" calcext:value-type="string">
            <text:p>pts-vp-en5.128</text:p>
          </table:table-cell>
          <table:table-cell/>
        </table:table-row>
        <table:table-row table:style-name="ro1">
          <table:table-cell office:value-type="string" calcext:value-type="string">
            <text:p>pli-tv-kd14:14.18.20</text:p>
          </table:table-cell>
          <table:table-cell office:value-type="string" calcext:value-type="string">
            <text:p>Evaṁ mayaṁ imaṁ adhikaraṇaṁ āyasmantānaṁ niyyādessāma.</text:p>
          </table:table-cell>
          <table:table-cell office:value-type="string" calcext:value-type="string">
            <text:p>then we’ll hand this legal issue over to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21</text:p>
          </table:table-cell>
          <table:table-cell office:value-type="string" calcext:value-type="string">
            <text:p>No ce āyasmantā sakkonti ettakena vā ettakena vā antarena imaṁ adhikaraṇaṁ vūpasametuṁ dhammena vinayena satthusāsanena tathā na suvūpasantaṁ bhavissati, na mayaṁ imaṁ adhikaraṇaṁ āyasmantānaṁ niyyādessāma.</text:p>
          </table:table-cell>
          <table:table-cell office:value-type="string" calcext:value-type="string">
            <text:p>If you’re unable to resolve this legal issue properly by this or that middle ground—according to the Teaching, the Monastic Law, and the Teacher’s instruction—then we won’t hand this legal issue over to you.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22</text:p>
          </table:table-cell>
          <table:table-cell office:value-type="string" calcext:value-type="string">
            <text:p>Mayameva imassa adhikaraṇassa sāmino bhavissāmā’ti.</text:p>
          </table:table-cell>
          <table:table-cell office:value-type="string" calcext:value-type="string">
            <text:p>We’ll take responsibility for this legal issue ourselv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23</text:p>
          </table:table-cell>
          <table:table-cell office:value-type="string" calcext:value-type="string">
            <text:p>Evaṁ supariggahitaṁ kho, bhikkhave, katvā āgantukehi bhikkhūhi taṁ adhikaraṇaṁ āvāsikānaṁ bhikkhūnaṁ niyyādetabbaṁ.</text:p>
          </table:table-cell>
          <table:table-cell office:value-type="string" calcext:value-type="string">
            <text:p>Dealing properly with the case in this way, the visiting monks should hand that legal issue over to the resident monk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8.24</text:p>
          </table:table-cell>
          <table:table-cell office:value-type="string" calcext:value-type="string">
            <text:p>Te ce, bhikkhave, bhikkhū sakkonti taṁ adhikaraṇaṁ vūpasametuṁ, idaṁ vuccati, bhikkhave, adhikaraṇaṁ vūpasantaṁ.</text:p>
          </table:table-cell>
          <table:table-cell office:value-type="string" calcext:value-type="string">
            <text:p>If those monks are able to resolve that legal issue, 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cck6.321, ms4V_943, sc159</text:p>
          </table:table-cell>
          <table:table-cell/>
        </table:table-row>
        <table:table-row table:style-name="ro1">
          <table:table-cell office:value-type="string" calcext:value-type="string">
            <text:p>pli-tv-kd14:14.18.25</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26</text:p>
          </table:table-cell>
          <table:table-cell office:value-type="string" calcext:value-type="string">
            <text:p>Sammukhāvinayena.</text:p>
          </table:table-cell>
          <table:table-cell office:value-type="string" calcext:value-type="string">
            <text:p>It has been resolved face-to-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27</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28</text:p>
          </table:table-cell>
          <table:table-cell office:value-type="string" calcext:value-type="string">
            <text:p>Saṅghasammukhatā, dhammasammukhatā, vinayasammukhatā, puggalasammukhatā …pe…</text:p>
          </table:table-cell>
          <table:table-cell office:value-type="string" calcext:value-type="string">
            <text:p>Face-to-face with the Sangha, face-to-face with the Teaching, face-to-face with the Monastic Law, face-to-face with the persons concer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29</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18.30</text:p>
          </table:table-cell>
          <table:table-cell office:value-type="string" calcext:value-type="string">
            <text:p>chandadāyako khīyati, khīyanakaṁ pācittiyaṁ.</text:p>
          </table:table-cell>
          <table:table-cell office:value-type="string" calcext:value-type="string">
            <text:p>If anyone who gave their consent criticizes the resolution, they incur an offense entailing confe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19.0</text:p>
          </table:table-cell>
          <table:table-cell office:value-type="string" calcext:value-type="string">
            <text:p>9.2. Ubbāhikāyavūpasamana</text:p>
          </table:table-cell>
          <table:table-cell office:value-type="string" calcext:value-type="string">
            <text:p>Resolution by committee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19.1</text:p>
          </table:table-cell>
          <table:table-cell office:value-type="string" calcext:value-type="string">
            <text:p>Tehi ce, bhikkhave, bhikkhūhi tasmiṁ adhikaraṇe vinicchiyamāne anantāni ceva bhassāni jāyanti, na cekassa bhāsitassa attho viññāyati, anujānāmi, bhikkhave, evarūpaṁ adhikaraṇaṁ ubbāhikāya vūpasametuṁ.</text:p>
          </table:table-cell>
          <table:table-cell office:value-type="string" calcext:value-type="string">
            <text:p>“If, while they are deliberating, there is endless talk, but not a single statement that is clear, then they should resolve that legal issue by means of a committee. </text:p>
          </table:table-cell>
          <table:table-cell office:value-type="string" calcext:value-type="string">
            <text:p/>
          </table:table-cell>
          <table:table-cell office:value-type="string" calcext:value-type="string">
            <text:p>&lt;p&gt;{}&lt;/p&gt;</text:p>
          </table:table-cell>
          <table:table-cell office:value-type="string" calcext:value-type="string">
            <text:p>bj4.404, cck6.322, csp1ed4.224, csp2ed4.224, dr6.284, ms4V_944, msdiv231, pts-cs14.19, sc160, sya6.354, vri90.207</text:p>
          </table:table-cell>
          <table:table-cell office:value-type="string" calcext:value-type="string">
            <text:p>anantāni → anaggāni (bj, pts1ed); na cekassa → na cetassa (bj, sya-all, mr)</text:p>
          </table:table-cell>
        </table:table-row>
        <table:table-row table:style-name="ro1">
          <table:table-cell office:value-type="string" calcext:value-type="string">
            <text:p>pli-tv-kd14:14.19.2</text:p>
          </table:table-cell>
          <table:table-cell office:value-type="string" calcext:value-type="string">
            <text:p>Dasahaṅgehi samannāgato bhikkhu ubbāhikāya sammannitabbo—</text:p>
          </table:table-cell>
          <table:table-cell office:value-type="string" calcext:value-type="string">
            <text:p>A monk who has ten qualities may be appointed to that committee: </text:p>
          </table:table-cell>
          <table:table-cell office:value-type="string" calcext:value-type="string">
            <text:p/>
          </table:table-cell>
          <table:table-cell office:value-type="string" calcext:value-type="string">
            <text:p>&lt;article class='suttanta'&gt;&lt;p&gt;{}&lt;/p&gt;</text:p>
          </table:table-cell>
          <table:table-cell table:number-columns-repeated="2"/>
        </table:table-row>
        <table:table-row table:style-name="ro1">
          <table:table-cell office:value-type="string" calcext:value-type="string">
            <text:p>pli-tv-kd14:14.19.3</text:p>
          </table:table-cell>
          <table:table-cell office:value-type="string" calcext:value-type="string">
            <text:p>sīlavā hoti, pātimokkhasaṁvarasaṁvuto viharati ācāragocarasampanno aṇumattesu vajjesu bhayadassāvī, samādāya sikkhati sikkhāpadesu;</text:p>
          </table:table-cell>
          <table:table-cell office:value-type="string" calcext:value-type="string">
            <text:p>One who is virtuous and restrained by the Monastic Code. His conduct is good, he associates with the right people, and he sees danger in minor faults. He undertakes and trains in the training rules. </text:p>
          </table:table-cell>
          <table:table-cell office:value-type="string" calcext:value-type="string">
            <text:p/>
          </table:table-cell>
          <table:table-cell office:value-type="string" calcext:value-type="string">
            <text:p>&lt;ol&gt;&lt;li&gt;{}&lt;/li&gt;</text:p>
          </table:table-cell>
          <table:table-cell table:number-columns-repeated="2"/>
        </table:table-row>
        <table:table-row table:style-name="ro1">
          <table:table-cell office:value-type="string" calcext:value-type="string">
            <text:p>pli-tv-kd14:14.19.4</text:p>
          </table:table-cell>
          <table:table-cell office:value-type="string" calcext:value-type="string">
            <text:p>bahussuto hoti sutadharo sutasannicayo, ye te dhammā ādikalyāṇā majjhekalyāṇā pariyosānakalyāṇā sātthaṁ sabyañjanaṁ kevalaparipuṇṇaṁ parisuddhaṁ brahmacariyaṁ abhivadanti, tathārūpassa dhammā bahussutā honti, dhātā vacasā paricitā manasānupekkhitā diṭṭhiyā suppaṭividdhā;</text:p>
          </table:table-cell>
          <table:table-cell office:value-type="string" calcext:value-type="string">
            <text:p>One who has learned much, and who retains and accumulates what he has learned. Those teachings that are good in the beginning, good in the middle, and good in the end, that have a true goal and are well articulated, and that set out the perfectly complete and pure spiritual life—he has learned many such teachings, retained them in mind, recited them verbally, mentally investigated them, and penetrated them well by view. </text:p>
          </table:table-cell>
          <table:table-cell office:value-type="string" calcext:value-type="string">
            <text:p/>
          </table:table-cell>
          <table:table-cell office:value-type="string" calcext:value-type="string">
            <text:p>&lt;li&gt;{}&lt;/li&gt;</text:p>
          </table:table-cell>
          <table:table-cell office:value-type="string" calcext:value-type="string">
            <text:p/>
          </table:table-cell>
          <table:table-cell office:value-type="string" calcext:value-type="string">
            <text:p>dhātā → dhatā (bj, sya-all, pts1ed)</text:p>
          </table:table-cell>
        </table:table-row>
        <table:table-row table:style-name="ro1">
          <table:table-cell office:value-type="string" calcext:value-type="string">
            <text:p>pli-tv-kd14:14.19.5</text:p>
          </table:table-cell>
          <table:table-cell office:value-type="string" calcext:value-type="string">
            <text:p>ubhayāni kho panassa pātimokkhāni vitthārena svāgatāni honti suvibhattāni suppavattīni suvinicchitāni suttaso anubyañjanaso;</text:p>
          </table:table-cell>
          <table:table-cell office:value-type="string" calcext:value-type="string">
            <text:p>One who has properly learned both Monastic Codes in detail; who has well analyzed them, thoroughly mastered them, and well investigated them, both in terms of the rules and their detailed exposition. </text:p>
          </table:table-cell>
          <table:table-cell office:value-type="string" calcext:value-type="string">
            <text:p/>
          </table:table-cell>
          <table:table-cell office:value-type="string" calcext:value-type="string">
            <text:p>&lt;li&gt;{}&lt;/li&gt;</text:p>
          </table:table-cell>
          <table:table-cell office:value-type="string" calcext:value-type="string">
            <text:p>pts-vp-pli2.96</text:p>
          </table:table-cell>
          <table:table-cell/>
        </table:table-row>
        <table:table-row table:style-name="ro1">
          <table:table-cell office:value-type="string" calcext:value-type="string">
            <text:p>pli-tv-kd14:14.19.6</text:p>
          </table:table-cell>
          <table:table-cell office:value-type="string" calcext:value-type="string">
            <text:p>vinaye kho pana ṭhito hoti asaṁhīro;</text:p>
          </table:table-cell>
          <table:table-cell office:value-type="string" calcext:value-type="string">
            <text:p>One who is firmly committed to the Monastic Law. </text:p>
          </table:table-cell>
          <table:table-cell office:value-type="string" calcext:value-type="string">
            <text:p/>
          </table:table-cell>
          <table:table-cell office:value-type="string" calcext:value-type="string">
            <text:p>&lt;li&gt;{}&lt;/li&gt;</text:p>
          </table:table-cell>
          <table:table-cell office:value-type="string" calcext:value-type="string">
            <text:p>pts-vp-en5.129</text:p>
          </table:table-cell>
          <table:table-cell office:value-type="string" calcext:value-type="string">
            <text:p>ṭhito → cheko (pts1ed, mr)</text:p>
          </table:table-cell>
        </table:table-row>
        <table:table-row table:style-name="ro1">
          <table:table-cell office:value-type="string" calcext:value-type="string">
            <text:p>pli-tv-kd14:14.19.7</text:p>
          </table:table-cell>
          <table:table-cell office:value-type="string" calcext:value-type="string">
            <text:p>paṭibalo hoti ubho atthapaccatthike assāsetuṁ saññāpetuṁ nijjhāpetuṁ pekkhetuṁ pasādetuṁ;</text:p>
          </table:table-cell>
          <table:table-cell office:value-type="string" calcext:value-type="string">
            <text:p>One who is capable of making both sides relax, of persuading them, of convincing them, of making them see, of reconciling them.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4.19.8</text:p>
          </table:table-cell>
          <table:table-cell office:value-type="string" calcext:value-type="string">
            <text:p>adhikaraṇasamuppādavūpasamanakusalo hoti;</text:p>
          </table:table-cell>
          <table:table-cell office:value-type="string" calcext:value-type="string">
            <text:p>One who is knowledgeable about the arising and resolution of legal issue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4.19.9</text:p>
          </table:table-cell>
          <table:table-cell office:value-type="string" calcext:value-type="string">
            <text:p>adhikaraṇaṁ jānāti;</text:p>
          </table:table-cell>
          <table:table-cell office:value-type="string" calcext:value-type="string">
            <text:p>One who understands legal issue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4.19.10</text:p>
          </table:table-cell>
          <table:table-cell office:value-type="string" calcext:value-type="string">
            <text:p>adhikaraṇasamudayaṁ jānāti;</text:p>
          </table:table-cell>
          <table:table-cell office:value-type="string" calcext:value-type="string">
            <text:p>One who understands the arising of legal issue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4.19.11</text:p>
          </table:table-cell>
          <table:table-cell office:value-type="string" calcext:value-type="string">
            <text:p>adhikaraṇanirodhaṁ jānāti;</text:p>
          </table:table-cell>
          <table:table-cell office:value-type="string" calcext:value-type="string">
            <text:p>One who understands the ending of legal issues. </text:p>
          </table:table-cell>
          <table:table-cell office:value-type="string" calcext:value-type="string">
            <text:p/>
          </table:table-cell>
          <table:table-cell office:value-type="string" calcext:value-type="string">
            <text:p>&lt;li&gt;{}&lt;/li&gt;</text:p>
          </table:table-cell>
          <table:table-cell table:number-columns-repeated="2"/>
        </table:table-row>
        <table:table-row table:style-name="ro1">
          <table:table-cell office:value-type="string" calcext:value-type="string">
            <text:p>pli-tv-kd14:14.19.12</text:p>
          </table:table-cell>
          <table:table-cell office:value-type="string" calcext:value-type="string">
            <text:p>adhikaraṇanirodhagāminipaṭipadaṁ jānāti.</text:p>
          </table:table-cell>
          <table:table-cell office:value-type="string" calcext:value-type="string">
            <text:p>One who understands the way to the ending of legal issues. </text:p>
          </table:table-cell>
          <table:table-cell office:value-type="string" calcext:value-type="string">
            <text:p/>
          </table:table-cell>
          <table:table-cell office:value-type="string" calcext:value-type="string">
            <text:p>&lt;li&gt;{}&lt;/li&gt;&lt;/ol&gt;&lt;/article&gt;</text:p>
          </table:table-cell>
          <table:table-cell table:number-columns-repeated="2"/>
        </table:table-row>
        <table:table-row table:style-name="ro1">
          <table:table-cell office:value-type="string" calcext:value-type="string">
            <text:p>pli-tv-kd14:14.19.13</text:p>
          </table:table-cell>
          <table:table-cell office:value-type="string" calcext:value-type="string">
            <text:p>Anujānāmi, bhikkhave, imehi dasahaṅgehi samannāgataṁ bhikkhuṁ ubbāhikāya sammannituṁ.</text:p>
          </table:table-cell>
          <table:table-cell table:number-columns-repeated="2" office:value-type="string" calcext:value-type="string">
            <text:p/>
          </table:table-cell>
          <table:table-cell office:value-type="string" calcext:value-type="string">
            <text:p>&lt;p class='rule'&gt;{}&lt;/p&gt;</text:p>
          </table:table-cell>
          <table:table-cell table:number-columns-repeated="2"/>
        </table:table-row>
        <table:table-row table:style-name="ro1">
          <table:table-cell office:value-type="string" calcext:value-type="string">
            <text:p>pli-tv-kd14:14.20.1</text:p>
          </table:table-cell>
          <table:table-cell office:value-type="string" calcext:value-type="string">
            <text:p>Evañca pana, bhikkhave, sammannitabbo.</text:p>
          </table:table-cell>
          <table:table-cell office:value-type="string" calcext:value-type="string">
            <text:p>And he should be appointed in this way. </text:p>
          </table:table-cell>
          <table:table-cell office:value-type="string" calcext:value-type="string">
            <text:p/>
          </table:table-cell>
          <table:table-cell office:value-type="string" calcext:value-type="string">
            <text:p>&lt;p&gt;{}</text:p>
          </table:table-cell>
          <table:table-cell office:value-type="string" calcext:value-type="string">
            <text:p>pts-cs14.20</text:p>
          </table:table-cell>
          <table:table-cell/>
        </table:table-row>
        <table:table-row table:style-name="ro1">
          <table:table-cell office:value-type="string" calcext:value-type="string">
            <text:p>pli-tv-kd14:14.20.2</text:p>
          </table:table-cell>
          <table:table-cell office:value-type="string" calcext:value-type="string">
            <text:p>Paṭhamaṁ bhikkhu yācitabbo, yācitvā byattena bhikkhunā paṭibalena saṅgho ñāpetabbo—</text:p>
          </table:table-cell>
          <table:table-cell office:value-type="string" calcext:value-type="string">
            <text:p>First a monk should be asked, and then a competent and capable monk shoul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0.3</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945, msdiv232, ndp4.181, sc161</text:p>
          </table:table-cell>
          <table:table-cell/>
        </table:table-row>
        <table:table-row table:style-name="ro1">
          <table:table-cell office:value-type="string" calcext:value-type="string">
            <text:p>pli-tv-kd14:14.20.4</text:p>
          </table:table-cell>
          <table:table-cell office:value-type="string" calcext:value-type="string">
            <text:p>Amhākaṁ imasmiṁ adhikaraṇe vinicchiyamāne anantāni ceva bhassāni jāyanti, na cekassa bhāsitassa attho viññāyati.</text:p>
          </table:table-cell>
          <table:table-cell office:value-type="string" calcext:value-type="string">
            <text:p>While we were deliberating, there was endless talk, but not a single statement that was clea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0.5</text:p>
          </table:table-cell>
          <table:table-cell office:value-type="string" calcext:value-type="string">
            <text:p>Yadi saṅghassa pattakallaṁ, saṅgho itthannāmañca itthannāmañca bhikkhuṁ sammanneyya ubbāhikāya imaṁ adhikaraṇaṁ vūpasametuṁ.</text:p>
          </table:table-cell>
          <table:table-cell office:value-type="string" calcext:value-type="string">
            <text:p>If it seems appropriate to the Sangha, the Sangha should appoint monk so-and-so and monk so-and-so to a committee to resolve this legal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0.6</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0.7</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dr6.285, ms4V_946, sc162, sya6.355</text:p>
          </table:table-cell>
          <table:table-cell/>
        </table:table-row>
        <table:table-row table:style-name="ro1">
          <table:table-cell office:value-type="string" calcext:value-type="string">
            <text:p>pli-tv-kd14:14.20.8</text:p>
          </table:table-cell>
          <table:table-cell office:value-type="string" calcext:value-type="string">
            <text:p>Amhākaṁ imasmiṁ adhikaraṇe vinicchiyamāne anantāni ceva bhassāni jāyanti, na cekassa bhāsitassa attho viññāyati.</text:p>
          </table:table-cell>
          <table:table-cell office:value-type="string" calcext:value-type="string">
            <text:p>While we were deliberating, there was endless talk, but not a single statement that was clea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0.9</text:p>
          </table:table-cell>
          <table:table-cell office:value-type="string" calcext:value-type="string">
            <text:p>Saṅgho itthannāmañca itthannāmañca bhikkhuṁ sammannati ubbāhikāya imaṁ adhikaraṇaṁ vūpasametuṁ.</text:p>
          </table:table-cell>
          <table:table-cell office:value-type="string" calcext:value-type="string">
            <text:p>The Sangha appoints monk so-and-so and monk so-and-so to a committee to resolve this legal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0.10</text:p>
          </table:table-cell>
          <table:table-cell office:value-type="string" calcext:value-type="string">
            <text:p>Yassāyasmato khamati itthannāmassa ca itthannāmassa ca bhikkhuno sammuti ubbāhikāya imaṁ adhikaraṇaṁ vūpasametuṁ, so tuṇhassa;</text:p>
          </table:table-cell>
          <table:table-cell office:value-type="string" calcext:value-type="string">
            <text:p>Any monk who approves of appointing monk so-and-so and monk so-and-so to a committee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0.11</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0.12</text:p>
          </table:table-cell>
          <table:table-cell office:value-type="string" calcext:value-type="string">
            <text:p>Sammato saṅghena itthannāmo ca itthannāmo ca bhikkhu ubbāhikāya imaṁ adhikaraṇaṁ vūpasametuṁ.</text:p>
          </table:table-cell>
          <table:table-cell office:value-type="string" calcext:value-type="string">
            <text:p>The Sangha has appointed monk so-and-so and monk so-and-so to a committee to resolve this legal issue. </text:p>
          </table:table-cell>
          <table:table-cell office:value-type="string" calcext:value-type="string">
            <text:p/>
          </table:table-cell>
          <table:table-cell office:value-type="string" calcext:value-type="string">
            <text:p>&lt;p&gt;{}</text:p>
          </table:table-cell>
          <table:table-cell office:value-type="string" calcext:value-type="string">
            <text:p>ms4V_947, sc163</text:p>
          </table:table-cell>
          <table:table-cell/>
        </table:table-row>
        <table:table-row table:style-name="ro1">
          <table:table-cell office:value-type="string" calcext:value-type="string">
            <text:p>pli-tv-kd14:14.20.13</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21.1</text:p>
          </table:table-cell>
          <table:table-cell office:value-type="string" calcext:value-type="string">
            <text:p>Te ce, bhikkhave, bhikkhū sakkonti taṁ adhikaraṇaṁ ubbāhikāya vūpasametuṁ, idaṁ vuccati, bhikkhave, adhikaraṇaṁ vūpasantaṁ.</text:p>
          </table:table-cell>
          <table:table-cell office:value-type="string" calcext:value-type="string">
            <text:p>If those monks are able to resolve that legal issue by committee, 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cck6.323, ms4V_948, pts-cs14.21, sc164</text:p>
          </table:table-cell>
          <table:table-cell/>
        </table:table-row>
        <table:table-row table:style-name="ro1">
          <table:table-cell office:value-type="string" calcext:value-type="string">
            <text:p>pli-tv-kd14:14.21.2</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1.3</text:p>
          </table:table-cell>
          <table:table-cell office:value-type="string" calcext:value-type="string">
            <text:p>Sammukhāvinayena.</text:p>
          </table:table-cell>
          <table:table-cell office:value-type="string" calcext:value-type="string">
            <text:p>It has been resolved face-to-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1.4</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1.5</text:p>
          </table:table-cell>
          <table:table-cell office:value-type="string" calcext:value-type="string">
            <text:p>Dhammasammukhatā, vinayasammukhatā, puggalasammukhatā …pe…</text:p>
          </table:table-cell>
          <table:table-cell office:value-type="string" calcext:value-type="string">
            <text:p>Face-to-face with the Sangha, face-to-face with the Teaching, face-to-face with the Monastic Law, face-to-face with the persons concerned. This is the meaning of face-to-face with the Sangha: the monks who should be present have arrived, consent has been brought for those who are eligible to give their consent, and no-one present objects to the decision. This is the meaning of face-to-face with the Teaching, face-to-face with the Monastic Law: the Teaching, the Monastic Law, the Teacher’s instruction—that by which that legal issue is resolved. This is the meaning of face-to-face with the persons concerned: both sides—those who are disputing and those they are disputing with—are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1.6</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2.1</text:p>
          </table:table-cell>
          <table:table-cell office:value-type="string" calcext:value-type="string">
            <text:p>Tehi ce, bhikkhave, bhikkhūhi tasmiṁ adhikaraṇe vinicchiyamāne tatrāssa bhikkhu dhammakathiko, tassa neva suttaṁ āgataṁ hoti, no suttavibhaṅgo, so atthaṁ asallakkhento byañjanacchāyāya atthaṁ paṭibāhati, byattena bhikkhunā paṭibalena te bhikkhū ñāpetabbā—</text:p>
          </table:table-cell>
          <table:table-cell office:value-type="string" calcext:value-type="string">
            <text:p>“While those monks are deliberating on that legal issue, there may be a monk there who is an expounder of the Teaching. He doesn’t know the Monastic Code or its analysis. Not understanding the meaning, he blocks it out by covering it over with the wording. A competent and capable monk should then inform the Sangha: </text:p>
          </table:table-cell>
          <table:table-cell office:value-type="string" calcext:value-type="string">
            <text:p/>
          </table:table-cell>
          <table:table-cell office:value-type="string" calcext:value-type="string">
            <text:p>&lt;hr&gt;&lt;p&gt;{}&lt;/p&gt;</text:p>
          </table:table-cell>
          <table:table-cell office:value-type="string" calcext:value-type="string">
            <text:p>ms4V_949, msdiv233, pts-cs14.22, pts-vp-en5.130, sc165, vri90.208</text:p>
          </table:table-cell>
          <table:table-cell/>
        </table:table-row>
        <table:table-row table:style-name="ro1">
          <table:table-cell office:value-type="string" calcext:value-type="string">
            <text:p>pli-tv-kd14:14.22.2</text:p>
          </table:table-cell>
          <table:table-cell office:value-type="string" calcext:value-type="string">
            <text:p>‘Suṇantu me āyasmantā.</text:p>
          </table:table-cell>
          <table:table-cell office:value-type="string" calcext:value-type="string">
            <text:p>‘Please, Venerables, I ask you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bj4.406, csp1ed4.225, csp2ed4.225, ms4V_950, sc166, sya6.356</text:p>
          </table:table-cell>
          <table:table-cell/>
        </table:table-row>
        <table:table-row table:style-name="ro1">
          <table:table-cell office:value-type="string" calcext:value-type="string">
            <text:p>pli-tv-kd14:14.22.3</text:p>
          </table:table-cell>
          <table:table-cell office:value-type="string" calcext:value-type="string">
            <text:p>Ayaṁ itthannāmo bhikkhu dhammakathiko.</text:p>
          </table:table-cell>
          <table:table-cell office:value-type="string" calcext:value-type="string">
            <text:p>The monk so-and-so is an expounder of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2.4</text:p>
          </table:table-cell>
          <table:table-cell office:value-type="string" calcext:value-type="string">
            <text:p>Imassa neva suttaṁ āgataṁ hoti, no suttavibhaṅgo.</text:p>
          </table:table-cell>
          <table:table-cell office:value-type="string" calcext:value-type="string">
            <text:p>He doesn’t know the Monastic Code or its analy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2.5</text:p>
          </table:table-cell>
          <table:table-cell office:value-type="string" calcext:value-type="string">
            <text:p>So atthaṁ asallakkhento byañjanacchāyāya atthaṁ paṭibāhati.</text:p>
          </table:table-cell>
          <table:table-cell office:value-type="string" calcext:value-type="string">
            <text:p>Not understanding the meaning, he blocks it out by covering it over with the word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2.6</text:p>
          </table:table-cell>
          <table:table-cell office:value-type="string" calcext:value-type="string">
            <text:p>Yadāyasmantānaṁ pattakallaṁ, itthannāmaṁ bhikkhuṁ vuṭṭhāpetvā avasesā imaṁ adhikaraṇaṁ vūpasameyyāmā’ti.</text:p>
          </table:table-cell>
          <table:table-cell office:value-type="string" calcext:value-type="string">
            <text:p>If it seems appropriate to the venerables, we should ask monk so-and-so to leave, and the remainder of us should resolve this legal issue.’ </text:p>
          </table:table-cell>
          <table:table-cell office:value-type="string" calcext:value-type="string">
            <text:p/>
          </table:table-cell>
          <table:table-cell office:value-type="string" calcext:value-type="string">
            <text:p>{}&lt;/p&gt;&lt;/article&gt;</text:p>
          </table:table-cell>
          <table:table-cell office:value-type="string" calcext:value-type="string">
            <text:p>pts-vp-pli2.97</text:p>
          </table:table-cell>
          <table:table-cell/>
        </table:table-row>
        <table:table-row table:style-name="ro1">
          <table:table-cell office:value-type="string" calcext:value-type="string">
            <text:p>pli-tv-kd14:14.22.7</text:p>
          </table:table-cell>
          <table:table-cell office:value-type="string" calcext:value-type="string">
            <text:p>Te ce, bhikkhave, bhikkhū taṁ bhikkhuṁ vuṭṭhāpetvā sakkonti taṁ adhikaraṇaṁ vūpasametuṁ, idaṁ vuccati, bhikkhave, adhikaraṇaṁ vūpasantaṁ.</text:p>
          </table:table-cell>
          <table:table-cell office:value-type="string" calcext:value-type="string">
            <text:p>If, after that monk has left, those monks are able to resolve that legal issue, 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ms4V_951, sc167</text:p>
          </table:table-cell>
          <table:table-cell/>
        </table:table-row>
        <table:table-row table:style-name="ro1">
          <table:table-cell office:value-type="string" calcext:value-type="string">
            <text:p>pli-tv-kd14:14.22.8</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2.9</text:p>
          </table:table-cell>
          <table:table-cell office:value-type="string" calcext:value-type="string">
            <text:p>Sammukhāvinayena.</text:p>
          </table:table-cell>
          <table:table-cell office:value-type="string" calcext:value-type="string">
            <text:p>It has been resolved face-to-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2.10</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2.11</text:p>
          </table:table-cell>
          <table:table-cell office:value-type="string" calcext:value-type="string">
            <text:p>Dhammasammukhatā, vinayasammukhatā, puggalasammukhatā …pe…</text:p>
          </table:table-cell>
          <table:table-cell office:value-type="string" calcext:value-type="string">
            <text:p>Face-to-face with the Sangha, face-to-face with the Teaching, face-to-face with the Monastic Law, face-to-face with the persons concer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2.12</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3.1</text:p>
          </table:table-cell>
          <table:table-cell office:value-type="string" calcext:value-type="string">
            <text:p>Tehi ce, bhikkhave, bhikkhūhi tasmiṁ adhikaraṇe vinicchiyamāne tatrāssa bhikkhu dhammakathiko, tassa suttañhi kho āgataṁ hoti, no suttavibhaṅgo, so atthaṁ asallakkhento byañjanacchāyāya atthaṁ paṭibāhati, byattena bhikkhunā paṭibalena te bhikkhū ñāpetabbā—</text:p>
          </table:table-cell>
          <table:table-cell office:value-type="string" calcext:value-type="string">
            <text:p>“While those monks are deliberating on that legal issue, there may be a monk there who is an expounder of the Teaching. He knows the Monastic Code, but not its analysis. Not understanding the meaning, he blocks it out by covering it over with the wording. A competent and capable monk should then inform the Sangha: </text:p>
          </table:table-cell>
          <table:table-cell office:value-type="string" calcext:value-type="string">
            <text:p/>
          </table:table-cell>
          <table:table-cell office:value-type="string" calcext:value-type="string">
            <text:p>&lt;hr&gt;&lt;p&gt;{}&lt;/p&gt;</text:p>
          </table:table-cell>
          <table:table-cell office:value-type="string" calcext:value-type="string">
            <text:p>dr6.286, ms4V_952, pts-cs14.23, sc168</text:p>
          </table:table-cell>
          <table:table-cell/>
        </table:table-row>
        <table:table-row table:style-name="ro1">
          <table:table-cell office:value-type="string" calcext:value-type="string">
            <text:p>pli-tv-kd14:14.23.2</text:p>
          </table:table-cell>
          <table:table-cell office:value-type="string" calcext:value-type="string">
            <text:p>‘Suṇantu me āyasmantā.</text:p>
          </table:table-cell>
          <table:table-cell office:value-type="string" calcext:value-type="string">
            <text:p>‘Please, Venerables, I ask you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6.324, ms4V_953, ndp4.182, sc169</text:p>
          </table:table-cell>
          <table:table-cell/>
        </table:table-row>
        <table:table-row table:style-name="ro1">
          <table:table-cell office:value-type="string" calcext:value-type="string">
            <text:p>pli-tv-kd14:14.23.3</text:p>
          </table:table-cell>
          <table:table-cell office:value-type="string" calcext:value-type="string">
            <text:p>Ayaṁ itthannāmo bhikkhu dhammakathiko.</text:p>
          </table:table-cell>
          <table:table-cell office:value-type="string" calcext:value-type="string">
            <text:p>The monk so-and-so is an expounder of the Teach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3.4</text:p>
          </table:table-cell>
          <table:table-cell office:value-type="string" calcext:value-type="string">
            <text:p>Imassa suttañhi kho āgataṁ hoti, no suttavibhaṅgo.</text:p>
          </table:table-cell>
          <table:table-cell office:value-type="string" calcext:value-type="string">
            <text:p>He knows the Monastic Code, but not its analy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3.5</text:p>
          </table:table-cell>
          <table:table-cell office:value-type="string" calcext:value-type="string">
            <text:p>So atthaṁ asallakkhento byañjanacchāyāya atthaṁ paṭibāhati.</text:p>
          </table:table-cell>
          <table:table-cell office:value-type="string" calcext:value-type="string">
            <text:p>Not understanding the meaning, he blocks it out by covering it over with the word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3.6</text:p>
          </table:table-cell>
          <table:table-cell office:value-type="string" calcext:value-type="string">
            <text:p>Yadāyasmantānaṁ pattakallaṁ, itthannāmaṁ bhikkhuṁ vuṭṭhāpetvā avasesā imaṁ adhikaraṇaṁ vūpasameyyāmā’ti.</text:p>
          </table:table-cell>
          <table:table-cell office:value-type="string" calcext:value-type="string">
            <text:p>If it seems appropriate to the venerables, we should ask monk so-and-so to leave, and the remainder of us should resolve this legal issu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23.7</text:p>
          </table:table-cell>
          <table:table-cell office:value-type="string" calcext:value-type="string">
            <text:p>Te ce, bhikkhave, bhikkhū taṁ bhikkhuṁ vuṭṭhāpetvā sakkonti taṁ adhikaraṇaṁ vūpasametuṁ, idaṁ vuccati, bhikkhave, adhikaraṇaṁ vūpasantaṁ.</text:p>
          </table:table-cell>
          <table:table-cell office:value-type="string" calcext:value-type="string">
            <text:p>If, after that monk has left, those monks are able to resolve that legal issue, 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ms4V_954, sc170</text:p>
          </table:table-cell>
          <table:table-cell/>
        </table:table-row>
        <table:table-row table:style-name="ro1">
          <table:table-cell office:value-type="string" calcext:value-type="string">
            <text:p>pli-tv-kd14:14.23.8</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3.9</text:p>
          </table:table-cell>
          <table:table-cell office:value-type="string" calcext:value-type="string">
            <text:p>Sammukhāvinayena.</text:p>
          </table:table-cell>
          <table:table-cell office:value-type="string" calcext:value-type="string">
            <text:p>It has been resolved face-to-fac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3.10</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3.11</text:p>
          </table:table-cell>
          <table:table-cell office:value-type="string" calcext:value-type="string">
            <text:p>Dhammasammukhatā, vinayasammukhatā, puggalasammukhatā …pe…</text:p>
          </table:table-cell>
          <table:table-cell office:value-type="string" calcext:value-type="string">
            <text:p>Face-to-face with the Sangha, face-to-face with the Teaching, face-to-face with the Monastic Law, face-to-face with the persons concerned.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3.12</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4.0</text:p>
          </table:table-cell>
          <table:table-cell office:value-type="string" calcext:value-type="string">
            <text:p>9.3. Yebhuyyasikāvinaya</text:p>
          </table:table-cell>
          <table:table-cell office:value-type="string" calcext:value-type="string">
            <text:p>Resolution by majority decision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24.1</text:p>
          </table:table-cell>
          <table:table-cell office:value-type="string" calcext:value-type="string">
            <text:p>Te ce, bhikkhave, bhikkhū na sakkonti taṁ adhikaraṇaṁ ubbāhikāya vūpasametuṁ, tehi, bhikkhave, bhikkhūhi taṁ adhikaraṇaṁ saṅghassa niyyādetabbaṁ—</text:p>
          </table:table-cell>
          <table:table-cell office:value-type="string" calcext:value-type="string">
            <text:p>“If those monks are unable to resolve that legal issue by committee, they should hand it over to the Sangha, saying, </text:p>
          </table:table-cell>
          <table:table-cell office:value-type="string" calcext:value-type="string">
            <text:p/>
          </table:table-cell>
          <table:table-cell office:value-type="string" calcext:value-type="string">
            <text:p>&lt;p&gt;{}</text:p>
          </table:table-cell>
          <table:table-cell office:value-type="string" calcext:value-type="string">
            <text:p>bj4.408, csp1ed4.226, csp2ed4.226, ms4V_955, msdiv234, pts-cs14.24, pts-vp-en5.131, sc171, sya6.357, vri90.209</text:p>
          </table:table-cell>
          <table:table-cell/>
        </table:table-row>
        <table:table-row table:style-name="ro1">
          <table:table-cell office:value-type="string" calcext:value-type="string">
            <text:p>pli-tv-kd14:14.24.2</text:p>
          </table:table-cell>
          <table:table-cell office:value-type="string" calcext:value-type="string">
            <text:p>‘na mayaṁ, bhante, sakkoma imaṁ adhikaraṇaṁ ubbāhikāya vūpasametuṁ, saṅghova imaṁ adhikaraṇaṁ vūpasametū’ti.</text:p>
          </table:table-cell>
          <table:table-cell office:value-type="string" calcext:value-type="string">
            <text:p>‘Venerables, we’re unable to resolve this legal issue by committee. May the Sangha resolve this legal issue.’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na mayaṁ → na ca mayaṁ (mr)</text:p>
          </table:table-cell>
        </table:table-row>
        <table:table-row table:style-name="ro1">
          <table:table-cell office:value-type="string" calcext:value-type="string">
            <text:p>pli-tv-kd14:14.24.3</text:p>
          </table:table-cell>
          <table:table-cell office:value-type="string" calcext:value-type="string">
            <text:p>Anujānāmi, bhikkhave, evarūpaṁ adhikaraṇaṁ yebhuyyasikāya vūpasametuṁ.</text:p>
          </table:table-cell>
          <table:table-cell office:value-type="string" calcext:value-type="string">
            <text:p>I allow such a legal issue to be resolved by majority deci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4</text:p>
          </table:table-cell>
          <table:table-cell office:value-type="string" calcext:value-type="string">
            <text:p>Pañcahaṅgehi samannāgato bhikkhu salākaggāhāpako sammannitabbo—</text:p>
          </table:table-cell>
          <table:table-cell office:value-type="string" calcext:value-type="string">
            <text:p>A monk who has five qualities should be appointed as the manager of the vo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5</text:p>
          </table:table-cell>
          <table:table-cell office:value-type="string" calcext:value-type="string">
            <text:p>yo na chandāgatiṁ gaccheyya, na dosāgatiṁ gaccheyya, na mohāgatiṁ gaccheyya, na bhayāgatiṁ gaccheyya, gahitāgahitañca jāneyya …pe…</text:p>
          </table:table-cell>
          <table:table-cell office:value-type="string" calcext:value-type="string">
            <text:p>one who isn’t swayed by desire, ill will, confusion, or fear, and who knows who has and has not voted. </text:p>
          </table:table-cell>
          <table:table-cell office:value-type="string" calcext:value-type="string">
            <text:p>_Gahitāgahitañca jāneyya_, lit. “He should know taken and not taken.” The taking refers to the taking of voting tickets, _salāka_.</text:p>
          </table:table-cell>
          <table:table-cell office:value-type="string" calcext:value-type="string">
            <text:p>{}</text:p>
          </table:table-cell>
          <table:table-cell table:number-columns-repeated="2"/>
        </table:table-row>
        <table:table-row table:style-name="ro1">
          <table:table-cell office:value-type="string" calcext:value-type="string">
            <text:p>pli-tv-kd14:14.24.6</text:p>
          </table:table-cell>
          <table:table-cell office:value-type="string" calcext:value-type="string">
            <text:p>evañca pana, bhikkhave, sammannitabbo.</text:p>
          </table:table-cell>
          <table:table-cell office:value-type="string" calcext:value-type="string">
            <text:p>And he should be appointed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7</text:p>
          </table:table-cell>
          <table:table-cell office:value-type="string" calcext:value-type="string">
            <text:p>Paṭhamaṁ bhikkhu yācitabbo, yācitvā byattena bhikkhunā paṭibalena saṅgho ñāpetabbo—</text:p>
          </table:table-cell>
          <table:table-cell office:value-type="string" calcext:value-type="string">
            <text:p>First a monk should be asked, and then a competent and capable monk shoul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4.8</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956, sc172</text:p>
          </table:table-cell>
          <table:table-cell/>
        </table:table-row>
        <table:table-row table:style-name="ro1">
          <table:table-cell office:value-type="string" calcext:value-type="string">
            <text:p>pli-tv-kd14:14.24.9</text:p>
          </table:table-cell>
          <table:table-cell office:value-type="string" calcext:value-type="string">
            <text:p>Yadi saṅghassa pattakallaṁ, saṅgho itthannāmaṁ bhikkhuṁ salākaggāhāpakaṁ sammanneyya.</text:p>
          </table:table-cell>
          <table:table-cell office:value-type="string" calcext:value-type="string">
            <text:p>If it seems appropriate to the Sangha, the Sangha should appoint monk so-and-so as the manager of the vo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10</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4.11</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dr6.287, ms4V_957, sc173</text:p>
          </table:table-cell>
          <table:table-cell/>
        </table:table-row>
        <table:table-row table:style-name="ro1">
          <table:table-cell office:value-type="string" calcext:value-type="string">
            <text:p>pli-tv-kd14:14.24.12</text:p>
          </table:table-cell>
          <table:table-cell office:value-type="string" calcext:value-type="string">
            <text:p>Saṅgho itthannāmaṁ bhikkhuṁ salākaggāhāpakaṁ sammannati.</text:p>
          </table:table-cell>
          <table:table-cell office:value-type="string" calcext:value-type="string">
            <text:p>The Sangha appoints monk so-and-so as the manager of the vot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13</text:p>
          </table:table-cell>
          <table:table-cell office:value-type="string" calcext:value-type="string">
            <text:p>Yassāyasmato khamati itthannāmassa bhikkhuno salākaggāhāpakassa sammuti, so tuṇhassa;</text:p>
          </table:table-cell>
          <table:table-cell office:value-type="string" calcext:value-type="string">
            <text:p>Any monk who approves of appointing monk so-and-so as the manager of the vote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14</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4.15</text:p>
          </table:table-cell>
          <table:table-cell office:value-type="string" calcext:value-type="string">
            <text:p>Sammato saṅghena itthannāmo bhikkhu salākaggāhāpako.</text:p>
          </table:table-cell>
          <table:table-cell office:value-type="string" calcext:value-type="string">
            <text:p>The Sangha has appointed monk so-and-so as the manager of the vote. </text:p>
          </table:table-cell>
          <table:table-cell office:value-type="string" calcext:value-type="string">
            <text:p/>
          </table:table-cell>
          <table:table-cell office:value-type="string" calcext:value-type="string">
            <text:p>&lt;p&gt;{}</text:p>
          </table:table-cell>
          <table:table-cell office:value-type="string" calcext:value-type="string">
            <text:p>ms4V_958, sc174</text:p>
          </table:table-cell>
          <table:table-cell/>
        </table:table-row>
        <table:table-row table:style-name="ro1">
          <table:table-cell office:value-type="string" calcext:value-type="string">
            <text:p>pli-tv-kd14:14.24.16</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24.17</text:p>
          </table:table-cell>
          <table:table-cell office:value-type="string" calcext:value-type="string">
            <text:p>Tena salākaggāhāpakena bhikkhunā salākā gāhetabbā.</text:p>
          </table:table-cell>
          <table:table-cell office:value-type="string" calcext:value-type="string">
            <text:p>That monk should then distribute the voting tickets. </text:p>
          </table:table-cell>
          <table:table-cell office:value-type="string" calcext:value-type="string">
            <text:p/>
          </table:table-cell>
          <table:table-cell office:value-type="string" calcext:value-type="string">
            <text:p>&lt;p&gt;{}</text:p>
          </table:table-cell>
          <table:table-cell office:value-type="string" calcext:value-type="string">
            <text:p>bj4.410, cck6.325, ms4V_959, ndp4.183, sc175, sya6.358</text:p>
          </table:table-cell>
          <table:table-cell/>
        </table:table-row>
        <table:table-row table:style-name="ro1">
          <table:table-cell office:value-type="string" calcext:value-type="string">
            <text:p>pli-tv-kd14:14.24.18</text:p>
          </table:table-cell>
          <table:table-cell office:value-type="string" calcext:value-type="string">
            <text:p>Yathā bahutarā bhikkhū dhammavādino vadanti tathā taṁ adhikaraṇaṁ vūpasametabbaṁ.</text:p>
          </table:table-cell>
          <table:table-cell office:value-type="string" calcext:value-type="string">
            <text:p>If the majority of monks vote in accordance with the Teaching, then that legal issue has been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19</text:p>
          </table:table-cell>
          <table:table-cell office:value-type="string" calcext:value-type="string">
            <text:p>Idaṁ vuccati, bhikkhave, adhikaraṇaṁ vūpasantaṁ.</text:p>
          </table:table-cell>
          <table:table-cell office:value-type="string" calcext:value-type="string">
            <text:p>This is called the resolution of a legal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0</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1</text:p>
          </table:table-cell>
          <table:table-cell office:value-type="string" calcext:value-type="string">
            <text:p>Sammukhāvinayena ca, yebhuyyasikāya ca.</text:p>
          </table:table-cell>
          <table:table-cell office:value-type="string" calcext:value-type="string">
            <text:p>It has been resolved face-to-face and by majority deci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2</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3</text:p>
          </table:table-cell>
          <table:table-cell office:value-type="string" calcext:value-type="string">
            <text:p>Saṅghasammukhatā, dhammasammukhatā, vinayasammukhatā, puggalasammukhatā.</text:p>
          </table:table-cell>
          <table:table-cell office:value-type="string" calcext:value-type="string">
            <text:p>Face-to-face with the Sangha, face-to-face with the Teaching, face-to-face with the Monastic Law, face-to-face with the persons conce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4</text:p>
          </table:table-cell>
          <table:table-cell office:value-type="string" calcext:value-type="string">
            <text:p>Kā ca tattha saṅghasammukhatā?</text:p>
          </table:table-cell>
          <table:table-cell office:value-type="string" calcext:value-type="string">
            <text:p>This is the meaning of face-to-face with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5</text:p>
          </table:table-cell>
          <table:table-cell office:value-type="string" calcext:value-type="string">
            <text:p>Yāvatikā bhikkhū kammappattā te āgatā honti, chandārahānaṁ chando āhaṭo hoti, sammukhībhūtā na paṭikkosanti—</text:p>
          </table:table-cell>
          <table:table-cell office:value-type="string" calcext:value-type="string">
            <text:p>the monks who should be present have arrived, consent has been brought for those who are eligible to give their consent, and no-one present objects to the deci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6</text:p>
          </table:table-cell>
          <table:table-cell office:value-type="string" calcext:value-type="string">
            <text:p>ayaṁ tattha saṅgh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7</text:p>
          </table:table-cell>
          <table:table-cell office:value-type="string" calcext:value-type="string">
            <text:p>Kā ca tattha dhammasammukhatā, vinayasammukhatā?</text:p>
          </table:table-cell>
          <table:table-cell office:value-type="string" calcext:value-type="string">
            <text:p>This is the meaning of face-to-face with the Teaching, face-to-face with the Monastic La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8</text:p>
          </table:table-cell>
          <table:table-cell office:value-type="string" calcext:value-type="string">
            <text:p>Yena dhammena yena vinayena yena satthusāsanena taṁ adhikaraṇaṁ vūpasammati—</text:p>
          </table:table-cell>
          <table:table-cell office:value-type="string" calcext:value-type="string">
            <text:p>the Teaching, the Monastic Law, the Teacher’s instruction—that by which that legal issue is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29</text:p>
          </table:table-cell>
          <table:table-cell office:value-type="string" calcext:value-type="string">
            <text:p>ayaṁ tattha dhammasammukhatā, vinay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30</text:p>
          </table:table-cell>
          <table:table-cell office:value-type="string" calcext:value-type="string">
            <text:p>Kā ca tattha puggalasammukhatā?</text:p>
          </table:table-cell>
          <table:table-cell office:value-type="string" calcext:value-type="string">
            <text:p>This is the meaning of face-to-face with the persons conce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31</text:p>
          </table:table-cell>
          <table:table-cell office:value-type="string" calcext:value-type="string">
            <text:p>Yo ca vivadati, yena ca vivadati, ubho atthapaccatthikā sammukhībhūtā honti—</text:p>
          </table:table-cell>
          <table:table-cell office:value-type="string" calcext:value-type="string">
            <text:p>both sides—those who are disputing and those they are disputing with—are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32</text:p>
          </table:table-cell>
          <table:table-cell office:value-type="string" calcext:value-type="string">
            <text:p>ayaṁ tattha puggal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33</text:p>
          </table:table-cell>
          <table:table-cell office:value-type="string" calcext:value-type="string">
            <text:p>Kā ca tattha yebhuyyasikāya?</text:p>
          </table:table-cell>
          <table:table-cell office:value-type="string" calcext:value-type="string">
            <text:p>This is the meaning of majority deci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34</text:p>
          </table:table-cell>
          <table:table-cell office:value-type="string" calcext:value-type="string">
            <text:p>Yā yebhuyyasikākammassa kiriyā karaṇaṁ upagamanaṁ ajjhupagamanaṁ adhivāsanā appaṭikkosanā—</text:p>
          </table:table-cell>
          <table:table-cell office:value-type="string" calcext:value-type="string">
            <text:p>the doing of, the performing of, the participation in, the consent to, the agreement to, the non-objection to that legal procedure of majority deci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35</text:p>
          </table:table-cell>
          <table:table-cell office:value-type="string" calcext:value-type="string">
            <text:p>ayaṁ tattha yebhuyyasikāy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36</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4.37</text:p>
          </table:table-cell>
          <table:table-cell office:value-type="string" calcext:value-type="string">
            <text:p>chandadāyako khīyati, khīyanakaṁ pācittiyan”ti.</text:p>
          </table:table-cell>
          <table:table-cell office:value-type="string" calcext:value-type="string">
            <text:p>If anyone who gave their consent criticizes the resolution, they incur an offense entailing confe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5.0</text:p>
          </table:table-cell>
          <table:table-cell office:value-type="string" calcext:value-type="string">
            <text:p>9.4. Tividhasalākaggāha</text:p>
          </table:table-cell>
          <table:table-cell office:value-type="string" calcext:value-type="string">
            <text:p>The three kinds of voting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25.1</text:p>
          </table:table-cell>
          <table:table-cell office:value-type="string" calcext:value-type="string">
            <text:p>Tena kho pana samayena sāvatthiyā evaṁ jātaṁ evaṁ samuppannaṁ adhikaraṇaṁ hoti.</text:p>
          </table:table-cell>
          <table:table-cell office:value-type="string" calcext:value-type="string">
            <text:p>At one time at Sāvatthī a legal issue has arisen in this way. </text:p>
          </table:table-cell>
          <table:table-cell office:value-type="string" calcext:value-type="string">
            <text:p/>
          </table:table-cell>
          <table:table-cell office:value-type="string" calcext:value-type="string">
            <text:p>&lt;p&gt;{}</text:p>
          </table:table-cell>
          <table:table-cell office:value-type="string" calcext:value-type="string">
            <text:p>cck6.326, csp1ed4.227, csp2ed4.227, dr6.288, ms4V_960, msdiv235, pts-cs14.25, pts-vp-pli2.98, sc176, sya6.359, vri90.210</text:p>
          </table:table-cell>
          <table:table-cell/>
        </table:table-row>
        <table:table-row table:style-name="ro1">
          <table:table-cell office:value-type="string" calcext:value-type="string">
            <text:p>pli-tv-kd14:14.25.2</text:p>
          </table:table-cell>
          <table:table-cell office:value-type="string" calcext:value-type="string">
            <text:p>Atha kho te bhikkhū—</text:p>
          </table:table-cell>
          <table:table-cell office:value-type="string" calcext:value-type="string">
            <text:p>But those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3</text:p>
          </table:table-cell>
          <table:table-cell office:value-type="string" calcext:value-type="string">
            <text:p>asantuṭṭhā sāvatthiyā saṅghassa adhikaraṇavūpasamanena—</text:p>
          </table:table-cell>
          <table:table-cell office:value-type="string" calcext:value-type="string">
            <text:p>were dissatisfied with how the Sangha at Sāvatthī had resolved that legal issu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4</text:p>
          </table:table-cell>
          <table:table-cell office:value-type="string" calcext:value-type="string">
            <text:p>assosuṁ kho amukasmiṁ kira āvāse sambahulā therā viharanti bahussutā āgatāgamā dhammadharā vinayadharā mātikādharā paṇḍitā viyattā medhāvino lajjino kukkuccakā sikkhākāmā.</text:p>
          </table:table-cell>
          <table:table-cell office:value-type="string" calcext:value-type="string">
            <text:p>They heard that in a certain monastery there were a number of senior monks who were learned and masters of the tradition; who were experts on the Teaching, the Monastic Law, and the summaries; who were wise and competent, had a sense of conscience, and were afraid of wrongdoing and fond of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5</text:p>
          </table:table-cell>
          <table:table-cell office:value-type="string" calcext:value-type="string">
            <text:p>Te ce therā imaṁ adhikaraṇaṁ vūpasameyyuṁ dhammena vinayena satthusāsanena, evamidaṁ adhikaraṇaṁ suvūpasantaṁ assāti.</text:p>
          </table:table-cell>
          <table:table-cell office:value-type="string" calcext:value-type="string">
            <text:p>They thought, “If these senior monks resolve this legal issue—according to the Teaching, the Monastic Law, and the Teacher’s instruction—then it will be properly resolved.” </text:p>
          </table:table-cell>
          <table:table-cell office:value-type="string" calcext:value-type="string">
            <text:p/>
          </table:table-cell>
          <table:table-cell office:value-type="string" calcext:value-type="string">
            <text:p>{}</text:p>
          </table:table-cell>
          <table:table-cell office:value-type="string" calcext:value-type="string">
            <text:p>pts-vp-en5.132</text:p>
          </table:table-cell>
          <table:table-cell/>
        </table:table-row>
        <table:table-row table:style-name="ro1">
          <table:table-cell office:value-type="string" calcext:value-type="string">
            <text:p>pli-tv-kd14:14.25.6</text:p>
          </table:table-cell>
          <table:table-cell office:value-type="string" calcext:value-type="string">
            <text:p>Atha kho te bhikkhū taṁ āvāsaṁ gantvā te there etadavocuṁ—</text:p>
          </table:table-cell>
          <table:table-cell office:value-type="string" calcext:value-type="string">
            <text:p>They then went to that monastery and said to those senio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7</text:p>
          </table:table-cell>
          <table:table-cell office:value-type="string" calcext:value-type="string">
            <text:p>“idaṁ, bhante, adhikaraṇaṁ evaṁ jātaṁ, evaṁ samuppannaṁ.</text:p>
          </table:table-cell>
          <table:table-cell office:value-type="string" calcext:value-type="string">
            <text:p>“This legal issue has arisen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8</text:p>
          </table:table-cell>
          <table:table-cell office:value-type="string" calcext:value-type="string">
            <text:p>Sādhu, bhante, therā imaṁ adhikaraṇaṁ vūpasamentu dhammena vinayena satthusāsanena, yathayidaṁ adhikaraṇaṁ suvūpasantaṁ assā”ti.</text:p>
          </table:table-cell>
          <table:table-cell office:value-type="string" calcext:value-type="string">
            <text:p>It would be good, Venerables, if you would resolve it—according to the Teaching, the Monastic Law, and the Teacher’s instruction—so that it will be properly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9</text:p>
          </table:table-cell>
          <table:table-cell office:value-type="string" calcext:value-type="string">
            <text:p>Atha kho te therā—</text:p>
          </table:table-cell>
          <table:table-cell office:value-type="string" calcext:value-type="string">
            <text:p>Those senior monks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10</text:p>
          </table:table-cell>
          <table:table-cell office:value-type="string" calcext:value-type="string">
            <text:p>yathā sāvatthiyā saṅghena adhikaraṇaṁ vūpasamitaṁ tathā suvūpasantanti—</text:p>
          </table:table-cell>
          <table:table-cell office:value-type="string" calcext:value-type="string">
            <text:p>“This legal issue was properly resolved by the Sangha at Sāvatthī,”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tathā suvūpasantanti → yathā suvūpasantaṁ (bj, sya-all)</text:p>
          </table:table-cell>
        </table:table-row>
        <table:table-row table:style-name="ro1">
          <table:table-cell office:value-type="string" calcext:value-type="string">
            <text:p>pli-tv-kd14:14.25.11</text:p>
          </table:table-cell>
          <table:table-cell office:value-type="string" calcext:value-type="string">
            <text:p>tathā taṁ adhikaraṇaṁ vūpasamesuṁ.</text:p>
          </table:table-cell>
          <table:table-cell office:value-type="string" calcext:value-type="string">
            <text:p>and they resolved it in the same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5.12</text:p>
          </table:table-cell>
          <table:table-cell office:value-type="string" calcext:value-type="string">
            <text:p>Atha kho te bhikkhū—</text:p>
          </table:table-cell>
          <table:table-cell office:value-type="string" calcext:value-type="string">
            <text:p>Those monks </text:p>
          </table:table-cell>
          <table:table-cell office:value-type="string" calcext:value-type="string">
            <text:p/>
          </table:table-cell>
          <table:table-cell office:value-type="string" calcext:value-type="string">
            <text:p>&lt;p&gt;{}</text:p>
          </table:table-cell>
          <table:table-cell office:value-type="string" calcext:value-type="string">
            <text:p>bj4.412, ms4V_961, sc177</text:p>
          </table:table-cell>
          <table:table-cell/>
        </table:table-row>
        <table:table-row table:style-name="ro1">
          <table:table-cell office:value-type="string" calcext:value-type="string">
            <text:p>pli-tv-kd14:14.25.13</text:p>
          </table:table-cell>
          <table:table-cell office:value-type="string" calcext:value-type="string">
            <text:p>asantuṭṭhā sāvatthiyā saṅghassa adhikaraṇavūpasamanena, asantuṭṭhā sambahulānaṁ therānaṁ adhikaraṇavūpasamanena—</text:p>
          </table:table-cell>
          <table:table-cell office:value-type="string" calcext:value-type="string">
            <text:p>were dissatisfied with how the Sangha at Sāvatthī had resolved that legal issue and also with how that number of senior monks had resolved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14</text:p>
          </table:table-cell>
          <table:table-cell office:value-type="string" calcext:value-type="string">
            <text:p>assosuṁ kho amukasmiṁ kira āvāse tayo therā viharanti …pe…</text:p>
          </table:table-cell>
          <table:table-cell office:value-type="string" calcext:value-type="string">
            <text:p>But they heard that in a certain monastery there were three senior monk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15</text:p>
          </table:table-cell>
          <table:table-cell office:value-type="string" calcext:value-type="string">
            <text:p>dve therā viharanti …pe…</text:p>
          </table:table-cell>
          <table:table-cell office:value-type="string" calcext:value-type="string">
            <text:p>two senior monks …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16</text:p>
          </table:table-cell>
          <table:table-cell office:value-type="string" calcext:value-type="string">
            <text:p>eko thero viharati bahussuto āgatāgamo dhammadharo vinayadharo mātikādharo paṇḍito viyatto medhāvī lajjī kukkuccako sikkhākāmo.</text:p>
          </table:table-cell>
          <table:table-cell office:value-type="string" calcext:value-type="string">
            <text:p>one senior monk who was learned and a master of the tradition; who was an expert on the Teaching, the Monastic Law, and the summaries; who was wise and competent, had a sense of conscience, and was afraid of wrongdoing and fond of the trai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17</text:p>
          </table:table-cell>
          <table:table-cell office:value-type="string" calcext:value-type="string">
            <text:p>So ce thero imaṁ adhikaraṇaṁ vūpasameyya dhammena vinayena satthusāsanena, evamidaṁ adhikaraṇaṁ suvūpasantaṁ assāti.</text:p>
          </table:table-cell>
          <table:table-cell office:value-type="string" calcext:value-type="string">
            <text:p>They thought, “If this senior monk resolves this legal issue—according to the Teaching, the Monastic Law, and the Teacher’s instruction—then it will be properly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18</text:p>
          </table:table-cell>
          <table:table-cell office:value-type="string" calcext:value-type="string">
            <text:p>Atha kho te bhikkhū taṁ āvāsaṁ gantvā taṁ theraṁ etadavocuṁ—</text:p>
          </table:table-cell>
          <table:table-cell office:value-type="string" calcext:value-type="string">
            <text:p>They then went to that monastery and said to that senior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19</text:p>
          </table:table-cell>
          <table:table-cell office:value-type="string" calcext:value-type="string">
            <text:p>“idaṁ, bhante, adhikaraṇaṁ evaṁ jātaṁ, evaṁ samuppannaṁ.</text:p>
          </table:table-cell>
          <table:table-cell office:value-type="string" calcext:value-type="string">
            <text:p>“This legal issue has arisen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20</text:p>
          </table:table-cell>
          <table:table-cell office:value-type="string" calcext:value-type="string">
            <text:p>Sādhu, bhante, thero imaṁ adhikaraṇaṁ vūpasametu dhammena vinayena satthusāsanena, yathayidaṁ adhikaraṇaṁ suvūpasantaṁ assā”ti.</text:p>
          </table:table-cell>
          <table:table-cell office:value-type="string" calcext:value-type="string">
            <text:p>It would be good, Venerable, if you would resolve it—according to the Teaching, the Monastic Law, and the Teacher’s instruction—so that it will be properly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21</text:p>
          </table:table-cell>
          <table:table-cell office:value-type="string" calcext:value-type="string">
            <text:p>Atha kho so thero—</text:p>
          </table:table-cell>
          <table:table-cell office:value-type="string" calcext:value-type="string">
            <text:p>That senior monk though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22</text:p>
          </table:table-cell>
          <table:table-cell office:value-type="string" calcext:value-type="string">
            <text:p>yathā sāvatthiyā saṅghena adhikaraṇaṁ vūpasamitaṁ, yathā sambahulehi therehi adhikaraṇaṁ vūpasamitaṁ, yathā tīhi therehi adhikaraṇaṁ vūpasamitaṁ, yathā dvīhi therehi adhikaraṇaṁ vūpasamitaṁ, tathā suvūpasantanti—</text:p>
          </table:table-cell>
          <table:table-cell office:value-type="string" calcext:value-type="string">
            <text:p>“This legal issue was properly resolved by the Sangha at Sāvatthī, and likewise by that number of senior monks, by those three senior monks, and by those two senior monk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5.23</text:p>
          </table:table-cell>
          <table:table-cell office:value-type="string" calcext:value-type="string">
            <text:p>tathā taṁ adhikaraṇaṁ vūpasamesi.</text:p>
          </table:table-cell>
          <table:table-cell office:value-type="string" calcext:value-type="string">
            <text:p>and he resolved it in the same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5.24</text:p>
          </table:table-cell>
          <table:table-cell office:value-type="string" calcext:value-type="string">
            <text:p>Atha kho te bhikkhū asantuṭṭhā sāvatthiyā saṅghassa adhikaraṇavūpasamanena, asantuṭṭhā sambahulānaṁ therānaṁ adhikaraṇavūpasamanena, asantuṭṭhā tiṇṇaṁ therānaṁ adhikaraṇavūpasamanena, asantuṭṭhā dvinnaṁ therānaṁ adhikaraṇavūpasamanena, asantuṭṭhā ekassa therassa adhikaraṇavūpasamanena, yena bhagavā tenupasaṅkamiṁsu, upasaṅkamitvā bhagavato etamatthaṁ ārocesuṁ …pe…</text:p>
          </table:table-cell>
          <table:table-cell office:value-type="string" calcext:value-type="string">
            <text:p>Since those monks were dissatisfied with how all of these had resolved that legal issue, they went to the Buddha and told him what had happened. … </text:p>
          </table:table-cell>
          <table:table-cell office:value-type="string" calcext:value-type="string">
            <text:p/>
          </table:table-cell>
          <table:table-cell office:value-type="string" calcext:value-type="string">
            <text:p>&lt;p&gt;{}&lt;/p&gt;</text:p>
          </table:table-cell>
          <table:table-cell office:value-type="string" calcext:value-type="string">
            <text:p>cck6.327, csp1ed4.228, csp2ed4.228, dr6.289, ms4V_962, ndp4.184, sc178, sya6.360</text:p>
          </table:table-cell>
          <table:table-cell/>
        </table:table-row>
        <table:table-row table:style-name="ro1">
          <table:table-cell office:value-type="string" calcext:value-type="string">
            <text:p>pli-tv-kd14:14.25.25</text:p>
          </table:table-cell>
          <table:table-cell office:value-type="string" calcext:value-type="string">
            <text:p>“Nihatametaṁ, bhikkhave, adhikaraṇaṁ santaṁ vūpasantaṁ suvūpasantaṁ.</text:p>
          </table:table-cell>
          <table:table-cell office:value-type="string" calcext:value-type="string">
            <text:p>The Buddha said, “Monks, this legal issue has been settled, laid to rest, and properly resolved. </text:p>
          </table:table-cell>
          <table:table-cell office:value-type="string" calcext:value-type="string">
            <text:p/>
          </table:table-cell>
          <table:table-cell office:value-type="string" calcext:value-type="string">
            <text:p>&lt;p&gt;{}</text:p>
          </table:table-cell>
          <table:table-cell office:value-type="string" calcext:value-type="string">
            <text:p>ms4V_963, sc179</text:p>
          </table:table-cell>
          <table:table-cell/>
        </table:table-row>
        <table:table-row table:style-name="ro1">
          <table:table-cell office:value-type="string" calcext:value-type="string">
            <text:p>pli-tv-kd14:14.26.1</text:p>
          </table:table-cell>
          <table:table-cell office:value-type="string" calcext:value-type="string">
            <text:p>Anujānāmi, bhikkhave, tesaṁ bhikkhūnaṁ saññattiyā tayo salākaggāhe—</text:p>
          </table:table-cell>
          <table:table-cell office:value-type="string" calcext:value-type="string">
            <text:p>To persuade those monks, I allow three kinds of voting: </text:p>
          </table:table-cell>
          <table:table-cell office:value-type="string" calcext:value-type="string">
            <text:p/>
          </table:table-cell>
          <table:table-cell office:value-type="string" calcext:value-type="string">
            <text:p>{}</text:p>
          </table:table-cell>
          <table:table-cell office:value-type="string" calcext:value-type="string">
            <text:p>pts-cs14.26, pts-vp-en5.133</text:p>
          </table:table-cell>
          <table:table-cell/>
        </table:table-row>
        <table:table-row table:style-name="ro1">
          <table:table-cell office:value-type="string" calcext:value-type="string">
            <text:p>pli-tv-kd14:14.26.2</text:p>
          </table:table-cell>
          <table:table-cell office:value-type="string" calcext:value-type="string">
            <text:p>gūḷhakaṁ, sakaṇṇajappakaṁ, vivaṭakaṁ.</text:p>
          </table:table-cell>
          <table:table-cell office:value-type="string" calcext:value-type="string">
            <text:p>a secret one, one by whispering in the ear, and an open vot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6.3</text:p>
          </table:table-cell>
          <table:table-cell office:value-type="string" calcext:value-type="string">
            <text:p>Kathañca, bhikkhave, gūḷhako salākaggāho hoti?</text:p>
          </table:table-cell>
          <table:table-cell office:value-type="string" calcext:value-type="string">
            <text:p>What is a secret vote? </text:p>
          </table:table-cell>
          <table:table-cell office:value-type="string" calcext:value-type="string">
            <text:p/>
          </table:table-cell>
          <table:table-cell office:value-type="string" calcext:value-type="string">
            <text:p>&lt;p&gt;{}</text:p>
          </table:table-cell>
          <table:table-cell office:value-type="string" calcext:value-type="string">
            <text:p>bj4.414, ms4V_964, sc180, vri90.211</text:p>
          </table:table-cell>
          <table:table-cell/>
        </table:table-row>
        <table:table-row table:style-name="ro1">
          <table:table-cell office:value-type="string" calcext:value-type="string">
            <text:p>pli-tv-kd14:14.26.4</text:p>
          </table:table-cell>
          <table:table-cell office:value-type="string" calcext:value-type="string">
            <text:p>Tena salākaggāhāpakena bhikkhunā salākāyo vaṇṇāvaṇṇāyo katvā ekameko bhikkhu upasaṅkamitvā evamassa vacanīyo—</text:p>
          </table:table-cell>
          <table:table-cell office:value-type="string" calcext:value-type="string">
            <text:p>The manager of the vote should make voting tickets of two different colors, approach the monks one by one and say, </text:p>
          </table:table-cell>
          <table:table-cell office:value-type="string" calcext:value-type="string">
            <text:p/>
          </table:table-cell>
          <table:table-cell office:value-type="string" calcext:value-type="string">
            <text:p>{}</text:p>
          </table:table-cell>
          <table:table-cell office:value-type="string" calcext:value-type="string">
            <text:p>pts-vp-pli2.99</text:p>
          </table:table-cell>
          <table:table-cell/>
        </table:table-row>
        <table:table-row table:style-name="ro1">
          <table:table-cell office:value-type="string" calcext:value-type="string">
            <text:p>pli-tv-kd14:14.26.5</text:p>
          </table:table-cell>
          <table:table-cell office:value-type="string" calcext:value-type="string">
            <text:p>‘ayaṁ evaṁvādissa salākā, ayaṁ evaṁvādissa salākā.</text:p>
          </table:table-cell>
          <table:table-cell office:value-type="string" calcext:value-type="string">
            <text:p>‘This is the voting ticket for those who hold this view, and this is the voting ticket for those who hold that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6</text:p>
          </table:table-cell>
          <table:table-cell office:value-type="string" calcext:value-type="string">
            <text:p>Yaṁ icchasi taṁ gaṇhāhī’ti.</text:p>
          </table:table-cell>
          <table:table-cell office:value-type="string" calcext:value-type="string">
            <text:p>Take the one you li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7</text:p>
          </table:table-cell>
          <table:table-cell office:value-type="string" calcext:value-type="string">
            <text:p>Gahite vattabbo—</text:p>
          </table:table-cell>
          <table:table-cell office:value-type="string" calcext:value-type="string">
            <text:p>When someone has taken a voting ticket, he should be t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8</text:p>
          </table:table-cell>
          <table:table-cell office:value-type="string" calcext:value-type="string">
            <text:p>‘mā ca kassaci dassehī’ti.</text:p>
          </table:table-cell>
          <table:table-cell office:value-type="string" calcext:value-type="string">
            <text:p>‘Don’t show it to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9</text:p>
          </table:table-cell>
          <table:table-cell office:value-type="string" calcext:value-type="string">
            <text:p>Sace jānāti—</text:p>
          </table:table-cell>
          <table:table-cell office:value-type="string" calcext:value-type="string">
            <text:p>If the manager know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10</text:p>
          </table:table-cell>
          <table:table-cell office:value-type="string" calcext:value-type="string">
            <text:p>adhammavādī bahutarāti, duggahoti, paccukkaḍḍhitabbaṁ.</text:p>
          </table:table-cell>
          <table:table-cell office:value-type="string" calcext:value-type="string">
            <text:p>those who speak contrary to the Teaching are in the majority, then that vote is invalid and is to be re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11</text:p>
          </table:table-cell>
          <table:table-cell office:value-type="string" calcext:value-type="string">
            <text:p>Sace jānāti—</text:p>
          </table:table-cell>
          <table:table-cell office:value-type="string" calcext:value-type="string">
            <text:p>If he know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12</text:p>
          </table:table-cell>
          <table:table-cell office:value-type="string" calcext:value-type="string">
            <text:p>dhammavādī bahutarāti, suggahoti, sāvetabbaṁ.</text:p>
          </table:table-cell>
          <table:table-cell office:value-type="string" calcext:value-type="string">
            <text:p>those who speak in accordance with the Teaching are in the majority, then that vote is valid and is to be announc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13</text:p>
          </table:table-cell>
          <table:table-cell office:value-type="string" calcext:value-type="string">
            <text:p>Evaṁ kho, bhikkhave, gūḷhako salākaggāh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6.14</text:p>
          </table:table-cell>
          <table:table-cell office:value-type="string" calcext:value-type="string">
            <text:p>Kathañca, bhikkhave, sakaṇṇajappako salākaggāho hoti?</text:p>
          </table:table-cell>
          <table:table-cell office:value-type="string" calcext:value-type="string">
            <text:p>What is a vote by whispering in the ear? </text:p>
          </table:table-cell>
          <table:table-cell office:value-type="string" calcext:value-type="string">
            <text:p/>
          </table:table-cell>
          <table:table-cell office:value-type="string" calcext:value-type="string">
            <text:p>&lt;p&gt;{}</text:p>
          </table:table-cell>
          <table:table-cell office:value-type="string" calcext:value-type="string">
            <text:p>ms4V_965, sc181</text:p>
          </table:table-cell>
          <table:table-cell/>
        </table:table-row>
        <table:table-row table:style-name="ro1">
          <table:table-cell office:value-type="string" calcext:value-type="string">
            <text:p>pli-tv-kd14:14.26.15</text:p>
          </table:table-cell>
          <table:table-cell office:value-type="string" calcext:value-type="string">
            <text:p>Tena salākaggāhāpakena bhikkhunā ekamekassa bhikkhuno upakaṇṇake ārocetabbaṁ—</text:p>
          </table:table-cell>
          <table:table-cell office:value-type="string" calcext:value-type="string">
            <text:p>The manager of the vote should inform the monks one by one by whispering in the ea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16</text:p>
          </table:table-cell>
          <table:table-cell office:value-type="string" calcext:value-type="string">
            <text:p>‘ayaṁ evaṁvādissa salākā, ayaṁ evaṁvādissa salākā.</text:p>
          </table:table-cell>
          <table:table-cell office:value-type="string" calcext:value-type="string">
            <text:p>‘This is the voting ticket for those who hold this view, and this is the voting ticket for those who hold that view.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17</text:p>
          </table:table-cell>
          <table:table-cell office:value-type="string" calcext:value-type="string">
            <text:p>Yaṁ icchasi taṁ gaṇhāhī’ti.</text:p>
          </table:table-cell>
          <table:table-cell office:value-type="string" calcext:value-type="string">
            <text:p>Take the one you lik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18</text:p>
          </table:table-cell>
          <table:table-cell office:value-type="string" calcext:value-type="string">
            <text:p>Gahite vattabbo—</text:p>
          </table:table-cell>
          <table:table-cell office:value-type="string" calcext:value-type="string">
            <text:p>When someone has taken a voting ticket, he should be tol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19</text:p>
          </table:table-cell>
          <table:table-cell office:value-type="string" calcext:value-type="string">
            <text:p>‘mā ca kassaci ārocehī’ti.</text:p>
          </table:table-cell>
          <table:table-cell office:value-type="string" calcext:value-type="string">
            <text:p>‘Don’t tell any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20</text:p>
          </table:table-cell>
          <table:table-cell office:value-type="string" calcext:value-type="string">
            <text:p>Sace jānāti—</text:p>
          </table:table-cell>
          <table:table-cell office:value-type="string" calcext:value-type="string">
            <text:p>If the manager know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21</text:p>
          </table:table-cell>
          <table:table-cell office:value-type="string" calcext:value-type="string">
            <text:p>adhammavādī bahutarāti, duggahoti, paccukkaḍḍhitabbaṁ.</text:p>
          </table:table-cell>
          <table:table-cell office:value-type="string" calcext:value-type="string">
            <text:p>those who speak contrary to the Teaching are in the majority, then that vote is invalid and is to be redo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22</text:p>
          </table:table-cell>
          <table:table-cell office:value-type="string" calcext:value-type="string">
            <text:p>Sace jānāti—</text:p>
          </table:table-cell>
          <table:table-cell office:value-type="string" calcext:value-type="string">
            <text:p>If he know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23</text:p>
          </table:table-cell>
          <table:table-cell office:value-type="string" calcext:value-type="string">
            <text:p>dhammavādī bahutarāti, suggahoti, sāvetabbaṁ.</text:p>
          </table:table-cell>
          <table:table-cell office:value-type="string" calcext:value-type="string">
            <text:p>those who speak in accordance with the Teaching are in the majority, then that vote is valid and is to be announc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24</text:p>
          </table:table-cell>
          <table:table-cell office:value-type="string" calcext:value-type="string">
            <text:p>Evaṁ kho, bhikkhave, sakaṇṇajappako salākaggāho ho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6.25</text:p>
          </table:table-cell>
          <table:table-cell office:value-type="string" calcext:value-type="string">
            <text:p>Kathañca, bhikkhave, vivaṭako salākaggāho hoti?</text:p>
          </table:table-cell>
          <table:table-cell office:value-type="string" calcext:value-type="string">
            <text:p>What is an open vote? </text:p>
          </table:table-cell>
          <table:table-cell office:value-type="string" calcext:value-type="string">
            <text:p/>
          </table:table-cell>
          <table:table-cell office:value-type="string" calcext:value-type="string">
            <text:p>&lt;p&gt;{}</text:p>
          </table:table-cell>
          <table:table-cell office:value-type="string" calcext:value-type="string">
            <text:p>cck6.328, ms4V_966, sc182, sya6.361</text:p>
          </table:table-cell>
          <table:table-cell/>
        </table:table-row>
        <table:table-row table:style-name="ro1">
          <table:table-cell office:value-type="string" calcext:value-type="string">
            <text:p>pli-tv-kd14:14.26.26</text:p>
          </table:table-cell>
          <table:table-cell office:value-type="string" calcext:value-type="string">
            <text:p>Sace jānāti—</text:p>
          </table:table-cell>
          <table:table-cell office:value-type="string" calcext:value-type="string">
            <text:p>If he know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27</text:p>
          </table:table-cell>
          <table:table-cell office:value-type="string" calcext:value-type="string">
            <text:p>dhammavādī bahutarāti, vissaṭṭheneva vivaṭena gāhetabbo.</text:p>
          </table:table-cell>
          <table:table-cell office:value-type="string" calcext:value-type="string">
            <text:p>those who speak in accordance with the Teaching are in the majority, the voting tickets should be distributed openl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28</text:p>
          </table:table-cell>
          <table:table-cell office:value-type="string" calcext:value-type="string">
            <text:p>Evaṁ kho, bhikkhave, vivaṭako salākaggāho ho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6.29</text:p>
          </table:table-cell>
          <table:table-cell office:value-type="string" calcext:value-type="string">
            <text:p>Ime kho, bhikkhave, tayo salākaggāhā”ti.</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0</text:p>
          </table:table-cell>
          <table:table-cell office:value-type="string" calcext:value-type="string">
            <text:p>9.5. Sativinaya</text:p>
          </table:table-cell>
          <table:table-cell office:value-type="string" calcext:value-type="string">
            <text:p>Resolution through recollection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27.1</text:p>
          </table:table-cell>
          <table:table-cell office:value-type="string" calcext:value-type="string">
            <text:p>“Anuvādādhikaraṇaṁ katihi samathehi sammati?</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4.416, csp1ed4.229, csp2ed4.229, dr6.290, ms4V_967, msdiv236, pts-cs14.27, pts-vp-en5.134, sc183</text:p>
          </table:table-cell>
          <table:table-cell/>
        </table:table-row>
        <table:table-row table:style-name="ro1">
          <table:table-cell office:value-type="string" calcext:value-type="string">
            <text:p>pli-tv-kd14:14.27.2</text:p>
          </table:table-cell>
          <table:table-cell office:value-type="string" calcext:value-type="string">
            <text:p>Anuvādādhikaraṇaṁ catūhi samathehi sammati—</text:p>
          </table:table-cell>
          <table:table-cell office:value-type="string" calcext:value-type="string">
            <text:p>“There are four principles for settling a legal issue arising from an accusa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3</text:p>
          </table:table-cell>
          <table:table-cell office:value-type="string" calcext:value-type="string">
            <text:p>sammukhāvinayena ca, sativinayena ca, amūḷhavinayena ca, tassapāpiyasikāya ca.</text:p>
          </table:table-cell>
          <table:table-cell office:value-type="string" calcext:value-type="string">
            <text:p>resolution face-to-face, resolution through recollection, resolution because of past insanity, and by further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4</text:p>
          </table:table-cell>
          <table:table-cell office:value-type="string" calcext:value-type="string">
            <text:p>Siyā anuvādādhikaraṇaṁ dve samathe anāgamma—</text:p>
          </table:table-cell>
          <table:table-cell office:value-type="string" calcext:value-type="string">
            <text:p>Can it be that a legal issue arising from an accusation should be sett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5</text:p>
          </table:table-cell>
          <table:table-cell office:value-type="string" calcext:value-type="string">
            <text:p>amūḷhavinayañca, tassapāpiyasikañca;</text:p>
          </table:table-cell>
          <table:table-cell office:value-type="string" calcext:value-type="string">
            <text:p>not by resolution because of past insanity or by further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6</text:p>
          </table:table-cell>
          <table:table-cell office:value-type="string" calcext:value-type="string">
            <text:p>dvīhi samathehi sammeyya—</text:p>
          </table:table-cell>
          <table:table-cell office:value-type="string" calcext:value-type="string">
            <text:p>b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7</text:p>
          </table:table-cell>
          <table:table-cell office:value-type="string" calcext:value-type="string">
            <text:p>sammukhāvinayena ca, sativinayena cāti?</text:p>
          </table:table-cell>
          <table:table-cell office:value-type="string" calcext:value-type="string">
            <text:p>by resolution face-to-face and by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8</text:p>
          </table:table-cell>
          <table:table-cell office:value-type="string" calcext:value-type="string">
            <text:p>Siyātissa vacanīyaṁ.</text:p>
          </table:table-cell>
          <table:table-cell office:value-type="string" calcext:value-type="string">
            <text:p>It c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9</text:p>
          </table:table-cell>
          <table:table-cell office:value-type="string" calcext:value-type="string">
            <text:p>Yathā kathaṁ viya?</text:p>
          </table:table-cell>
          <table:table-cell office:value-type="string" calcext:value-type="string">
            <text:p>How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10</text:p>
          </table:table-cell>
          <table:table-cell office:value-type="string" calcext:value-type="string">
            <text:p>Idha pana, bhikkhave, bhikkhū bhikkhuṁ amūlikāya sīlavipattiyā anuddhaṁsenti.</text:p>
          </table:table-cell>
          <table:table-cell office:value-type="string" calcext:value-type="string">
            <text:p>It may be that monks are groundlessly charging a monk with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11</text:p>
          </table:table-cell>
          <table:table-cell office:value-type="string" calcext:value-type="string">
            <text:p>Tassa kho, bhikkhave, bhikkhuno sativepullappattassa sativinayo dātabbo.</text:p>
          </table:table-cell>
          <table:table-cell office:value-type="string" calcext:value-type="string">
            <text:p>If that monk has great clarity of memory, he is to be granted resolution through recollection.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Tassa kho, bhikkhave → tassa kho taṁ bhikkhave (bj, sya-all, pts1ed, mr)</text:p>
          </table:table-cell>
        </table:table-row>
        <table:table-row table:style-name="ro1">
          <table:table-cell office:value-type="string" calcext:value-type="string">
            <text:p>pli-tv-kd14:14.27.12</text:p>
          </table:table-cell>
          <table:table-cell office:value-type="string" calcext:value-type="string">
            <text:p>Evañca pana, bhikkhave, dātabbo—</text:p>
          </table:table-cell>
          <table:table-cell office:value-type="string" calcext:value-type="string">
            <text:p>And it should be granted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13</text:p>
          </table:table-cell>
          <table:table-cell office:value-type="string" calcext:value-type="string">
            <text:p>Tena, bhikkhave, bhikkhunā saṅghaṁ upasaṅkamitvā ekaṁsaṁ uttarāsaṅgaṁ karitvā …pe…</text:p>
          </table:table-cell>
          <table:table-cell office:value-type="string" calcext:value-type="string">
            <text:p>That monk should approach the Sangha, put his upper robe over one shoulder, pay respect at the feet of the senior monks, squat on his heels, put the palms of his hands together, </text:p>
          </table:table-cell>
          <table:table-cell office:value-type="string" calcext:value-type="string">
            <text:p/>
          </table:table-cell>
          <table:table-cell office:value-type="string" calcext:value-type="string">
            <text:p>&lt;p&gt;{}</text:p>
          </table:table-cell>
          <table:table-cell office:value-type="string" calcext:value-type="string">
            <text:p>ms4V_968, ndp4.185, sc184, vri90.212</text:p>
          </table:table-cell>
          <table:table-cell/>
        </table:table-row>
        <table:table-row table:style-name="ro1">
          <table:table-cell office:value-type="string" calcext:value-type="string">
            <text:p>pli-tv-kd14:14.27.14</text:p>
          </table:table-cell>
          <table:table-cell office:value-type="string" calcext:value-type="string">
            <text:p>evamassa vacanīyo—</text:p>
          </table:table-cell>
          <table:table-cell office:value-type="string" calcext:value-type="string">
            <text:p>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15</text:p>
          </table:table-cell>
          <table:table-cell office:value-type="string" calcext:value-type="string">
            <text:p>‘maṁ, bhante, bhikkhū amūlikāya sīlavipattiyā anuddhaṁsenti.</text:p>
          </table:table-cell>
          <table:table-cell office:value-type="string" calcext:value-type="string">
            <text:p>‘Venerables, monks are groundlessly charging me with failure in moralit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16</text:p>
          </table:table-cell>
          <table:table-cell office:value-type="string" calcext:value-type="string">
            <text:p>Sohaṁ, bhante, sativepullappatto saṅghaṁ sativinayaṁ yācāmī’ti.</text:p>
          </table:table-cell>
          <table:table-cell office:value-type="string" calcext:value-type="string">
            <text:p>Because of my great clarity of memory, I ask the Sangha for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17</text:p>
          </table:table-cell>
          <table:table-cell office:value-type="string" calcext:value-type="string">
            <text:p>Dutiyampi yācitabbo.</text:p>
          </table:table-cell>
          <table:table-cell office:value-type="string" calcext:value-type="string">
            <text:p>And he should ask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18</text:p>
          </table:table-cell>
          <table:table-cell office:value-type="string" calcext:value-type="string">
            <text:p>Tatiyampi yācitabbo.</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19</text:p>
          </table:table-cell>
          <table:table-cell office:value-type="string" calcext:value-type="string">
            <text:p>Byattenaṁ bhikkhunā paṭibalena saṅ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20</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969, sc185, sya6.362</text:p>
          </table:table-cell>
          <table:table-cell/>
        </table:table-row>
        <table:table-row table:style-name="ro1">
          <table:table-cell office:value-type="string" calcext:value-type="string">
            <text:p>pli-tv-kd14:14.27.21</text:p>
          </table:table-cell>
          <table:table-cell office:value-type="string" calcext:value-type="string">
            <text:p>Bhikkhū itthannāmaṁ bhikkhuṁ amūlikāya sīlavipattiyā anuddhaṁsenti.</text:p>
          </table:table-cell>
          <table:table-cell office:value-type="string" calcext:value-type="string">
            <text:p>Monks are groundlessly charging monk so-and-so with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22</text:p>
          </table:table-cell>
          <table:table-cell office:value-type="string" calcext:value-type="string">
            <text:p>So sativepullappatto saṅghaṁ sativinayaṁ yācati.</text:p>
          </table:table-cell>
          <table:table-cell office:value-type="string" calcext:value-type="string">
            <text:p>Because of his great clarity of memory, he is asking the Sangha for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23</text:p>
          </table:table-cell>
          <table:table-cell office:value-type="string" calcext:value-type="string">
            <text:p>Yadi saṅghassa pattakallaṁ, saṅgho itthannāmassa bhikkhuno sativepullappattassa sativinayaṁ dadeyya.</text:p>
          </table:table-cell>
          <table:table-cell office:value-type="string" calcext:value-type="string">
            <text:p>If it seems appropriate to the Sangha, the Sangha should grant him resolution through recollection. </text:p>
          </table:table-cell>
          <table:table-cell office:value-type="string" calcext:value-type="string">
            <text:p/>
          </table:table-cell>
          <table:table-cell office:value-type="string" calcext:value-type="string">
            <text:p>{}</text:p>
          </table:table-cell>
          <table:table-cell office:value-type="string" calcext:value-type="string">
            <text:p>pts-vp-pli2.100</text:p>
          </table:table-cell>
          <table:table-cell/>
        </table:table-row>
        <table:table-row table:style-name="ro1">
          <table:table-cell office:value-type="string" calcext:value-type="string">
            <text:p>pli-tv-kd14:14.27.24</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25</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cck6.329, ms4V_970, sc186</text:p>
          </table:table-cell>
          <table:table-cell/>
        </table:table-row>
        <table:table-row table:style-name="ro1">
          <table:table-cell office:value-type="string" calcext:value-type="string">
            <text:p>pli-tv-kd14:14.27.26</text:p>
          </table:table-cell>
          <table:table-cell office:value-type="string" calcext:value-type="string">
            <text:p>Bhikkhū itthannāmaṁ bhikkhuṁ amūlikāya sīlavipattiyā anuddhaṁsenti.</text:p>
          </table:table-cell>
          <table:table-cell office:value-type="string" calcext:value-type="string">
            <text:p>Monks are groundlessly charging monk so-and-so with failure in moral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27</text:p>
          </table:table-cell>
          <table:table-cell office:value-type="string" calcext:value-type="string">
            <text:p>So sativepullappatto saṅghaṁ sativinayaṁ yācati.</text:p>
          </table:table-cell>
          <table:table-cell office:value-type="string" calcext:value-type="string">
            <text:p>Because of his great clarity of memory, he is asking the Sangha for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28</text:p>
          </table:table-cell>
          <table:table-cell office:value-type="string" calcext:value-type="string">
            <text:p>Saṅgho itthannāmassa bhikkhuno sativepullappattassa sativinayaṁ deti.</text:p>
          </table:table-cell>
          <table:table-cell office:value-type="string" calcext:value-type="string">
            <text:p>The Sangha grants him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29</text:p>
          </table:table-cell>
          <table:table-cell office:value-type="string" calcext:value-type="string">
            <text:p>Yassāyasmato khamati itthannāmassa bhikkhuno sativepullappattassa sativinayassa dānaṁ, so tuṇhassa;</text:p>
          </table:table-cell>
          <table:table-cell office:value-type="string" calcext:value-type="string">
            <text:p>Any monk who approves of granting him resolution through recollection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30</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31</text:p>
          </table:table-cell>
          <table:table-cell office:value-type="string" calcext:value-type="string">
            <text:p>Dutiyampi etamatthaṁ vadāmi …pe…</text:p>
          </table:table-cell>
          <table:table-cell office:value-type="string" calcext:value-type="string">
            <text:p>For the second time I speak on this matter. … </text:p>
          </table:table-cell>
          <table:table-cell office:value-type="string" calcext:value-type="string">
            <text:p/>
          </table:table-cell>
          <table:table-cell office:value-type="string" calcext:value-type="string">
            <text:p>&lt;p&gt;{}</text:p>
          </table:table-cell>
          <table:table-cell office:value-type="string" calcext:value-type="string">
            <text:p>ms4V_971, sc187</text:p>
          </table:table-cell>
          <table:table-cell/>
        </table:table-row>
        <table:table-row table:style-name="ro1">
          <table:table-cell office:value-type="string" calcext:value-type="string">
            <text:p>pli-tv-kd14:14.27.32</text:p>
          </table:table-cell>
          <table:table-cell office:value-type="string" calcext:value-type="string">
            <text:p>tatiyampi etamatthaṁ vadāmi …pe….</text:p>
          </table:table-cell>
          <table:table-cell office:value-type="string" calcext:value-type="string">
            <text:p>For the third time I speak on this matter.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7.33</text:p>
          </table:table-cell>
          <table:table-cell office:value-type="string" calcext:value-type="string">
            <text:p>Dinno saṅghena itthannāmassa bhikkhuno sativepullappattassa sativinayo.</text:p>
          </table:table-cell>
          <table:table-cell office:value-type="string" calcext:value-type="string">
            <text:p>Because of his great clarity of memory, the Sangha has granted monk so-and-so resolution through recollection. </text:p>
          </table:table-cell>
          <table:table-cell office:value-type="string" calcext:value-type="string">
            <text:p/>
          </table:table-cell>
          <table:table-cell office:value-type="string" calcext:value-type="string">
            <text:p>&lt;p&gt;{}</text:p>
          </table:table-cell>
          <table:table-cell office:value-type="string" calcext:value-type="string">
            <text:p>dr6.291, ms4V_972, sc188</text:p>
          </table:table-cell>
          <table:table-cell/>
        </table:table-row>
        <table:table-row table:style-name="ro1">
          <table:table-cell office:value-type="string" calcext:value-type="string">
            <text:p>pli-tv-kd14:14.27.34</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27.35</text:p>
          </table:table-cell>
          <table:table-cell office:value-type="string" calcext:value-type="string">
            <text:p>Idaṁ vuccati, bhikkhave, adhikaraṇaṁ vūpasantaṁ.</text:p>
          </table:table-cell>
          <table:table-cell office:value-type="string" calcext:value-type="string">
            <text:p>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csp1ed4.230, csp2ed4.230, ms4V_973, sc189</text:p>
          </table:table-cell>
          <table:table-cell/>
        </table:table-row>
        <table:table-row table:style-name="ro1">
          <table:table-cell office:value-type="string" calcext:value-type="string">
            <text:p>pli-tv-kd14:14.27.36</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37</text:p>
          </table:table-cell>
          <table:table-cell office:value-type="string" calcext:value-type="string">
            <text:p>Sammukhāvinayena ca sativinayena ca.</text:p>
          </table:table-cell>
          <table:table-cell office:value-type="string" calcext:value-type="string">
            <text:p>It has been resolved by resolution face-to-face and by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38</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39</text:p>
          </table:table-cell>
          <table:table-cell office:value-type="string" calcext:value-type="string">
            <text:p>Saṅghasammukhatā, dhammasammukhatā, vinayasammukhatā, puggalasammukhatā …pe…</text:p>
          </table:table-cell>
          <table:table-cell office:value-type="string" calcext:value-type="string">
            <text:p>Face-to-face with the Sangha, face-to-face with the Teaching, face-to-face with the Monastic Law, face-to-face with the persons concerned. This is the meaning of face-to-face with the Sangha: the monks who should be present have arrived, consent has been brought for those who are eligible to give their consent, and no-one present objects to the decision. This is the meaning of face-to-face with the Teaching, face-to-face with the Monastic Law: the Teaching, the Monastic Law, the Teacher’s instruction—that by which that legal issue is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40</text:p>
          </table:table-cell>
          <table:table-cell office:value-type="string" calcext:value-type="string">
            <text:p>kā ca tattha puggalasammukhatā?</text:p>
          </table:table-cell>
          <table:table-cell office:value-type="string" calcext:value-type="string">
            <text:p>This is the meaning of face-to-face with the persons conce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41</text:p>
          </table:table-cell>
          <table:table-cell office:value-type="string" calcext:value-type="string">
            <text:p>Yo ca anuvadati, yañca anuvadati, ubho sammukhībhūtā honti—</text:p>
          </table:table-cell>
          <table:table-cell office:value-type="string" calcext:value-type="string">
            <text:p>both those who are accusing and those who have been accused are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42</text:p>
          </table:table-cell>
          <table:table-cell office:value-type="string" calcext:value-type="string">
            <text:p>ayaṁ tattha puggal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43</text:p>
          </table:table-cell>
          <table:table-cell office:value-type="string" calcext:value-type="string">
            <text:p>Kiñca tattha sativinayasmiṁ?</text:p>
          </table:table-cell>
          <table:table-cell office:value-type="string" calcext:value-type="string">
            <text:p>This is the meaning of resolution through recollection: </text:p>
          </table:table-cell>
          <table:table-cell office:value-type="string" calcext:value-type="string">
            <text:p/>
          </table:table-cell>
          <table:table-cell office:value-type="string" calcext:value-type="string">
            <text:p>{}</text:p>
          </table:table-cell>
          <table:table-cell office:value-type="string" calcext:value-type="string">
            <text:p>pts-vp-en5.135</text:p>
          </table:table-cell>
          <table:table-cell/>
        </table:table-row>
        <table:table-row table:style-name="ro1">
          <table:table-cell office:value-type="string" calcext:value-type="string">
            <text:p>pli-tv-kd14:14.27.44</text:p>
          </table:table-cell>
          <table:table-cell office:value-type="string" calcext:value-type="string">
            <text:p>Yā sativinayassa kammassa kiriyā karaṇaṁ upagamanaṁ ajjhupagamanaṁ adhivāsanā appaṭikkosanā—</text:p>
          </table:table-cell>
          <table:table-cell office:value-type="string" calcext:value-type="string">
            <text:p>the doing of, the performing of, the participation in, the consent to, the agreement to, the non-objection to that legal procedure of resolution through recollect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45</text:p>
          </table:table-cell>
          <table:table-cell office:value-type="string" calcext:value-type="string">
            <text:p>idaṁ tattha sativinayasmi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46</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7.47</text:p>
          </table:table-cell>
          <table:table-cell office:value-type="string" calcext:value-type="string">
            <text:p>chandadāyako khīyati, khīyanakaṁ pācittiyaṁ.</text:p>
          </table:table-cell>
          <table:table-cell office:value-type="string" calcext:value-type="string">
            <text:p>If anyone who gave their consent criticizes the resolution, they incur an offense entailing confe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8.0</text:p>
          </table:table-cell>
          <table:table-cell office:value-type="string" calcext:value-type="string">
            <text:p>9.6. Amūḷhavinaya</text:p>
          </table:table-cell>
          <table:table-cell office:value-type="string" calcext:value-type="string">
            <text:p>Resolution because of past insanity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28.1</text:p>
          </table:table-cell>
          <table:table-cell office:value-type="string" calcext:value-type="string">
            <text:p>Siyā anuvādādhikaraṇaṁ dve samathe anāgamma—</text:p>
          </table:table-cell>
          <table:table-cell office:value-type="string" calcext:value-type="string">
            <text:p>“Can it be that a legal issue arising from an accusation should be settled </text:p>
          </table:table-cell>
          <table:table-cell office:value-type="string" calcext:value-type="string">
            <text:p/>
          </table:table-cell>
          <table:table-cell office:value-type="string" calcext:value-type="string">
            <text:p>&lt;p&gt;{}</text:p>
          </table:table-cell>
          <table:table-cell office:value-type="string" calcext:value-type="string">
            <text:p>bj4.418, cck6.330, ms4V_974, msdiv237, ndp4.186, pts-cs14.28, sc190, sya6.363, vri90.213</text:p>
          </table:table-cell>
          <table:table-cell/>
        </table:table-row>
        <table:table-row table:style-name="ro1">
          <table:table-cell office:value-type="string" calcext:value-type="string">
            <text:p>pli-tv-kd14:14.28.2</text:p>
          </table:table-cell>
          <table:table-cell office:value-type="string" calcext:value-type="string">
            <text:p>sativinayañca, tassapāpiyasikañca;</text:p>
          </table:table-cell>
          <table:table-cell office:value-type="string" calcext:value-type="string">
            <text:p>not by resolution through recollection or by further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text:p>
          </table:table-cell>
          <table:table-cell office:value-type="string" calcext:value-type="string">
            <text:p>dvīhi samathehi sammeyya—</text:p>
          </table:table-cell>
          <table:table-cell office:value-type="string" calcext:value-type="string">
            <text:p>b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text:p>
          </table:table-cell>
          <table:table-cell office:value-type="string" calcext:value-type="string">
            <text:p>sammukhāvinayena ca, amūḷhavinayena cāti?</text:p>
          </table:table-cell>
          <table:table-cell office:value-type="string" calcext:value-type="string">
            <text:p>by resolution face-to-face and by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text:p>
          </table:table-cell>
          <table:table-cell office:value-type="string" calcext:value-type="string">
            <text:p>Siyātissa vacanīyaṁ.</text:p>
          </table:table-cell>
          <table:table-cell office:value-type="string" calcext:value-type="string">
            <text:p>It c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text:p>
          </table:table-cell>
          <table:table-cell office:value-type="string" calcext:value-type="string">
            <text:p>Yathā kathaṁ viya?</text:p>
          </table:table-cell>
          <table:table-cell office:value-type="string" calcext:value-type="string">
            <text:p>How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7</text:p>
          </table:table-cell>
          <table:table-cell office:value-type="string" calcext:value-type="string">
            <text:p>Idha pana, bhikkhave, bhikkhu ummattako hoti cittavipariyāsakato.</text:p>
          </table:table-cell>
          <table:table-cell office:value-type="string" calcext:value-type="string">
            <text:p>It may be that a monk is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8</text:p>
          </table:table-cell>
          <table:table-cell office:value-type="string" calcext:value-type="string">
            <text:p>Tena ummattakena cittavipariyāsakatena bahuṁ assāmaṇakaṁ ajjhāciṇṇaṁ hoti bhāsitaparikkantaṁ.</text:p>
          </table:table-cell>
          <table:table-cell office:value-type="string" calcext:value-type="string">
            <text:p>Because of that, he does and says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9</text:p>
          </table:table-cell>
          <table:table-cell office:value-type="string" calcext:value-type="string">
            <text:p>Taṁ bhikkhū ummattakena cittavipariyāsakatena ajjhāciṇṇena āpattiyā codenti—</text:p>
          </table:table-cell>
          <table:table-cell office:value-type="string" calcext:value-type="string">
            <text:p>Monks accuse him of an offense,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0</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1</text:p>
          </table:table-cell>
          <table:table-cell office:value-type="string" calcext:value-type="string">
            <text:p>So evaṁ vadeti—</text:p>
          </table:table-cell>
          <table:table-cell office:value-type="string" calcext:value-type="string">
            <text:p>He repl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2</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3</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4</text:p>
          </table:table-cell>
          <table:table-cell office:value-type="string" calcext:value-type="string">
            <text:p>Nāhaṁ taṁ sarāmi.</text:p>
          </table:table-cell>
          <table:table-cell office:value-type="string" calcext:value-type="string">
            <text:p>I don’t remember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5</text:p>
          </table:table-cell>
          <table:table-cell office:value-type="string" calcext:value-type="string">
            <text:p>Mūḷhena me etaṁ katan’ti.</text:p>
          </table:table-cell>
          <table:table-cell office:value-type="string" calcext:value-type="string">
            <text:p>I did it because I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6</text:p>
          </table:table-cell>
          <table:table-cell office:value-type="string" calcext:value-type="string">
            <text:p>Evampi naṁ vuccamānā codenteva—</text:p>
          </table:table-cell>
          <table:table-cell office:value-type="string" calcext:value-type="string">
            <text:p>But they still accus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7</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8</text:p>
          </table:table-cell>
          <table:table-cell office:value-type="string" calcext:value-type="string">
            <text:p>Tassa kho, bhikkhave, bhikkhuno amūḷhassa amūḷhavinayo dātabbo.</text:p>
          </table:table-cell>
          <table:table-cell office:value-type="string" calcext:value-type="string">
            <text:p>If he is no longer insane, that monk should granted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19</text:p>
          </table:table-cell>
          <table:table-cell office:value-type="string" calcext:value-type="string">
            <text:p>Evañca pana, bhikkhave, dātabbo—</text:p>
          </table:table-cell>
          <table:table-cell office:value-type="string" calcext:value-type="string">
            <text:p>And it should be granted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8.20</text:p>
          </table:table-cell>
          <table:table-cell office:value-type="string" calcext:value-type="string">
            <text:p>Tena, bhikkhave, bhikkhunā saṅghaṁ upasaṅkamitvā ekaṁsaṁ uttarāsaṅgaṁ karitvā …pe…</text:p>
          </table:table-cell>
          <table:table-cell office:value-type="string" calcext:value-type="string">
            <text:p>That monk should approach the Sangha, put his upper robe over one shoulder, pay respect at the feet of the senior monks, squat on his heels, put the palms of his hands together, </text:p>
          </table:table-cell>
          <table:table-cell office:value-type="string" calcext:value-type="string">
            <text:p/>
          </table:table-cell>
          <table:table-cell office:value-type="string" calcext:value-type="string">
            <text:p>&lt;p&gt;{}</text:p>
          </table:table-cell>
          <table:table-cell office:value-type="string" calcext:value-type="string">
            <text:p>bj4.420, csp1ed4.231, csp2ed4.231, dr6.292, ms4V_975, sc191, sya6.364</text:p>
          </table:table-cell>
          <table:table-cell/>
        </table:table-row>
        <table:table-row table:style-name="ro1">
          <table:table-cell office:value-type="string" calcext:value-type="string">
            <text:p>pli-tv-kd14:14.28.21</text:p>
          </table:table-cell>
          <table:table-cell office:value-type="string" calcext:value-type="string">
            <text:p>evamassa vacanīyo—</text:p>
          </table:table-cell>
          <table:table-cell office:value-type="string" calcext:value-type="string">
            <text:p>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8.22</text:p>
          </table:table-cell>
          <table:table-cell office:value-type="string" calcext:value-type="string">
            <text:p>‘ahaṁ, bhante, ummattako ahosiṁ cittavipariyāsakato.</text:p>
          </table:table-cell>
          <table:table-cell office:value-type="string" calcext:value-type="string">
            <text:p>‘Venerables, I have been insane and suffering from psychosi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8.23</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24</text:p>
          </table:table-cell>
          <table:table-cell office:value-type="string" calcext:value-type="string">
            <text:p>Maṁ bhikkhū ummattakena cittavipariyāsakatena ajjhāciṇṇena āpattiyā codenti—</text:p>
          </table:table-cell>
          <table:table-cell office:value-type="string" calcext:value-type="string">
            <text:p>Monks accused me of an offense,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25</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26</text:p>
          </table:table-cell>
          <table:table-cell office:value-type="string" calcext:value-type="string">
            <text:p>Tyāhaṁ evaṁ vadāmi—</text:p>
          </table:table-cell>
          <table:table-cell office:value-type="string" calcext:value-type="string">
            <text:p>I rep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27</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28</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29</text:p>
          </table:table-cell>
          <table:table-cell office:value-type="string" calcext:value-type="string">
            <text:p>Nāhaṁ taṁ sarāmi.</text:p>
          </table:table-cell>
          <table:table-cell office:value-type="string" calcext:value-type="string">
            <text:p>I don’t remember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0</text:p>
          </table:table-cell>
          <table:table-cell office:value-type="string" calcext:value-type="string">
            <text:p>Mūḷhena me etaṁ katan”ti.</text:p>
          </table:table-cell>
          <table:table-cell office:value-type="string" calcext:value-type="string">
            <text:p>I did it because I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1</text:p>
          </table:table-cell>
          <table:table-cell office:value-type="string" calcext:value-type="string">
            <text:p>Evampi maṁ vuccamānā codenteva—</text:p>
          </table:table-cell>
          <table:table-cell office:value-type="string" calcext:value-type="string">
            <text:p>But they still accused 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2</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3</text:p>
          </table:table-cell>
          <table:table-cell office:value-type="string" calcext:value-type="string">
            <text:p>“Sohaṁ, bhante, amūḷho saṅghaṁ amūḷhavinayaṁ yācāmī”’ti.</text:p>
          </table:table-cell>
          <table:table-cell office:value-type="string" calcext:value-type="string">
            <text:p>Because I’m no longer insane, I ask the Sangha for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4</text:p>
          </table:table-cell>
          <table:table-cell office:value-type="string" calcext:value-type="string">
            <text:p>Dutiyampi yācitabbo.</text:p>
          </table:table-cell>
          <table:table-cell office:value-type="string" calcext:value-type="string">
            <text:p>And he should ask a secon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5</text:p>
          </table:table-cell>
          <table:table-cell office:value-type="string" calcext:value-type="string">
            <text:p>Tatiyampi yācitabbo.</text:p>
          </table:table-cell>
          <table:table-cell office:value-type="string" calcext:value-type="string">
            <text:p>and a third tim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6</text:p>
          </table:table-cell>
          <table:table-cell office:value-type="string" calcext:value-type="string">
            <text:p>Byattena bhikkhunā paṭibalena saṅ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8.37</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6.331, ms4V_976, sc192</text:p>
          </table:table-cell>
          <table:table-cell/>
        </table:table-row>
        <table:table-row table:style-name="ro1">
          <table:table-cell office:value-type="string" calcext:value-type="string">
            <text:p>pli-tv-kd14:14.28.38</text:p>
          </table:table-cell>
          <table:table-cell office:value-type="string" calcext:value-type="string">
            <text:p>Ayaṁ itthannāmo bhikkhu ummattako ahosi cittavipariyāsakato.</text:p>
          </table:table-cell>
          <table:table-cell office:value-type="string" calcext:value-type="string">
            <text:p>The monk so-and-so has been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39</text:p>
          </table:table-cell>
          <table:table-cell office:value-type="string" calcext:value-type="string">
            <text:p>Tena ummattakena cittavipariyāsakatena bahuṁ assāmaṇakaṁ ajjhāciṇṇaṁ bhāsitaparikkantaṁ.</text:p>
          </table:table-cell>
          <table:table-cell office:value-type="string" calcext:value-type="string">
            <text:p>Because of that, h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0</text:p>
          </table:table-cell>
          <table:table-cell office:value-type="string" calcext:value-type="string">
            <text:p>Taṁ bhikkhū ummattakena cittavipariyāsakatena ajjhāciṇṇena āpattiyā codenti—</text:p>
          </table:table-cell>
          <table:table-cell office:value-type="string" calcext:value-type="string">
            <text:p>Monks accused him of an offense,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1</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2</text:p>
          </table:table-cell>
          <table:table-cell office:value-type="string" calcext:value-type="string">
            <text:p>So evaṁ vadeti—</text:p>
          </table:table-cell>
          <table:table-cell office:value-type="string" calcext:value-type="string">
            <text:p>He rep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3</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4</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5</text:p>
          </table:table-cell>
          <table:table-cell office:value-type="string" calcext:value-type="string">
            <text:p>Nāhaṁ taṁ sarāmi.</text:p>
          </table:table-cell>
          <table:table-cell office:value-type="string" calcext:value-type="string">
            <text:p>I don’t remember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6</text:p>
          </table:table-cell>
          <table:table-cell office:value-type="string" calcext:value-type="string">
            <text:p>Mūḷhena me etaṁ katan”ti.</text:p>
          </table:table-cell>
          <table:table-cell office:value-type="string" calcext:value-type="string">
            <text:p>I did it because I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7</text:p>
          </table:table-cell>
          <table:table-cell office:value-type="string" calcext:value-type="string">
            <text:p>Evampi naṁ vuccamānā codenteva—</text:p>
          </table:table-cell>
          <table:table-cell office:value-type="string" calcext:value-type="string">
            <text:p>But they still accus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8</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49</text:p>
          </table:table-cell>
          <table:table-cell office:value-type="string" calcext:value-type="string">
            <text:p>So amūḷho saṅghaṁ amūḷhavinayaṁ yācati.</text:p>
          </table:table-cell>
          <table:table-cell office:value-type="string" calcext:value-type="string">
            <text:p>Because he is no longer insane, he is asking the Sangha for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0</text:p>
          </table:table-cell>
          <table:table-cell office:value-type="string" calcext:value-type="string">
            <text:p>Yadi saṅghassa pattakallaṁ, saṅgho itthannāmassa bhikkhuno amūḷhassa amūḷhavinayaṁ dadeyya.</text:p>
          </table:table-cell>
          <table:table-cell office:value-type="string" calcext:value-type="string">
            <text:p>If it seems appropriate to the Sangha, the Sangha should grant him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1</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8.52</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cck6.332, dr6.293, ms4V_977, ndp4.187, sc193, sya6.365, vri90.214</text:p>
          </table:table-cell>
          <table:table-cell/>
        </table:table-row>
        <table:table-row table:style-name="ro1">
          <table:table-cell office:value-type="string" calcext:value-type="string">
            <text:p>pli-tv-kd14:14.28.53</text:p>
          </table:table-cell>
          <table:table-cell office:value-type="string" calcext:value-type="string">
            <text:p>Ayaṁ itthannāmo bhikkhu ummattako ahosi cittavipariyāsakato.</text:p>
          </table:table-cell>
          <table:table-cell office:value-type="string" calcext:value-type="string">
            <text:p>The monk so-and-so has been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4</text:p>
          </table:table-cell>
          <table:table-cell office:value-type="string" calcext:value-type="string">
            <text:p>Tena ummattakena cittavipariyāsakatena bahuṁ assāmaṇakaṁ ajjhāciṇṇaṁ bhāsitaparikkantaṁ.</text:p>
          </table:table-cell>
          <table:table-cell office:value-type="string" calcext:value-type="string">
            <text:p>Because of that, h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5</text:p>
          </table:table-cell>
          <table:table-cell office:value-type="string" calcext:value-type="string">
            <text:p>Taṁ bhikkhū ummattakena cittavipariyāsakatena ajjhāciṇṇena āpattiyā codenti—</text:p>
          </table:table-cell>
          <table:table-cell office:value-type="string" calcext:value-type="string">
            <text:p>Monks accused him of an offense, say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6</text:p>
          </table:table-cell>
          <table:table-cell office:value-type="string" calcext:value-type="string">
            <text:p>“saratāyasmā evarūpiṁ āpattiṁ āpajjitā”ti.</text:p>
          </table:table-cell>
          <table:table-cell office:value-type="string" calcext:value-type="string">
            <text:p>“Venerable, do you remember committing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7</text:p>
          </table:table-cell>
          <table:table-cell office:value-type="string" calcext:value-type="string">
            <text:p>So evaṁ vadeti—</text:p>
          </table:table-cell>
          <table:table-cell office:value-type="string" calcext:value-type="string">
            <text:p>He repli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8</text:p>
          </table:table-cell>
          <table:table-cell office:value-type="string" calcext:value-type="string">
            <text:p>“ahaṁ kho, āvuso, ummattako ahosiṁ cittavipariyāsakato.</text:p>
          </table:table-cell>
          <table:table-cell office:value-type="string" calcext:value-type="string">
            <text:p>“I was insane and suffering from psychosi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59</text:p>
          </table:table-cell>
          <table:table-cell office:value-type="string" calcext:value-type="string">
            <text:p>Tena me ummattakena cittavipariyāsakatena bahuṁ assāmaṇakaṁ ajjhāciṇṇaṁ bhāsitaparikkantaṁ.</text:p>
          </table:table-cell>
          <table:table-cell office:value-type="string" calcext:value-type="string">
            <text:p>Because of that, I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0</text:p>
          </table:table-cell>
          <table:table-cell office:value-type="string" calcext:value-type="string">
            <text:p>Nāhaṁ taṁ sarāmi.</text:p>
          </table:table-cell>
          <table:table-cell office:value-type="string" calcext:value-type="string">
            <text:p>I don’t remember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1</text:p>
          </table:table-cell>
          <table:table-cell office:value-type="string" calcext:value-type="string">
            <text:p>Mūḷhena me etaṁ katan”ti.</text:p>
          </table:table-cell>
          <table:table-cell office:value-type="string" calcext:value-type="string">
            <text:p>I did it because I was insan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2</text:p>
          </table:table-cell>
          <table:table-cell office:value-type="string" calcext:value-type="string">
            <text:p>Evampi naṁ vuccamānā codenteva—</text:p>
          </table:table-cell>
          <table:table-cell office:value-type="string" calcext:value-type="string">
            <text:p>But they still accused hi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3</text:p>
          </table:table-cell>
          <table:table-cell office:value-type="string" calcext:value-type="string">
            <text:p>“saratāyasmā evarūpiṁ āpattiṁ āpajjitā”ti.</text:p>
          </table:table-cell>
          <table:table-cell office:value-type="string" calcext:value-type="string">
            <text:p>in the same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4</text:p>
          </table:table-cell>
          <table:table-cell office:value-type="string" calcext:value-type="string">
            <text:p>So amūḷho saṅghaṁ amūḷhavinayaṁ yācati.</text:p>
          </table:table-cell>
          <table:table-cell office:value-type="string" calcext:value-type="string">
            <text:p>Because he is no longer insane, he is asking the Sangha for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5</text:p>
          </table:table-cell>
          <table:table-cell office:value-type="string" calcext:value-type="string">
            <text:p>Saṅgho itthannāmassa bhikkhuno amūḷhassa amūḷhavinayaṁ deti.</text:p>
          </table:table-cell>
          <table:table-cell office:value-type="string" calcext:value-type="string">
            <text:p>The Sangha grants him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6</text:p>
          </table:table-cell>
          <table:table-cell office:value-type="string" calcext:value-type="string">
            <text:p>Yassāyasmato khamati itthannāmassa bhikkhuno amūḷhassa amūḷhavinayassa dānaṁ, so tuṇhassa;</text:p>
          </table:table-cell>
          <table:table-cell office:value-type="string" calcext:value-type="string">
            <text:p>Any monk who approves of granting him resolution because of past insanity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67</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8.68</text:p>
          </table:table-cell>
          <table:table-cell office:value-type="string" calcext:value-type="string">
            <text:p>Dutiyampi etamatthaṁ vadāmi …pe…</text:p>
          </table:table-cell>
          <table:table-cell office:value-type="string" calcext:value-type="string">
            <text:p>For the second time I speak on this matter. … </text:p>
          </table:table-cell>
          <table:table-cell office:value-type="string" calcext:value-type="string">
            <text:p/>
          </table:table-cell>
          <table:table-cell office:value-type="string" calcext:value-type="string">
            <text:p>&lt;p&gt;{}</text:p>
          </table:table-cell>
          <table:table-cell office:value-type="string" calcext:value-type="string">
            <text:p>ms4V_978, sc194</text:p>
          </table:table-cell>
          <table:table-cell/>
        </table:table-row>
        <table:table-row table:style-name="ro1">
          <table:table-cell office:value-type="string" calcext:value-type="string">
            <text:p>pli-tv-kd14:14.28.69</text:p>
          </table:table-cell>
          <table:table-cell office:value-type="string" calcext:value-type="string">
            <text:p>tatiyampi etamatthaṁ vadāmi …pe….</text:p>
          </table:table-cell>
          <table:table-cell office:value-type="string" calcext:value-type="string">
            <text:p>For the third time I speak on this matter.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8.70</text:p>
          </table:table-cell>
          <table:table-cell office:value-type="string" calcext:value-type="string">
            <text:p>Dinno saṅghena itthannāmassa bhikkhuno amūḷhassa amūḷhavinayo.</text:p>
          </table:table-cell>
          <table:table-cell office:value-type="string" calcext:value-type="string">
            <text:p>Because he is no longer insane, the Sangha has granted monk so-and-so resolution because of past insanity. </text:p>
          </table:table-cell>
          <table:table-cell office:value-type="string" calcext:value-type="string">
            <text:p/>
          </table:table-cell>
          <table:table-cell office:value-type="string" calcext:value-type="string">
            <text:p>&lt;p&gt;{}</text:p>
          </table:table-cell>
          <table:table-cell office:value-type="string" calcext:value-type="string">
            <text:p>ms4V_979, sc195</text:p>
          </table:table-cell>
          <table:table-cell/>
        </table:table-row>
        <table:table-row table:style-name="ro1">
          <table:table-cell office:value-type="string" calcext:value-type="string">
            <text:p>pli-tv-kd14:14.28.71</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28.72</text:p>
          </table:table-cell>
          <table:table-cell office:value-type="string" calcext:value-type="string">
            <text:p>Idaṁ vuccati, bhikkhave, adhikaraṇaṁ vūpasantaṁ.</text:p>
          </table:table-cell>
          <table:table-cell office:value-type="string" calcext:value-type="string">
            <text:p>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csp1ed4.232, csp2ed4.232, ms4V_980, sc196</text:p>
          </table:table-cell>
          <table:table-cell/>
        </table:table-row>
        <table:table-row table:style-name="ro1">
          <table:table-cell office:value-type="string" calcext:value-type="string">
            <text:p>pli-tv-kd14:14.28.73</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74</text:p>
          </table:table-cell>
          <table:table-cell office:value-type="string" calcext:value-type="string">
            <text:p>Sammukhāvinayena ca, amūḷhavinayena ca.</text:p>
          </table:table-cell>
          <table:table-cell office:value-type="string" calcext:value-type="string">
            <text:p>It has been resolved by resolution face-to-face and by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75</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76</text:p>
          </table:table-cell>
          <table:table-cell office:value-type="string" calcext:value-type="string">
            <text:p>Saṅghasammukhatā, dhammasammukhatā, vinayasammukhatā, puggalasammukhatā …pe…</text:p>
          </table:table-cell>
          <table:table-cell office:value-type="string" calcext:value-type="string">
            <text:p>Face-to-face with the Sangha, face-to-face with the Teaching, face-to-face with the Monastic Law, face-to-face with the persons concerned. This is the meaning of face-to-face with the Sangha: the monks who should be present have arrived, consent has been brought for those who are eligible to give their consent, and no-one present objects to the decision. This is the meaning of face-to-face with the Teaching, face-to-face with the Monastic Law: the Teaching, the Monastic Law, the Teacher’s instruction—that by which that legal issue is resolved. This is the meaning of face-to-face with the persons concerned: both those who are accusing and those who have been accused are present. </text:p>
          </table:table-cell>
          <table:table-cell office:value-type="string" calcext:value-type="string">
            <text:p/>
          </table:table-cell>
          <table:table-cell office:value-type="string" calcext:value-type="string">
            <text:p>{}</text:p>
          </table:table-cell>
          <table:table-cell office:value-type="string" calcext:value-type="string">
            <text:p>pts-vp-en5.136</text:p>
          </table:table-cell>
          <table:table-cell/>
        </table:table-row>
        <table:table-row table:style-name="ro1">
          <table:table-cell office:value-type="string" calcext:value-type="string">
            <text:p>pli-tv-kd14:14.28.77</text:p>
          </table:table-cell>
          <table:table-cell office:value-type="string" calcext:value-type="string">
            <text:p>kiñca tattha amūḷhavinayasmiṁ?</text:p>
          </table:table-cell>
          <table:table-cell office:value-type="string" calcext:value-type="string">
            <text:p>This is the meaning of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78</text:p>
          </table:table-cell>
          <table:table-cell office:value-type="string" calcext:value-type="string">
            <text:p>Yā amūḷhavinayassa kammassa kiriyā karaṇaṁ upagamanaṁ ajjhupagamanaṁ adhivāsanā appaṭikkosanā—</text:p>
          </table:table-cell>
          <table:table-cell office:value-type="string" calcext:value-type="string">
            <text:p>the doing of, the performing of, the participation in, the consent to, the agreement to, the non-objection to that legal procedure of resolution because of past insanity. </text:p>
          </table:table-cell>
          <table:table-cell office:value-type="string" calcext:value-type="string">
            <text:p/>
          </table:table-cell>
          <table:table-cell office:value-type="string" calcext:value-type="string">
            <text:p>{}</text:p>
          </table:table-cell>
          <table:table-cell office:value-type="string" calcext:value-type="string">
            <text:p>pts-vp-pli2.101</text:p>
          </table:table-cell>
          <table:table-cell/>
        </table:table-row>
        <table:table-row table:style-name="ro1">
          <table:table-cell office:value-type="string" calcext:value-type="string">
            <text:p>pli-tv-kd14:14.28.79</text:p>
          </table:table-cell>
          <table:table-cell office:value-type="string" calcext:value-type="string">
            <text:p>idaṁ tattha amūḷhavinayasmi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80</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8.81</text:p>
          </table:table-cell>
          <table:table-cell office:value-type="string" calcext:value-type="string">
            <text:p>chandadāyako khīyati, khīyanakaṁ pācittiyaṁ.</text:p>
          </table:table-cell>
          <table:table-cell office:value-type="string" calcext:value-type="string">
            <text:p>If anyone who gave their consent criticizes the resolution, they incur an offense entailing confe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9.0</text:p>
          </table:table-cell>
          <table:table-cell office:value-type="string" calcext:value-type="string">
            <text:p>9.7. Tassapāpiyasikāvinaya</text:p>
          </table:table-cell>
          <table:table-cell office:value-type="string" calcext:value-type="string">
            <text:p>Resolution by further penalty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29.1</text:p>
          </table:table-cell>
          <table:table-cell office:value-type="string" calcext:value-type="string">
            <text:p>Siyā anuvādādhikaraṇaṁ dve samathe anāgamma—</text:p>
          </table:table-cell>
          <table:table-cell office:value-type="string" calcext:value-type="string">
            <text:p>“Can it be that a legal issue arising from an accusation should be settled </text:p>
          </table:table-cell>
          <table:table-cell office:value-type="string" calcext:value-type="string">
            <text:p/>
          </table:table-cell>
          <table:table-cell office:value-type="string" calcext:value-type="string">
            <text:p>&lt;p&gt;{}</text:p>
          </table:table-cell>
          <table:table-cell office:value-type="string" calcext:value-type="string">
            <text:p>bj4.422, bj4.424, cck6.333, cck6.334, csp1ed4.233, csp2ed4.233, dr6.294, dr6.295, ms4V_981, msdiv238, ndp4.188, pts-cs14.29, sc197, sya6.366, sya6.367, vri90.215</text:p>
          </table:table-cell>
          <table:table-cell/>
        </table:table-row>
        <table:table-row table:style-name="ro1">
          <table:table-cell office:value-type="string" calcext:value-type="string">
            <text:p>pli-tv-kd14:14.29.2</text:p>
          </table:table-cell>
          <table:table-cell office:value-type="string" calcext:value-type="string">
            <text:p>sativinayañca, amūḷhavinayañca;</text:p>
          </table:table-cell>
          <table:table-cell office:value-type="string" calcext:value-type="string">
            <text:p>not by resolution through recollection or by resolution because of past insani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3</text:p>
          </table:table-cell>
          <table:table-cell office:value-type="string" calcext:value-type="string">
            <text:p>dvīhi samathehi sammeyya—</text:p>
          </table:table-cell>
          <table:table-cell office:value-type="string" calcext:value-type="string">
            <text:p>bu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4</text:p>
          </table:table-cell>
          <table:table-cell office:value-type="string" calcext:value-type="string">
            <text:p>sammukhāvinayena ca, tassapāpiyasikāya cāti?</text:p>
          </table:table-cell>
          <table:table-cell office:value-type="string" calcext:value-type="string">
            <text:p>by resolution face-to-face and by further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5</text:p>
          </table:table-cell>
          <table:table-cell office:value-type="string" calcext:value-type="string">
            <text:p>Siyātissa vacanīyaṁ.</text:p>
          </table:table-cell>
          <table:table-cell office:value-type="string" calcext:value-type="string">
            <text:p>It c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6</text:p>
          </table:table-cell>
          <table:table-cell office:value-type="string" calcext:value-type="string">
            <text:p>Yathā kathaṁ viya?</text:p>
          </table:table-cell>
          <table:table-cell office:value-type="string" calcext:value-type="string">
            <text:p>How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7</text:p>
          </table:table-cell>
          <table:table-cell office:value-type="string" calcext:value-type="string">
            <text:p>Idha pana, bhikkhave, bhikkhu bhikkhuṁ saṅghamajjhe garukāya āpattiyā codeti—</text:p>
          </table:table-cell>
          <table:table-cell office:value-type="string" calcext:value-type="string">
            <text:p>It may be that a monk accuses a monk of an offense in the midst of the Sangha: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8</text:p>
          </table:table-cell>
          <table:table-cell office:value-type="string" calcext:value-type="string">
            <text:p>‘saratāyasmā evarūpiṁ garukaṁ āpattiṁ āpajjitā, pārājikaṁ vā pārājikasāmantaṁ vā’ti.</text:p>
          </table:table-cell>
          <table:table-cell office:value-type="string" calcext:value-type="string">
            <text:p>‘Venerable, do you remember committing such-and-such a heavy offense entailing expulsion or bordering on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9</text:p>
          </table:table-cell>
          <table:table-cell office:value-type="string" calcext:value-type="string">
            <text:p>So evaṁ vadeti—</text:p>
          </table:table-cell>
          <table:table-cell office:value-type="string" calcext:value-type="string">
            <text:p>He repl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0</text:p>
          </table:table-cell>
          <table:table-cell office:value-type="string" calcext:value-type="string">
            <text:p>‘na kho ahaṁ, āvuso, sarāmi evarūpiṁ garukaṁ āpattiṁ āpajjitā, pārājikaṁ vā pārājikasāmantaṁ vā’ti.</text:p>
          </table:table-cell>
          <table:table-cell office:value-type="string" calcext:value-type="string">
            <text:p>‘I do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1</text:p>
          </table:table-cell>
          <table:table-cell office:value-type="string" calcext:value-type="string">
            <text:p>Tamenaṁ so nibbeṭhentaṁ ativeṭheti—</text:p>
          </table:table-cell>
          <table:table-cell office:value-type="string" calcext:value-type="string">
            <text:p>As he tries to free himself, the accusing monk presses him fur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2</text:p>
          </table:table-cell>
          <table:table-cell office:value-type="string" calcext:value-type="string">
            <text:p>‘iṅghāyasmā sādhukameva jānāhi, yadi sarasi evarūpiṁ garukaṁ āpattiṁ āpajjitā, pārājikaṁ vā pārājikasāmantaṁ vā’ti.</text:p>
          </table:table-cell>
          <table:table-cell office:value-type="string" calcext:value-type="string">
            <text:p>‘Come on, Venerable, think properly whether you remember committing such-and-such a heavy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3</text:p>
          </table:table-cell>
          <table:table-cell office:value-type="string" calcext:value-type="string">
            <text:p>So evaṁ vadeti—</text:p>
          </table:table-cell>
          <table:table-cell office:value-type="string" calcext:value-type="string">
            <text:p>He repl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4</text:p>
          </table:table-cell>
          <table:table-cell office:value-type="string" calcext:value-type="string">
            <text:p>‘na kho ahaṁ, āvuso, sarāmi evarūpiṁ garukaṁ āpattiṁ āpajjitā, pārājikaṁ vā pārājikasāmantaṁ vā.</text:p>
          </table:table-cell>
          <table:table-cell office:value-type="string" calcext:value-type="string">
            <text:p>‘I don’t remember committing a heavy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5</text:p>
          </table:table-cell>
          <table:table-cell office:value-type="string" calcext:value-type="string">
            <text:p>Sarāmi ca kho ahaṁ, āvuso, evarūpiṁ appamattikaṁ āpattiṁ āpajjitā’ti.</text:p>
          </table:table-cell>
          <table:table-cell office:value-type="string" calcext:value-type="string">
            <text:p>But I do remember committing such-and-such a minor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6</text:p>
          </table:table-cell>
          <table:table-cell office:value-type="string" calcext:value-type="string">
            <text:p>Tamenaṁ so nibbeṭhentaṁ ativeṭheti—</text:p>
          </table:table-cell>
          <table:table-cell office:value-type="string" calcext:value-type="string">
            <text:p>As he tries to free himself, the accusing monk presses him further: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7</text:p>
          </table:table-cell>
          <table:table-cell office:value-type="string" calcext:value-type="string">
            <text:p>‘iṅghāyasmā sādhukameva jānāhi, yadi sarasi evarūpiṁ garukaṁ āpattiṁ āpajjitā, pārājikaṁ vā pārājikasāmantaṁ vā’ti.</text:p>
          </table:table-cell>
          <table:table-cell office:value-type="string" calcext:value-type="string">
            <text:p>‘Come on, Venerable, think properly whether you remember committing such-and-such a heavy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8</text:p>
          </table:table-cell>
          <table:table-cell office:value-type="string" calcext:value-type="string">
            <text:p>So evaṁ vadeti—</text:p>
          </table:table-cell>
          <table:table-cell office:value-type="string" calcext:value-type="string">
            <text:p>He repl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19</text:p>
          </table:table-cell>
          <table:table-cell office:value-type="string" calcext:value-type="string">
            <text:p>‘imañhi nāmāhaṁ, āvuso, appamattikaṁ āpattiṁ āpajjitvā apuṭṭho paṭijānissāmi.</text:p>
          </table:table-cell>
          <table:table-cell office:value-type="string" calcext:value-type="string">
            <text:p>‘I have admitted that I’ve committed this minor offense without being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0</text:p>
          </table:table-cell>
          <table:table-cell office:value-type="string" calcext:value-type="string">
            <text:p>Kiṁ panāhaṁ evarūpiṁ garukaṁ āpattiṁ āpajjitvā, pārājikaṁ vā pārājikasāmantaṁ vā, puṭṭho na paṭijānissāmī’ti?</text:p>
          </table:table-cell>
          <table:table-cell office:value-type="string" calcext:value-type="string">
            <text:p>So when asked about such-and-such a heavy offense, why would I not admi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1</text:p>
          </table:table-cell>
          <table:table-cell office:value-type="string" calcext:value-type="string">
            <text:p>So evaṁ vadeti—</text:p>
          </table:table-cell>
          <table:table-cell office:value-type="string" calcext:value-type="string">
            <text:p>The accusing monk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2</text:p>
          </table:table-cell>
          <table:table-cell office:value-type="string" calcext:value-type="string">
            <text:p>‘imañhi nāma tvaṁ, āvuso, appamattikaṁ āpattiṁ āpajjitvā apuṭṭho na paṭijānissasi.</text:p>
          </table:table-cell>
          <table:table-cell office:value-type="string" calcext:value-type="string">
            <text:p>‘But you didn’t admit that you had committed this minor offense without being ask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3</text:p>
          </table:table-cell>
          <table:table-cell office:value-type="string" calcext:value-type="string">
            <text:p>Kiṁ pana tvaṁ evarūpiṁ garukaṁ āpattiṁ āpajjitvā, pārājikaṁ vā pārājikasāmantaṁ vā, apuṭṭho paṭijānissasi?</text:p>
          </table:table-cell>
          <table:table-cell office:value-type="string" calcext:value-type="string">
            <text:p>So when asked about such-and-such a heavy offense, why would you admit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4</text:p>
          </table:table-cell>
          <table:table-cell office:value-type="string" calcext:value-type="string">
            <text:p>Iṅghāyasmā sādhukameva jānāhi, yadi sarasi evarūpiṁ garukaṁ āpattiṁ āpajjitā, pārājikaṁ vā pārājikasāmantaṁ vā’ti.</text:p>
          </table:table-cell>
          <table:table-cell office:value-type="string" calcext:value-type="string">
            <text:p>Come on, Venerable, think properly whether you remember committing such-and-such a heavy offense.’ </text:p>
          </table:table-cell>
          <table:table-cell office:value-type="string" calcext:value-type="string">
            <text:p/>
          </table:table-cell>
          <table:table-cell office:value-type="string" calcext:value-type="string">
            <text:p>{}</text:p>
          </table:table-cell>
          <table:table-cell office:value-type="string" calcext:value-type="string">
            <text:p>pts-vp-en5.137</text:p>
          </table:table-cell>
          <table:table-cell/>
        </table:table-row>
        <table:table-row table:style-name="ro1">
          <table:table-cell office:value-type="string" calcext:value-type="string">
            <text:p>pli-tv-kd14:14.29.25</text:p>
          </table:table-cell>
          <table:table-cell office:value-type="string" calcext:value-type="string">
            <text:p>So evaṁ vadesi—</text:p>
          </table:table-cell>
          <table:table-cell office:value-type="string" calcext:value-type="string">
            <text:p>He then say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6</text:p>
          </table:table-cell>
          <table:table-cell office:value-type="string" calcext:value-type="string">
            <text:p>‘sarāmi kho ahaṁ, āvuso, evarūpiṁ garukaṁ āpattiṁ āpajjitā, pārājikaṁ vā pārājikasāmantaṁ vā.</text:p>
          </table:table-cell>
          <table:table-cell office:value-type="string" calcext:value-type="string">
            <text:p>‘I remember committing such-and-such a heavy offense entailing expulsion or bordering on expul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7</text:p>
          </table:table-cell>
          <table:table-cell office:value-type="string" calcext:value-type="string">
            <text:p>Davā me etaṁ vuttaṁ, ravā me etaṁ vuttaṁ—</text:p>
          </table:table-cell>
          <table:table-cell office:value-type="string" calcext:value-type="string">
            <text:p>When I said that I didn’t remember, I spoke playfully, I spoke too fas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8</text:p>
          </table:table-cell>
          <table:table-cell office:value-type="string" calcext:value-type="string">
            <text:p>nāhaṁ taṁ sarāmi evarūpiṁ garukaṁ āpattiṁ āpajjitā, pārājikaṁ vā pārājikasāmantaṁ vā’ti.</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29</text:p>
          </table:table-cell>
          <table:table-cell office:value-type="string" calcext:value-type="string">
            <text:p>Tassa kho, bhikkhave, bhikkhuno tassapāpiyasikākammaṁ kātabbaṁ.</text:p>
          </table:table-cell>
          <table:table-cell office:value-type="string" calcext:value-type="string">
            <text:p>They should do a legal procedure of further penalty against that monk. </text:p>
          </table:table-cell>
          <table:table-cell office:value-type="string" calcext:value-type="string">
            <text:p/>
          </table:table-cell>
          <table:table-cell office:value-type="string" calcext:value-type="string">
            <text:p>{}</text:p>
          </table:table-cell>
          <table:table-cell office:value-type="string" calcext:value-type="string">
            <text:p/>
          </table:table-cell>
          <table:table-cell office:value-type="string" calcext:value-type="string">
            <text:p>Tassa kho, bhikkhave → tassa kho taṁ bhikkhave (bj, mr); tassa khvetaṁ bhikkhave (sya-all)</text:p>
          </table:table-cell>
        </table:table-row>
        <table:table-row table:style-name="ro1">
          <table:table-cell office:value-type="string" calcext:value-type="string">
            <text:p>pli-tv-kd14:14.29.30</text:p>
          </table:table-cell>
          <table:table-cell office:value-type="string" calcext:value-type="string">
            <text:p>Evañca pana, bhikkhave, kātabbaṁ.</text:p>
          </table:table-cell>
          <table:table-cell office:value-type="string" calcext:value-type="string">
            <text:p>And it should be done in this w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31</text:p>
          </table:table-cell>
          <table:table-cell office:value-type="string" calcext:value-type="string">
            <text:p>Byattena bhikkhunā paṭibalena saṅgho ñāpetabbo—</text:p>
          </table:table-cell>
          <table:table-cell office:value-type="string" calcext:value-type="string">
            <text:p>A competent and capable monk should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9.32</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ms4V_982, sc198</text:p>
          </table:table-cell>
          <table:table-cell/>
        </table:table-row>
        <table:table-row table:style-name="ro1">
          <table:table-cell office:value-type="string" calcext:value-type="string">
            <text:p>pli-tv-kd14:14.29.33</text:p>
          </table:table-cell>
          <table:table-cell office:value-type="string" calcext:value-type="string">
            <text:p>Ayaṁ itthannāmo bhikkhu saṅghamajjhe garukāya āpattiyā anuyuñjiyamāno avajānitvā paṭijānāti, paṭijānitvā avajānāti, aññenāññaṁ paṭicarati, sampajānamusā bhāsati.</text:p>
          </table:table-cell>
          <table:table-cell office:value-type="string" calcext:value-type="string">
            <text:p>The monk so-and-so, while being examined in the midst of the Sangha about a heavy offense, asserts things after denying them, denies things after asserting them, evades the issue, and l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34</text:p>
          </table:table-cell>
          <table:table-cell office:value-type="string" calcext:value-type="string">
            <text:p>Yadi saṅghassa pattakallaṁ, saṅgho itthannāmassa bhikkhuno tassapāpiyasikākammaṁ kareyya.</text:p>
          </table:table-cell>
          <table:table-cell office:value-type="string" calcext:value-type="string">
            <text:p>If it seems appropriate to the Sangha, the Sangha should do a legal procedure of further penalty against this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35</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9.36</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4V_983, sc199, sya6.368</text:p>
          </table:table-cell>
          <table:table-cell/>
        </table:table-row>
        <table:table-row table:style-name="ro1">
          <table:table-cell office:value-type="string" calcext:value-type="string">
            <text:p>pli-tv-kd14:14.29.37</text:p>
          </table:table-cell>
          <table:table-cell office:value-type="string" calcext:value-type="string">
            <text:p>Ayaṁ itthannāmo bhikkhu saṅghamajjhe garukāya āpattiyā anuyuñjiyamāno avajānitvā paṭijānāti, paṭijānitvā avajānāti, aññenāññaṁ paṭicarati, sampajānamusā bhāsati.</text:p>
          </table:table-cell>
          <table:table-cell office:value-type="string" calcext:value-type="string">
            <text:p>The monk so-and-so, while being examined in the midst of the Sangha about a heavy offense, asserts things after denying them, denies things after asserting them, evades the issue, and lie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38</text:p>
          </table:table-cell>
          <table:table-cell office:value-type="string" calcext:value-type="string">
            <text:p>Saṅgho itthannāmassa bhikkhuno tassapāpiyasikākammaṁ karoti.</text:p>
          </table:table-cell>
          <table:table-cell office:value-type="string" calcext:value-type="string">
            <text:p>The Sangha does a legal procedure of further penalty against this mo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39</text:p>
          </table:table-cell>
          <table:table-cell office:value-type="string" calcext:value-type="string">
            <text:p>Yassāyasmato khamati itthannāmassa bhikkhuno tassapāpiyasikākammassa karaṇaṁ, so tuṇhassa;</text:p>
          </table:table-cell>
          <table:table-cell office:value-type="string" calcext:value-type="string">
            <text:p>Any monk who approves of doing a legal procedure of further penalty against this monk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40</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9.41</text:p>
          </table:table-cell>
          <table:table-cell office:value-type="string" calcext:value-type="string">
            <text:p>Dutiyampi etamatthaṁ vadāmi …pe…</text:p>
          </table:table-cell>
          <table:table-cell office:value-type="string" calcext:value-type="string">
            <text:p>For the second time I speak on this matter. … </text:p>
          </table:table-cell>
          <table:table-cell office:value-type="string" calcext:value-type="string">
            <text:p/>
          </table:table-cell>
          <table:table-cell office:value-type="string" calcext:value-type="string">
            <text:p>&lt;p&gt;{}</text:p>
          </table:table-cell>
          <table:table-cell office:value-type="string" calcext:value-type="string">
            <text:p>ms4V_984, sc200, vri90.216</text:p>
          </table:table-cell>
          <table:table-cell/>
        </table:table-row>
        <table:table-row table:style-name="ro1">
          <table:table-cell office:value-type="string" calcext:value-type="string">
            <text:p>pli-tv-kd14:14.29.42</text:p>
          </table:table-cell>
          <table:table-cell office:value-type="string" calcext:value-type="string">
            <text:p>tatiyampi etamatthaṁ vadāmi …pe….</text:p>
          </table:table-cell>
          <table:table-cell office:value-type="string" calcext:value-type="string">
            <text:p>For the third time I speak on this matter. …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29.43</text:p>
          </table:table-cell>
          <table:table-cell office:value-type="string" calcext:value-type="string">
            <text:p>Kataṁ saṅghena itthannāmassa bhikkhuno tassapāpiyasikākammaṁ.</text:p>
          </table:table-cell>
          <table:table-cell office:value-type="string" calcext:value-type="string">
            <text:p>The Sangha has done a legal procedure of further penalty against this monk. </text:p>
          </table:table-cell>
          <table:table-cell office:value-type="string" calcext:value-type="string">
            <text:p/>
          </table:table-cell>
          <table:table-cell office:value-type="string" calcext:value-type="string">
            <text:p>&lt;p&gt;{}</text:p>
          </table:table-cell>
          <table:table-cell office:value-type="string" calcext:value-type="string">
            <text:p>ms4V_985, sc201</text:p>
          </table:table-cell>
          <table:table-cell/>
        </table:table-row>
        <table:table-row table:style-name="ro1">
          <table:table-cell office:value-type="string" calcext:value-type="string">
            <text:p>pli-tv-kd14:14.29.44</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29.45</text:p>
          </table:table-cell>
          <table:table-cell office:value-type="string" calcext:value-type="string">
            <text:p>Idaṁ vuccati, bhikkhave, adhikaraṇaṁ vūpasantaṁ.</text:p>
          </table:table-cell>
          <table:table-cell office:value-type="string" calcext:value-type="string">
            <text:p>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cck6.335, ms4V_986, pts-vp-pli2.102, sc202</text:p>
          </table:table-cell>
          <table:table-cell/>
        </table:table-row>
        <table:table-row table:style-name="ro1">
          <table:table-cell office:value-type="string" calcext:value-type="string">
            <text:p>pli-tv-kd14:14.29.46</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47</text:p>
          </table:table-cell>
          <table:table-cell office:value-type="string" calcext:value-type="string">
            <text:p>Sammukhāvinayena ca, tassapāpiyasikāya ca.</text:p>
          </table:table-cell>
          <table:table-cell office:value-type="string" calcext:value-type="string">
            <text:p>It has been resolved face-to-face and by further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48</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49</text:p>
          </table:table-cell>
          <table:table-cell office:value-type="string" calcext:value-type="string">
            <text:p>Saṅghasammukhatā, dhammasammukhatā, vinayasammukhatā …pe…</text:p>
          </table:table-cell>
          <table:table-cell office:value-type="string" calcext:value-type="string">
            <text:p>Face-to-face with the Sangha, face-to-face with the Teaching, face-to-face with the Monastic Law, face-to-face with the persons concerned. This is the meaning of face-to-face with the Sangha: the monks who should be present have arrived, consent has been brought for those who are eligible to give their consent, and no-one present objects to the decision. This is the meaning of face-to-face with the Teaching, face-to-face with the Monastic Law: the Teaching, the Monastic Law, the Teacher’s instruction—that by which that legal issue is resolved. This is the meaning of face-to-face with the persons concerned: both those who are accusing and those who have been accused are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50</text:p>
          </table:table-cell>
          <table:table-cell office:value-type="string" calcext:value-type="string">
            <text:p>kā ca tattha tassapāpiyasikāya?</text:p>
          </table:table-cell>
          <table:table-cell office:value-type="string" calcext:value-type="string">
            <text:p>This is the meaning of further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51</text:p>
          </table:table-cell>
          <table:table-cell office:value-type="string" calcext:value-type="string">
            <text:p>Yā tassapāpiyasikākammassa kiriyā karaṇaṁ upagamanaṁ ajjhupagamanaṁ adhivāsanā appaṭikkosanā—</text:p>
          </table:table-cell>
          <table:table-cell office:value-type="string" calcext:value-type="string">
            <text:p>the doing of, the performing of, the participation in, the consent to, the agreement to, the non-objection to that legal procedure of further penalt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52</text:p>
          </table:table-cell>
          <table:table-cell office:value-type="string" calcext:value-type="string">
            <text:p>ayaṁ tattha tassapāpiyasikāya.</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53</text:p>
          </table:table-cell>
          <table:table-cell office:value-type="string" calcext:value-type="string">
            <text:p>Evaṁ vūpasantañce, bhikkhave, adhikaraṇaṁ kārako ukkoṭeti, ukkoṭanakaṁ pācittiyaṁ;</text:p>
          </table:table-cell>
          <table:table-cell office:value-type="string" calcext:value-type="string">
            <text:p>When a legal issue has been resolved in this way, if any of the participants reopen it, they incur an offense entailing confession for the reo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29.54</text:p>
          </table:table-cell>
          <table:table-cell office:value-type="string" calcext:value-type="string">
            <text:p>chandadāyako khīyati, khīyanakaṁ pācittiyaṁ.</text:p>
          </table:table-cell>
          <table:table-cell office:value-type="string" calcext:value-type="string">
            <text:p>If anyone who gave their consent criticizes the resolution, they incur an offense entailing confe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0.0</text:p>
          </table:table-cell>
          <table:table-cell office:value-type="string" calcext:value-type="string">
            <text:p>9.8. Paṭiññātakaraṇa</text:p>
          </table:table-cell>
          <table:table-cell office:value-type="string" calcext:value-type="string">
            <text:p>Acting according to what has been admitted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30.1</text:p>
          </table:table-cell>
          <table:table-cell office:value-type="string" calcext:value-type="string">
            <text:p>Āpattādhikaraṇaṁ katihi samathehi sammati?</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bj4.426, csp1ed4.234, csp2ed4.234, dr6.296, ms4V_987, msdiv239, ndp4.189, pts-cs14.30, sc203, sya6.369</text:p>
          </table:table-cell>
          <table:table-cell/>
        </table:table-row>
        <table:table-row table:style-name="ro1">
          <table:table-cell office:value-type="string" calcext:value-type="string">
            <text:p>pli-tv-kd14:14.30.2</text:p>
          </table:table-cell>
          <table:table-cell office:value-type="string" calcext:value-type="string">
            <text:p>Āpattādhikaraṇaṁ tīhi samathehi sammati—</text:p>
          </table:table-cell>
          <table:table-cell office:value-type="string" calcext:value-type="string">
            <text:p>“There are three principles for settling a legal issue arising from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3</text:p>
          </table:table-cell>
          <table:table-cell office:value-type="string" calcext:value-type="string">
            <text:p>sammukhāvinayena ca, paṭiññātakaraṇena ca, tiṇavatthārakena ca.</text:p>
          </table:table-cell>
          <table:table-cell office:value-type="string" calcext:value-type="string">
            <text:p>resolution face-to-face, acting according to what has been admitted, and covering over, as if with gra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4</text:p>
          </table:table-cell>
          <table:table-cell office:value-type="string" calcext:value-type="string">
            <text:p>Siyā āpattādhikaraṇaṁ ekaṁ samathaṁ anāgamma—</text:p>
          </table:table-cell>
          <table:table-cell office:value-type="string" calcext:value-type="string">
            <text:p>Can it be that a legal issue arising from an accusation should be settl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5</text:p>
          </table:table-cell>
          <table:table-cell office:value-type="string" calcext:value-type="string">
            <text:p>tiṇavatthārakaṁ, dvīhi samathehi sammeyya—</text:p>
          </table:table-cell>
          <table:table-cell office:value-type="string" calcext:value-type="string">
            <text:p>not by covering over, as if with gra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6</text:p>
          </table:table-cell>
          <table:table-cell office:value-type="string" calcext:value-type="string">
            <text:p>sammukhāvinayena ca, paṭiññātakaraṇena cāti?</text:p>
          </table:table-cell>
          <table:table-cell office:value-type="string" calcext:value-type="string">
            <text:p>but by resolution face-to-face and by acting according to what has been admitted? </text:p>
          </table:table-cell>
          <table:table-cell office:value-type="string" calcext:value-type="string">
            <text:p/>
          </table:table-cell>
          <table:table-cell office:value-type="string" calcext:value-type="string">
            <text:p>{}</text:p>
          </table:table-cell>
          <table:table-cell office:value-type="string" calcext:value-type="string">
            <text:p>pts-vp-en5.138</text:p>
          </table:table-cell>
          <table:table-cell/>
        </table:table-row>
        <table:table-row table:style-name="ro1">
          <table:table-cell office:value-type="string" calcext:value-type="string">
            <text:p>pli-tv-kd14:14.30.7</text:p>
          </table:table-cell>
          <table:table-cell office:value-type="string" calcext:value-type="string">
            <text:p>Siyātissa vacanīyaṁ.</text:p>
          </table:table-cell>
          <table:table-cell office:value-type="string" calcext:value-type="string">
            <text:p>It c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8</text:p>
          </table:table-cell>
          <table:table-cell office:value-type="string" calcext:value-type="string">
            <text:p>Yathā kathaṁ viya?</text:p>
          </table:table-cell>
          <table:table-cell office:value-type="string" calcext:value-type="string">
            <text:p>How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9</text:p>
          </table:table-cell>
          <table:table-cell office:value-type="string" calcext:value-type="string">
            <text:p>Idha pana, bhikkhave, bhikkhu lahukaṁ āpattiṁ āpanno hoti.</text:p>
          </table:table-cell>
          <table:table-cell office:value-type="string" calcext:value-type="string">
            <text:p>It may be that a monk has committed a light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10</text:p>
          </table:table-cell>
          <table:table-cell office:value-type="string" calcext:value-type="string">
            <text:p>Tena, bhikkhave, bhikkhunā ekaṁ bhikkhuṁ upasaṅkamitvā ekaṁsaṁ uttarāsaṅgaṁ karitvā ukkuṭikaṁ nisīditvā añjaliṁ paggahetvā evamassa vacanīyo—</text:p>
          </table:table-cell>
          <table:table-cell office:value-type="string" calcext:value-type="string">
            <text:p>That monk should approach a single monk, put his upper robe over one shoulder, squat on his heels, put the palms of his hands together, an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0.11</text:p>
          </table:table-cell>
          <table:table-cell office:value-type="string" calcext:value-type="string">
            <text:p>‘ahaṁ, āvuso, itthannāmaṁ āpattiṁ āpanno;</text:p>
          </table:table-cell>
          <table:table-cell office:value-type="string" calcext:value-type="string">
            <text:p>‘I have committed such-and-such an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0.12</text:p>
          </table:table-cell>
          <table:table-cell office:value-type="string" calcext:value-type="string">
            <text:p>taṁ paṭidesemī’ti.</text:p>
          </table:table-cell>
          <table:table-cell office:value-type="string" calcext:value-type="string">
            <text:p>I confess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13</text:p>
          </table:table-cell>
          <table:table-cell office:value-type="string" calcext:value-type="string">
            <text:p>Tena vattabbo—</text:p>
          </table:table-cell>
          <table:table-cell office:value-type="string" calcext:value-type="string">
            <text:p>—</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14</text:p>
          </table:table-cell>
          <table:table-cell office:value-type="string" calcext:value-type="string">
            <text:p>‘passasī’ti?</text:p>
          </table:table-cell>
          <table:table-cell office:value-type="string" calcext:value-type="string">
            <text:p>‘Do you recognize the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15</text:p>
          </table:table-cell>
          <table:table-cell office:value-type="string" calcext:value-type="string">
            <text:p>‘Āma passāmī’ti.</text:p>
          </table:table-cell>
          <table:table-cell office:value-type="string" calcext:value-type="string">
            <text:p>‘Yes, I recogniz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16</text:p>
          </table:table-cell>
          <table:table-cell office:value-type="string" calcext:value-type="string">
            <text:p>‘Āyatiṁ saṁvareyyāsī’ti.</text:p>
          </table:table-cell>
          <table:table-cell office:value-type="string" calcext:value-type="string">
            <text:p>‘You should restrain yourself in the futur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0.17</text:p>
          </table:table-cell>
          <table:table-cell office:value-type="string" calcext:value-type="string">
            <text:p>Idaṁ vuccati, bhikkhave, adhikaraṇaṁ vūpasantaṁ.</text:p>
          </table:table-cell>
          <table:table-cell office:value-type="string" calcext:value-type="string">
            <text:p>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cck6.336, ms4V_988, sc204, vri90.217</text:p>
          </table:table-cell>
          <table:table-cell/>
        </table:table-row>
        <table:table-row table:style-name="ro1">
          <table:table-cell office:value-type="string" calcext:value-type="string">
            <text:p>pli-tv-kd14:14.30.18</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19</text:p>
          </table:table-cell>
          <table:table-cell office:value-type="string" calcext:value-type="string">
            <text:p>Sammukhāvinayena ca, paṭiññātakaraṇena ca.</text:p>
          </table:table-cell>
          <table:table-cell office:value-type="string" calcext:value-type="string">
            <text:p>It has been resolved face-to-face and by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0</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1</text:p>
          </table:table-cell>
          <table:table-cell office:value-type="string" calcext:value-type="string">
            <text:p>Dhammasammukhatā, vinayasammukhatā, puggalasammukhatā …pe…</text:p>
          </table:table-cell>
          <table:table-cell office:value-type="string" calcext:value-type="string">
            <text:p>Face-to-face with the Teaching, face-to-face with the Monastic Law, face-to-face with the persons concerned. This is the meaning of face-to-face with the Teaching, face-to-face with the Monastic Law: the Teaching, the Monastic Law, the Teacher’s instruction—that by which that legal issue is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2</text:p>
          </table:table-cell>
          <table:table-cell office:value-type="string" calcext:value-type="string">
            <text:p>kā ca tattha puggalasammukhatā?</text:p>
          </table:table-cell>
          <table:table-cell office:value-type="string" calcext:value-type="string">
            <text:p>This is the meaning of face-to-face with the persons conce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3</text:p>
          </table:table-cell>
          <table:table-cell office:value-type="string" calcext:value-type="string">
            <text:p>Yo ca deseti, yassa ca deseti, ubho sammukhībhūtā honti—</text:p>
          </table:table-cell>
          <table:table-cell office:value-type="string" calcext:value-type="string">
            <text:p>both the one who confesses and the one he confesses to are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4</text:p>
          </table:table-cell>
          <table:table-cell office:value-type="string" calcext:value-type="string">
            <text:p>ayaṁ tattha puggal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5</text:p>
          </table:table-cell>
          <table:table-cell office:value-type="string" calcext:value-type="string">
            <text:p>Kiñca tattha paṭiññātakaraṇasmiṁ?</text:p>
          </table:table-cell>
          <table:table-cell office:value-type="string" calcext:value-type="string">
            <text:p>This is the meaning of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6</text:p>
          </table:table-cell>
          <table:table-cell office:value-type="string" calcext:value-type="string">
            <text:p>Yā paṭiññātakaraṇassa kammassa kiriyā karaṇaṁ upagamanaṁ ajjhupagamanaṁ adhivāsanā appaṭikkosanā—</text:p>
          </table:table-cell>
          <table:table-cell office:value-type="string" calcext:value-type="string">
            <text:p>the doing of, the performing of, the participation in, the consent to, the agreement to, the non-objection to that legal procedure of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7</text:p>
          </table:table-cell>
          <table:table-cell office:value-type="string" calcext:value-type="string">
            <text:p>idaṁ tattha paṭiññātakaraṇasmi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0.28</text:p>
          </table:table-cell>
          <table:table-cell office:value-type="string" calcext:value-type="string">
            <text:p>Evaṁ vūpasantañce, bhikkhave, adhikaraṇaṁ paṭiggāhako ukkoṭeti, ukkoṭanakaṁ pācittiyaṁ.</text:p>
          </table:table-cell>
          <table:table-cell office:value-type="string" calcext:value-type="string">
            <text:p>When a legal issue has been resolved in this way, if the receiver of the confession reopens it, he incurs an offense entailing confession for the reope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1.1</text:p>
          </table:table-cell>
          <table:table-cell office:value-type="string" calcext:value-type="string">
            <text:p>Evañcetaṁ labhetha, iccetaṁ kusalaṁ.</text:p>
          </table:table-cell>
          <table:table-cell office:value-type="string" calcext:value-type="string">
            <text:p>“If this is what happens, all is well. </text:p>
          </table:table-cell>
          <table:table-cell office:value-type="string" calcext:value-type="string">
            <text:p/>
          </table:table-cell>
          <table:table-cell office:value-type="string" calcext:value-type="string">
            <text:p>&lt;hr&gt;&lt;p&gt;{}</text:p>
          </table:table-cell>
          <table:table-cell office:value-type="string" calcext:value-type="string">
            <text:p>pts-cs14.31</text:p>
          </table:table-cell>
          <table:table-cell/>
        </table:table-row>
        <table:table-row table:style-name="ro1">
          <table:table-cell office:value-type="string" calcext:value-type="string">
            <text:p>pli-tv-kd14:14.31.2</text:p>
          </table:table-cell>
          <table:table-cell office:value-type="string" calcext:value-type="string">
            <text:p>No ce labhetha, tena, bhikkhave, bhikkhunā sambahule bhikkhū upasaṅkamitvā ekaṁsaṁ uttarāsaṅgaṁ karitvā vuḍḍhānaṁ bhikkhūnaṁ pāde vanditvā ukkuṭikaṁ nisīditvā añjaliṁ paggahetvā evamassu vacanīyā—</text:p>
          </table:table-cell>
          <table:table-cell office:value-type="string" calcext:value-type="string">
            <text:p>If not, that monk should approach several monks, put his upper robe over one shoulder, pay respect at the feet of the senior monks, squat on his heels, put the palms of his hands together, an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3</text:p>
          </table:table-cell>
          <table:table-cell office:value-type="string" calcext:value-type="string">
            <text:p>‘ahaṁ, bhante, itthannāmaṁ āpattiṁ āpanno;</text:p>
          </table:table-cell>
          <table:table-cell office:value-type="string" calcext:value-type="string">
            <text:p>‘Venerables, I have committed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4</text:p>
          </table:table-cell>
          <table:table-cell office:value-type="string" calcext:value-type="string">
            <text:p>taṁ paṭidesemī’ti.</text:p>
          </table:table-cell>
          <table:table-cell office:value-type="string" calcext:value-type="string">
            <text:p>I confess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5</text:p>
          </table:table-cell>
          <table:table-cell office:value-type="string" calcext:value-type="string">
            <text:p>Byattena bhikkhunā paṭibalena te bhikkhū ñāpetabbā—</text:p>
          </table:table-cell>
          <table:table-cell office:value-type="string" calcext:value-type="string">
            <text:p>A competent and capable monk should then inform those monks: </text:p>
          </table:table-cell>
          <table:table-cell office:value-type="string" calcext:value-type="string">
            <text:p/>
          </table:table-cell>
          <table:table-cell office:value-type="string" calcext:value-type="string">
            <text:p>{}&lt;/p&gt;</text:p>
          </table:table-cell>
          <table:table-cell office:value-type="string" calcext:value-type="string">
            <text:p>pts-vp-pli2.103</text:p>
          </table:table-cell>
          <table:table-cell/>
        </table:table-row>
        <table:table-row table:style-name="ro1">
          <table:table-cell office:value-type="string" calcext:value-type="string">
            <text:p>pli-tv-kd14:14.31.6</text:p>
          </table:table-cell>
          <table:table-cell office:value-type="string" calcext:value-type="string">
            <text:p>‘Suṇantu me āyasmantā.</text:p>
          </table:table-cell>
          <table:table-cell office:value-type="string" calcext:value-type="string">
            <text:p>‘Please, Venerables, I ask you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bj4.428, dr6.297, ms4V_989, sc205, sya6.370</text:p>
          </table:table-cell>
          <table:table-cell/>
        </table:table-row>
        <table:table-row table:style-name="ro1">
          <table:table-cell office:value-type="string" calcext:value-type="string">
            <text:p>pli-tv-kd14:14.31.7</text:p>
          </table:table-cell>
          <table:table-cell office:value-type="string" calcext:value-type="string">
            <text:p>Ayaṁ itthannāmo bhikkhu āpattiṁ sarati, vivarati, uttāniṁ karoti deseti.</text:p>
          </table:table-cell>
          <table:table-cell office:value-type="string" calcext:value-type="string">
            <text:p>The monk so-and-so remembers an offense—he reveals it, makes it plain, and confesses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8</text:p>
          </table:table-cell>
          <table:table-cell office:value-type="string" calcext:value-type="string">
            <text:p>Yadāyasmantānaṁ pattakallaṁ, ahaṁ itthannāmassa bhikkhuno āpattiṁ paṭiggaṇheyyan’ti.</text:p>
          </table:table-cell>
          <table:table-cell office:value-type="string" calcext:value-type="string">
            <text:p>If it seems appropriate to the venerables, I will receive the confe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9</text:p>
          </table:table-cell>
          <table:table-cell office:value-type="string" calcext:value-type="string">
            <text:p>Tena vattabbo—</text:p>
          </table:table-cell>
          <table:table-cell office:value-type="string" calcext:value-type="string">
            <text:p>And he shoul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1.10</text:p>
          </table:table-cell>
          <table:table-cell office:value-type="string" calcext:value-type="string">
            <text:p>‘passasī’ti?</text:p>
          </table:table-cell>
          <table:table-cell office:value-type="string" calcext:value-type="string">
            <text:p>‘Do you recognize the offense?’ —</text:p>
          </table:table-cell>
          <table:table-cell office:value-type="string" calcext:value-type="string">
            <text:p/>
          </table:table-cell>
          <table:table-cell office:value-type="string" calcext:value-type="string">
            <text:p>&lt;p&gt;{}</text:p>
          </table:table-cell>
          <table:table-cell office:value-type="string" calcext:value-type="string">
            <text:p>pts-vp-en5.139</text:p>
          </table:table-cell>
          <table:table-cell/>
        </table:table-row>
        <table:table-row table:style-name="ro1">
          <table:table-cell office:value-type="string" calcext:value-type="string">
            <text:p>pli-tv-kd14:14.31.11</text:p>
          </table:table-cell>
          <table:table-cell office:value-type="string" calcext:value-type="string">
            <text:p>‘Āma passāmī’ti.</text:p>
          </table:table-cell>
          <table:table-cell office:value-type="string" calcext:value-type="string">
            <text:p>‘Yes, I recogniz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12</text:p>
          </table:table-cell>
          <table:table-cell office:value-type="string" calcext:value-type="string">
            <text:p>‘Āyatiṁ saṁvareyyāsī’ti.</text:p>
          </table:table-cell>
          <table:table-cell office:value-type="string" calcext:value-type="string">
            <text:p>‘You should restrain yourself in the futur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31.13</text:p>
          </table:table-cell>
          <table:table-cell office:value-type="string" calcext:value-type="string">
            <text:p>Idaṁ vuccati, bhikkhave, adhikaraṇaṁ vūpasantaṁ.</text:p>
          </table:table-cell>
          <table:table-cell office:value-type="string" calcext:value-type="string">
            <text:p>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csp1ed4.235, csp2ed4.235, ms4V_990, sc206</text:p>
          </table:table-cell>
          <table:table-cell/>
        </table:table-row>
        <table:table-row table:style-name="ro1">
          <table:table-cell office:value-type="string" calcext:value-type="string">
            <text:p>pli-tv-kd14:14.31.14</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15</text:p>
          </table:table-cell>
          <table:table-cell office:value-type="string" calcext:value-type="string">
            <text:p>Sammukhāvinayena ca, paṭiññātakaraṇena ca.</text:p>
          </table:table-cell>
          <table:table-cell office:value-type="string" calcext:value-type="string">
            <text:p>It has been resolved face-to-face and by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16</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17</text:p>
          </table:table-cell>
          <table:table-cell office:value-type="string" calcext:value-type="string">
            <text:p>Dhammasammukhatā, vinayasammukhatā, puggalasammukhatā …pe…</text:p>
          </table:table-cell>
          <table:table-cell office:value-type="string" calcext:value-type="string">
            <text:p>Face-to-face with the Teaching, face-to-face with the Monastic Law, face-to-face with the persons concerned. This is the meaning of face-to-face with the Teaching, face-to-face with the Monastic Law: the Teaching, the Monastic Law, the Teacher’s instruction—that by which that legal issue is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18</text:p>
          </table:table-cell>
          <table:table-cell office:value-type="string" calcext:value-type="string">
            <text:p>kā ca tattha puggalasammukhatā?</text:p>
          </table:table-cell>
          <table:table-cell office:value-type="string" calcext:value-type="string">
            <text:p>This is the meaning of face-to-face with the persons concern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19</text:p>
          </table:table-cell>
          <table:table-cell office:value-type="string" calcext:value-type="string">
            <text:p>Yo ca deseti, yassa ca deseti, ubho sammukhībhūtā honti—</text:p>
          </table:table-cell>
          <table:table-cell office:value-type="string" calcext:value-type="string">
            <text:p>both the one who confesses and the one he confesses to are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20</text:p>
          </table:table-cell>
          <table:table-cell office:value-type="string" calcext:value-type="string">
            <text:p>ayaṁ tattha puggalasammukhat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21</text:p>
          </table:table-cell>
          <table:table-cell office:value-type="string" calcext:value-type="string">
            <text:p>Kiñca tattha paṭiññātakaraṇasmiṁ?</text:p>
          </table:table-cell>
          <table:table-cell office:value-type="string" calcext:value-type="string">
            <text:p>This is the meaning of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22</text:p>
          </table:table-cell>
          <table:table-cell office:value-type="string" calcext:value-type="string">
            <text:p>Yā paṭiññātakaraṇassa kammassa kiriyā karaṇaṁ upagamanaṁ ajjhupagamanaṁ adhivāsanā appaṭikkosanā—</text:p>
          </table:table-cell>
          <table:table-cell office:value-type="string" calcext:value-type="string">
            <text:p>the doing of, the performing of, the participation in, the consent to, the agreement to, the non-objection to that legal procedure of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23</text:p>
          </table:table-cell>
          <table:table-cell office:value-type="string" calcext:value-type="string">
            <text:p>idaṁ tattha paṭiññātakaraṇasmi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1.24</text:p>
          </table:table-cell>
          <table:table-cell office:value-type="string" calcext:value-type="string">
            <text:p>Evaṁ vūpasantañce, bhikkhave, adhikaraṇaṁ paṭiggāhako ukkoṭeti, ukkoṭanakaṁ pācittiyaṁ.</text:p>
          </table:table-cell>
          <table:table-cell office:value-type="string" calcext:value-type="string">
            <text:p>When a legal issue has been resolved in this way, if the receiver of the confession reopens it, he incurs an offense entailing confession for the reopening.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2.1</text:p>
          </table:table-cell>
          <table:table-cell office:value-type="string" calcext:value-type="string">
            <text:p>Evañcetaṁ labhetha, iccetaṁ kusalaṁ.</text:p>
          </table:table-cell>
          <table:table-cell office:value-type="string" calcext:value-type="string">
            <text:p>“If this is what happens, all is well. </text:p>
          </table:table-cell>
          <table:table-cell office:value-type="string" calcext:value-type="string">
            <text:p/>
          </table:table-cell>
          <table:table-cell office:value-type="string" calcext:value-type="string">
            <text:p>&lt;hr&gt;&lt;p&gt;{}</text:p>
          </table:table-cell>
          <table:table-cell office:value-type="string" calcext:value-type="string">
            <text:p>pts-cs14.32</text:p>
          </table:table-cell>
          <table:table-cell/>
        </table:table-row>
        <table:table-row table:style-name="ro1">
          <table:table-cell office:value-type="string" calcext:value-type="string">
            <text:p>pli-tv-kd14:14.32.2</text:p>
          </table:table-cell>
          <table:table-cell office:value-type="string" calcext:value-type="string">
            <text:p>No ce labhetha, tena, bhikkhave, bhikkhunā saṅghaṁ upasaṅkamitvā ekaṁsaṁ uttarāsaṅgaṁ karitvā vuḍḍhānaṁ bhikkhūnaṁ pāde vanditvā ukkuṭikaṁ nisīditvā añjaliṁ paggahetvā evamassa vacanīyo—</text:p>
          </table:table-cell>
          <table:table-cell office:value-type="string" calcext:value-type="string">
            <text:p>If not, that monk should approach the Sangha, put his upper robe over one shoulder, pay respect at the feet of the senior monks, squat on his heels, put the palms of his hands together, and say,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3</text:p>
          </table:table-cell>
          <table:table-cell office:value-type="string" calcext:value-type="string">
            <text:p>‘ahaṁ, bhante, itthannāmaṁ āpattiṁ āpanno;</text:p>
          </table:table-cell>
          <table:table-cell office:value-type="string" calcext:value-type="string">
            <text:p>‘Venerables, I have committed such-and-such an offense.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4</text:p>
          </table:table-cell>
          <table:table-cell office:value-type="string" calcext:value-type="string">
            <text:p>taṁ paṭidesemī’ti.</text:p>
          </table:table-cell>
          <table:table-cell office:value-type="string" calcext:value-type="string">
            <text:p>I confess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5</text:p>
          </table:table-cell>
          <table:table-cell office:value-type="string" calcext:value-type="string">
            <text:p>Byattena bhikkhunā paṭibalena saṅgho ñāpetabbo—</text:p>
          </table:table-cell>
          <table:table-cell office:value-type="string" calcext:value-type="string">
            <text:p>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2.6</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6.337, ms4V_991, ndp4.190, sc207</text:p>
          </table:table-cell>
          <table:table-cell/>
        </table:table-row>
        <table:table-row table:style-name="ro1">
          <table:table-cell office:value-type="string" calcext:value-type="string">
            <text:p>pli-tv-kd14:14.32.7</text:p>
          </table:table-cell>
          <table:table-cell office:value-type="string" calcext:value-type="string">
            <text:p>Ayaṁ itthannāmo bhikkhu āpattiṁ sarati, vivarati, uttāniṁ karoti, deseti.</text:p>
          </table:table-cell>
          <table:table-cell office:value-type="string" calcext:value-type="string">
            <text:p>The monk so-and-so remembers an offense—he reveals it, makes it plain, and confesses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8</text:p>
          </table:table-cell>
          <table:table-cell office:value-type="string" calcext:value-type="string">
            <text:p>Yadi saṅghassa pattakallaṁ, ahaṁ itthannāmassa bhikkhuno āpattiṁ paṭiggaṇheyyan’ti.</text:p>
          </table:table-cell>
          <table:table-cell office:value-type="string" calcext:value-type="string">
            <text:p>If it seems appropriate to the Sangha, I will receive the confessio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9</text:p>
          </table:table-cell>
          <table:table-cell office:value-type="string" calcext:value-type="string">
            <text:p>Tena vattabbo—</text:p>
          </table:table-cell>
          <table:table-cell office:value-type="string" calcext:value-type="string">
            <text:p>And he should s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2.10</text:p>
          </table:table-cell>
          <table:table-cell office:value-type="string" calcext:value-type="string">
            <text:p>‘passasī’ti?</text:p>
          </table:table-cell>
          <table:table-cell office:value-type="string" calcext:value-type="string">
            <text:p>‘Do you recognize the offens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2.11</text:p>
          </table:table-cell>
          <table:table-cell office:value-type="string" calcext:value-type="string">
            <text:p>‘Āma passāmī’ti.</text:p>
          </table:table-cell>
          <table:table-cell office:value-type="string" calcext:value-type="string">
            <text:p>‘Yes, I recognize i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12</text:p>
          </table:table-cell>
          <table:table-cell office:value-type="string" calcext:value-type="string">
            <text:p>‘Āyatiṁ saṁvareyyāsī’ti.</text:p>
          </table:table-cell>
          <table:table-cell office:value-type="string" calcext:value-type="string">
            <text:p>‘You should restrain yourself in the future.’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32.13</text:p>
          </table:table-cell>
          <table:table-cell office:value-type="string" calcext:value-type="string">
            <text:p>Idaṁ vuccati, bhikkhave, adhikaraṇaṁ vūpasantaṁ.</text:p>
          </table:table-cell>
          <table:table-cell office:value-type="string" calcext:value-type="string">
            <text:p>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dr6.298, ms4V_992, sc208, sya6.371, vri90.218</text:p>
          </table:table-cell>
          <table:table-cell/>
        </table:table-row>
        <table:table-row table:style-name="ro1">
          <table:table-cell office:value-type="string" calcext:value-type="string">
            <text:p>pli-tv-kd14:14.32.14</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15</text:p>
          </table:table-cell>
          <table:table-cell office:value-type="string" calcext:value-type="string">
            <text:p>Sammukhāvinayena ca, paṭiññātakaraṇena ca.</text:p>
          </table:table-cell>
          <table:table-cell office:value-type="string" calcext:value-type="string">
            <text:p>It has been resolved face-to-face and by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16</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17</text:p>
          </table:table-cell>
          <table:table-cell office:value-type="string" calcext:value-type="string">
            <text:p>Saṅghasammukhatā, dhammasammukhatā, vinayasammukhatā, puggalasammukhatā …pe…</text:p>
          </table:table-cell>
          <table:table-cell office:value-type="string" calcext:value-type="string">
            <text:p>Face-to-face with the Sangha, face-to-face with the Teaching, face-to-face with the Monastic Law, face-to-face with the persons concerned. This is the meaning of face-to-face with the Sangha: the monks who should be present have arrived, consent has been brought for those who are eligible to give their consent, and no-one present objects to the decision. This is the meaning of face-to-face with the Teaching, face-to-face with the Monastic Law: the Teaching, the Monastic Law, the Teacher’s instruction—that by which that legal issue is resolved. This is the meaning of face-to-face with the persons concerned: both the one who confesses and the one he confesses to are present. This is the meaning of acting according to what has been admitted: the doing of, the performing of, the participation in, the consent to, the agreement to, the non-objection to that legal procedure of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18</text:p>
          </table:table-cell>
          <table:table-cell office:value-type="string" calcext:value-type="string">
            <text:p>evaṁ vūpasantañce, bhikkhave, adhikaraṇaṁ paṭiggāhako ukkoṭeti, ukkoṭanakaṁ pācittiyaṁ;</text:p>
          </table:table-cell>
          <table:table-cell office:value-type="string" calcext:value-type="string">
            <text:p>When a legal issue has been resolved in this way, if the receiver of the confession reopens it, he incurs an offense entailing confession for the reo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2.19</text:p>
          </table:table-cell>
          <table:table-cell office:value-type="string" calcext:value-type="string">
            <text:p>chandadāyako khīyati, khīyanakaṁ pācittiyaṁ.</text:p>
          </table:table-cell>
          <table:table-cell office:value-type="string" calcext:value-type="string">
            <text:p>If anyone who gave their consent criticizes the resolution, they incur an offense entailing confe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0</text:p>
          </table:table-cell>
          <table:table-cell office:value-type="string" calcext:value-type="string">
            <text:p>9.9. Tiṇavatthāraka</text:p>
          </table:table-cell>
          <table:table-cell office:value-type="string" calcext:value-type="string">
            <text:p>Covering over, as if with grass </text:p>
          </table:table-cell>
          <table:table-cell office:value-type="string" calcext:value-type="string">
            <text:p/>
          </table:table-cell>
          <table:table-cell office:value-type="string" calcext:value-type="string">
            <text:p>&lt;h3&gt;{}&lt;/h3&gt;</text:p>
          </table:table-cell>
          <table:table-cell table:number-columns-repeated="2"/>
        </table:table-row>
        <table:table-row table:style-name="ro1">
          <table:table-cell office:value-type="string" calcext:value-type="string">
            <text:p>pli-tv-kd14:14.33.1</text:p>
          </table:table-cell>
          <table:table-cell office:value-type="string" calcext:value-type="string">
            <text:p>Siyā āpattādhikaraṇaṁ ekaṁ samathaṁ anāgamma—</text:p>
          </table:table-cell>
          <table:table-cell office:value-type="string" calcext:value-type="string">
            <text:p>“Can it be that a legal issue arising from an offense should be settled </text:p>
          </table:table-cell>
          <table:table-cell office:value-type="string" calcext:value-type="string">
            <text:p/>
          </table:table-cell>
          <table:table-cell office:value-type="string" calcext:value-type="string">
            <text:p>&lt;p&gt;{}</text:p>
          </table:table-cell>
          <table:table-cell office:value-type="string" calcext:value-type="string">
            <text:p>bj4.430, csp1ed4.236, csp2ed4.236, ms4V_993, msdiv240, pts-cs14.33, sc209</text:p>
          </table:table-cell>
          <table:table-cell/>
        </table:table-row>
        <table:table-row table:style-name="ro1">
          <table:table-cell office:value-type="string" calcext:value-type="string">
            <text:p>pli-tv-kd14:14.33.2</text:p>
          </table:table-cell>
          <table:table-cell office:value-type="string" calcext:value-type="string">
            <text:p>paṭiññātakaraṇaṁ, dvīhi samathehi sammeyya—</text:p>
          </table:table-cell>
          <table:table-cell office:value-type="string" calcext:value-type="string">
            <text:p>not by acting according to what has been admitt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3</text:p>
          </table:table-cell>
          <table:table-cell office:value-type="string" calcext:value-type="string">
            <text:p>sammukhāvinayena ca, tiṇavatthārakena cāti?</text:p>
          </table:table-cell>
          <table:table-cell office:value-type="string" calcext:value-type="string">
            <text:p>but by resolution face-to-face and by covering over, as if with gra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4</text:p>
          </table:table-cell>
          <table:table-cell office:value-type="string" calcext:value-type="string">
            <text:p>Siyātissa vacanīyaṁ.</text:p>
          </table:table-cell>
          <table:table-cell office:value-type="string" calcext:value-type="string">
            <text:p>It can.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5</text:p>
          </table:table-cell>
          <table:table-cell office:value-type="string" calcext:value-type="string">
            <text:p>Yathā kathaṁ viya?</text:p>
          </table:table-cell>
          <table:table-cell office:value-type="string" calcext:value-type="string">
            <text:p>How is t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6</text:p>
          </table:table-cell>
          <table:table-cell office:value-type="string" calcext:value-type="string">
            <text:p>Idha pana, bhikkhave, bhikkhūnaṁ bhaṇḍanajātānaṁ kalahajātānaṁ vivādāpannānaṁ viharataṁ bahuṁ assāmaṇakaṁ ajjhāciṇṇaṁ hoti bhāsitaparikkantaṁ.</text:p>
          </table:table-cell>
          <table:table-cell office:value-type="string" calcext:value-type="string">
            <text:p>It may be that monks who are arguing and disputing do and say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7</text:p>
          </table:table-cell>
          <table:table-cell office:value-type="string" calcext:value-type="string">
            <text:p>Tatra ce bhikkhūnaṁ evaṁ hoti—</text:p>
          </table:table-cell>
          <table:table-cell office:value-type="string" calcext:value-type="string">
            <text:p>If they consider this and think,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8</text:p>
          </table:table-cell>
          <table:table-cell office:value-type="string" calcext:value-type="string">
            <text:p>‘amhākaṁ kho bhaṇḍanajātānaṁ kalahajātānaṁ vivādāpannānaṁ viharataṁ bahuṁ assāmaṇakaṁ ajjhāciṇṇaṁ bhāsitaparikk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9</text:p>
          </table:table-cell>
          <table:table-cell office:value-type="string" calcext:value-type="string">
            <text:p>Sace mayaṁ imāhi āpattīhi aññamaññaṁ kāressāma, siyāpi taṁ adhikaraṇaṁ kakkhaḷattāya vāḷattāya bhedāya saṁvatteyyā’ti.</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10</text:p>
          </table:table-cell>
          <table:table-cell office:value-type="string" calcext:value-type="string">
            <text:p>Anujānāmi, bhikkhave, evarūpaṁ adhikaraṇaṁ tiṇavatthārakena vūpasametuṁ.</text:p>
          </table:table-cell>
          <table:table-cell office:value-type="string" calcext:value-type="string">
            <text:p>then I allow you to resolve this legal issue by covering over, as if with gras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11</text:p>
          </table:table-cell>
          <table:table-cell office:value-type="string" calcext:value-type="string">
            <text:p>Evañca pana, bhikkhave, vūpasametabbaṁ.</text:p>
          </table:table-cell>
          <table:table-cell office:value-type="string" calcext:value-type="string">
            <text:p>And it should be resolved in this way.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12</text:p>
          </table:table-cell>
          <table:table-cell office:value-type="string" calcext:value-type="string">
            <text:p>Sabbeheva ekajjhaṁ sannipatitabbaṁ, sannipatitvā byattena bhikkhunā paṭibalena saṅgho ñāpetabbo—</text:p>
          </table:table-cell>
          <table:table-cell office:value-type="string" calcext:value-type="string">
            <text:p>Everyone should assemble in one place. A competent and capable monk should then inform the Sangha: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13</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ck6.338, ms4V_994, sc210, sya6.372</text:p>
          </table:table-cell>
          <table:table-cell/>
        </table:table-row>
        <table:table-row table:style-name="ro1">
          <table:table-cell office:value-type="string" calcext:value-type="string">
            <text:p>pli-tv-kd14:14.33.14</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15</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16</text:p>
          </table:table-cell>
          <table:table-cell office:value-type="string" calcext:value-type="string">
            <text:p>Yadi saṅghassa pattakallaṁ, saṅgho imaṁ adhikaraṇaṁ tiṇavatthārakena vūpasameyya, ṭhapetvā thullavajjaṁ, ṭhapetvā gihippaṭisaṁyuttanti.</text:p>
          </table:table-cell>
          <table:table-cell office:value-type="string" calcext:value-type="string">
            <text:p>If it seems appropriate to the Sangha, the Sangha should resolve this legal issue by covering over, as if with grass, except for heavy offenses and offenses connected with householder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33.17</text:p>
          </table:table-cell>
          <table:table-cell office:value-type="string" calcext:value-type="string">
            <text:p>Ekatopakkhikānaṁ bhikkhūnaṁ byattena bhikkhunā paṭibalena sako pakkho ñāpetabbo—</text:p>
          </table:table-cell>
          <table:table-cell office:value-type="string" calcext:value-type="string">
            <text:p>The monks belonging to one side should be informed by a competent and capable monk belonging to their own side: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4.33.18</text:p>
          </table:table-cell>
          <table:table-cell office:value-type="string" calcext:value-type="string">
            <text:p>Suṇantu me āyasmantā.</text:p>
          </table:table-cell>
          <table:table-cell office:value-type="string" calcext:value-type="string">
            <text:p>‘Please, Venerables, I ask you to listen. </text:p>
          </table:table-cell>
          <table:table-cell office:value-type="string" calcext:value-type="string">
            <text:p/>
          </table:table-cell>
          <table:table-cell office:value-type="string" calcext:value-type="string">
            <text:p>&lt;p&gt;{}</text:p>
          </table:table-cell>
          <table:table-cell office:value-type="string" calcext:value-type="string">
            <text:p>dr6.299, ms4V_995, sc211</text:p>
          </table:table-cell>
          <table:table-cell/>
        </table:table-row>
        <table:table-row table:style-name="ro1">
          <table:table-cell office:value-type="string" calcext:value-type="string">
            <text:p>pli-tv-kd14:14.33.19</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20</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21</text:p>
          </table:table-cell>
          <table:table-cell office:value-type="string" calcext:value-type="string">
            <text:p>Yadāyasmantānaṁ pattakallaṁ, ahaṁ yā ceva āyasmantānaṁ āpatti, yā ca attano āpatti, āyasmantānañceva atthāya, attano ca atthāya, saṅghamajjhe tiṇavatthārakena deseyyaṁ, ṭhapetvā thullavajjaṁ, ṭhapetvā gihippaṭisaṁyuttan’ti.</text:p>
          </table:table-cell>
          <table:table-cell office:value-type="string" calcext:value-type="string">
            <text:p>If it seems appropriate to the venerables, then for your benefit and for my own, I will confess in the midst of the Sangha both you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22</text:p>
          </table:table-cell>
          <table:table-cell office:value-type="string" calcext:value-type="string">
            <text:p>Athāparesaṁ ekatopakkhikānaṁ bhikkhūnaṁ byattena bhikkhunā paṭibalena sako pakkho ñāpetabbo—</text:p>
          </table:table-cell>
          <table:table-cell office:value-type="string" calcext:value-type="string">
            <text:p>The monks belonging to the other side should be informed by a competent and capable monk belonging to their own side: </text:p>
          </table:table-cell>
          <table:table-cell office:value-type="string" calcext:value-type="string">
            <text:p/>
          </table:table-cell>
          <table:table-cell office:value-type="string" calcext:value-type="string">
            <text:p>&lt;p&gt;{}&lt;/p&gt;</text:p>
          </table:table-cell>
          <table:table-cell office:value-type="string" calcext:value-type="string">
            <text:p>ms4V_996, msdiv241, ndp4.191, sc212, vri90.219</text:p>
          </table:table-cell>
          <table:table-cell/>
        </table:table-row>
        <table:table-row table:style-name="ro1">
          <table:table-cell office:value-type="string" calcext:value-type="string">
            <text:p>pli-tv-kd14:14.33.23</text:p>
          </table:table-cell>
          <table:table-cell office:value-type="string" calcext:value-type="string">
            <text:p>‘Suṇantu me āyasmantā.</text:p>
          </table:table-cell>
          <table:table-cell office:value-type="string" calcext:value-type="string">
            <text:p>‘Please, Venerables, I ask you to listen. </text:p>
          </table:table-cell>
          <table:table-cell office:value-type="string" calcext:value-type="string">
            <text:p/>
          </table:table-cell>
          <table:table-cell office:value-type="string" calcext:value-type="string">
            <text:p>&lt;p&gt;{}</text:p>
          </table:table-cell>
          <table:table-cell office:value-type="string" calcext:value-type="string">
            <text:p>cck6.339, ms4V_997, sc213</text:p>
          </table:table-cell>
          <table:table-cell/>
        </table:table-row>
        <table:table-row table:style-name="ro1">
          <table:table-cell office:value-type="string" calcext:value-type="string">
            <text:p>pli-tv-kd14:14.33.24</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25</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26</text:p>
          </table:table-cell>
          <table:table-cell office:value-type="string" calcext:value-type="string">
            <text:p>Yadāyasmantānaṁ pattakallaṁ, ahaṁ yā ceva āyasmantānaṁ āpatti, yā ca attano āpatti, āyasmantānañceva atthāya, attano ca atthāya, saṅghamajjhe tiṇavatthārakena deseyyaṁ, ṭhapetvā thullavajjaṁ, ṭhapetvā gihippaṭisaṁyuttan’ti.</text:p>
          </table:table-cell>
          <table:table-cell office:value-type="string" calcext:value-type="string">
            <text:p>If it seems appropriate to the venerables, then for your benefit and for my own, I will confess in the midst of the Sangha both you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27</text:p>
          </table:table-cell>
          <table:table-cell office:value-type="string" calcext:value-type="string">
            <text:p>Athāparesaṁ ekatopakkhikānaṁ bhikkhūnaṁ byattena bhikkhunā paṭibalena saṅgho ñāpetabbo—</text:p>
          </table:table-cell>
          <table:table-cell office:value-type="string" calcext:value-type="string">
            <text:p>“A competent and capable monk belonging to one side should inform the Sangha: </text:p>
          </table:table-cell>
          <table:table-cell office:value-type="string" calcext:value-type="string">
            <text:p>I here follow the PTS reading, _ekatopakkhikānaṁ bhikkhūnaṁ_, as opposed to the Mahāsaṅgīti reading, _athāparesaṁ ekatopakkhikānaṁ bhikkhūnaṁ_. With the Mahāsaṅgīti reading there is no distinction between the two groups of monks.</text:p>
          </table:table-cell>
          <table:table-cell office:value-type="string" calcext:value-type="string">
            <text:p>&lt;p&gt;{}&lt;/p&gt;</text:p>
          </table:table-cell>
          <table:table-cell office:value-type="string" calcext:value-type="string">
            <text:p>bj4.432, ms4V_998, msdiv242, sc214, sya6.373</text:p>
          </table:table-cell>
          <table:table-cell/>
        </table:table-row>
        <table:table-row table:style-name="ro1">
          <table:table-cell office:value-type="string" calcext:value-type="string">
            <text:p>pli-tv-kd14:14.33.28</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article class='kamma'&gt;&lt;p&gt;{}</text:p>
          </table:table-cell>
          <table:table-cell office:value-type="string" calcext:value-type="string">
            <text:p>csp1ed4.237, csp2ed4.237, dr6.300, ms4V_999, sc215</text:p>
          </table:table-cell>
          <table:table-cell/>
        </table:table-row>
        <table:table-row table:style-name="ro1">
          <table:table-cell office:value-type="string" calcext:value-type="string">
            <text:p>pli-tv-kd14:14.33.29</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30</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31</text:p>
          </table:table-cell>
          <table:table-cell office:value-type="string" calcext:value-type="string">
            <text:p>Yadi saṅghassa pattakallaṁ, ahaṁ yā ceva imesaṁ āyasmantānaṁ āpatti, yā ca attano āpatti, imesañceva āyasmantānaṁ atthāya, attano ca atthāya, saṅghamajjhe tiṇavatthārakena deseyyaṁ, ṭhapetvā thullavajjaṁ, ṭhapetvā gihippaṭisaṁyuttaṁ.</text:p>
          </table:table-cell>
          <table:table-cell office:value-type="string" calcext:value-type="string">
            <text:p>If it seems appropriate to the Sangha, for the benefit of these venerables and myself, I will confess in the midst of the Sangha both their and my own offenses by covering over, as if with grass, except for heavy offenses and offenses connected with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32</text:p>
          </table:table-cell>
          <table:table-cell office:value-type="string" calcext:value-type="string">
            <text:p>Esā ñatti.</text:p>
          </table:table-cell>
          <table:table-cell office:value-type="string" calcext:value-type="string">
            <text:p>This is the mot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33</text:p>
          </table:table-cell>
          <table:table-cell office:value-type="string" calcext:value-type="string">
            <text:p>Suṇātu me, bhante, saṅgho.</text:p>
          </table:table-cell>
          <table:table-cell office:value-type="string" calcext:value-type="string">
            <text:p>‘Please, Venerables, I ask the Sangha to listen. </text:p>
          </table:table-cell>
          <table:table-cell office:value-type="string" calcext:value-type="string">
            <text:p/>
          </table:table-cell>
          <table:table-cell office:value-type="string" calcext:value-type="string">
            <text:p>&lt;p&gt;{}</text:p>
          </table:table-cell>
          <table:table-cell office:value-type="string" calcext:value-type="string">
            <text:p>ms4V_1000, sc216</text:p>
          </table:table-cell>
          <table:table-cell/>
        </table:table-row>
        <table:table-row table:style-name="ro1">
          <table:table-cell office:value-type="string" calcext:value-type="string">
            <text:p>pli-tv-kd14:14.33.34</text:p>
          </table:table-cell>
          <table:table-cell office:value-type="string" calcext:value-type="string">
            <text:p>Amhākaṁ bhaṇḍanajātānaṁ kalahajātānaṁ vivādāpannānaṁ viharataṁ bahuṁ assāmaṇakaṁ ajjhāciṇṇaṁ bhāsitaparikkantaṁ.</text:p>
          </table:table-cell>
          <table:table-cell office:value-type="string" calcext:value-type="string">
            <text:p>While we were arguing and disputing, we did and said many things unworthy of an ascetic.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35</text:p>
          </table:table-cell>
          <table:table-cell office:value-type="string" calcext:value-type="string">
            <text:p>Sace mayaṁ imāhi āpattīhi aññamaññaṁ kāressāma, siyāpi taṁ adhikaraṇaṁ kakkhaḷattāya vāḷattāya bhedāya saṁvatteyya.</text:p>
          </table:table-cell>
          <table:table-cell office:value-type="string" calcext:value-type="string">
            <text:p>If we deal with each other for these offenses, this legal issue might lead to harshness, nastiness, and schism.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36</text:p>
          </table:table-cell>
          <table:table-cell office:value-type="string" calcext:value-type="string">
            <text:p>Ahaṁ yā ceva imesaṁ āyasmantānaṁ āpatti, yā ca attano āpatti, imesañceva āyasmantānaṁ atthāya, attano ca atthāya, saṅghamajjhe tiṇavatthārakena desemi, ṭhapetvā thullavajjaṁ, ṭhapetvā gihippaṭisaṁyuttaṁ.</text:p>
          </table:table-cell>
          <table:table-cell office:value-type="string" calcext:value-type="string">
            <text:p>For the benefit of these venerables and myself, I confess both their and my own offenses in the midst of the Sangha by covering over, as if with grass, except for heavy offenses and offenses connected with householder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37</text:p>
          </table:table-cell>
          <table:table-cell office:value-type="string" calcext:value-type="string">
            <text:p>Yassāyasmato khamati amhākaṁ imāsaṁ āpattīnaṁ saṅghamajjhe tiṇavatthārakena desanā, ṭhapetvā thullavajjaṁ, ṭhapetvā gihippaṭisaṁyuttaṁ, so tuṇhassa;</text:p>
          </table:table-cell>
          <table:table-cell office:value-type="string" calcext:value-type="string">
            <text:p>Any monk who approves of the confession in the midst of the Sangha of both their and my own offenses by covering over, as if with grass, except for heavy offenses and offenses connected with householders, should remain sil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38</text:p>
          </table:table-cell>
          <table:table-cell office:value-type="string" calcext:value-type="string">
            <text:p>yassa nakkhamati, so bhāseyya.</text:p>
          </table:table-cell>
          <table:table-cell office:value-type="string" calcext:value-type="string">
            <text:p>Any monk who does not approve should speak up.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39</text:p>
          </table:table-cell>
          <table:table-cell office:value-type="string" calcext:value-type="string">
            <text:p>Desitā amhākaṁ imā āpattiyo saṅghamajjhe tiṇavatthārakena, ṭhapetvā thullavajjaṁ, ṭhapetvā gihippaṭisaṁyuttaṁ.</text:p>
          </table:table-cell>
          <table:table-cell office:value-type="string" calcext:value-type="string">
            <text:p>We have confessed these offenses in the midst of the Sangha by covering over, as if with grass, except for heavy offenses and offenses connected with householders. </text:p>
          </table:table-cell>
          <table:table-cell office:value-type="string" calcext:value-type="string">
            <text:p/>
          </table:table-cell>
          <table:table-cell office:value-type="string" calcext:value-type="string">
            <text:p>&lt;p&gt;{}</text:p>
          </table:table-cell>
          <table:table-cell office:value-type="string" calcext:value-type="string">
            <text:p>cck6.340, ms4V_1001, sc217, sya6.374, vri90.220</text:p>
          </table:table-cell>
          <table:table-cell/>
        </table:table-row>
        <table:table-row table:style-name="ro1">
          <table:table-cell office:value-type="string" calcext:value-type="string">
            <text:p>pli-tv-kd14:14.33.40</text:p>
          </table:table-cell>
          <table:table-cell office:value-type="string" calcext:value-type="string">
            <text:p>Khamati saṅghassa, tasmā tuṇhī, evametaṁ dhārayāmī’ti.</text:p>
          </table:table-cell>
          <table:table-cell office:value-type="string" calcext:value-type="string">
            <text:p>The Sangha approves and is therefore silent. 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33.41.1</text:p>
          </table:table-cell>
          <table:table-cell office:value-type="string" calcext:value-type="string">
            <text:p>Athāparesaṁ …pe…</text:p>
          </table:table-cell>
          <table:table-cell office:value-type="string" calcext:value-type="string">
            <text:p>“A competent and capable monk belonging to the other side should inform the Sangha: </text:p>
          </table:table-cell>
          <table:table-cell office:value-type="string" calcext:value-type="string">
            <text:p/>
          </table:table-cell>
          <table:table-cell office:value-type="string" calcext:value-type="string">
            <text:p>&lt;p&gt;{}&lt;/p&gt;</text:p>
          </table:table-cell>
          <table:table-cell office:value-type="string" calcext:value-type="string">
            <text:p>bj4.434, ms4V_1002, sc218</text:p>
          </table:table-cell>
          <table:table-cell/>
        </table:table-row>
        <table:table-row table:style-name="ro1">
          <table:table-cell office:value-type="string" calcext:value-type="string">
            <text:p>pli-tv-kd14:14.33.41.2</text:p>
          </table:table-cell>
          <table:table-cell office:value-type="string" calcext:value-type="string">
            <text:p/>
          </table:table-cell>
          <table:table-cell office:value-type="string" calcext:value-type="string">
            <text:p>‘Please, Venerables, I ask the Sangha to listen. While we were arguing and disputing, we did and said many things unworthy of an ascetic. If we deal with each other for these offenses, this legal issue might lead to harshness, nastiness, and schism. If it seems appropriate to the Sangha, for the benefit of these venerables and myself, I will confess in the midst of the Sangha both their and my own offenses by covering over, as if with grass, except for heavy offenses and offenses connected with lay people. This is the motion. </text:p>
          </table:table-cell>
          <table:table-cell office:value-type="string" calcext:value-type="string">
            <text:p/>
          </table:table-cell>
          <table:table-cell office:value-type="string" calcext:value-type="string">
            <text:p>&lt;article class='kamma'&gt;&lt;p&gt;{}&lt;/p&gt;</text:p>
          </table:table-cell>
          <table:table-cell table:number-columns-repeated="2"/>
        </table:table-row>
        <table:table-row table:style-name="ro1">
          <table:table-cell office:value-type="string" calcext:value-type="string">
            <text:p>pli-tv-kd14:14.33.41.3</text:p>
          </table:table-cell>
          <table:table-cell office:value-type="string" calcext:value-type="string">
            <text:p/>
          </table:table-cell>
          <table:table-cell office:value-type="string" calcext:value-type="string">
            <text:p>‘Please, Venerables, I ask the Sangha to listen. While we were arguing and disputing, we did and said many things unworthy of an ascetic. If we deal with each other for these offenses, this legal issue might lead to harshness, nastiness, and schism. For the benefit of these venerables and myself, I confess in the midst of the Sangha both their and my own offenses by covering over, as if with grass, except for heavy offenses and offenses connected with lay people. Any monk who approves of the confession in the midst of the Sangha of both their and my own offenses by covering over, as if with grass, except for heavy offenses and offenses connected with lay people, should remain silent. Any monk who does not approve should speak up. </text:p>
          </table:table-cell>
          <table:table-cell office:value-type="string" calcext:value-type="string">
            <text:p/>
          </table:table-cell>
          <table:table-cell office:value-type="string" calcext:value-type="string">
            <text:p>&lt;p&gt;{}&lt;/p&gt;</text:p>
          </table:table-cell>
          <table:table-cell table:number-columns-repeated="2"/>
        </table:table-row>
        <table:table-row table:style-name="ro1">
          <table:table-cell office:value-type="string" calcext:value-type="string">
            <text:p>pli-tv-kd14:14.33.41.4</text:p>
          </table:table-cell>
          <table:table-cell office:value-type="string" calcext:value-type="string">
            <text:p/>
          </table:table-cell>
          <table:table-cell office:value-type="string" calcext:value-type="string">
            <text:p>We have confessed these offenses in the midst of the Sangha by covering over, as if with grass, except for heavy offenses and offenses connected with lay people. The Sangha approves and is therefore silent. </text:p>
          </table:table-cell>
          <table:table-cell office:value-type="string" calcext:value-type="string">
            <text:p/>
          </table:table-cell>
          <table:table-cell office:value-type="string" calcext:value-type="string">
            <text:p>&lt;p&gt;{} </text:p>
          </table:table-cell>
          <table:table-cell table:number-columns-repeated="2"/>
        </table:table-row>
        <table:table-row table:style-name="ro1">
          <table:table-cell office:value-type="string" calcext:value-type="string">
            <text:p>pli-tv-kd14:14.33.42</text:p>
          </table:table-cell>
          <table:table-cell office:value-type="string" calcext:value-type="string">
            <text:p>evametaṁ dhārayāmī’ti.</text:p>
          </table:table-cell>
          <table:table-cell office:value-type="string" calcext:value-type="string">
            <text:p>I will remember it thus.’ </text:p>
          </table:table-cell>
          <table:table-cell office:value-type="string" calcext:value-type="string">
            <text:p/>
          </table:table-cell>
          <table:table-cell office:value-type="string" calcext:value-type="string">
            <text:p>{}&lt;/p&gt;&lt;/article&gt;</text:p>
          </table:table-cell>
          <table:table-cell table:number-columns-repeated="2"/>
        </table:table-row>
        <table:table-row table:style-name="ro1">
          <table:table-cell office:value-type="string" calcext:value-type="string">
            <text:p>pli-tv-kd14:14.33.43</text:p>
          </table:table-cell>
          <table:table-cell office:value-type="string" calcext:value-type="string">
            <text:p>Idaṁ vuccati, bhikkhave, adhikaraṇaṁ vūpasantaṁ.</text:p>
          </table:table-cell>
          <table:table-cell office:value-type="string" calcext:value-type="string">
            <text:p>“This is called the resolution of a legal issue. </text:p>
          </table:table-cell>
          <table:table-cell office:value-type="string" calcext:value-type="string">
            <text:p/>
          </table:table-cell>
          <table:table-cell office:value-type="string" calcext:value-type="string">
            <text:p>&lt;p&gt;{}</text:p>
          </table:table-cell>
          <table:table-cell office:value-type="string" calcext:value-type="string">
            <text:p>ms4V_1003, sc219</text:p>
          </table:table-cell>
          <table:table-cell/>
        </table:table-row>
        <table:table-row table:style-name="ro1">
          <table:table-cell office:value-type="string" calcext:value-type="string">
            <text:p>pli-tv-kd14:14.33.44</text:p>
          </table:table-cell>
          <table:table-cell office:value-type="string" calcext:value-type="string">
            <text:p>Kena vūpasanta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45</text:p>
          </table:table-cell>
          <table:table-cell office:value-type="string" calcext:value-type="string">
            <text:p>Sammukhāvinayena ca, tiṇavatthārakena ca.</text:p>
          </table:table-cell>
          <table:table-cell office:value-type="string" calcext:value-type="string">
            <text:p>It has been resolved face-to-face and by covering over, as if with gra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46</text:p>
          </table:table-cell>
          <table:table-cell office:value-type="string" calcext:value-type="string">
            <text:p>Kiñca tattha sammukhāvinayasmiṁ?</text:p>
          </table:table-cell>
          <table:table-cell office:value-type="string" calcext:value-type="string">
            <text:p>Face-to-face with wha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47</text:p>
          </table:table-cell>
          <table:table-cell office:value-type="string" calcext:value-type="string">
            <text:p>Saṅghasammukhatā, dhammasammukhatā, vinayasammukhatā, puggalasammukhatā.</text:p>
          </table:table-cell>
          <table:table-cell office:value-type="string" calcext:value-type="string">
            <text:p>Face-to-face with the Sangha, face-to-face with the Teaching, face-to-face with the Monastic Law, face-to-face with the persons concerned.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48</text:p>
          </table:table-cell>
          <table:table-cell office:value-type="string" calcext:value-type="string">
            <text:p>Kā ca tattha saṅghasammukhatā?</text:p>
          </table:table-cell>
          <table:table-cell office:value-type="string" calcext:value-type="string">
            <text:p>This is the meaning of face-to-face with the Sangha: </text:p>
          </table:table-cell>
          <table:table-cell office:value-type="string" calcext:value-type="string">
            <text:p/>
          </table:table-cell>
          <table:table-cell office:value-type="string" calcext:value-type="string">
            <text:p>&lt;p&gt;{}</text:p>
          </table:table-cell>
          <table:table-cell office:value-type="string" calcext:value-type="string">
            <text:p>dr6.301, ms4V_1004, sc220</text:p>
          </table:table-cell>
          <table:table-cell/>
        </table:table-row>
        <table:table-row table:style-name="ro1">
          <table:table-cell office:value-type="string" calcext:value-type="string">
            <text:p>pli-tv-kd14:14.33.49</text:p>
          </table:table-cell>
          <table:table-cell office:value-type="string" calcext:value-type="string">
            <text:p>Yāvatikā bhikkhū kammappattā, te āgatā honti, chandārahānaṁ chando āhaṭo hoti, sammukhībhūtā na paṭikkosanti—</text:p>
          </table:table-cell>
          <table:table-cell office:value-type="string" calcext:value-type="string">
            <text:p>the monks who should be present have arrived, consent has been brought for those who are eligible to give their consent, and no-one present objects to the decision. </text:p>
          </table:table-cell>
          <table:table-cell office:value-type="string" calcext:value-type="string">
            <text:p/>
          </table:table-cell>
          <table:table-cell office:value-type="string" calcext:value-type="string">
            <text:p>{}</text:p>
          </table:table-cell>
          <table:table-cell office:value-type="string" calcext:value-type="string">
            <text:p>pts-vp-en5.140</text:p>
          </table:table-cell>
          <table:table-cell/>
        </table:table-row>
        <table:table-row table:style-name="ro1">
          <table:table-cell office:value-type="string" calcext:value-type="string">
            <text:p>pli-tv-kd14:14.33.50</text:p>
          </table:table-cell>
          <table:table-cell office:value-type="string" calcext:value-type="string">
            <text:p>ayaṁ tattha saṅghasammukhat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51</text:p>
          </table:table-cell>
          <table:table-cell office:value-type="string" calcext:value-type="string">
            <text:p>Kā ca tattha dhammasammukhatā, vinayasammukhatā?</text:p>
          </table:table-cell>
          <table:table-cell office:value-type="string" calcext:value-type="string">
            <text:p>This is the meaning of face-to-face with the Teaching, face-to-face with the Monastic Law: </text:p>
          </table:table-cell>
          <table:table-cell office:value-type="string" calcext:value-type="string">
            <text:p/>
          </table:table-cell>
          <table:table-cell office:value-type="string" calcext:value-type="string">
            <text:p>&lt;p&gt;{}</text:p>
          </table:table-cell>
          <table:table-cell office:value-type="string" calcext:value-type="string">
            <text:p>csp1ed4.238, csp2ed4.238, ms4V_1005, ndp4.192, sc221</text:p>
          </table:table-cell>
          <table:table-cell/>
        </table:table-row>
        <table:table-row table:style-name="ro1">
          <table:table-cell office:value-type="string" calcext:value-type="string">
            <text:p>pli-tv-kd14:14.33.52</text:p>
          </table:table-cell>
          <table:table-cell office:value-type="string" calcext:value-type="string">
            <text:p>Yena dhammena yena vinayena yena satthusāsanena taṁ adhikaraṇaṁ vūpasammati—</text:p>
          </table:table-cell>
          <table:table-cell office:value-type="string" calcext:value-type="string">
            <text:p>the Teaching, the Monastic Law, the Teacher’s instruction—that by which that legal issue is resolved.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53</text:p>
          </table:table-cell>
          <table:table-cell office:value-type="string" calcext:value-type="string">
            <text:p>ayaṁ tattha dhammasammukhatā, vinayasammukhat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54</text:p>
          </table:table-cell>
          <table:table-cell office:value-type="string" calcext:value-type="string">
            <text:p>Kā ca tattha puggalasammukhatā?</text:p>
          </table:table-cell>
          <table:table-cell office:value-type="string" calcext:value-type="string">
            <text:p>This is the meaning of face-to-face with the persons concerned: </text:p>
          </table:table-cell>
          <table:table-cell office:value-type="string" calcext:value-type="string">
            <text:p/>
          </table:table-cell>
          <table:table-cell office:value-type="string" calcext:value-type="string">
            <text:p>&lt;p&gt;{}</text:p>
          </table:table-cell>
          <table:table-cell office:value-type="string" calcext:value-type="string">
            <text:p>ms4V_1006, pts-vp-pli2.104, sc222</text:p>
          </table:table-cell>
          <table:table-cell/>
        </table:table-row>
        <table:table-row table:style-name="ro1">
          <table:table-cell office:value-type="string" calcext:value-type="string">
            <text:p>pli-tv-kd14:14.33.55</text:p>
          </table:table-cell>
          <table:table-cell office:value-type="string" calcext:value-type="string">
            <text:p>Yo ca deseti, yassa ca deseti, ubho sammukhībhūtā honti—</text:p>
          </table:table-cell>
          <table:table-cell office:value-type="string" calcext:value-type="string">
            <text:p>both the one who confesses and the one he confesses to are present.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56</text:p>
          </table:table-cell>
          <table:table-cell office:value-type="string" calcext:value-type="string">
            <text:p>ayaṁ tattha puggalasammukhatā.</text:p>
          </table:table-cell>
          <table:table-cell table:number-columns-repeated="2"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3.57</text:p>
          </table:table-cell>
          <table:table-cell office:value-type="string" calcext:value-type="string">
            <text:p>Kiñca tattha tiṇavatthārakasmiṁ?</text:p>
          </table:table-cell>
          <table:table-cell office:value-type="string" calcext:value-type="string">
            <text:p>This is the meaning of covering over, as if with grass: </text:p>
          </table:table-cell>
          <table:table-cell office:value-type="string" calcext:value-type="string">
            <text:p/>
          </table:table-cell>
          <table:table-cell office:value-type="string" calcext:value-type="string">
            <text:p>&lt;p&gt;{}</text:p>
          </table:table-cell>
          <table:table-cell office:value-type="string" calcext:value-type="string">
            <text:p>ms4V_1007, sc223</text:p>
          </table:table-cell>
          <table:table-cell/>
        </table:table-row>
        <table:table-row table:style-name="ro1">
          <table:table-cell office:value-type="string" calcext:value-type="string">
            <text:p>pli-tv-kd14:14.33.58</text:p>
          </table:table-cell>
          <table:table-cell office:value-type="string" calcext:value-type="string">
            <text:p>Yā tiṇavatthārakassa kammassa kiriyā karaṇaṁ upagamanaṁ ajjhupagamanaṁ adhivāsanā appaṭikkosanā—</text:p>
          </table:table-cell>
          <table:table-cell office:value-type="string" calcext:value-type="string">
            <text:p>the doing of, the performing of, the participation in, the consent to, the agreement to, the non-objection to that legal procedure of covering over, as if with gra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59</text:p>
          </table:table-cell>
          <table:table-cell office:value-type="string" calcext:value-type="string">
            <text:p>idaṁ tattha tiṇavatthārakasmiṁ.</text:p>
          </table:table-cell>
          <table:table-cell table:number-columns-repeated="2"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60</text:p>
          </table:table-cell>
          <table:table-cell office:value-type="string" calcext:value-type="string">
            <text:p>Evaṁ vūpasantañce, bhikkhave, adhikaraṇaṁ paṭiggāhako ukkoṭeti, ukkoṭanakaṁ pācittiyaṁ;</text:p>
          </table:table-cell>
          <table:table-cell office:value-type="string" calcext:value-type="string">
            <text:p>When a legal issue has been resolved in this way, if the receiver of the confession reopens it, he incurs an offense entailing confession for the reopening.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3.61</text:p>
          </table:table-cell>
          <table:table-cell office:value-type="string" calcext:value-type="string">
            <text:p>chandadāyako khīyati, khīyanakaṁ pācittiyaṁ.</text:p>
          </table:table-cell>
          <table:table-cell office:value-type="string" calcext:value-type="string">
            <text:p>If anyone who gave their consent criticizes the resolution, they incur an offense entailing confession.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4.1</text:p>
          </table:table-cell>
          <table:table-cell office:value-type="string" calcext:value-type="string">
            <text:p>Kiccādhikaraṇaṁ katihi samathehi sammati?</text:p>
          </table:table-cell>
          <table:table-cell table:number-columns-repeated="2" office:value-type="string" calcext:value-type="string">
            <text:p/>
          </table:table-cell>
          <table:table-cell office:value-type="string" calcext:value-type="string">
            <text:p>&lt;p&gt;{}</text:p>
          </table:table-cell>
          <table:table-cell office:value-type="string" calcext:value-type="string">
            <text:p>ms4V_1008, pts-cs14.34, sc224</text:p>
          </table:table-cell>
          <table:table-cell/>
        </table:table-row>
        <table:table-row table:style-name="ro1">
          <table:table-cell office:value-type="string" calcext:value-type="string">
            <text:p>pli-tv-kd14:14.34.2</text:p>
          </table:table-cell>
          <table:table-cell office:value-type="string" calcext:value-type="string">
            <text:p>Kiccādhikaraṇaṁ ekena samathena sammati—</text:p>
          </table:table-cell>
          <table:table-cell office:value-type="string" calcext:value-type="string">
            <text:p>“There is one way of settling a legal issue arising from business: </text:p>
          </table:table-cell>
          <table:table-cell office:value-type="string" calcext:value-type="string">
            <text:p/>
          </table:table-cell>
          <table:table-cell office:value-type="string" calcext:value-type="string">
            <text:p>{}</text:p>
          </table:table-cell>
          <table:table-cell table:number-columns-repeated="2"/>
        </table:table-row>
        <table:table-row table:style-name="ro1">
          <table:table-cell office:value-type="string" calcext:value-type="string">
            <text:p>pli-tv-kd14:14.34.3</text:p>
          </table:table-cell>
          <table:table-cell office:value-type="string" calcext:value-type="string">
            <text:p>sammukhāvinayenā”ti.</text:p>
          </table:table-cell>
          <table:table-cell office:value-type="string" calcext:value-type="string">
            <text:p>resolution face-to-face.” </text:p>
          </table:table-cell>
          <table:table-cell office:value-type="string" calcext:value-type="string">
            <text:p/>
          </table:table-cell>
          <table:table-cell office:value-type="string" calcext:value-type="string">
            <text:p>{}&lt;/p&gt;</text:p>
          </table:table-cell>
          <table:table-cell table:number-columns-repeated="2"/>
        </table:table-row>
        <table:table-row table:style-name="ro1">
          <table:table-cell office:value-type="string" calcext:value-type="string">
            <text:p>pli-tv-kd14:14.34.4</text:p>
          </table:table-cell>
          <table:table-cell office:value-type="string" calcext:value-type="string">
            <text:p>Samathakkhandhako niṭṭhito catuttho.</text:p>
          </table:table-cell>
          <table:table-cell office:value-type="string" calcext:value-type="string">
            <text:p>The fourth chapter on the settling of legal issues is finished.</text:p>
          </table:table-cell>
          <table:table-cell office:value-type="string" calcext:value-type="string">
            <text:p/>
          </table:table-cell>
          <table:table-cell office:value-type="string" calcext:value-type="string">
            <text:p>&lt;p class='endsutta'&gt;{}&lt;/p&gt;&lt;/article&gt;</text:p>
          </table:table-cell>
          <table:table-cell office:value-type="string" calcext:value-type="string">
            <text:p>ms4V_1009, sc225</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DejaVu Sans" fo:language="en" fo:country="AU"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3">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3T08:34:52.371433</meta:creation-date>
    <dc:date>2020-06-23T08:36:38.537024146</dc:date>
    <meta:generator>LibreOffice/6.4.2.2$Linux_X86_64 LibreOffice_project/40$Build-2</meta:generator>
    <meta:editing-cycles>2</meta:editing-cycles>
    <meta:editing-duration>PT43S</meta:editing-duration>
    <meta:document-statistic meta:table-count="1" meta:cell-count="7784" meta:object-count="0"/>
  </office:meta>
</office:document-meta>
</file>